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ir-extracted-excel-compatible" table:style-name="ta1">
        <table:shapes>
          <draw:frame draw:z-index="0" draw:style-name="gr1" draw:text-style-name="P1" svg:width="473.85mm" svg:height="234.54mm" svg:x="2.2mm" svg:y="5642.32mm">
            <loext:p draw:notify-on-update-of-ranges="'air-extracted-excel-compatible'.A1100:'air-extracted-excel-compatible'.A1277 'air-extracted-excel-compatible'.B1100:'air-extracted-excel-compatible'.B12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019-11-01 02:00:00</text:p>
          </table:table-cell>
          <table:table-cell office:value-type="float" office:value="150.646403242191" calcext:value-type="float">
            <text:p>150.6464032422</text:p>
          </table:table-cell>
        </table:table-row>
        <table:table-row table:style-name="ro1">
          <table:table-cell office:value-type="string" calcext:value-type="string">
            <text:p>2019-11-01 03:00:00</text:p>
          </table:table-cell>
          <table:table-cell office:value-type="float" office:value="3.03465045593702" calcext:value-type="float">
            <text:p>3.0346504559</text:p>
          </table:table-cell>
        </table:table-row>
        <table:table-row table:style-name="ro1">
          <table:table-cell office:value-type="string" calcext:value-type="string">
            <text:p>2019-11-01 04:00:00</text:p>
          </table:table-cell>
          <table:table-cell office:value-type="float" office:value="79.3982868194948" calcext:value-type="float">
            <text:p>79.3982868195</text:p>
          </table:table-cell>
        </table:table-row>
        <table:table-row table:style-name="ro1">
          <table:table-cell office:value-type="string" calcext:value-type="string">
            <text:p>2019-11-01 05:00:00</text:p>
          </table:table-cell>
          <table:table-cell office:value-type="float" office:value="115.180105001478" calcext:value-type="float">
            <text:p>115.1801050015</text:p>
          </table:table-cell>
        </table:table-row>
        <table:table-row table:style-name="ro1">
          <table:table-cell office:value-type="string" calcext:value-type="string">
            <text:p>2019-11-01 06:00:00</text:p>
          </table:table-cell>
          <table:table-cell office:value-type="float" office:value="88.1255595467942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1-01 07:00:00</text:p>
          </table:table-cell>
          <table:table-cell office:value-type="float" office:value="144.424181019887" calcext:value-type="float">
            <text:p>144.4241810199</text:p>
          </table:table-cell>
        </table:table-row>
        <table:table-row table:style-name="ro1">
          <table:table-cell office:value-type="string" calcext:value-type="string">
            <text:p>2019-11-01 08:00:00</text:p>
          </table:table-cell>
          <table:table-cell office:value-type="float" office:value="127.090847686642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01 09:00:00</text:p>
          </table:table-cell>
          <table:table-cell office:value-type="float" office:value="87.0908476865906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01 10:00:00</text:p>
          </table:table-cell>
          <table:table-cell office:value-type="float" office:value="169.313069908802" calcext:value-type="float">
            <text:p>169.3130699088</text:p>
          </table:table-cell>
        </table:table-row>
        <table:table-row table:style-name="ro1">
          <table:table-cell office:value-type="string" calcext:value-type="string">
            <text:p>2019-11-01 11:00:00</text:p>
          </table:table-cell>
          <table:table-cell office:value-type="float" office:value="112.868625464378" calcext:value-type="float">
            <text:p>112.8686254644</text:p>
          </table:table-cell>
        </table:table-row>
        <table:table-row table:style-name="ro1">
          <table:table-cell office:value-type="string" calcext:value-type="string">
            <text:p>2019-11-01 12:00:00</text:p>
          </table:table-cell>
          <table:table-cell office:value-type="float" office:value="28.4241810200165" calcext:value-type="float">
            <text:p>28.42418102</text:p>
          </table:table-cell>
        </table:table-row>
        <table:table-row table:style-name="ro1">
          <table:table-cell office:value-type="string" calcext:value-type="string">
            <text:p>2019-11-01 13:00:00</text:p>
          </table:table-cell>
          <table:table-cell office:value-type="float" office:value="127.090847686549" calcext:value-type="float">
            <text:p>127.0908476865</text:p>
          </table:table-cell>
        </table:table-row>
        <table:table-row table:style-name="ro1">
          <table:table-cell office:value-type="string" calcext:value-type="string">
            <text:p>2019-11-01 14:00:00</text:p>
          </table:table-cell>
          <table:table-cell office:value-type="float" office:value="15.0908476865251" calcext:value-type="float">
            <text:p>15.0908476865</text:p>
          </table:table-cell>
        </table:table-row>
        <table:table-row table:style-name="ro1">
          <table:table-cell office:value-type="string" calcext:value-type="string">
            <text:p>2019-11-01 15:00:00</text:p>
          </table:table-cell>
          <table:table-cell office:value-type="float" office:value="-9.79804120227172" calcext:value-type="float">
            <text:p>-9.7980412023</text:p>
          </table:table-cell>
        </table:table-row>
        <table:table-row table:style-name="ro1">
          <table:table-cell office:value-type="string" calcext:value-type="string">
            <text:p>2019-11-01 16:00:00</text:p>
          </table:table-cell>
          <table:table-cell office:value-type="float" office:value="36.8686254643147" calcext:value-type="float">
            <text:p>36.8686254643</text:p>
          </table:table-cell>
        </table:table-row>
        <table:table-row table:style-name="ro1">
          <table:table-cell office:value-type="string" calcext:value-type="string">
            <text:p>2019-11-01 17:00:00</text:p>
          </table:table-cell>
          <table:table-cell office:value-type="float" office:value="51.9797365754817" calcext:value-type="float">
            <text:p>51.9797365755</text:p>
          </table:table-cell>
        </table:table-row>
        <table:table-row table:style-name="ro1">
          <table:table-cell office:value-type="string" calcext:value-type="string">
            <text:p>2019-11-01 18:00:00</text:p>
          </table:table-cell>
          <table:table-cell office:value-type="float" office:value="-40.0202634244323" calcext:value-type="float">
            <text:p>-40.0202634244</text:p>
          </table:table-cell>
        </table:table-row>
        <table:table-row table:style-name="ro1">
          <table:table-cell office:value-type="string" calcext:value-type="string">
            <text:p>2019-11-01 19:00:00</text:p>
          </table:table-cell>
          <table:table-cell office:value-type="float" office:value="35.0908476866627" calcext:value-type="float">
            <text:p>35.0908476867</text:p>
          </table:table-cell>
        </table:table-row>
        <table:table-row table:style-name="ro1">
          <table:table-cell office:value-type="string" calcext:value-type="string">
            <text:p>2019-11-01 20:00:00</text:p>
          </table:table-cell>
          <table:table-cell office:value-type="float" office:value="83.979736575356" calcext:value-type="float">
            <text:p>83.9797365754</text:p>
          </table:table-cell>
        </table:table-row>
        <table:table-row table:style-name="ro1">
          <table:table-cell office:value-type="string" calcext:value-type="string">
            <text:p>2019-11-01 21:00:00</text:p>
          </table:table-cell>
          <table:table-cell office:value-type="float" office:value="45.3130699088724" calcext:value-type="float">
            <text:p>45.3130699089</text:p>
          </table:table-cell>
        </table:table-row>
        <table:table-row table:style-name="ro1">
          <table:table-cell office:value-type="string" calcext:value-type="string">
            <text:p>2019-11-01 22:00:00</text:p>
          </table:table-cell>
          <table:table-cell office:value-type="float" office:value="54.6464032422071" calcext:value-type="float">
            <text:p>54.6464032422</text:p>
          </table:table-cell>
        </table:table-row>
        <table:table-row table:style-name="ro1">
          <table:table-cell office:value-type="string" calcext:value-type="string">
            <text:p>2019-11-01 23:00:00</text:p>
          </table:table-cell>
          <table:table-cell office:value-type="float" office:value="78.2019587976481" calcext:value-type="float">
            <text:p>78.2019587976</text:p>
          </table:table-cell>
        </table:table-row>
        <table:table-row table:style-name="ro1">
          <table:table-cell office:value-type="string" calcext:value-type="string">
            <text:p>2019-11-02 00:00:00</text:p>
          </table:table-cell>
          <table:table-cell office:value-type="float" office:value="44.8686254643219" calcext:value-type="float">
            <text:p>44.8686254643</text:p>
          </table:table-cell>
        </table:table-row>
        <table:table-row table:style-name="ro1">
          <table:table-cell office:value-type="string" calcext:value-type="string">
            <text:p>2019-11-02 01:00:00</text:p>
          </table:table-cell>
          <table:table-cell office:value-type="float" office:value="123.090847686603" calcext:value-type="float">
            <text:p>123.0908476866</text:p>
          </table:table-cell>
        </table:table-row>
        <table:table-row table:style-name="ro1">
          <table:table-cell office:value-type="string" calcext:value-type="string">
            <text:p>2019-11-02 02:00:00</text:p>
          </table:table-cell>
          <table:table-cell office:value-type="float" office:value="174.646403242169" calcext:value-type="float">
            <text:p>174.6464032422</text:p>
          </table:table-cell>
        </table:table-row>
        <table:table-row table:style-name="ro1">
          <table:table-cell office:value-type="string" calcext:value-type="string">
            <text:p>2019-11-02 03:00:00</text:p>
          </table:table-cell>
          <table:table-cell office:value-type="float" office:value="51.034650455965" calcext:value-type="float">
            <text:p>51.034650456</text:p>
          </table:table-cell>
        </table:table-row>
        <table:table-row table:style-name="ro1">
          <table:table-cell office:value-type="string" calcext:value-type="string">
            <text:p>2019-11-02 04:00:00</text:p>
          </table:table-cell>
          <table:table-cell office:value-type="float" office:value="103.398286819464" calcext:value-type="float">
            <text:p>103.3982868195</text:p>
          </table:table-cell>
        </table:table-row>
        <table:table-row table:style-name="ro1">
          <table:table-cell office:value-type="string" calcext:value-type="string">
            <text:p>2019-11-02 05:00:00</text:p>
          </table:table-cell>
          <table:table-cell office:value-type="float" office:value="163.180105001453" calcext:value-type="float">
            <text:p>163.1801050015</text:p>
          </table:table-cell>
        </table:table-row>
        <table:table-row table:style-name="ro1">
          <table:table-cell office:value-type="string" calcext:value-type="string">
            <text:p>2019-11-02 06:00:00</text:p>
          </table:table-cell>
          <table:table-cell office:value-type="float" office:value="136.125559546816" calcext:value-type="float">
            <text:p>136.1255595468</text:p>
          </table:table-cell>
        </table:table-row>
        <table:table-row table:style-name="ro1">
          <table:table-cell office:value-type="string" calcext:value-type="string">
            <text:p>2019-11-02 07:00:00</text:p>
          </table:table-cell>
          <table:table-cell office:value-type="float" office:value="168.42418101989" calcext:value-type="float">
            <text:p>168.4241810199</text:p>
          </table:table-cell>
        </table:table-row>
        <table:table-row table:style-name="ro1">
          <table:table-cell office:value-type="string" calcext:value-type="string">
            <text:p>2019-11-02 08:00:00</text:p>
          </table:table-cell>
          <table:table-cell office:value-type="float" office:value="175.090847686635" calcext:value-type="float">
            <text:p>175.0908476866</text:p>
          </table:table-cell>
        </table:table-row>
        <table:table-row table:style-name="ro1">
          <table:table-cell office:value-type="string" calcext:value-type="string">
            <text:p>2019-11-02 09:00:00</text:p>
          </table:table-cell>
          <table:table-cell office:value-type="float" office:value="111.090847686551" calcext:value-type="float">
            <text:p>111.0908476866</text:p>
          </table:table-cell>
        </table:table-row>
        <table:table-row table:style-name="ro1">
          <table:table-cell office:value-type="string" calcext:value-type="string">
            <text:p>2019-11-02 10:00:00</text:p>
          </table:table-cell>
          <table:table-cell office:value-type="float" office:value="169.313069908805" calcext:value-type="float">
            <text:p>169.3130699088</text:p>
          </table:table-cell>
        </table:table-row>
        <table:table-row table:style-name="ro1">
          <table:table-cell office:value-type="string" calcext:value-type="string">
            <text:p>2019-11-02 11:00:00</text:p>
          </table:table-cell>
          <table:table-cell office:value-type="float" office:value="88.8686254643608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1-02 12:00:00</text:p>
          </table:table-cell>
          <table:table-cell office:value-type="float" office:value="28.4241810200199" calcext:value-type="float">
            <text:p>28.42418102</text:p>
          </table:table-cell>
        </table:table-row>
        <table:table-row table:style-name="ro1">
          <table:table-cell office:value-type="string" calcext:value-type="string">
            <text:p>2019-11-02 13:00:00</text:p>
          </table:table-cell>
          <table:table-cell office:value-type="float" office:value="151.090847686574" calcext:value-type="float">
            <text:p>151.0908476866</text:p>
          </table:table-cell>
        </table:table-row>
        <table:table-row table:style-name="ro1">
          <table:table-cell office:value-type="string" calcext:value-type="string">
            <text:p>2019-11-02 14:00:00</text:p>
          </table:table-cell>
          <table:table-cell office:value-type="float" office:value="63.090847686521" calcext:value-type="float">
            <text:p>63.0908476865</text:p>
          </table:table-cell>
        </table:table-row>
        <table:table-row table:style-name="ro1">
          <table:table-cell office:value-type="string" calcext:value-type="string">
            <text:p>2019-11-02 15:00:00</text:p>
          </table:table-cell>
          <table:table-cell office:value-type="float" office:value="14.2019587977278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02 16:00:00</text:p>
          </table:table-cell>
          <table:table-cell office:value-type="float" office:value="108.868625464335" calcext:value-type="float">
            <text:p>108.8686254643</text:p>
          </table:table-cell>
        </table:table-row>
        <table:table-row table:style-name="ro1">
          <table:table-cell office:value-type="string" calcext:value-type="string">
            <text:p>2019-11-02 17:00:00</text:p>
          </table:table-cell>
          <table:table-cell office:value-type="float" office:value="75.9797365754729" calcext:value-type="float">
            <text:p>75.9797365755</text:p>
          </table:table-cell>
        </table:table-row>
        <table:table-row table:style-name="ro1">
          <table:table-cell office:value-type="string" calcext:value-type="string">
            <text:p>2019-11-02 18:00:00</text:p>
          </table:table-cell>
          <table:table-cell office:value-type="float" office:value="31.9797365755648" calcext:value-type="float">
            <text:p>31.9797365756</text:p>
          </table:table-cell>
        </table:table-row>
        <table:table-row table:style-name="ro1">
          <table:table-cell office:value-type="string" calcext:value-type="string">
            <text:p>2019-11-02 19:00:00</text:p>
          </table:table-cell>
          <table:table-cell office:value-type="float" office:value="179.090847686627" calcext:value-type="float">
            <text:p>179.0908476866</text:p>
          </table:table-cell>
        </table:table-row>
        <table:table-row table:style-name="ro1">
          <table:table-cell office:value-type="string" calcext:value-type="string">
            <text:p>2019-11-02 20:00:00</text:p>
          </table:table-cell>
          <table:table-cell office:value-type="float" office:value="251.979736575383" calcext:value-type="float">
            <text:p>251.9797365754</text:p>
          </table:table-cell>
        </table:table-row>
        <table:table-row table:style-name="ro1">
          <table:table-cell office:value-type="string" calcext:value-type="string">
            <text:p>2019-11-02 21:00:00</text:p>
          </table:table-cell>
          <table:table-cell office:value-type="float" office:value="189.313069908855" calcext:value-type="float">
            <text:p>189.3130699089</text:p>
          </table:table-cell>
        </table:table-row>
        <table:table-row table:style-name="ro1">
          <table:table-cell office:value-type="string" calcext:value-type="string">
            <text:p>2019-11-02 22:00:00</text:p>
          </table:table-cell>
          <table:table-cell office:value-type="float" office:value="174.64640324218" calcext:value-type="float">
            <text:p>174.6464032422</text:p>
          </table:table-cell>
        </table:table-row>
        <table:table-row table:style-name="ro1">
          <table:table-cell office:value-type="string" calcext:value-type="string">
            <text:p>2019-11-02 23:00:00</text:p>
          </table:table-cell>
          <table:table-cell office:value-type="float" office:value="150.201958797671" calcext:value-type="float">
            <text:p>150.2019587977</text:p>
          </table:table-cell>
        </table:table-row>
        <table:table-row table:style-name="ro1">
          <table:table-cell office:value-type="string" calcext:value-type="string">
            <text:p>2019-11-03 00:00:00</text:p>
          </table:table-cell>
          <table:table-cell office:value-type="float" office:value="140.868625464322" calcext:value-type="float">
            <text:p>140.8686254643</text:p>
          </table:table-cell>
        </table:table-row>
        <table:table-row table:style-name="ro1">
          <table:table-cell office:value-type="string" calcext:value-type="string">
            <text:p>2019-11-03 01:00:00</text:p>
          </table:table-cell>
          <table:table-cell office:value-type="float" office:value="219.090847686608" calcext:value-type="float">
            <text:p>219.0908476866</text:p>
          </table:table-cell>
        </table:table-row>
        <table:table-row table:style-name="ro1">
          <table:table-cell office:value-type="string" calcext:value-type="string">
            <text:p>2019-11-03 02:00:00</text:p>
          </table:table-cell>
          <table:table-cell office:value-type="float" office:value="246.646403242175" calcext:value-type="float">
            <text:p>246.6464032422</text:p>
          </table:table-cell>
        </table:table-row>
        <table:table-row table:style-name="ro1">
          <table:table-cell office:value-type="string" calcext:value-type="string">
            <text:p>2019-11-03 03:00:00</text:p>
          </table:table-cell>
          <table:table-cell office:value-type="float" office:value="99.034650455935" calcext:value-type="float">
            <text:p>99.0346504559</text:p>
          </table:table-cell>
        </table:table-row>
        <table:table-row table:style-name="ro1">
          <table:table-cell office:value-type="string" calcext:value-type="string">
            <text:p>2019-11-03 04:00:00</text:p>
          </table:table-cell>
          <table:table-cell office:value-type="float" office:value="151.398286819488" calcext:value-type="float">
            <text:p>151.3982868195</text:p>
          </table:table-cell>
        </table:table-row>
        <table:table-row table:style-name="ro1">
          <table:table-cell office:value-type="string" calcext:value-type="string">
            <text:p>2019-11-03 05:00:00</text:p>
          </table:table-cell>
          <table:table-cell office:value-type="float" office:value="163.18010500144" calcext:value-type="float">
            <text:p>163.1801050014</text:p>
          </table:table-cell>
        </table:table-row>
        <table:table-row table:style-name="ro1">
          <table:table-cell office:value-type="string" calcext:value-type="string">
            <text:p>2019-11-03 06:00:00</text:p>
          </table:table-cell>
          <table:table-cell office:value-type="float" office:value="112.125559546827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1-03 07:00:00</text:p>
          </table:table-cell>
          <table:table-cell office:value-type="float" office:value="144.424181019901" calcext:value-type="float">
            <text:p>144.4241810199</text:p>
          </table:table-cell>
        </table:table-row>
        <table:table-row table:style-name="ro1">
          <table:table-cell office:value-type="string" calcext:value-type="string">
            <text:p>2019-11-03 08:00:00</text:p>
          </table:table-cell>
          <table:table-cell office:value-type="float" office:value="199.090847686635" calcext:value-type="float">
            <text:p>199.0908476866</text:p>
          </table:table-cell>
        </table:table-row>
        <table:table-row table:style-name="ro1">
          <table:table-cell office:value-type="string" calcext:value-type="string">
            <text:p>2019-11-03 09:00:00</text:p>
          </table:table-cell>
          <table:table-cell office:value-type="float" office:value="87.090847686575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03 10:00:00</text:p>
          </table:table-cell>
          <table:table-cell office:value-type="float" office:value="145.313069908817" calcext:value-type="float">
            <text:p>145.3130699088</text:p>
          </table:table-cell>
        </table:table-row>
        <table:table-row table:style-name="ro1">
          <table:table-cell office:value-type="string" calcext:value-type="string">
            <text:p>2019-11-03 11:00:00</text:p>
          </table:table-cell>
          <table:table-cell office:value-type="float" office:value="160.868625464338" calcext:value-type="float">
            <text:p>160.8686254643</text:p>
          </table:table-cell>
        </table:table-row>
        <table:table-row table:style-name="ro1">
          <table:table-cell office:value-type="string" calcext:value-type="string">
            <text:p>2019-11-03 12:00:00</text:p>
          </table:table-cell>
          <table:table-cell office:value-type="float" office:value="148.424181020023" calcext:value-type="float">
            <text:p>148.42418102</text:p>
          </table:table-cell>
        </table:table-row>
        <table:table-row table:style-name="ro1">
          <table:table-cell office:value-type="string" calcext:value-type="string">
            <text:p>2019-11-03 13:00:00</text:p>
          </table:table-cell>
          <table:table-cell office:value-type="float" office:value="247.090847686557" calcext:value-type="float">
            <text:p>247.0908476866</text:p>
          </table:table-cell>
        </table:table-row>
        <table:table-row table:style-name="ro1">
          <table:table-cell office:value-type="string" calcext:value-type="string">
            <text:p>2019-11-03 14:00:00</text:p>
          </table:table-cell>
          <table:table-cell office:value-type="float" office:value="87.0908476865379" calcext:value-type="float">
            <text:p>87.0908476865</text:p>
          </table:table-cell>
        </table:table-row>
        <table:table-row table:style-name="ro1">
          <table:table-cell office:value-type="string" calcext:value-type="string">
            <text:p>2019-11-03 15:00:00</text:p>
          </table:table-cell>
          <table:table-cell office:value-type="float" office:value="-33.7980412022824" calcext:value-type="float">
            <text:p>-33.7980412023</text:p>
          </table:table-cell>
        </table:table-row>
        <table:table-row table:style-name="ro1">
          <table:table-cell office:value-type="string" calcext:value-type="string">
            <text:p>2019-11-03 16:00:00</text:p>
          </table:table-cell>
          <table:table-cell office:value-type="float" office:value="36.8686254643618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03 17:00:00</text:p>
          </table:table-cell>
          <table:table-cell office:value-type="float" office:value="-20.0202634245322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03 18:00:00</text:p>
          </table:table-cell>
          <table:table-cell office:value-type="float" office:value="-88.0202634244501" calcext:value-type="float">
            <text:p>-88.0202634245</text:p>
          </table:table-cell>
        </table:table-row>
        <table:table-row table:style-name="ro1">
          <table:table-cell office:value-type="string" calcext:value-type="string">
            <text:p>2019-11-03 19:00:00</text:p>
          </table:table-cell>
          <table:table-cell office:value-type="float" office:value="-12.9091523133808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03 20:00:00</text:p>
          </table:table-cell>
          <table:table-cell office:value-type="float" office:value="11.9797365753674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03 21:00:00</text:p>
          </table:table-cell>
          <table:table-cell office:value-type="float" office:value="-26.6869300911157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03 22:00:00</text:p>
          </table:table-cell>
          <table:table-cell office:value-type="float" office:value="-17.3535967578294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03 23:00:00</text:p>
          </table:table-cell>
          <table:table-cell office:value-type="float" office:value="-17.7980412023353" calcext:value-type="float">
            <text:p>-17.7980412023</text:p>
          </table:table-cell>
        </table:table-row>
        <table:table-row table:style-name="ro1">
          <table:table-cell office:value-type="string" calcext:value-type="string">
            <text:p>2019-11-04 00:00:00</text:p>
          </table:table-cell>
          <table:table-cell office:value-type="float" office:value="-27.1313745356611" calcext:value-type="float">
            <text:p>-27.1313745357</text:p>
          </table:table-cell>
        </table:table-row>
        <table:table-row table:style-name="ro1">
          <table:table-cell office:value-type="string" calcext:value-type="string">
            <text:p>2019-11-04 01:00:00</text:p>
          </table:table-cell>
          <table:table-cell office:value-type="float" office:value="27.0908476866041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1-04 02:00:00</text:p>
          </table:table-cell>
          <table:table-cell office:value-type="float" office:value="78.6464032421683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04 03:00:00</text:p>
          </table:table-cell>
          <table:table-cell office:value-type="float" office:value="-20.9653495440424" calcext:value-type="float">
            <text:p>-20.965349544</text:p>
          </table:table-cell>
        </table:table-row>
        <table:table-row table:style-name="ro1">
          <table:table-cell office:value-type="string" calcext:value-type="string">
            <text:p>2019-11-04 04:00:00</text:p>
          </table:table-cell>
          <table:table-cell office:value-type="float" office:value="7.3982868194879" calcext:value-type="float">
            <text:p>7.3982868195</text:p>
          </table:table-cell>
        </table:table-row>
        <table:table-row table:style-name="ro1">
          <table:table-cell office:value-type="string" calcext:value-type="string">
            <text:p>2019-11-04 05:00:00</text:p>
          </table:table-cell>
          <table:table-cell office:value-type="float" office:value="43.1801050014347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04 06:00:00</text:p>
          </table:table-cell>
          <table:table-cell office:value-type="float" office:value="40.1255595468097" calcext:value-type="float">
            <text:p>40.1255595468</text:p>
          </table:table-cell>
        </table:table-row>
        <table:table-row table:style-name="ro1">
          <table:table-cell office:value-type="string" calcext:value-type="string">
            <text:p>2019-11-04 07:00:00</text:p>
          </table:table-cell>
          <table:table-cell office:value-type="float" office:value="48.4241810199086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04 08:00:00</text:p>
          </table:table-cell>
          <table:table-cell office:value-type="float" office:value="103.090847686638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4 09:00:00</text:p>
          </table:table-cell>
          <table:table-cell office:value-type="float" office:value="15.0908476865697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1-04 10:00:00</text:p>
          </table:table-cell>
          <table:table-cell office:value-type="float" office:value="49.3130699088046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04 11:00:00</text:p>
          </table:table-cell>
          <table:table-cell office:value-type="float" office:value="40.8686254643359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04 12:00:00</text:p>
          </table:table-cell>
          <table:table-cell office:value-type="float" office:value="-43.5758189799607" calcext:value-type="float">
            <text:p>-43.57581898</text:p>
          </table:table-cell>
        </table:table-row>
        <table:table-row table:style-name="ro1">
          <table:table-cell office:value-type="string" calcext:value-type="string">
            <text:p>2019-11-04 13:00:00</text:p>
          </table:table-cell>
          <table:table-cell office:value-type="float" office:value="103.090847686559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4 14:00:00</text:p>
          </table:table-cell>
          <table:table-cell office:value-type="float" office:value="15.0908476865218" calcext:value-type="float">
            <text:p>15.0908476865</text:p>
          </table:table-cell>
        </table:table-row>
        <table:table-row table:style-name="ro1">
          <table:table-cell office:value-type="string" calcext:value-type="string">
            <text:p>2019-11-04 15:00:00</text:p>
          </table:table-cell>
          <table:table-cell office:value-type="float" office:value="-57.7980412022814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04 16:00:00</text:p>
          </table:table-cell>
          <table:table-cell office:value-type="float" office:value="12.8686254643815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04 17:00:00</text:p>
          </table:table-cell>
          <table:table-cell office:value-type="float" office:value="3.97973657545017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04 18:00:00</text:p>
          </table:table-cell>
          <table:table-cell office:value-type="float" office:value="-88.0202634244504" calcext:value-type="float">
            <text:p>-88.0202634245</text:p>
          </table:table-cell>
        </table:table-row>
        <table:table-row table:style-name="ro1">
          <table:table-cell office:value-type="string" calcext:value-type="string">
            <text:p>2019-11-04 19:00:00</text:p>
          </table:table-cell>
          <table:table-cell office:value-type="float" office:value="11.0908476866158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04 20:00:00</text:p>
          </table:table-cell>
          <table:table-cell office:value-type="float" office:value="11.9797365753555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04 21:00:00</text:p>
          </table:table-cell>
          <table:table-cell office:value-type="float" office:value="-2.68693009111835" calcext:value-type="float">
            <text:p>-2.6869300911</text:p>
          </table:table-cell>
        </table:table-row>
        <table:table-row table:style-name="ro1">
          <table:table-cell office:value-type="string" calcext:value-type="string">
            <text:p>2019-11-04 22:00:00</text:p>
          </table:table-cell>
          <table:table-cell office:value-type="float" office:value="-17.3535967578364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04 23:00:00</text:p>
          </table:table-cell>
          <table:table-cell office:value-type="float" office:value="-17.7980412023214" calcext:value-type="float">
            <text:p>-17.7980412023</text:p>
          </table:table-cell>
        </table:table-row>
        <table:table-row table:style-name="ro1">
          <table:table-cell office:value-type="string" calcext:value-type="string">
            <text:p>2019-11-05 00:00:00</text:p>
          </table:table-cell>
          <table:table-cell office:value-type="float" office:value="-27.1313745356363" calcext:value-type="float">
            <text:p>-27.1313745356</text:p>
          </table:table-cell>
        </table:table-row>
        <table:table-row table:style-name="ro1">
          <table:table-cell office:value-type="string" calcext:value-type="string">
            <text:p>2019-11-05 01:00:00</text:p>
          </table:table-cell>
          <table:table-cell office:value-type="float" office:value="51.0908476865904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1-05 02:00:00</text:p>
          </table:table-cell>
          <table:table-cell office:value-type="float" office:value="78.6464032421557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05 03:00:00</text:p>
          </table:table-cell>
          <table:table-cell office:value-type="float" office:value="-20.965349544033" calcext:value-type="float">
            <text:p>-20.965349544</text:p>
          </table:table-cell>
        </table:table-row>
        <table:table-row table:style-name="ro1">
          <table:table-cell office:value-type="string" calcext:value-type="string">
            <text:p>2019-11-05 04:00:00</text:p>
          </table:table-cell>
          <table:table-cell office:value-type="float" office:value="31.3982868194754" calcext:value-type="float">
            <text:p>31.3982868195</text:p>
          </table:table-cell>
        </table:table-row>
        <table:table-row table:style-name="ro1">
          <table:table-cell office:value-type="string" calcext:value-type="string">
            <text:p>2019-11-05 05:00:00</text:p>
          </table:table-cell>
          <table:table-cell office:value-type="float" office:value="67.1801050014347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1-05 06:00:00</text:p>
          </table:table-cell>
          <table:table-cell office:value-type="float" office:value="40.1255595468278" calcext:value-type="float">
            <text:p>40.1255595468</text:p>
          </table:table-cell>
        </table:table-row>
        <table:table-row table:style-name="ro1">
          <table:table-cell office:value-type="string" calcext:value-type="string">
            <text:p>2019-11-05 07:00:00</text:p>
          </table:table-cell>
          <table:table-cell office:value-type="float" office:value="24.4241810198787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1-05 08:00:00</text:p>
          </table:table-cell>
          <table:table-cell office:value-type="float" office:value="103.090847686629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5 09:00:00</text:p>
          </table:table-cell>
          <table:table-cell office:value-type="float" office:value="15.0908476865945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1-05 10:00:00</text:p>
          </table:table-cell>
          <table:table-cell office:value-type="float" office:value="49.3130699088033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05 11:00:00</text:p>
          </table:table-cell>
          <table:table-cell office:value-type="float" office:value="40.8686254643475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05 12:00:00</text:p>
          </table:table-cell>
          <table:table-cell office:value-type="float" office:value="-43.5758189799751" calcext:value-type="float">
            <text:p>-43.57581898</text:p>
          </table:table-cell>
        </table:table-row>
        <table:table-row table:style-name="ro1">
          <table:table-cell office:value-type="string" calcext:value-type="string">
            <text:p>2019-11-05 13:00:00</text:p>
          </table:table-cell>
          <table:table-cell office:value-type="float" office:value="103.090847686588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5 14:00:00</text:p>
          </table:table-cell>
          <table:table-cell office:value-type="float" office:value="15.0908476864957" calcext:value-type="float">
            <text:p>15.0908476865</text:p>
          </table:table-cell>
        </table:table-row>
        <table:table-row table:style-name="ro1">
          <table:table-cell office:value-type="string" calcext:value-type="string">
            <text:p>2019-11-05 15:00:00</text:p>
          </table:table-cell>
          <table:table-cell office:value-type="float" office:value="-81.7980412022549" calcext:value-type="float">
            <text:p>-81.7980412023</text:p>
          </table:table-cell>
        </table:table-row>
        <table:table-row table:style-name="ro1">
          <table:table-cell office:value-type="string" calcext:value-type="string">
            <text:p>2019-11-05 16:00:00</text:p>
          </table:table-cell>
          <table:table-cell office:value-type="float" office:value="12.8686254643657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05 17:00:00</text:p>
          </table:table-cell>
          <table:table-cell office:value-type="float" office:value="3.97973657545039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05 18:00:00</text:p>
          </table:table-cell>
          <table:table-cell office:value-type="float" office:value="-112.020263424451" calcext:value-type="float">
            <text:p>-112.0202634245</text:p>
          </table:table-cell>
        </table:table-row>
        <table:table-row table:style-name="ro1">
          <table:table-cell office:value-type="string" calcext:value-type="string">
            <text:p>2019-11-05 19:00:00</text:p>
          </table:table-cell>
          <table:table-cell office:value-type="float" office:value="11.0908476866256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05 20:00:00</text:p>
          </table:table-cell>
          <table:table-cell office:value-type="float" office:value="11.9797365753635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05 21:00:00</text:p>
          </table:table-cell>
          <table:table-cell office:value-type="float" office:value="-26.686930091123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05 22:00:00</text:p>
          </table:table-cell>
          <table:table-cell office:value-type="float" office:value="-17.3535967578278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05 23:00:00</text:p>
          </table:table-cell>
          <table:table-cell office:value-type="float" office:value="-17.7980412023072" calcext:value-type="float">
            <text:p>-17.7980412023</text:p>
          </table:table-cell>
        </table:table-row>
        <table:table-row table:style-name="ro1">
          <table:table-cell office:value-type="string" calcext:value-type="string">
            <text:p>2019-11-06 00:00:00</text:p>
          </table:table-cell>
          <table:table-cell office:value-type="float" office:value="-3.13137453565118" calcext:value-type="float">
            <text:p>-3.1313745357</text:p>
          </table:table-cell>
        </table:table-row>
        <table:table-row table:style-name="ro1">
          <table:table-cell office:value-type="string" calcext:value-type="string">
            <text:p>2019-11-06 01:00:00</text:p>
          </table:table-cell>
          <table:table-cell office:value-type="float" office:value="27.090847686591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1-06 02:00:00</text:p>
          </table:table-cell>
          <table:table-cell office:value-type="float" office:value="78.6464032421886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06 03:00:00</text:p>
          </table:table-cell>
          <table:table-cell office:value-type="float" office:value="-44.965349544076" calcext:value-type="float">
            <text:p>-44.9653495441</text:p>
          </table:table-cell>
        </table:table-row>
        <table:table-row table:style-name="ro1">
          <table:table-cell office:value-type="string" calcext:value-type="string">
            <text:p>2019-11-06 04:00:00</text:p>
          </table:table-cell>
          <table:table-cell office:value-type="float" office:value="31.3982868195006" calcext:value-type="float">
            <text:p>31.3982868195</text:p>
          </table:table-cell>
        </table:table-row>
        <table:table-row table:style-name="ro1">
          <table:table-cell office:value-type="string" calcext:value-type="string">
            <text:p>2019-11-06 05:00:00</text:p>
          </table:table-cell>
          <table:table-cell office:value-type="float" office:value="67.1801050014137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1-06 06:00:00</text:p>
          </table:table-cell>
          <table:table-cell office:value-type="float" office:value="40.1255595468278" calcext:value-type="float">
            <text:p>40.1255595468</text:p>
          </table:table-cell>
        </table:table-row>
        <table:table-row table:style-name="ro1">
          <table:table-cell office:value-type="string" calcext:value-type="string">
            <text:p>2019-11-06 07:00:00</text:p>
          </table:table-cell>
          <table:table-cell office:value-type="float" office:value="48.4241810199067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06 08:00:00</text:p>
          </table:table-cell>
          <table:table-cell office:value-type="float" office:value="127.090847686611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06 09:00:00</text:p>
          </table:table-cell>
          <table:table-cell office:value-type="float" office:value="15.0908476865862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1-06 10:00:00</text:p>
          </table:table-cell>
          <table:table-cell office:value-type="float" office:value="49.3130699087931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06 11:00:00</text:p>
          </table:table-cell>
          <table:table-cell office:value-type="float" office:value="40.8686254643383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06 12:00:00</text:p>
          </table:table-cell>
          <table:table-cell office:value-type="float" office:value="-19.5758189799489" calcext:value-type="float">
            <text:p>-19.5758189799</text:p>
          </table:table-cell>
        </table:table-row>
        <table:table-row table:style-name="ro1">
          <table:table-cell office:value-type="string" calcext:value-type="string">
            <text:p>2019-11-06 13:00:00</text:p>
          </table:table-cell>
          <table:table-cell office:value-type="float" office:value="103.09084768656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6 14:00:00</text:p>
          </table:table-cell>
          <table:table-cell office:value-type="float" office:value="39.0908476865178" calcext:value-type="float">
            <text:p>39.0908476865</text:p>
          </table:table-cell>
        </table:table-row>
        <table:table-row table:style-name="ro1">
          <table:table-cell office:value-type="string" calcext:value-type="string">
            <text:p>2019-11-06 15:00:00</text:p>
          </table:table-cell>
          <table:table-cell office:value-type="float" office:value="-57.798041202283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06 16:00:00</text:p>
          </table:table-cell>
          <table:table-cell office:value-type="float" office:value="60.8686254643595" calcext:value-type="float">
            <text:p>60.8686254644</text:p>
          </table:table-cell>
        </table:table-row>
        <table:table-row table:style-name="ro1">
          <table:table-cell office:value-type="string" calcext:value-type="string">
            <text:p>2019-11-06 17:00:00</text:p>
          </table:table-cell>
          <table:table-cell office:value-type="float" office:value="51.9797365754578" calcext:value-type="float">
            <text:p>51.9797365755</text:p>
          </table:table-cell>
        </table:table-row>
        <table:table-row table:style-name="ro1">
          <table:table-cell office:value-type="string" calcext:value-type="string">
            <text:p>2019-11-06 18:00:00</text:p>
          </table:table-cell>
          <table:table-cell office:value-type="float" office:value="-64.0202634244412" calcext:value-type="float">
            <text:p>-64.0202634244</text:p>
          </table:table-cell>
        </table:table-row>
        <table:table-row table:style-name="ro1">
          <table:table-cell office:value-type="string" calcext:value-type="string">
            <text:p>2019-11-06 19:00:00</text:p>
          </table:table-cell>
          <table:table-cell office:value-type="float" office:value="59.0908476865978" calcext:value-type="float">
            <text:p>59.0908476866</text:p>
          </table:table-cell>
        </table:table-row>
        <table:table-row table:style-name="ro1">
          <table:table-cell office:value-type="string" calcext:value-type="string">
            <text:p>2019-11-06 20:00:00</text:p>
          </table:table-cell>
          <table:table-cell office:value-type="float" office:value="35.9797365753903" calcext:value-type="float">
            <text:p>35.9797365754</text:p>
          </table:table-cell>
        </table:table-row>
        <table:table-row table:style-name="ro1">
          <table:table-cell office:value-type="string" calcext:value-type="string">
            <text:p>2019-11-06 21:00:00</text:p>
          </table:table-cell>
          <table:table-cell office:value-type="float" office:value="-2.68693009112657" calcext:value-type="float">
            <text:p>-2.6869300911</text:p>
          </table:table-cell>
        </table:table-row>
        <table:table-row table:style-name="ro1">
          <table:table-cell office:value-type="string" calcext:value-type="string">
            <text:p>2019-11-06 22:00:00</text:p>
          </table:table-cell>
          <table:table-cell office:value-type="float" office:value="6.64640324216984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1-06 23:00:00</text:p>
          </table:table-cell>
          <table:table-cell office:value-type="float" office:value="6.20195879768237" calcext:value-type="float">
            <text:p>6.2019587977</text:p>
          </table:table-cell>
        </table:table-row>
        <table:table-row table:style-name="ro1">
          <table:table-cell office:value-type="string" calcext:value-type="string">
            <text:p>2019-11-07 00:00:00</text:p>
          </table:table-cell>
          <table:table-cell office:value-type="float" office:value="44.8686254643283" calcext:value-type="float">
            <text:p>44.8686254643</text:p>
          </table:table-cell>
        </table:table-row>
        <table:table-row table:style-name="ro1">
          <table:table-cell office:value-type="string" calcext:value-type="string">
            <text:p>2019-11-07 01:00:00</text:p>
          </table:table-cell>
          <table:table-cell office:value-type="float" office:value="75.0908476866076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07 02:00:00</text:p>
          </table:table-cell>
          <table:table-cell office:value-type="float" office:value="174.646403242165" calcext:value-type="float">
            <text:p>174.6464032422</text:p>
          </table:table-cell>
        </table:table-row>
        <table:table-row table:style-name="ro1">
          <table:table-cell office:value-type="string" calcext:value-type="string">
            <text:p>2019-11-07 03:00:00</text:p>
          </table:table-cell>
          <table:table-cell office:value-type="float" office:value="315.034650455947" calcext:value-type="float">
            <text:p>315.0346504559</text:p>
          </table:table-cell>
        </table:table-row>
        <table:table-row table:style-name="ro1">
          <table:table-cell office:value-type="string" calcext:value-type="string">
            <text:p>2019-11-07 04:00:00</text:p>
          </table:table-cell>
          <table:table-cell office:value-type="float" office:value="223.398286819491" calcext:value-type="float">
            <text:p>223.3982868195</text:p>
          </table:table-cell>
        </table:table-row>
        <table:table-row table:style-name="ro1">
          <table:table-cell office:value-type="string" calcext:value-type="string">
            <text:p>2019-11-07 05:00:00</text:p>
          </table:table-cell>
          <table:table-cell office:value-type="float" office:value="91.1801050014197" calcext:value-type="float">
            <text:p>91.1801050014</text:p>
          </table:table-cell>
        </table:table-row>
        <table:table-row table:style-name="ro1">
          <table:table-cell office:value-type="string" calcext:value-type="string">
            <text:p>2019-11-07 06:00:00</text:p>
          </table:table-cell>
          <table:table-cell office:value-type="float" office:value="64.125559546853" calcext:value-type="float">
            <text:p>64.1255595469</text:p>
          </table:table-cell>
        </table:table-row>
        <table:table-row table:style-name="ro1">
          <table:table-cell office:value-type="string" calcext:value-type="string">
            <text:p>2019-11-07 07:00:00</text:p>
          </table:table-cell>
          <table:table-cell office:value-type="float" office:value="48.4241810198789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07 08:00:00</text:p>
          </table:table-cell>
          <table:table-cell office:value-type="float" office:value="127.090847686588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07 09:00:00</text:p>
          </table:table-cell>
          <table:table-cell office:value-type="float" office:value="39.0908476865929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07 10:00:00</text:p>
          </table:table-cell>
          <table:table-cell office:value-type="float" office:value="49.3130699088256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07 11:00:00</text:p>
          </table:table-cell>
          <table:table-cell office:value-type="float" office:value="64.8686254643385" calcext:value-type="float">
            <text:p>64.8686254643</text:p>
          </table:table-cell>
        </table:table-row>
        <table:table-row table:style-name="ro1">
          <table:table-cell office:value-type="string" calcext:value-type="string">
            <text:p>2019-11-07 12:00:00</text:p>
          </table:table-cell>
          <table:table-cell office:value-type="float" office:value="4.4241810200381" calcext:value-type="float">
            <text:p>4.42418102</text:p>
          </table:table-cell>
        </table:table-row>
        <table:table-row table:style-name="ro1">
          <table:table-cell office:value-type="string" calcext:value-type="string">
            <text:p>2019-11-07 13:00:00</text:p>
          </table:table-cell>
          <table:table-cell office:value-type="float" office:value="103.090847686587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07 14:00:00</text:p>
          </table:table-cell>
          <table:table-cell office:value-type="float" office:value="63.090847686496" calcext:value-type="float">
            <text:p>63.0908476865</text:p>
          </table:table-cell>
        </table:table-row>
        <table:table-row table:style-name="ro1">
          <table:table-cell office:value-type="string" calcext:value-type="string">
            <text:p>2019-11-07 15:00:00</text:p>
          </table:table-cell>
          <table:table-cell office:value-type="float" office:value="-57.7980412022551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07 16:00:00</text:p>
          </table:table-cell>
          <table:table-cell office:value-type="float" office:value="60.8686254643516" calcext:value-type="float">
            <text:p>60.8686254644</text:p>
          </table:table-cell>
        </table:table-row>
        <table:table-row table:style-name="ro1">
          <table:table-cell office:value-type="string" calcext:value-type="string">
            <text:p>2019-11-07 17:00:00</text:p>
          </table:table-cell>
          <table:table-cell office:value-type="float" office:value="3.97973657545271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07 18:00:00</text:p>
          </table:table-cell>
          <table:table-cell office:value-type="float" office:value="-64.0202634244744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07 19:00:00</text:p>
          </table:table-cell>
          <table:table-cell office:value-type="float" office:value="35.0908476866368" calcext:value-type="float">
            <text:p>35.0908476866</text:p>
          </table:table-cell>
        </table:table-row>
        <table:table-row table:style-name="ro1">
          <table:table-cell office:value-type="string" calcext:value-type="string">
            <text:p>2019-11-07 20:00:00</text:p>
          </table:table-cell>
          <table:table-cell office:value-type="float" office:value="11.9797365754043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07 21:00:00</text:p>
          </table:table-cell>
          <table:table-cell office:value-type="float" office:value="-2.686930091137" calcext:value-type="float">
            <text:p>-2.6869300911</text:p>
          </table:table-cell>
        </table:table-row>
        <table:table-row table:style-name="ro1">
          <table:table-cell office:value-type="string" calcext:value-type="string">
            <text:p>2019-11-07 22:00:00</text:p>
          </table:table-cell>
          <table:table-cell office:value-type="float" office:value="6.64640324217217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1-07 23:00:00</text:p>
          </table:table-cell>
          <table:table-cell office:value-type="float" office:value="-17.7980412023053" calcext:value-type="float">
            <text:p>-17.7980412023</text:p>
          </table:table-cell>
        </table:table-row>
        <table:table-row table:style-name="ro1">
          <table:table-cell office:value-type="string" calcext:value-type="string">
            <text:p>2019-11-08 00:00:00</text:p>
          </table:table-cell>
          <table:table-cell office:value-type="float" office:value="-3.13137453565098" calcext:value-type="float">
            <text:p>-3.1313745357</text:p>
          </table:table-cell>
        </table:table-row>
        <table:table-row table:style-name="ro1">
          <table:table-cell office:value-type="string" calcext:value-type="string">
            <text:p>2019-11-08 01:00:00</text:p>
          </table:table-cell>
          <table:table-cell office:value-type="float" office:value="51.0908476865538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1-08 02:00:00</text:p>
          </table:table-cell>
          <table:table-cell office:value-type="float" office:value="102.646403242214" calcext:value-type="float">
            <text:p>102.6464032422</text:p>
          </table:table-cell>
        </table:table-row>
        <table:table-row table:style-name="ro1">
          <table:table-cell office:value-type="string" calcext:value-type="string">
            <text:p>2019-11-08 03:00:00</text:p>
          </table:table-cell>
          <table:table-cell office:value-type="float" office:value="27.0346504559249" calcext:value-type="float">
            <text:p>27.0346504559</text:p>
          </table:table-cell>
        </table:table-row>
        <table:table-row table:style-name="ro1">
          <table:table-cell office:value-type="string" calcext:value-type="string">
            <text:p>2019-11-08 04:00:00</text:p>
          </table:table-cell>
          <table:table-cell office:value-type="float" office:value="199.398286819502" calcext:value-type="float">
            <text:p>199.3982868195</text:p>
          </table:table-cell>
        </table:table-row>
        <table:table-row table:style-name="ro1">
          <table:table-cell office:value-type="string" calcext:value-type="string">
            <text:p>2019-11-08 05:00:00</text:p>
          </table:table-cell>
          <table:table-cell office:value-type="float" office:value="235.180105001404" calcext:value-type="float">
            <text:p>235.1801050014</text:p>
          </table:table-cell>
        </table:table-row>
        <table:table-row table:style-name="ro1">
          <table:table-cell office:value-type="string" calcext:value-type="string">
            <text:p>2019-11-08 06:00:00</text:p>
          </table:table-cell>
          <table:table-cell office:value-type="float" office:value="280.125559546856" calcext:value-type="float">
            <text:p>280.1255595469</text:p>
          </table:table-cell>
        </table:table-row>
        <table:table-row table:style-name="ro1">
          <table:table-cell office:value-type="string" calcext:value-type="string">
            <text:p>2019-11-08 07:00:00</text:p>
          </table:table-cell>
          <table:table-cell office:value-type="float" office:value="192.424181019878" calcext:value-type="float">
            <text:p>192.4241810199</text:p>
          </table:table-cell>
        </table:table-row>
        <table:table-row table:style-name="ro1">
          <table:table-cell office:value-type="string" calcext:value-type="string">
            <text:p>2019-11-08 08:00:00</text:p>
          </table:table-cell>
          <table:table-cell office:value-type="float" office:value="199.090847686595" calcext:value-type="float">
            <text:p>199.0908476866</text:p>
          </table:table-cell>
        </table:table-row>
        <table:table-row table:style-name="ro1">
          <table:table-cell office:value-type="string" calcext:value-type="string">
            <text:p>2019-11-08 09:00:00</text:p>
          </table:table-cell>
          <table:table-cell office:value-type="float" office:value="63.090847686584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08 10:00:00</text:p>
          </table:table-cell>
          <table:table-cell office:value-type="float" office:value="25.3130699088234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08 11:00:00</text:p>
          </table:table-cell>
          <table:table-cell office:value-type="float" office:value="40.8686254643192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08 12:00:00</text:p>
          </table:table-cell>
          <table:table-cell office:value-type="float" office:value="-19.57581897997" calcext:value-type="float">
            <text:p>-19.57581898</text:p>
          </table:table-cell>
        </table:table-row>
        <table:table-row table:style-name="ro1">
          <table:table-cell office:value-type="string" calcext:value-type="string">
            <text:p>2019-11-08 13:00:00</text:p>
          </table:table-cell>
          <table:table-cell office:value-type="float" office:value="79.0908476865901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08 14:00:00</text:p>
          </table:table-cell>
          <table:table-cell office:value-type="float" office:value="39.0908476865281" calcext:value-type="float">
            <text:p>39.0908476865</text:p>
          </table:table-cell>
        </table:table-row>
        <table:table-row table:style-name="ro1">
          <table:table-cell office:value-type="string" calcext:value-type="string">
            <text:p>2019-11-08 15:00:00</text:p>
          </table:table-cell>
          <table:table-cell office:value-type="float" office:value="-57.7980412022929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08 16:00:00</text:p>
          </table:table-cell>
          <table:table-cell office:value-type="float" office:value="12.8686254643904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08 17:00:00</text:p>
          </table:table-cell>
          <table:table-cell office:value-type="float" office:value="-20.0202634245454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08 18:00:00</text:p>
          </table:table-cell>
          <table:table-cell office:value-type="float" office:value="-88.020263424485" calcext:value-type="float">
            <text:p>-88.0202634245</text:p>
          </table:table-cell>
        </table:table-row>
        <table:table-row table:style-name="ro1">
          <table:table-cell office:value-type="string" calcext:value-type="string">
            <text:p>2019-11-08 19:00:00</text:p>
          </table:table-cell>
          <table:table-cell office:value-type="float" office:value="11.0908476866288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08 20:00:00</text:p>
          </table:table-cell>
          <table:table-cell office:value-type="float" office:value="-12.0202634245951" calcext:value-type="float">
            <text:p>-12.0202634246</text:p>
          </table:table-cell>
        </table:table-row>
        <table:table-row table:style-name="ro1">
          <table:table-cell office:value-type="string" calcext:value-type="string">
            <text:p>2019-11-08 21:00:00</text:p>
          </table:table-cell>
          <table:table-cell office:value-type="float" office:value="-26.6869300911599" calcext:value-type="float">
            <text:p>-26.6869300912</text:p>
          </table:table-cell>
        </table:table-row>
        <table:table-row table:style-name="ro1">
          <table:table-cell office:value-type="string" calcext:value-type="string">
            <text:p>2019-11-08 22:00:00</text:p>
          </table:table-cell>
          <table:table-cell office:value-type="float" office:value="-17.353596757822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08 23:00:00</text:p>
          </table:table-cell>
          <table:table-cell office:value-type="float" office:value="-41.7980412023015" calcext:value-type="float">
            <text:p>-41.7980412023</text:p>
          </table:table-cell>
        </table:table-row>
        <table:table-row table:style-name="ro1">
          <table:table-cell office:value-type="string" calcext:value-type="string">
            <text:p>2019-11-09 00:00:00</text:p>
          </table:table-cell>
          <table:table-cell office:value-type="float" office:value="-3.13137453564039" calcext:value-type="float">
            <text:p>-3.1313745356</text:p>
          </table:table-cell>
        </table:table-row>
        <table:table-row table:style-name="ro1">
          <table:table-cell office:value-type="string" calcext:value-type="string">
            <text:p>2019-11-09 01:00:00</text:p>
          </table:table-cell>
          <table:table-cell office:value-type="float" office:value="27.0908476865732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1-09 02:00:00</text:p>
          </table:table-cell>
          <table:table-cell office:value-type="float" office:value="78.646403242198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09 03:00:00</text:p>
          </table:table-cell>
          <table:table-cell office:value-type="float" office:value="-44.9653495440689" calcext:value-type="float">
            <text:p>-44.9653495441</text:p>
          </table:table-cell>
        </table:table-row>
        <table:table-row table:style-name="ro1">
          <table:table-cell office:value-type="string" calcext:value-type="string">
            <text:p>2019-11-09 04:00:00</text:p>
          </table:table-cell>
          <table:table-cell office:value-type="float" office:value="55.3982868195303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09 05:00:00</text:p>
          </table:table-cell>
          <table:table-cell office:value-type="float" office:value="19.1801050013852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1-09 06:00:00</text:p>
          </table:table-cell>
          <table:table-cell office:value-type="float" office:value="64.1255595468598" calcext:value-type="float">
            <text:p>64.1255595469</text:p>
          </table:table-cell>
        </table:table-row>
        <table:table-row table:style-name="ro1">
          <table:table-cell office:value-type="string" calcext:value-type="string">
            <text:p>2019-11-09 07:00:00</text:p>
          </table:table-cell>
          <table:table-cell office:value-type="float" office:value="24.4241810198836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1-09 08:00:00</text:p>
          </table:table-cell>
          <table:table-cell office:value-type="float" office:value="127.090847686592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09 09:00:00</text:p>
          </table:table-cell>
          <table:table-cell office:value-type="float" office:value="15.0908476866275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1-09 10:00:00</text:p>
          </table:table-cell>
          <table:table-cell office:value-type="float" office:value="1.31306990883628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09 11:00:00</text:p>
          </table:table-cell>
          <table:table-cell office:value-type="float" office:value="40.8686254643146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09 12:00:00</text:p>
          </table:table-cell>
          <table:table-cell office:value-type="float" office:value="-43.5758189799814" calcext:value-type="float">
            <text:p>-43.57581898</text:p>
          </table:table-cell>
        </table:table-row>
        <table:table-row table:style-name="ro1">
          <table:table-cell office:value-type="string" calcext:value-type="string">
            <text:p>2019-11-09 13:00:00</text:p>
          </table:table-cell>
          <table:table-cell office:value-type="float" office:value="55.0908476866025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09 14:00:00</text:p>
          </table:table-cell>
          <table:table-cell office:value-type="float" office:value="39.090847686542" calcext:value-type="float">
            <text:p>39.0908476865</text:p>
          </table:table-cell>
        </table:table-row>
        <table:table-row table:style-name="ro1">
          <table:table-cell office:value-type="string" calcext:value-type="string">
            <text:p>2019-11-09 15:00:00</text:p>
          </table:table-cell>
          <table:table-cell office:value-type="float" office:value="-81.7980412022587" calcext:value-type="float">
            <text:p>-81.7980412023</text:p>
          </table:table-cell>
        </table:table-row>
        <table:table-row table:style-name="ro1">
          <table:table-cell office:value-type="string" calcext:value-type="string">
            <text:p>2019-11-09 16:00:00</text:p>
          </table:table-cell>
          <table:table-cell office:value-type="float" office:value="12.8686254643615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09 17:00:00</text:p>
          </table:table-cell>
          <table:table-cell office:value-type="float" office:value="-20.0202634245597" calcext:value-type="float">
            <text:p>-20.0202634246</text:p>
          </table:table-cell>
        </table:table-row>
        <table:table-row table:style-name="ro1">
          <table:table-cell office:value-type="string" calcext:value-type="string">
            <text:p>2019-11-09 18:00:00</text:p>
          </table:table-cell>
          <table:table-cell office:value-type="float" office:value="-88.020263424463" calcext:value-type="float">
            <text:p>-88.0202634245</text:p>
          </table:table-cell>
        </table:table-row>
        <table:table-row table:style-name="ro1">
          <table:table-cell office:value-type="string" calcext:value-type="string">
            <text:p>2019-11-09 19:00:00</text:p>
          </table:table-cell>
          <table:table-cell office:value-type="float" office:value="11.0908476865975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09 20:00:00</text:p>
          </table:table-cell>
          <table:table-cell office:value-type="float" office:value="11.9797365754458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09 21:00:00</text:p>
          </table:table-cell>
          <table:table-cell office:value-type="float" office:value="-26.6869300911341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09 22:00:00</text:p>
          </table:table-cell>
          <table:table-cell office:value-type="float" office:value="-17.3535967578453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09 23:00:00</text:p>
          </table:table-cell>
          <table:table-cell office:value-type="float" office:value="-41.7980412023177" calcext:value-type="float">
            <text:p>-41.7980412023</text:p>
          </table:table-cell>
        </table:table-row>
        <table:table-row table:style-name="ro1">
          <table:table-cell office:value-type="string" calcext:value-type="string">
            <text:p>2019-11-10 00:00:00</text:p>
          </table:table-cell>
          <table:table-cell office:value-type="float" office:value="20.8686254643619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1-10 01:00:00</text:p>
          </table:table-cell>
          <table:table-cell office:value-type="float" office:value="27.0908476865822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1-10 02:00:00</text:p>
          </table:table-cell>
          <table:table-cell office:value-type="float" office:value="78.6464032421683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10 03:00:00</text:p>
          </table:table-cell>
          <table:table-cell office:value-type="float" office:value="-44.9653495440505" calcext:value-type="float">
            <text:p>-44.9653495441</text:p>
          </table:table-cell>
        </table:table-row>
        <table:table-row table:style-name="ro1">
          <table:table-cell office:value-type="string" calcext:value-type="string">
            <text:p>2019-11-10 04:00:00</text:p>
          </table:table-cell>
          <table:table-cell office:value-type="float" office:value="55.3982868195289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0 05:00:00</text:p>
          </table:table-cell>
          <table:table-cell office:value-type="float" office:value="19.1801050013841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1-10 06:00:00</text:p>
          </table:table-cell>
          <table:table-cell office:value-type="float" office:value="64.1255595468342" calcext:value-type="float">
            <text:p>64.1255595468</text:p>
          </table:table-cell>
        </table:table-row>
        <table:table-row table:style-name="ro1">
          <table:table-cell office:value-type="string" calcext:value-type="string">
            <text:p>2019-11-10 07:00:00</text:p>
          </table:table-cell>
          <table:table-cell office:value-type="float" office:value="24.4241810198903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1-10 08:00:00</text:p>
          </table:table-cell>
          <table:table-cell office:value-type="float" office:value="103.090847686565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10 09:00:00</text:p>
          </table:table-cell>
          <table:table-cell office:value-type="float" office:value="15.0908476866546" calcext:value-type="float">
            <text:p>15.0908476867</text:p>
          </table:table-cell>
        </table:table-row>
        <table:table-row table:style-name="ro1">
          <table:table-cell office:value-type="string" calcext:value-type="string">
            <text:p>2019-11-10 10:00:00</text:p>
          </table:table-cell>
          <table:table-cell office:value-type="float" office:value="1.31306990882947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10 11:00:00</text:p>
          </table:table-cell>
          <table:table-cell office:value-type="float" office:value="40.8686254643199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10 12:00:00</text:p>
          </table:table-cell>
          <table:table-cell office:value-type="float" office:value="-43.5758189799998" calcext:value-type="float">
            <text:p>-43.57581898</text:p>
          </table:table-cell>
        </table:table-row>
        <table:table-row table:style-name="ro1">
          <table:table-cell office:value-type="string" calcext:value-type="string">
            <text:p>2019-11-10 13:00:00</text:p>
          </table:table-cell>
          <table:table-cell office:value-type="float" office:value="55.0908476865979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10 14:00:00</text:p>
          </table:table-cell>
          <table:table-cell office:value-type="float" office:value="39.0908476865223" calcext:value-type="float">
            <text:p>39.0908476865</text:p>
          </table:table-cell>
        </table:table-row>
        <table:table-row table:style-name="ro1">
          <table:table-cell office:value-type="string" calcext:value-type="string">
            <text:p>2019-11-10 15:00:00</text:p>
          </table:table-cell>
          <table:table-cell office:value-type="float" office:value="-81.7980412023013" calcext:value-type="float">
            <text:p>-81.7980412023</text:p>
          </table:table-cell>
        </table:table-row>
        <table:table-row table:style-name="ro1">
          <table:table-cell office:value-type="string" calcext:value-type="string">
            <text:p>2019-11-10 16:00:00</text:p>
          </table:table-cell>
          <table:table-cell office:value-type="float" office:value="36.8686254643738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10 17:00:00</text:p>
          </table:table-cell>
          <table:table-cell office:value-type="float" office:value="-20.0202634245312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10 18:00:00</text:p>
          </table:table-cell>
          <table:table-cell office:value-type="float" office:value="-64.0202634244843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10 19:00:00</text:p>
          </table:table-cell>
          <table:table-cell office:value-type="float" office:value="11.0908476866051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10 20:00:00</text:p>
          </table:table-cell>
          <table:table-cell office:value-type="float" office:value="11.9797365754125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10 21:00:00</text:p>
          </table:table-cell>
          <table:table-cell office:value-type="float" office:value="-26.6869300911383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10 22:00:00</text:p>
          </table:table-cell>
          <table:table-cell office:value-type="float" office:value="-17.3535967578412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1-10 23:00:00</text:p>
          </table:table-cell>
          <table:table-cell office:value-type="float" office:value="-41.7980412023194" calcext:value-type="float">
            <text:p>-41.7980412023</text:p>
          </table:table-cell>
        </table:table-row>
        <table:table-row table:style-name="ro1">
          <table:table-cell office:value-type="string" calcext:value-type="string">
            <text:p>2019-11-11 00:00:00</text:p>
          </table:table-cell>
          <table:table-cell office:value-type="float" office:value="20.8686254643543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1-11 01:00:00</text:p>
          </table:table-cell>
          <table:table-cell office:value-type="float" office:value="3.0908476865772" calcext:value-type="float">
            <text:p>3.0908476866</text:p>
          </table:table-cell>
        </table:table-row>
        <table:table-row table:style-name="ro1">
          <table:table-cell office:value-type="string" calcext:value-type="string">
            <text:p>2019-11-11 02:00:00</text:p>
          </table:table-cell>
          <table:table-cell office:value-type="float" office:value="78.6464032421651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11 03:00:00</text:p>
          </table:table-cell>
          <table:table-cell office:value-type="float" office:value="-20.9653495440443" calcext:value-type="float">
            <text:p>-20.965349544</text:p>
          </table:table-cell>
        </table:table-row>
        <table:table-row table:style-name="ro1">
          <table:table-cell office:value-type="string" calcext:value-type="string">
            <text:p>2019-11-11 04:00:00</text:p>
          </table:table-cell>
          <table:table-cell office:value-type="float" office:value="55.3982868195257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1 05:00:00</text:p>
          </table:table-cell>
          <table:table-cell office:value-type="float" office:value="19.1801050013908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1-11 06:00:00</text:p>
          </table:table-cell>
          <table:table-cell office:value-type="float" office:value="64.1255595468596" calcext:value-type="float">
            <text:p>64.1255595469</text:p>
          </table:table-cell>
        </table:table-row>
        <table:table-row table:style-name="ro1">
          <table:table-cell office:value-type="string" calcext:value-type="string">
            <text:p>2019-11-11 07:00:00</text:p>
          </table:table-cell>
          <table:table-cell office:value-type="float" office:value="24.4241810198745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1-11 08:00:00</text:p>
          </table:table-cell>
          <table:table-cell office:value-type="float" office:value="103.090847686607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11 09:00:00</text:p>
          </table:table-cell>
          <table:table-cell office:value-type="float" office:value="39.0908476866228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11 10:00:00</text:p>
          </table:table-cell>
          <table:table-cell office:value-type="float" office:value="1.3130699088196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11 11:00:00</text:p>
          </table:table-cell>
          <table:table-cell office:value-type="float" office:value="40.8686254643034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11 12:00:00</text:p>
          </table:table-cell>
          <table:table-cell office:value-type="float" office:value="-19.5758189799976" calcext:value-type="float">
            <text:p>-19.57581898</text:p>
          </table:table-cell>
        </table:table-row>
        <table:table-row table:style-name="ro1">
          <table:table-cell office:value-type="string" calcext:value-type="string">
            <text:p>2019-11-11 13:00:00</text:p>
          </table:table-cell>
          <table:table-cell office:value-type="float" office:value="55.0908476865949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11 14:00:00</text:p>
          </table:table-cell>
          <table:table-cell office:value-type="float" office:value="63.0908476865368" calcext:value-type="float">
            <text:p>63.0908476865</text:p>
          </table:table-cell>
        </table:table-row>
        <table:table-row table:style-name="ro1">
          <table:table-cell office:value-type="string" calcext:value-type="string">
            <text:p>2019-11-11 15:00:00</text:p>
          </table:table-cell>
          <table:table-cell office:value-type="float" office:value="-57.7980412022527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11 16:00:00</text:p>
          </table:table-cell>
          <table:table-cell office:value-type="float" office:value="36.8686254643531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11 17:00:00</text:p>
          </table:table-cell>
          <table:table-cell office:value-type="float" office:value="-20.0202634245305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11 18:00:00</text:p>
          </table:table-cell>
          <table:table-cell office:value-type="float" office:value="-88.0202634244993" calcext:value-type="float">
            <text:p>-88.0202634245</text:p>
          </table:table-cell>
        </table:table-row>
        <table:table-row table:style-name="ro1">
          <table:table-cell office:value-type="string" calcext:value-type="string">
            <text:p>2019-11-11 19:00:00</text:p>
          </table:table-cell>
          <table:table-cell office:value-type="float" office:value="-12.9091523133579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11 20:00:00</text:p>
          </table:table-cell>
          <table:table-cell office:value-type="float" office:value="11.9797365754165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11 21:00:00</text:p>
          </table:table-cell>
          <table:table-cell office:value-type="float" office:value="-2.68693009115805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1-11 22:00:00</text:p>
          </table:table-cell>
          <table:table-cell office:value-type="float" office:value="6.64640324215809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1-11 23:00:00</text:p>
          </table:table-cell>
          <table:table-cell office:value-type="float" office:value="6.20195879767168" calcext:value-type="float">
            <text:p>6.2019587977</text:p>
          </table:table-cell>
        </table:table-row>
        <table:table-row table:style-name="ro1">
          <table:table-cell office:value-type="string" calcext:value-type="string">
            <text:p>2019-11-12 00:00:00</text:p>
          </table:table-cell>
          <table:table-cell office:value-type="float" office:value="68.8686254643849" calcext:value-type="float">
            <text:p>68.8686254644</text:p>
          </table:table-cell>
        </table:table-row>
        <table:table-row table:style-name="ro1">
          <table:table-cell office:value-type="string" calcext:value-type="string">
            <text:p>2019-11-12 01:00:00</text:p>
          </table:table-cell>
          <table:table-cell office:value-type="float" office:value="51.0908476865665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1-12 02:00:00</text:p>
          </table:table-cell>
          <table:table-cell office:value-type="float" office:value="126.646403242165" calcext:value-type="float">
            <text:p>126.6464032422</text:p>
          </table:table-cell>
        </table:table-row>
        <table:table-row table:style-name="ro1">
          <table:table-cell office:value-type="string" calcext:value-type="string">
            <text:p>2019-11-12 03:00:00</text:p>
          </table:table-cell>
          <table:table-cell office:value-type="float" office:value="3.03465045596141" calcext:value-type="float">
            <text:p>3.034650456</text:p>
          </table:table-cell>
        </table:table-row>
        <table:table-row table:style-name="ro1">
          <table:table-cell office:value-type="string" calcext:value-type="string">
            <text:p>2019-11-12 04:00:00</text:p>
          </table:table-cell>
          <table:table-cell office:value-type="float" office:value="55.3982868195319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2 05:00:00</text:p>
          </table:table-cell>
          <table:table-cell office:value-type="float" office:value="43.1801050013784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12 06:00:00</text:p>
          </table:table-cell>
          <table:table-cell office:value-type="float" office:value="40.1255595468578" calcext:value-type="float">
            <text:p>40.1255595469</text:p>
          </table:table-cell>
        </table:table-row>
        <table:table-row table:style-name="ro1">
          <table:table-cell office:value-type="string" calcext:value-type="string">
            <text:p>2019-11-12 07:00:00</text:p>
          </table:table-cell>
          <table:table-cell office:value-type="float" office:value="24.4241810198717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1-12 08:00:00</text:p>
          </table:table-cell>
          <table:table-cell office:value-type="float" office:value="103.090847686623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12 09:00:00</text:p>
          </table:table-cell>
          <table:table-cell office:value-type="float" office:value="63.0908476866268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2 10:00:00</text:p>
          </table:table-cell>
          <table:table-cell office:value-type="float" office:value="25.3130699088142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12 11:00:00</text:p>
          </table:table-cell>
          <table:table-cell office:value-type="float" office:value="40.8686254642968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12 12:00:00</text:p>
          </table:table-cell>
          <table:table-cell office:value-type="float" office:value="28.4241810200035" calcext:value-type="float">
            <text:p>28.42418102</text:p>
          </table:table-cell>
        </table:table-row>
        <table:table-row table:style-name="ro1">
          <table:table-cell office:value-type="string" calcext:value-type="string">
            <text:p>2019-11-12 13:00:00</text:p>
          </table:table-cell>
          <table:table-cell office:value-type="float" office:value="127.090847686615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12 14:00:00</text:p>
          </table:table-cell>
          <table:table-cell office:value-type="float" office:value="231.090847686537" calcext:value-type="float">
            <text:p>231.0908476865</text:p>
          </table:table-cell>
        </table:table-row>
        <table:table-row table:style-name="ro1">
          <table:table-cell office:value-type="string" calcext:value-type="string">
            <text:p>2019-11-12 15:00:00</text:p>
          </table:table-cell>
          <table:table-cell office:value-type="float" office:value="62.2019587977294" calcext:value-type="float">
            <text:p>62.2019587977</text:p>
          </table:table-cell>
        </table:table-row>
        <table:table-row table:style-name="ro1">
          <table:table-cell office:value-type="string" calcext:value-type="string">
            <text:p>2019-11-12 16:00:00</text:p>
          </table:table-cell>
          <table:table-cell office:value-type="float" office:value="108.868625464362" calcext:value-type="float">
            <text:p>108.8686254644</text:p>
          </table:table-cell>
        </table:table-row>
        <table:table-row table:style-name="ro1">
          <table:table-cell office:value-type="string" calcext:value-type="string">
            <text:p>2019-11-12 17:00:00</text:p>
          </table:table-cell>
          <table:table-cell office:value-type="float" office:value="51.9797365754581" calcext:value-type="float">
            <text:p>51.9797365755</text:p>
          </table:table-cell>
        </table:table-row>
        <table:table-row table:style-name="ro1">
          <table:table-cell office:value-type="string" calcext:value-type="string">
            <text:p>2019-11-12 18:00:00</text:p>
          </table:table-cell>
          <table:table-cell office:value-type="float" office:value="-64.0202634245115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12 19:00:00</text:p>
          </table:table-cell>
          <table:table-cell office:value-type="float" office:value="11.0908476866212" calcext:value-type="float">
            <text:p>11.0908476866</text:p>
          </table:table-cell>
        </table:table-row>
        <table:table-row table:style-name="ro1">
          <table:table-cell office:value-type="string" calcext:value-type="string">
            <text:p>2019-11-12 20:00:00</text:p>
          </table:table-cell>
          <table:table-cell office:value-type="float" office:value="59.97973657545" calcext:value-type="float">
            <text:p>59.9797365755</text:p>
          </table:table-cell>
        </table:table-row>
        <table:table-row table:style-name="ro1">
          <table:table-cell office:value-type="string" calcext:value-type="string">
            <text:p>2019-11-12 21:00:00</text:p>
          </table:table-cell>
          <table:table-cell office:value-type="float" office:value="21.3130699088782" calcext:value-type="float">
            <text:p>21.3130699089</text:p>
          </table:table-cell>
        </table:table-row>
        <table:table-row table:style-name="ro1">
          <table:table-cell office:value-type="string" calcext:value-type="string">
            <text:p>2019-11-12 22:00:00</text:p>
          </table:table-cell>
          <table:table-cell office:value-type="float" office:value="30.6464032421409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12 23:00:00</text:p>
          </table:table-cell>
          <table:table-cell office:value-type="float" office:value="6.20195879769772" calcext:value-type="float">
            <text:p>6.2019587977</text:p>
          </table:table-cell>
        </table:table-row>
        <table:table-row table:style-name="ro1">
          <table:table-cell office:value-type="string" calcext:value-type="string">
            <text:p>2019-11-13 00:00:00</text:p>
          </table:table-cell>
          <table:table-cell office:value-type="float" office:value="44.8686254643869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3 01:00:00</text:p>
          </table:table-cell>
          <table:table-cell office:value-type="float" office:value="51.0908476865447" calcext:value-type="float">
            <text:p>51.0908476865</text:p>
          </table:table-cell>
        </table:table-row>
        <table:table-row table:style-name="ro1">
          <table:table-cell office:value-type="string" calcext:value-type="string">
            <text:p>2019-11-13 02:00:00</text:p>
          </table:table-cell>
          <table:table-cell office:value-type="float" office:value="78.6464032421718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13 03:00:00</text:p>
          </table:table-cell>
          <table:table-cell office:value-type="float" office:value="-20.9653495440235" calcext:value-type="float">
            <text:p>-20.965349544</text:p>
          </table:table-cell>
        </table:table-row>
        <table:table-row table:style-name="ro1">
          <table:table-cell office:value-type="string" calcext:value-type="string">
            <text:p>2019-11-13 04:00:00</text:p>
          </table:table-cell>
          <table:table-cell office:value-type="float" office:value="31.3982868194967" calcext:value-type="float">
            <text:p>31.3982868195</text:p>
          </table:table-cell>
        </table:table-row>
        <table:table-row table:style-name="ro1">
          <table:table-cell office:value-type="string" calcext:value-type="string">
            <text:p>2019-11-13 05:00:00</text:p>
          </table:table-cell>
          <table:table-cell office:value-type="float" office:value="43.1801050013909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13 06:00:00</text:p>
          </table:table-cell>
          <table:table-cell office:value-type="float" office:value="16.125559546862" calcext:value-type="float">
            <text:p>16.1255595469</text:p>
          </table:table-cell>
        </table:table-row>
        <table:table-row table:style-name="ro1">
          <table:table-cell office:value-type="string" calcext:value-type="string">
            <text:p>2019-11-13 07:00:00</text:p>
          </table:table-cell>
          <table:table-cell office:value-type="float" office:value="24.4241810198426" calcext:value-type="float">
            <text:p>24.4241810198</text:p>
          </table:table-cell>
        </table:table-row>
        <table:table-row table:style-name="ro1">
          <table:table-cell office:value-type="string" calcext:value-type="string">
            <text:p>2019-11-13 08:00:00</text:p>
          </table:table-cell>
          <table:table-cell office:value-type="float" office:value="79.0908476866154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13 09:00:00</text:p>
          </table:table-cell>
          <table:table-cell office:value-type="float" office:value="39.090847686652" calcext:value-type="float">
            <text:p>39.0908476867</text:p>
          </table:table-cell>
        </table:table-row>
        <table:table-row table:style-name="ro1">
          <table:table-cell office:value-type="string" calcext:value-type="string">
            <text:p>2019-11-13 10:00:00</text:p>
          </table:table-cell>
          <table:table-cell office:value-type="float" office:value="1.31306990882918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13 11:00:00</text:p>
          </table:table-cell>
          <table:table-cell office:value-type="float" office:value="16.8686254642955" calcext:value-type="float">
            <text:p>16.8686254643</text:p>
          </table:table-cell>
        </table:table-row>
        <table:table-row table:style-name="ro1">
          <table:table-cell office:value-type="string" calcext:value-type="string">
            <text:p>2019-11-13 12:00:00</text:p>
          </table:table-cell>
          <table:table-cell office:value-type="float" office:value="-19.5758189800093" calcext:value-type="float">
            <text:p>-19.57581898</text:p>
          </table:table-cell>
        </table:table-row>
        <table:table-row table:style-name="ro1">
          <table:table-cell office:value-type="string" calcext:value-type="string">
            <text:p>2019-11-13 13:00:00</text:p>
          </table:table-cell>
          <table:table-cell office:value-type="float" office:value="31.0908476866374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13 14:00:00</text:p>
          </table:table-cell>
          <table:table-cell office:value-type="float" office:value="63.090847686527" calcext:value-type="float">
            <text:p>63.0908476865</text:p>
          </table:table-cell>
        </table:table-row>
        <table:table-row table:style-name="ro1">
          <table:table-cell office:value-type="string" calcext:value-type="string">
            <text:p>2019-11-13 15:00:00</text:p>
          </table:table-cell>
          <table:table-cell office:value-type="float" office:value="-57.7980412022731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13 16:00:00</text:p>
          </table:table-cell>
          <table:table-cell office:value-type="float" office:value="12.8686254643659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13 17:00:00</text:p>
          </table:table-cell>
          <table:table-cell office:value-type="float" office:value="3.97973657546129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13 18:00:00</text:p>
          </table:table-cell>
          <table:table-cell office:value-type="float" office:value="-64.0202634245124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13 19:00:00</text:p>
          </table:table-cell>
          <table:table-cell office:value-type="float" office:value="-12.9091523133694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13 20:00:00</text:p>
          </table:table-cell>
          <table:table-cell office:value-type="float" office:value="35.9797365754313" calcext:value-type="float">
            <text:p>35.9797365754</text:p>
          </table:table-cell>
        </table:table-row>
        <table:table-row table:style-name="ro1">
          <table:table-cell office:value-type="string" calcext:value-type="string">
            <text:p>2019-11-13 21:00:00</text:p>
          </table:table-cell>
          <table:table-cell office:value-type="float" office:value="-2.68693009112319" calcext:value-type="float">
            <text:p>-2.6869300911</text:p>
          </table:table-cell>
        </table:table-row>
        <table:table-row table:style-name="ro1">
          <table:table-cell office:value-type="string" calcext:value-type="string">
            <text:p>2019-11-13 22:00:00</text:p>
          </table:table-cell>
          <table:table-cell office:value-type="float" office:value="30.6464032421567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1-13 23:00:00</text:p>
          </table:table-cell>
          <table:table-cell office:value-type="float" office:value="6.20195879768546" calcext:value-type="float">
            <text:p>6.2019587977</text:p>
          </table:table-cell>
        </table:table-row>
        <table:table-row table:style-name="ro1">
          <table:table-cell office:value-type="string" calcext:value-type="string">
            <text:p>2019-11-14 00:00:00</text:p>
          </table:table-cell>
          <table:table-cell office:value-type="float" office:value="68.8686254643807" calcext:value-type="float">
            <text:p>68.8686254644</text:p>
          </table:table-cell>
        </table:table-row>
        <table:table-row table:style-name="ro1">
          <table:table-cell office:value-type="string" calcext:value-type="string">
            <text:p>2019-11-14 01:00:00</text:p>
          </table:table-cell>
          <table:table-cell office:value-type="float" office:value="75.0908476865577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14 02:00:00</text:p>
          </table:table-cell>
          <table:table-cell office:value-type="float" office:value="102.646403242171" calcext:value-type="float">
            <text:p>102.6464032422</text:p>
          </table:table-cell>
        </table:table-row>
        <table:table-row table:style-name="ro1">
          <table:table-cell office:value-type="string" calcext:value-type="string">
            <text:p>2019-11-14 03:00:00</text:p>
          </table:table-cell>
          <table:table-cell office:value-type="float" office:value="3.03465045596803" calcext:value-type="float">
            <text:p>3.034650456</text:p>
          </table:table-cell>
        </table:table-row>
        <table:table-row table:style-name="ro1">
          <table:table-cell office:value-type="string" calcext:value-type="string">
            <text:p>2019-11-14 04:00:00</text:p>
          </table:table-cell>
          <table:table-cell office:value-type="float" office:value="55.3982868195289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4 05:00:00</text:p>
          </table:table-cell>
          <table:table-cell office:value-type="float" office:value="67.1801050013806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1-14 06:00:00</text:p>
          </table:table-cell>
          <table:table-cell office:value-type="float" office:value="40.1255595468501" calcext:value-type="float">
            <text:p>40.1255595469</text:p>
          </table:table-cell>
        </table:table-row>
        <table:table-row table:style-name="ro1">
          <table:table-cell office:value-type="string" calcext:value-type="string">
            <text:p>2019-11-14 07:00:00</text:p>
          </table:table-cell>
          <table:table-cell office:value-type="float" office:value="48.4241810198572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14 08:00:00</text:p>
          </table:table-cell>
          <table:table-cell office:value-type="float" office:value="79.0908476866086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14 09:00:00</text:p>
          </table:table-cell>
          <table:table-cell office:value-type="float" office:value="63.0908476866448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4 10:00:00</text:p>
          </table:table-cell>
          <table:table-cell office:value-type="float" office:value="1.31306990881313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14 11:00:00</text:p>
          </table:table-cell>
          <table:table-cell office:value-type="float" office:value="16.8686254643336" calcext:value-type="float">
            <text:p>16.8686254643</text:p>
          </table:table-cell>
        </table:table-row>
        <table:table-row table:style-name="ro1">
          <table:table-cell office:value-type="string" calcext:value-type="string">
            <text:p>2019-11-14 12:00:00</text:p>
          </table:table-cell>
          <table:table-cell office:value-type="float" office:value="-19.5758189800192" calcext:value-type="float">
            <text:p>-19.57581898</text:p>
          </table:table-cell>
        </table:table-row>
        <table:table-row table:style-name="ro1">
          <table:table-cell office:value-type="string" calcext:value-type="string">
            <text:p>2019-11-14 13:00:00</text:p>
          </table:table-cell>
          <table:table-cell office:value-type="float" office:value="31.0908476865889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14 14:00:00</text:p>
          </table:table-cell>
          <table:table-cell office:value-type="float" office:value="63.0908476865527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4 15:00:00</text:p>
          </table:table-cell>
          <table:table-cell office:value-type="float" office:value="-57.7980412022687" calcext:value-type="float">
            <text:p>-57.7980412023</text:p>
          </table:table-cell>
        </table:table-row>
        <table:table-row table:style-name="ro1">
          <table:table-cell office:value-type="string" calcext:value-type="string">
            <text:p>2019-11-14 16:00:00</text:p>
          </table:table-cell>
          <table:table-cell office:value-type="float" office:value="36.8686254643694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14 17:00:00</text:p>
          </table:table-cell>
          <table:table-cell office:value-type="float" office:value="3.9797365754835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14 18:00:00</text:p>
          </table:table-cell>
          <table:table-cell office:value-type="float" office:value="-64.0202634245272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14 19:00:00</text:p>
          </table:table-cell>
          <table:table-cell office:value-type="float" office:value="-36.9091523133826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14 20:00:00</text:p>
          </table:table-cell>
          <table:table-cell office:value-type="float" office:value="35.9797365754535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1-14 21:00:00</text:p>
          </table:table-cell>
          <table:table-cell office:value-type="float" office:value="-26.6869300911383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14 22:00:00</text:p>
          </table:table-cell>
          <table:table-cell office:value-type="float" office:value="6.64640324214454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1-14 23:00:00</text:p>
          </table:table-cell>
          <table:table-cell office:value-type="float" office:value="6.20195879767489" calcext:value-type="float">
            <text:p>6.2019587977</text:p>
          </table:table-cell>
        </table:table-row>
        <table:table-row table:style-name="ro1">
          <table:table-cell office:value-type="string" calcext:value-type="string">
            <text:p>2019-11-15 00:00:00</text:p>
          </table:table-cell>
          <table:table-cell office:value-type="float" office:value="44.8686254643858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5 01:00:00</text:p>
          </table:table-cell>
          <table:table-cell office:value-type="float" office:value="75.0908476865785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15 02:00:00</text:p>
          </table:table-cell>
          <table:table-cell office:value-type="float" office:value="78.646403242161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15 03:00:00</text:p>
          </table:table-cell>
          <table:table-cell office:value-type="float" office:value="-20.9653495440452" calcext:value-type="float">
            <text:p>-20.965349544</text:p>
          </table:table-cell>
        </table:table-row>
        <table:table-row table:style-name="ro1">
          <table:table-cell office:value-type="string" calcext:value-type="string">
            <text:p>2019-11-15 04:00:00</text:p>
          </table:table-cell>
          <table:table-cell office:value-type="float" office:value="31.3982868195652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15 05:00:00</text:p>
          </table:table-cell>
          <table:table-cell office:value-type="float" office:value="43.1801050013604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15 06:00:00</text:p>
          </table:table-cell>
          <table:table-cell office:value-type="float" office:value="40.1255595468524" calcext:value-type="float">
            <text:p>40.1255595469</text:p>
          </table:table-cell>
        </table:table-row>
        <table:table-row table:style-name="ro1">
          <table:table-cell office:value-type="string" calcext:value-type="string">
            <text:p>2019-11-15 07:00:00</text:p>
          </table:table-cell>
          <table:table-cell office:value-type="float" office:value="48.4241810198545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15 08:00:00</text:p>
          </table:table-cell>
          <table:table-cell office:value-type="float" office:value="103.090847686597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1-15 09:00:00</text:p>
          </table:table-cell>
          <table:table-cell office:value-type="float" office:value="87.0908476866114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15 10:00:00</text:p>
          </table:table-cell>
          <table:table-cell office:value-type="float" office:value="25.3130699088208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15 11:00:00</text:p>
          </table:table-cell>
          <table:table-cell office:value-type="float" office:value="40.8686254643289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15 12:00:00</text:p>
          </table:table-cell>
          <table:table-cell office:value-type="float" office:value="4.42418101997241" calcext:value-type="float">
            <text:p>4.42418102</text:p>
          </table:table-cell>
        </table:table-row>
        <table:table-row table:style-name="ro1">
          <table:table-cell office:value-type="string" calcext:value-type="string">
            <text:p>2019-11-15 13:00:00</text:p>
          </table:table-cell>
          <table:table-cell office:value-type="float" office:value="55.0908476866238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15 14:00:00</text:p>
          </table:table-cell>
          <table:table-cell office:value-type="float" office:value="87.0908476865464" calcext:value-type="float">
            <text:p>87.0908476865</text:p>
          </table:table-cell>
        </table:table-row>
        <table:table-row table:style-name="ro1">
          <table:table-cell office:value-type="string" calcext:value-type="string">
            <text:p>2019-11-15 15:00:00</text:p>
          </table:table-cell>
          <table:table-cell office:value-type="float" office:value="-9.79804120227633" calcext:value-type="float">
            <text:p>-9.7980412023</text:p>
          </table:table-cell>
        </table:table-row>
        <table:table-row table:style-name="ro1">
          <table:table-cell office:value-type="string" calcext:value-type="string">
            <text:p>2019-11-15 16:00:00</text:p>
          </table:table-cell>
          <table:table-cell office:value-type="float" office:value="36.8686254643646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15 17:00:00</text:p>
          </table:table-cell>
          <table:table-cell office:value-type="float" office:value="27.9797365754811" calcext:value-type="float">
            <text:p>27.9797365755</text:p>
          </table:table-cell>
        </table:table-row>
        <table:table-row table:style-name="ro1">
          <table:table-cell office:value-type="string" calcext:value-type="string">
            <text:p>2019-11-15 18:00:00</text:p>
          </table:table-cell>
          <table:table-cell office:value-type="float" office:value="-40.0202634245165" calcext:value-type="float">
            <text:p>-40.0202634245</text:p>
          </table:table-cell>
        </table:table-row>
        <table:table-row table:style-name="ro1">
          <table:table-cell office:value-type="string" calcext:value-type="string">
            <text:p>2019-11-15 19:00:00</text:p>
          </table:table-cell>
          <table:table-cell office:value-type="float" office:value="-36.9091523134028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15 20:00:00</text:p>
          </table:table-cell>
          <table:table-cell office:value-type="float" office:value="35.9797365754633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1-15 21:00:00</text:p>
          </table:table-cell>
          <table:table-cell office:value-type="float" office:value="-26.686930091118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15 22:00:00</text:p>
          </table:table-cell>
          <table:table-cell office:value-type="float" office:value="6.646403242126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1-15 23:00:00</text:p>
          </table:table-cell>
          <table:table-cell office:value-type="float" office:value="30.2019587976678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1-16 00:00:00</text:p>
          </table:table-cell>
          <table:table-cell office:value-type="float" office:value="44.8686254643943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6 01:00:00</text:p>
          </table:table-cell>
          <table:table-cell office:value-type="float" office:value="75.0908476865704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16 02:00:00</text:p>
          </table:table-cell>
          <table:table-cell office:value-type="float" office:value="78.6464032421526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16 03:00:00</text:p>
          </table:table-cell>
          <table:table-cell office:value-type="float" office:value="3.03465045596012" calcext:value-type="float">
            <text:p>3.034650456</text:p>
          </table:table-cell>
        </table:table-row>
        <table:table-row table:style-name="ro1">
          <table:table-cell office:value-type="string" calcext:value-type="string">
            <text:p>2019-11-16 04:00:00</text:p>
          </table:table-cell>
          <table:table-cell office:value-type="float" office:value="55.3982868195291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6 05:00:00</text:p>
          </table:table-cell>
          <table:table-cell office:value-type="float" office:value="43.1801050014097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16 06:00:00</text:p>
          </table:table-cell>
          <table:table-cell office:value-type="float" office:value="64.1255595468571" calcext:value-type="float">
            <text:p>64.1255595469</text:p>
          </table:table-cell>
        </table:table-row>
        <table:table-row table:style-name="ro1">
          <table:table-cell office:value-type="string" calcext:value-type="string">
            <text:p>2019-11-16 07:00:00</text:p>
          </table:table-cell>
          <table:table-cell office:value-type="float" office:value="48.4241810198639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16 08:00:00</text:p>
          </table:table-cell>
          <table:table-cell office:value-type="float" office:value="55.0908476865798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16 09:00:00</text:p>
          </table:table-cell>
          <table:table-cell office:value-type="float" office:value="63.0908476866316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6 10:00:00</text:p>
          </table:table-cell>
          <table:table-cell office:value-type="float" office:value="1.31306990882173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16 11:00:00</text:p>
          </table:table-cell>
          <table:table-cell office:value-type="float" office:value="16.8686254643307" calcext:value-type="float">
            <text:p>16.8686254643</text:p>
          </table:table-cell>
        </table:table-row>
        <table:table-row table:style-name="ro1">
          <table:table-cell office:value-type="string" calcext:value-type="string">
            <text:p>2019-11-16 12:00:00</text:p>
          </table:table-cell>
          <table:table-cell office:value-type="float" office:value="-19.5758189800283" calcext:value-type="float">
            <text:p>-19.57581898</text:p>
          </table:table-cell>
        </table:table-row>
        <table:table-row table:style-name="ro1">
          <table:table-cell office:value-type="string" calcext:value-type="string">
            <text:p>2019-11-16 13:00:00</text:p>
          </table:table-cell>
          <table:table-cell office:value-type="float" office:value="31.0908476866143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16 14:00:00</text:p>
          </table:table-cell>
          <table:table-cell office:value-type="float" office:value="39.090847686571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16 15:00:00</text:p>
          </table:table-cell>
          <table:table-cell office:value-type="float" office:value="-33.7980412022682" calcext:value-type="float">
            <text:p>-33.7980412023</text:p>
          </table:table-cell>
        </table:table-row>
        <table:table-row table:style-name="ro1">
          <table:table-cell office:value-type="string" calcext:value-type="string">
            <text:p>2019-11-16 16:00:00</text:p>
          </table:table-cell>
          <table:table-cell office:value-type="float" office:value="12.8686254643594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16 17:00:00</text:p>
          </table:table-cell>
          <table:table-cell office:value-type="float" office:value="3.97973657549223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16 18:00:00</text:p>
          </table:table-cell>
          <table:table-cell office:value-type="float" office:value="-64.0202634245044" calcext:value-type="float">
            <text:p>-64.0202634245</text:p>
          </table:table-cell>
        </table:table-row>
        <table:table-row table:style-name="ro1">
          <table:table-cell office:value-type="string" calcext:value-type="string">
            <text:p>2019-11-16 19:00:00</text:p>
          </table:table-cell>
          <table:table-cell office:value-type="float" office:value="-12.9091523133967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16 20:00:00</text:p>
          </table:table-cell>
          <table:table-cell office:value-type="float" office:value="11.9797365754284" calcext:value-type="float">
            <text:p>11.9797365754</text:p>
          </table:table-cell>
        </table:table-row>
        <table:table-row table:style-name="ro1">
          <table:table-cell office:value-type="string" calcext:value-type="string">
            <text:p>2019-11-16 21:00:00</text:p>
          </table:table-cell>
          <table:table-cell office:value-type="float" office:value="-26.6869300911223" calcext:value-type="float">
            <text:p>-26.6869300911</text:p>
          </table:table-cell>
        </table:table-row>
        <table:table-row table:style-name="ro1">
          <table:table-cell office:value-type="string" calcext:value-type="string">
            <text:p>2019-11-16 22:00:00</text:p>
          </table:table-cell>
          <table:table-cell office:value-type="float" office:value="6.64640324212734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1-16 23:00:00</text:p>
          </table:table-cell>
          <table:table-cell office:value-type="float" office:value="30.2019587976885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1-17 00:00:00</text:p>
          </table:table-cell>
          <table:table-cell office:value-type="float" office:value="44.8686254644047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7 01:00:00</text:p>
          </table:table-cell>
          <table:table-cell office:value-type="float" office:value="99.0908476865679" calcext:value-type="float">
            <text:p>99.0908476866</text:p>
          </table:table-cell>
        </table:table-row>
        <table:table-row table:style-name="ro1">
          <table:table-cell office:value-type="string" calcext:value-type="string">
            <text:p>2019-11-17 02:00:00</text:p>
          </table:table-cell>
          <table:table-cell office:value-type="float" office:value="102.646403242141" calcext:value-type="float">
            <text:p>102.6464032421</text:p>
          </table:table-cell>
        </table:table-row>
        <table:table-row table:style-name="ro1">
          <table:table-cell office:value-type="string" calcext:value-type="string">
            <text:p>2019-11-17 03:00:00</text:p>
          </table:table-cell>
          <table:table-cell office:value-type="float" office:value="3.03465045593872" calcext:value-type="float">
            <text:p>3.0346504559</text:p>
          </table:table-cell>
        </table:table-row>
        <table:table-row table:style-name="ro1">
          <table:table-cell office:value-type="string" calcext:value-type="string">
            <text:p>2019-11-17 04:00:00</text:p>
          </table:table-cell>
          <table:table-cell office:value-type="float" office:value="79.3982868195433" calcext:value-type="float">
            <text:p>79.3982868195</text:p>
          </table:table-cell>
        </table:table-row>
        <table:table-row table:style-name="ro1">
          <table:table-cell office:value-type="string" calcext:value-type="string">
            <text:p>2019-11-17 05:00:00</text:p>
          </table:table-cell>
          <table:table-cell office:value-type="float" office:value="43.1801050014041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17 06:00:00</text:p>
          </table:table-cell>
          <table:table-cell office:value-type="float" office:value="64.1255595468346" calcext:value-type="float">
            <text:p>64.1255595468</text:p>
          </table:table-cell>
        </table:table-row>
        <table:table-row table:style-name="ro1">
          <table:table-cell office:value-type="string" calcext:value-type="string">
            <text:p>2019-11-17 07:00:00</text:p>
          </table:table-cell>
          <table:table-cell office:value-type="float" office:value="48.4241810198785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17 08:00:00</text:p>
          </table:table-cell>
          <table:table-cell office:value-type="float" office:value="55.0908476865913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17 09:00:00</text:p>
          </table:table-cell>
          <table:table-cell office:value-type="float" office:value="87.0908476866267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17 10:00:00</text:p>
          </table:table-cell>
          <table:table-cell office:value-type="float" office:value="25.3130699088325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17 11:00:00</text:p>
          </table:table-cell>
          <table:table-cell office:value-type="float" office:value="40.8686254643052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17 12:00:00</text:p>
          </table:table-cell>
          <table:table-cell office:value-type="float" office:value="4.42418101995816" calcext:value-type="float">
            <text:p>4.42418102</text:p>
          </table:table-cell>
        </table:table-row>
        <table:table-row table:style-name="ro1">
          <table:table-cell office:value-type="string" calcext:value-type="string">
            <text:p>2019-11-17 13:00:00</text:p>
          </table:table-cell>
          <table:table-cell office:value-type="float" office:value="31.0908476866111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17 14:00:00</text:p>
          </table:table-cell>
          <table:table-cell office:value-type="float" office:value="39.0908476865586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17 15:00:00</text:p>
          </table:table-cell>
          <table:table-cell office:value-type="float" office:value="-33.7980412022943" calcext:value-type="float">
            <text:p>-33.7980412023</text:p>
          </table:table-cell>
        </table:table-row>
        <table:table-row table:style-name="ro1">
          <table:table-cell office:value-type="string" calcext:value-type="string">
            <text:p>2019-11-17 16:00:00</text:p>
          </table:table-cell>
          <table:table-cell office:value-type="float" office:value="12.8686254643768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17 17:00:00</text:p>
          </table:table-cell>
          <table:table-cell office:value-type="float" office:value="-20.02026342454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17 18:00:00</text:p>
          </table:table-cell>
          <table:table-cell office:value-type="float" office:value="-40.0202634244724" calcext:value-type="float">
            <text:p>-40.0202634245</text:p>
          </table:table-cell>
        </table:table-row>
        <table:table-row table:style-name="ro1">
          <table:table-cell office:value-type="string" calcext:value-type="string">
            <text:p>2019-11-17 19:00:00</text:p>
          </table:table-cell>
          <table:table-cell office:value-type="float" office:value="-12.9091523134256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17 20:00:00</text:p>
          </table:table-cell>
          <table:table-cell office:value-type="float" office:value="59.9797365754525" calcext:value-type="float">
            <text:p>59.9797365755</text:p>
          </table:table-cell>
        </table:table-row>
        <table:table-row table:style-name="ro1">
          <table:table-cell office:value-type="string" calcext:value-type="string">
            <text:p>2019-11-17 21:00:00</text:p>
          </table:table-cell>
          <table:table-cell office:value-type="float" office:value="-2.68693009114786" calcext:value-type="float">
            <text:p>-2.6869300911</text:p>
          </table:table-cell>
        </table:table-row>
        <table:table-row table:style-name="ro1">
          <table:table-cell office:value-type="string" calcext:value-type="string">
            <text:p>2019-11-17 22:00:00</text:p>
          </table:table-cell>
          <table:table-cell office:value-type="float" office:value="30.6464032421276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17 23:00:00</text:p>
          </table:table-cell>
          <table:table-cell office:value-type="float" office:value="30.2019587976973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1-18 00:00:00</text:p>
          </table:table-cell>
          <table:table-cell office:value-type="float" office:value="44.8686254644171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8 01:00:00</text:p>
          </table:table-cell>
          <table:table-cell office:value-type="float" office:value="75.0908476865458" calcext:value-type="float">
            <text:p>75.0908476865</text:p>
          </table:table-cell>
        </table:table-row>
        <table:table-row table:style-name="ro1">
          <table:table-cell office:value-type="string" calcext:value-type="string">
            <text:p>2019-11-18 02:00:00</text:p>
          </table:table-cell>
          <table:table-cell office:value-type="float" office:value="54.6464032421425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1-18 03:00:00</text:p>
          </table:table-cell>
          <table:table-cell office:value-type="float" office:value="-20.9653495440627" calcext:value-type="float">
            <text:p>-20.9653495441</text:p>
          </table:table-cell>
        </table:table-row>
        <table:table-row table:style-name="ro1">
          <table:table-cell office:value-type="string" calcext:value-type="string">
            <text:p>2019-11-18 04:00:00</text:p>
          </table:table-cell>
          <table:table-cell office:value-type="float" office:value="55.3982868195425" calcext:value-type="float">
            <text:p>55.3982868195</text:p>
          </table:table-cell>
        </table:table-row>
        <table:table-row table:style-name="ro1">
          <table:table-cell office:value-type="string" calcext:value-type="string">
            <text:p>2019-11-18 05:00:00</text:p>
          </table:table-cell>
          <table:table-cell office:value-type="float" office:value="19.1801050014054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1-18 06:00:00</text:p>
          </table:table-cell>
          <table:table-cell office:value-type="float" office:value="64.1255595468253" calcext:value-type="float">
            <text:p>64.1255595468</text:p>
          </table:table-cell>
        </table:table-row>
        <table:table-row table:style-name="ro1">
          <table:table-cell office:value-type="string" calcext:value-type="string">
            <text:p>2019-11-18 07:00:00</text:p>
          </table:table-cell>
          <table:table-cell office:value-type="float" office:value="48.4241810198778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18 08:00:00</text:p>
          </table:table-cell>
          <table:table-cell office:value-type="float" office:value="79.0908476866186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18 09:00:00</text:p>
          </table:table-cell>
          <table:table-cell office:value-type="float" office:value="87.0908476866252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18 10:00:00</text:p>
          </table:table-cell>
          <table:table-cell office:value-type="float" office:value="25.3130699088252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18 11:00:00</text:p>
          </table:table-cell>
          <table:table-cell office:value-type="float" office:value="16.8686254643317" calcext:value-type="float">
            <text:p>16.8686254643</text:p>
          </table:table-cell>
        </table:table-row>
        <table:table-row table:style-name="ro1">
          <table:table-cell office:value-type="string" calcext:value-type="string">
            <text:p>2019-11-18 12:00:00</text:p>
          </table:table-cell>
          <table:table-cell office:value-type="float" office:value="28.4241810199379" calcext:value-type="float">
            <text:p>28.4241810199</text:p>
          </table:table-cell>
        </table:table-row>
        <table:table-row table:style-name="ro1">
          <table:table-cell office:value-type="string" calcext:value-type="string">
            <text:p>2019-11-18 13:00:00</text:p>
          </table:table-cell>
          <table:table-cell office:value-type="float" office:value="31.0908476866333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18 14:00:00</text:p>
          </table:table-cell>
          <table:table-cell office:value-type="float" office:value="63.0908476865588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8 15:00:00</text:p>
          </table:table-cell>
          <table:table-cell office:value-type="float" office:value="-9.79804120228927" calcext:value-type="float">
            <text:p>-9.7980412023</text:p>
          </table:table-cell>
        </table:table-row>
        <table:table-row table:style-name="ro1">
          <table:table-cell office:value-type="string" calcext:value-type="string">
            <text:p>2019-11-18 16:00:00</text:p>
          </table:table-cell>
          <table:table-cell office:value-type="float" office:value="12.8686254643602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18 17:00:00</text:p>
          </table:table-cell>
          <table:table-cell office:value-type="float" office:value="-20.0202634245316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18 18:00:00</text:p>
          </table:table-cell>
          <table:table-cell office:value-type="float" office:value="-16.0202634244652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1-18 19:00:00</text:p>
          </table:table-cell>
          <table:table-cell office:value-type="float" office:value="-36.9091523134212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18 20:00:00</text:p>
          </table:table-cell>
          <table:table-cell office:value-type="float" office:value="11.9797365754847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18 21:00:00</text:p>
          </table:table-cell>
          <table:table-cell office:value-type="float" office:value="-26.6869300911867" calcext:value-type="float">
            <text:p>-26.6869300912</text:p>
          </table:table-cell>
        </table:table-row>
        <table:table-row table:style-name="ro1">
          <table:table-cell office:value-type="string" calcext:value-type="string">
            <text:p>2019-11-18 22:00:00</text:p>
          </table:table-cell>
          <table:table-cell office:value-type="float" office:value="6.64640324213911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1-18 23:00:00</text:p>
          </table:table-cell>
          <table:table-cell office:value-type="float" office:value="54.2019587977143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1-19 00:00:00</text:p>
          </table:table-cell>
          <table:table-cell office:value-type="float" office:value="44.8686254644102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19 01:00:00</text:p>
          </table:table-cell>
          <table:table-cell office:value-type="float" office:value="75.0908476865299" calcext:value-type="float">
            <text:p>75.0908476865</text:p>
          </table:table-cell>
        </table:table-row>
        <table:table-row table:style-name="ro1">
          <table:table-cell office:value-type="string" calcext:value-type="string">
            <text:p>2019-11-19 02:00:00</text:p>
          </table:table-cell>
          <table:table-cell office:value-type="float" office:value="78.6464032421476" calcext:value-type="float">
            <text:p>78.6464032421</text:p>
          </table:table-cell>
        </table:table-row>
        <table:table-row table:style-name="ro1">
          <table:table-cell office:value-type="string" calcext:value-type="string">
            <text:p>2019-11-19 03:00:00</text:p>
          </table:table-cell>
          <table:table-cell office:value-type="float" office:value="3.03465045592575" calcext:value-type="float">
            <text:p>3.0346504559</text:p>
          </table:table-cell>
        </table:table-row>
        <table:table-row table:style-name="ro1">
          <table:table-cell office:value-type="string" calcext:value-type="string">
            <text:p>2019-11-19 04:00:00</text:p>
          </table:table-cell>
          <table:table-cell office:value-type="float" office:value="55.3982868195586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1-19 05:00:00</text:p>
          </table:table-cell>
          <table:table-cell office:value-type="float" office:value="19.1801050013757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1-19 06:00:00</text:p>
          </table:table-cell>
          <table:table-cell office:value-type="float" office:value="88.1255595468468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1-19 07:00:00</text:p>
          </table:table-cell>
          <table:table-cell office:value-type="float" office:value="72.4241810199012" calcext:value-type="float">
            <text:p>72.4241810199</text:p>
          </table:table-cell>
        </table:table-row>
        <table:table-row table:style-name="ro1">
          <table:table-cell office:value-type="string" calcext:value-type="string">
            <text:p>2019-11-19 08:00:00</text:p>
          </table:table-cell>
          <table:table-cell office:value-type="float" office:value="127.09084768661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19 09:00:00</text:p>
          </table:table-cell>
          <table:table-cell office:value-type="float" office:value="111.09084768663" calcext:value-type="float">
            <text:p>111.0908476866</text:p>
          </table:table-cell>
        </table:table-row>
        <table:table-row table:style-name="ro1">
          <table:table-cell office:value-type="string" calcext:value-type="string">
            <text:p>2019-11-19 10:00:00</text:p>
          </table:table-cell>
          <table:table-cell office:value-type="float" office:value="25.3130699088127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19 11:00:00</text:p>
          </table:table-cell>
          <table:table-cell office:value-type="float" office:value="16.8686254643186" calcext:value-type="float">
            <text:p>16.8686254643</text:p>
          </table:table-cell>
        </table:table-row>
        <table:table-row table:style-name="ro1">
          <table:table-cell office:value-type="string" calcext:value-type="string">
            <text:p>2019-11-19 12:00:00</text:p>
          </table:table-cell>
          <table:table-cell office:value-type="float" office:value="28.4241810199341" calcext:value-type="float">
            <text:p>28.4241810199</text:p>
          </table:table-cell>
        </table:table-row>
        <table:table-row table:style-name="ro1">
          <table:table-cell office:value-type="string" calcext:value-type="string">
            <text:p>2019-11-19 13:00:00</text:p>
          </table:table-cell>
          <table:table-cell office:value-type="float" office:value="7.09084768660177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1-19 14:00:00</text:p>
          </table:table-cell>
          <table:table-cell office:value-type="float" office:value="63.0908476865905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19 15:00:00</text:p>
          </table:table-cell>
          <table:table-cell office:value-type="float" office:value="14.201958797706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19 16:00:00</text:p>
          </table:table-cell>
          <table:table-cell office:value-type="float" office:value="36.8686254643449" calcext:value-type="float">
            <text:p>36.8686254643</text:p>
          </table:table-cell>
        </table:table-row>
        <table:table-row table:style-name="ro1">
          <table:table-cell office:value-type="string" calcext:value-type="string">
            <text:p>2019-11-19 17:00:00</text:p>
          </table:table-cell>
          <table:table-cell office:value-type="float" office:value="-20.0202634245377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19 18:00:00</text:p>
          </table:table-cell>
          <table:table-cell office:value-type="float" office:value="7.97973657551797" calcext:value-type="float">
            <text:p>7.9797365755</text:p>
          </table:table-cell>
        </table:table-row>
        <table:table-row table:style-name="ro1">
          <table:table-cell office:value-type="string" calcext:value-type="string">
            <text:p>2019-11-19 19:00:00</text:p>
          </table:table-cell>
          <table:table-cell office:value-type="float" office:value="-12.9091523134063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19 20:00:00</text:p>
          </table:table-cell>
          <table:table-cell office:value-type="float" office:value="11.9797365754614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19 21:00:00</text:p>
          </table:table-cell>
          <table:table-cell office:value-type="float" office:value="21.3130699088438" calcext:value-type="float">
            <text:p>21.3130699088</text:p>
          </table:table-cell>
        </table:table-row>
        <table:table-row table:style-name="ro1">
          <table:table-cell office:value-type="string" calcext:value-type="string">
            <text:p>2019-11-19 22:00:00</text:p>
          </table:table-cell>
          <table:table-cell office:value-type="float" office:value="30.6464032421378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19 23:00:00</text:p>
          </table:table-cell>
          <table:table-cell office:value-type="float" office:value="54.2019587977126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1-20 00:00:00</text:p>
          </table:table-cell>
          <table:table-cell office:value-type="float" office:value="44.8686254643818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20 01:00:00</text:p>
          </table:table-cell>
          <table:table-cell office:value-type="float" office:value="99.0908476865873" calcext:value-type="float">
            <text:p>99.0908476866</text:p>
          </table:table-cell>
        </table:table-row>
        <table:table-row table:style-name="ro1">
          <table:table-cell office:value-type="string" calcext:value-type="string">
            <text:p>2019-11-20 02:00:00</text:p>
          </table:table-cell>
          <table:table-cell office:value-type="float" office:value="54.646403242135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1-20 03:00:00</text:p>
          </table:table-cell>
          <table:table-cell office:value-type="float" office:value="27.034650455927" calcext:value-type="float">
            <text:p>27.0346504559</text:p>
          </table:table-cell>
        </table:table-row>
        <table:table-row table:style-name="ro1">
          <table:table-cell office:value-type="string" calcext:value-type="string">
            <text:p>2019-11-20 04:00:00</text:p>
          </table:table-cell>
          <table:table-cell office:value-type="float" office:value="31.3982868195699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20 05:00:00</text:p>
          </table:table-cell>
          <table:table-cell office:value-type="float" office:value="43.1801050013695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20 06:00:00</text:p>
          </table:table-cell>
          <table:table-cell office:value-type="float" office:value="64.1255595468409" calcext:value-type="float">
            <text:p>64.1255595468</text:p>
          </table:table-cell>
        </table:table-row>
        <table:table-row table:style-name="ro1">
          <table:table-cell office:value-type="string" calcext:value-type="string">
            <text:p>2019-11-20 07:00:00</text:p>
          </table:table-cell>
          <table:table-cell office:value-type="float" office:value="48.4241810199003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20 08:00:00</text:p>
          </table:table-cell>
          <table:table-cell office:value-type="float" office:value="79.0908476866183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20 09:00:00</text:p>
          </table:table-cell>
          <table:table-cell office:value-type="float" office:value="111.09084768663" calcext:value-type="float">
            <text:p>111.0908476866</text:p>
          </table:table-cell>
        </table:table-row>
        <table:table-row table:style-name="ro1">
          <table:table-cell office:value-type="string" calcext:value-type="string">
            <text:p>2019-11-20 10:00:00</text:p>
          </table:table-cell>
          <table:table-cell office:value-type="float" office:value="1.31306990880605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20 11:00:00</text:p>
          </table:table-cell>
          <table:table-cell office:value-type="float" office:value="40.8686254643289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20 12:00:00</text:p>
          </table:table-cell>
          <table:table-cell office:value-type="float" office:value="28.424181019933" calcext:value-type="float">
            <text:p>28.4241810199</text:p>
          </table:table-cell>
        </table:table-row>
        <table:table-row table:style-name="ro1">
          <table:table-cell office:value-type="string" calcext:value-type="string">
            <text:p>2019-11-20 13:00:00</text:p>
          </table:table-cell>
          <table:table-cell office:value-type="float" office:value="7.09084768658989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1-20 14:00:00</text:p>
          </table:table-cell>
          <table:table-cell office:value-type="float" office:value="39.0908476865812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20 15:00:00</text:p>
          </table:table-cell>
          <table:table-cell office:value-type="float" office:value="14.2019587976895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20 16:00:00</text:p>
          </table:table-cell>
          <table:table-cell office:value-type="float" office:value="12.8686254643792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20 17:00:00</text:p>
          </table:table-cell>
          <table:table-cell office:value-type="float" office:value="3.97973657549194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20 18:00:00</text:p>
          </table:table-cell>
          <table:table-cell office:value-type="float" office:value="7.97973657548042" calcext:value-type="float">
            <text:p>7.9797365755</text:p>
          </table:table-cell>
        </table:table-row>
        <table:table-row table:style-name="ro1">
          <table:table-cell office:value-type="string" calcext:value-type="string">
            <text:p>2019-11-20 19:00:00</text:p>
          </table:table-cell>
          <table:table-cell office:value-type="float" office:value="-36.9091523134126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20 20:00:00</text:p>
          </table:table-cell>
          <table:table-cell office:value-type="float" office:value="11.9797365754969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20 21:00:00</text:p>
          </table:table-cell>
          <table:table-cell office:value-type="float" office:value="-2.6869300911806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1-20 22:00:00</text:p>
          </table:table-cell>
          <table:table-cell office:value-type="float" office:value="30.6464032421318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20 23:00:00</text:p>
          </table:table-cell>
          <table:table-cell office:value-type="float" office:value="30.2019587977233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1-21 00:00:00</text:p>
          </table:table-cell>
          <table:table-cell office:value-type="float" office:value="44.8686254643853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21 01:00:00</text:p>
          </table:table-cell>
          <table:table-cell office:value-type="float" office:value="75.09084768656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21 02:00:00</text:p>
          </table:table-cell>
          <table:table-cell office:value-type="float" office:value="30.6464032421421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21 03:00:00</text:p>
          </table:table-cell>
          <table:table-cell office:value-type="float" office:value="27.0346504559258" calcext:value-type="float">
            <text:p>27.0346504559</text:p>
          </table:table-cell>
        </table:table-row>
        <table:table-row table:style-name="ro1">
          <table:table-cell office:value-type="string" calcext:value-type="string">
            <text:p>2019-11-21 04:00:00</text:p>
          </table:table-cell>
          <table:table-cell office:value-type="float" office:value="31.3982868195611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21 05:00:00</text:p>
          </table:table-cell>
          <table:table-cell office:value-type="float" office:value="43.1801050013714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1-21 06:00:00</text:p>
          </table:table-cell>
          <table:table-cell office:value-type="float" office:value="40.1255595468563" calcext:value-type="float">
            <text:p>40.1255595469</text:p>
          </table:table-cell>
        </table:table-row>
        <table:table-row table:style-name="ro1">
          <table:table-cell office:value-type="string" calcext:value-type="string">
            <text:p>2019-11-21 07:00:00</text:p>
          </table:table-cell>
          <table:table-cell office:value-type="float" office:value="72.4241810198854" calcext:value-type="float">
            <text:p>72.4241810199</text:p>
          </table:table-cell>
        </table:table-row>
        <table:table-row table:style-name="ro1">
          <table:table-cell office:value-type="string" calcext:value-type="string">
            <text:p>2019-11-21 08:00:00</text:p>
          </table:table-cell>
          <table:table-cell office:value-type="float" office:value="79.0908476866347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21 09:00:00</text:p>
          </table:table-cell>
          <table:table-cell office:value-type="float" office:value="135.090847686601" calcext:value-type="float">
            <text:p>135.0908476866</text:p>
          </table:table-cell>
        </table:table-row>
        <table:table-row table:style-name="ro1">
          <table:table-cell office:value-type="string" calcext:value-type="string">
            <text:p>2019-11-21 10:00:00</text:p>
          </table:table-cell>
          <table:table-cell office:value-type="float" office:value="25.3130699088168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1-21 11:00:00</text:p>
          </table:table-cell>
          <table:table-cell office:value-type="float" office:value="64.8686254643215" calcext:value-type="float">
            <text:p>64.8686254643</text:p>
          </table:table-cell>
        </table:table-row>
        <table:table-row table:style-name="ro1">
          <table:table-cell office:value-type="string" calcext:value-type="string">
            <text:p>2019-11-21 12:00:00</text:p>
          </table:table-cell>
          <table:table-cell office:value-type="float" office:value="28.4241810199418" calcext:value-type="float">
            <text:p>28.4241810199</text:p>
          </table:table-cell>
        </table:table-row>
        <table:table-row table:style-name="ro1">
          <table:table-cell office:value-type="string" calcext:value-type="string">
            <text:p>2019-11-21 13:00:00</text:p>
          </table:table-cell>
          <table:table-cell office:value-type="float" office:value="31.0908476866031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1-21 14:00:00</text:p>
          </table:table-cell>
          <table:table-cell office:value-type="float" office:value="63.0908476865754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21 15:00:00</text:p>
          </table:table-cell>
          <table:table-cell office:value-type="float" office:value="14.2019587976617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21 16:00:00</text:p>
          </table:table-cell>
          <table:table-cell office:value-type="float" office:value="60.8686254643847" calcext:value-type="float">
            <text:p>60.8686254644</text:p>
          </table:table-cell>
        </table:table-row>
        <table:table-row table:style-name="ro1">
          <table:table-cell office:value-type="string" calcext:value-type="string">
            <text:p>2019-11-21 17:00:00</text:p>
          </table:table-cell>
          <table:table-cell office:value-type="float" office:value="27.9797365754992" calcext:value-type="float">
            <text:p>27.9797365755</text:p>
          </table:table-cell>
        </table:table-row>
        <table:table-row table:style-name="ro1">
          <table:table-cell office:value-type="string" calcext:value-type="string">
            <text:p>2019-11-21 18:00:00</text:p>
          </table:table-cell>
          <table:table-cell office:value-type="float" office:value="31.9797365754722" calcext:value-type="float">
            <text:p>31.9797365755</text:p>
          </table:table-cell>
        </table:table-row>
        <table:table-row table:style-name="ro1">
          <table:table-cell office:value-type="string" calcext:value-type="string">
            <text:p>2019-11-21 19:00:00</text:p>
          </table:table-cell>
          <table:table-cell office:value-type="float" office:value="-12.909152313407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1-21 20:00:00</text:p>
          </table:table-cell>
          <table:table-cell office:value-type="float" office:value="59.9797365754804" calcext:value-type="float">
            <text:p>59.9797365755</text:p>
          </table:table-cell>
        </table:table-row>
        <table:table-row table:style-name="ro1">
          <table:table-cell office:value-type="string" calcext:value-type="string">
            <text:p>2019-11-21 21:00:00</text:p>
          </table:table-cell>
          <table:table-cell office:value-type="float" office:value="69.313069908822" calcext:value-type="float">
            <text:p>69.3130699088</text:p>
          </table:table-cell>
        </table:table-row>
        <table:table-row table:style-name="ro1">
          <table:table-cell office:value-type="string" calcext:value-type="string">
            <text:p>2019-11-21 22:00:00</text:p>
          </table:table-cell>
          <table:table-cell office:value-type="float" office:value="102.646403242148" calcext:value-type="float">
            <text:p>102.6464032421</text:p>
          </table:table-cell>
        </table:table-row>
        <table:table-row table:style-name="ro1">
          <table:table-cell office:value-type="string" calcext:value-type="string">
            <text:p>2019-11-21 23:00:00</text:p>
          </table:table-cell>
          <table:table-cell office:value-type="float" office:value="126.20195879772" calcext:value-type="float">
            <text:p>126.2019587977</text:p>
          </table:table-cell>
        </table:table-row>
        <table:table-row table:style-name="ro1">
          <table:table-cell office:value-type="string" calcext:value-type="string">
            <text:p>2019-11-22 00:00:00</text:p>
          </table:table-cell>
          <table:table-cell office:value-type="float" office:value="140.868625464368" calcext:value-type="float">
            <text:p>140.8686254644</text:p>
          </table:table-cell>
        </table:table-row>
        <table:table-row table:style-name="ro1">
          <table:table-cell office:value-type="string" calcext:value-type="string">
            <text:p>2019-11-22 01:00:00</text:p>
          </table:table-cell>
          <table:table-cell office:value-type="float" office:value="147.090847686551" calcext:value-type="float">
            <text:p>147.0908476866</text:p>
          </table:table-cell>
        </table:table-row>
        <table:table-row table:style-name="ro1">
          <table:table-cell office:value-type="string" calcext:value-type="string">
            <text:p>2019-11-22 02:00:00</text:p>
          </table:table-cell>
          <table:table-cell office:value-type="float" office:value="126.646403242141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1-22 03:00:00</text:p>
          </table:table-cell>
          <table:table-cell office:value-type="float" office:value="123.034650455914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1-22 04:00:00</text:p>
          </table:table-cell>
          <table:table-cell office:value-type="float" office:value="103.398286819595" calcext:value-type="float">
            <text:p>103.3982868196</text:p>
          </table:table-cell>
        </table:table-row>
        <table:table-row table:style-name="ro1">
          <table:table-cell office:value-type="string" calcext:value-type="string">
            <text:p>2019-11-22 05:00:00</text:p>
          </table:table-cell>
          <table:table-cell office:value-type="float" office:value="139.180105001347" calcext:value-type="float">
            <text:p>139.1801050013</text:p>
          </table:table-cell>
        </table:table-row>
        <table:table-row table:style-name="ro1">
          <table:table-cell office:value-type="string" calcext:value-type="string">
            <text:p>2019-11-22 06:00:00</text:p>
          </table:table-cell>
          <table:table-cell office:value-type="float" office:value="112.125559546858" calcext:value-type="float">
            <text:p>112.1255595469</text:p>
          </table:table-cell>
        </table:table-row>
        <table:table-row table:style-name="ro1">
          <table:table-cell office:value-type="string" calcext:value-type="string">
            <text:p>2019-11-22 07:00:00</text:p>
          </table:table-cell>
          <table:table-cell office:value-type="float" office:value="144.424181019926" calcext:value-type="float">
            <text:p>144.4241810199</text:p>
          </table:table-cell>
        </table:table-row>
        <table:table-row table:style-name="ro1">
          <table:table-cell office:value-type="string" calcext:value-type="string">
            <text:p>2019-11-22 08:00:00</text:p>
          </table:table-cell>
          <table:table-cell office:value-type="float" office:value="199.090847686591" calcext:value-type="float">
            <text:p>199.0908476866</text:p>
          </table:table-cell>
        </table:table-row>
        <table:table-row table:style-name="ro1">
          <table:table-cell office:value-type="string" calcext:value-type="string">
            <text:p>2019-11-22 09:00:00</text:p>
          </table:table-cell>
          <table:table-cell office:value-type="float" office:value="279.090847686605" calcext:value-type="float">
            <text:p>279.0908476866</text:p>
          </table:table-cell>
        </table:table-row>
        <table:table-row table:style-name="ro1">
          <table:table-cell office:value-type="string" calcext:value-type="string">
            <text:p>2019-11-22 10:00:00</text:p>
          </table:table-cell>
          <table:table-cell office:value-type="float" office:value="217.313069908834" calcext:value-type="float">
            <text:p>217.3130699088</text:p>
          </table:table-cell>
        </table:table-row>
        <table:table-row table:style-name="ro1">
          <table:table-cell office:value-type="string" calcext:value-type="string">
            <text:p>2019-11-22 11:00:00</text:p>
          </table:table-cell>
          <table:table-cell office:value-type="float" office:value="280.868625464324" calcext:value-type="float">
            <text:p>280.8686254643</text:p>
          </table:table-cell>
        </table:table-row>
        <table:table-row table:style-name="ro1">
          <table:table-cell office:value-type="string" calcext:value-type="string">
            <text:p>2019-11-22 12:00:00</text:p>
          </table:table-cell>
          <table:table-cell office:value-type="float" office:value="388.42418101994" calcext:value-type="float">
            <text:p>388.4241810199</text:p>
          </table:table-cell>
        </table:table-row>
        <table:table-row table:style-name="ro1">
          <table:table-cell office:value-type="string" calcext:value-type="string">
            <text:p>2019-11-22 13:00:00</text:p>
          </table:table-cell>
          <table:table-cell office:value-type="float" office:value="511.090847686604" calcext:value-type="float">
            <text:p>511.0908476866</text:p>
          </table:table-cell>
        </table:table-row>
        <table:table-row table:style-name="ro1">
          <table:table-cell office:value-type="string" calcext:value-type="string">
            <text:p>2019-11-22 14:00:00</text:p>
          </table:table-cell>
          <table:table-cell office:value-type="float" office:value="567.090847686554" calcext:value-type="float">
            <text:p>567.0908476866</text:p>
          </table:table-cell>
        </table:table-row>
        <table:table-row table:style-name="ro1">
          <table:table-cell office:value-type="string" calcext:value-type="string">
            <text:p>2019-11-22 15:00:00</text:p>
          </table:table-cell>
          <table:table-cell office:value-type="float" office:value="638.201958797681" calcext:value-type="float">
            <text:p>638.2019587977</text:p>
          </table:table-cell>
        </table:table-row>
        <table:table-row table:style-name="ro1">
          <table:table-cell office:value-type="string" calcext:value-type="string">
            <text:p>2019-11-22 16:00:00</text:p>
          </table:table-cell>
          <table:table-cell office:value-type="float" office:value="732.868625464404" calcext:value-type="float">
            <text:p>732.8686254644</text:p>
          </table:table-cell>
        </table:table-row>
        <table:table-row table:style-name="ro1">
          <table:table-cell office:value-type="string" calcext:value-type="string">
            <text:p>2019-11-22 17:00:00</text:p>
          </table:table-cell>
          <table:table-cell office:value-type="float" office:value="675.979736575514" calcext:value-type="float">
            <text:p>675.9797365755</text:p>
          </table:table-cell>
        </table:table-row>
        <table:table-row table:style-name="ro1">
          <table:table-cell office:value-type="string" calcext:value-type="string">
            <text:p>2019-11-22 18:00:00</text:p>
          </table:table-cell>
          <table:table-cell office:value-type="float" office:value="631.979736575441" calcext:value-type="float">
            <text:p>631.9797365754</text:p>
          </table:table-cell>
        </table:table-row>
        <table:table-row table:style-name="ro1">
          <table:table-cell office:value-type="string" calcext:value-type="string">
            <text:p>2019-11-22 19:00:00</text:p>
          </table:table-cell>
          <table:table-cell office:value-type="float" office:value="515.090847686622" calcext:value-type="float">
            <text:p>515.0908476866</text:p>
          </table:table-cell>
        </table:table-row>
        <table:table-row table:style-name="ro1">
          <table:table-cell office:value-type="string" calcext:value-type="string">
            <text:p>2019-11-22 20:00:00</text:p>
          </table:table-cell>
          <table:table-cell office:value-type="float" office:value="491.979736575469" calcext:value-type="float">
            <text:p>491.9797365755</text:p>
          </table:table-cell>
        </table:table-row>
        <table:table-row table:style-name="ro1">
          <table:table-cell office:value-type="string" calcext:value-type="string">
            <text:p>2019-11-22 21:00:00</text:p>
          </table:table-cell>
          <table:table-cell office:value-type="float" office:value="405.31306990882" calcext:value-type="float">
            <text:p>405.3130699088</text:p>
          </table:table-cell>
        </table:table-row>
        <table:table-row table:style-name="ro1">
          <table:table-cell office:value-type="string" calcext:value-type="string">
            <text:p>2019-11-22 22:00:00</text:p>
          </table:table-cell>
          <table:table-cell office:value-type="float" office:value="342.646403242124" calcext:value-type="float">
            <text:p>342.6464032421</text:p>
          </table:table-cell>
        </table:table-row>
        <table:table-row table:style-name="ro1">
          <table:table-cell office:value-type="string" calcext:value-type="string">
            <text:p>2019-11-22 23:00:00</text:p>
          </table:table-cell>
          <table:table-cell office:value-type="float" office:value="270.201958797767" calcext:value-type="float">
            <text:p>270.2019587978</text:p>
          </table:table-cell>
        </table:table-row>
        <table:table-row table:style-name="ro1">
          <table:table-cell office:value-type="string" calcext:value-type="string">
            <text:p>2019-11-23 00:00:00</text:p>
          </table:table-cell>
          <table:table-cell office:value-type="float" office:value="188.868625464357" calcext:value-type="float">
            <text:p>188.8686254644</text:p>
          </table:table-cell>
        </table:table-row>
        <table:table-row table:style-name="ro1">
          <table:table-cell office:value-type="string" calcext:value-type="string">
            <text:p>2019-11-23 01:00:00</text:p>
          </table:table-cell>
          <table:table-cell office:value-type="float" office:value="195.090847686564" calcext:value-type="float">
            <text:p>195.0908476866</text:p>
          </table:table-cell>
        </table:table-row>
        <table:table-row table:style-name="ro1">
          <table:table-cell office:value-type="string" calcext:value-type="string">
            <text:p>2019-11-23 02:00:00</text:p>
          </table:table-cell>
          <table:table-cell office:value-type="float" office:value="102.646403242118" calcext:value-type="float">
            <text:p>102.6464032421</text:p>
          </table:table-cell>
        </table:table-row>
        <table:table-row table:style-name="ro1">
          <table:table-cell office:value-type="string" calcext:value-type="string">
            <text:p>2019-11-23 03:00:00</text:p>
          </table:table-cell>
          <table:table-cell office:value-type="float" office:value="123.034650455942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1-23 04:00:00</text:p>
          </table:table-cell>
          <table:table-cell office:value-type="float" office:value="103.398286819598" calcext:value-type="float">
            <text:p>103.3982868196</text:p>
          </table:table-cell>
        </table:table-row>
        <table:table-row table:style-name="ro1">
          <table:table-cell office:value-type="string" calcext:value-type="string">
            <text:p>2019-11-23 05:00:00</text:p>
          </table:table-cell>
          <table:table-cell office:value-type="float" office:value="139.180105001348" calcext:value-type="float">
            <text:p>139.1801050013</text:p>
          </table:table-cell>
        </table:table-row>
        <table:table-row table:style-name="ro1">
          <table:table-cell office:value-type="string" calcext:value-type="string">
            <text:p>2019-11-23 06:00:00</text:p>
          </table:table-cell>
          <table:table-cell office:value-type="float" office:value="112.125559546838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1-23 07:00:00</text:p>
          </table:table-cell>
          <table:table-cell office:value-type="float" office:value="120.424181019915" calcext:value-type="float">
            <text:p>120.4241810199</text:p>
          </table:table-cell>
        </table:table-row>
        <table:table-row table:style-name="ro1">
          <table:table-cell office:value-type="string" calcext:value-type="string">
            <text:p>2019-11-23 08:00:00</text:p>
          </table:table-cell>
          <table:table-cell office:value-type="float" office:value="151.09084768663" calcext:value-type="float">
            <text:p>151.0908476866</text:p>
          </table:table-cell>
        </table:table-row>
        <table:table-row table:style-name="ro1">
          <table:table-cell office:value-type="string" calcext:value-type="string">
            <text:p>2019-11-23 09:00:00</text:p>
          </table:table-cell>
          <table:table-cell office:value-type="float" office:value="159.090847686601" calcext:value-type="float">
            <text:p>159.0908476866</text:p>
          </table:table-cell>
        </table:table-row>
        <table:table-row table:style-name="ro1">
          <table:table-cell office:value-type="string" calcext:value-type="string">
            <text:p>2019-11-23 10:00:00</text:p>
          </table:table-cell>
          <table:table-cell office:value-type="float" office:value="121.313069908835" calcext:value-type="float">
            <text:p>121.3130699088</text:p>
          </table:table-cell>
        </table:table-row>
        <table:table-row table:style-name="ro1">
          <table:table-cell office:value-type="string" calcext:value-type="string">
            <text:p>2019-11-23 11:00:00</text:p>
          </table:table-cell>
          <table:table-cell office:value-type="float" office:value="160.868625464307" calcext:value-type="float">
            <text:p>160.8686254643</text:p>
          </table:table-cell>
        </table:table-row>
        <table:table-row table:style-name="ro1">
          <table:table-cell office:value-type="string" calcext:value-type="string">
            <text:p>2019-11-23 12:00:00</text:p>
          </table:table-cell>
          <table:table-cell office:value-type="float" office:value="172.42418101992" calcext:value-type="float">
            <text:p>172.4241810199</text:p>
          </table:table-cell>
        </table:table-row>
        <table:table-row table:style-name="ro1">
          <table:table-cell office:value-type="string" calcext:value-type="string">
            <text:p>2019-11-23 13:00:00</text:p>
          </table:table-cell>
          <table:table-cell office:value-type="float" office:value="199.090847686606" calcext:value-type="float">
            <text:p>199.0908476866</text:p>
          </table:table-cell>
        </table:table-row>
        <table:table-row table:style-name="ro1">
          <table:table-cell office:value-type="string" calcext:value-type="string">
            <text:p>2019-11-23 14:00:00</text:p>
          </table:table-cell>
          <table:table-cell office:value-type="float" office:value="255.090847686571" calcext:value-type="float">
            <text:p>255.0908476866</text:p>
          </table:table-cell>
        </table:table-row>
        <table:table-row table:style-name="ro1">
          <table:table-cell office:value-type="string" calcext:value-type="string">
            <text:p>2019-11-23 15:00:00</text:p>
          </table:table-cell>
          <table:table-cell office:value-type="float" office:value="158.201958797722" calcext:value-type="float">
            <text:p>158.2019587977</text:p>
          </table:table-cell>
        </table:table-row>
        <table:table-row table:style-name="ro1">
          <table:table-cell office:value-type="string" calcext:value-type="string">
            <text:p>2019-11-23 16:00:00</text:p>
          </table:table-cell>
          <table:table-cell office:value-type="float" office:value="108.868625464386" calcext:value-type="float">
            <text:p>108.8686254644</text:p>
          </table:table-cell>
        </table:table-row>
        <table:table-row table:style-name="ro1">
          <table:table-cell office:value-type="string" calcext:value-type="string">
            <text:p>2019-11-23 17:00:00</text:p>
          </table:table-cell>
          <table:table-cell office:value-type="float" office:value="3.97973657548539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23 18:00:00</text:p>
          </table:table-cell>
          <table:table-cell office:value-type="float" office:value="-16.0202634245417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1-23 19:00:00</text:p>
          </table:table-cell>
          <table:table-cell office:value-type="float" office:value="-60.9091523133895" calcext:value-type="float">
            <text:p>-60.9091523134</text:p>
          </table:table-cell>
        </table:table-row>
        <table:table-row table:style-name="ro1">
          <table:table-cell office:value-type="string" calcext:value-type="string">
            <text:p>2019-11-23 20:00:00</text:p>
          </table:table-cell>
          <table:table-cell office:value-type="float" office:value="11.9797365754801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23 21:00:00</text:p>
          </table:table-cell>
          <table:table-cell office:value-type="float" office:value="45.3130699087923" calcext:value-type="float">
            <text:p>45.3130699088</text:p>
          </table:table-cell>
        </table:table-row>
        <table:table-row table:style-name="ro1">
          <table:table-cell office:value-type="string" calcext:value-type="string">
            <text:p>2019-11-23 22:00:00</text:p>
          </table:table-cell>
          <table:table-cell office:value-type="float" office:value="30.6464032421475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23 23:00:00</text:p>
          </table:table-cell>
          <table:table-cell office:value-type="float" office:value="78.2019587977681" calcext:value-type="float">
            <text:p>78.2019587978</text:p>
          </table:table-cell>
        </table:table-row>
        <table:table-row table:style-name="ro1">
          <table:table-cell office:value-type="string" calcext:value-type="string">
            <text:p>2019-11-24 00:00:00</text:p>
          </table:table-cell>
          <table:table-cell office:value-type="float" office:value="92.8686254643387" calcext:value-type="float">
            <text:p>92.8686254643</text:p>
          </table:table-cell>
        </table:table-row>
        <table:table-row table:style-name="ro1">
          <table:table-cell office:value-type="string" calcext:value-type="string">
            <text:p>2019-11-24 01:00:00</text:p>
          </table:table-cell>
          <table:table-cell office:value-type="float" office:value="99.0908476865687" calcext:value-type="float">
            <text:p>99.0908476866</text:p>
          </table:table-cell>
        </table:table-row>
        <table:table-row table:style-name="ro1">
          <table:table-cell office:value-type="string" calcext:value-type="string">
            <text:p>2019-11-24 02:00:00</text:p>
          </table:table-cell>
          <table:table-cell office:value-type="float" office:value="30.6464032421289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1-24 03:00:00</text:p>
          </table:table-cell>
          <table:table-cell office:value-type="float" office:value="123.034650455935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1-24 04:00:00</text:p>
          </table:table-cell>
          <table:table-cell office:value-type="float" office:value="31.3982868195537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24 05:00:00</text:p>
          </table:table-cell>
          <table:table-cell office:value-type="float" office:value="67.1801050013634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1-24 06:00:00</text:p>
          </table:table-cell>
          <table:table-cell office:value-type="float" office:value="16.125559546826" calcext:value-type="float">
            <text:p>16.1255595468</text:p>
          </table:table-cell>
        </table:table-row>
        <table:table-row table:style-name="ro1">
          <table:table-cell office:value-type="string" calcext:value-type="string">
            <text:p>2019-11-24 07:00:00</text:p>
          </table:table-cell>
          <table:table-cell office:value-type="float" office:value="48.4241810199474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1-24 08:00:00</text:p>
          </table:table-cell>
          <table:table-cell office:value-type="float" office:value="79.0908476866061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24 09:00:00</text:p>
          </table:table-cell>
          <table:table-cell office:value-type="float" office:value="87.0908476866153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24 10:00:00</text:p>
          </table:table-cell>
          <table:table-cell office:value-type="float" office:value="1.31306990881567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1-24 11:00:00</text:p>
          </table:table-cell>
          <table:table-cell office:value-type="float" office:value="40.8686254643118" calcext:value-type="float">
            <text:p>40.8686254643</text:p>
          </table:table-cell>
        </table:table-row>
        <table:table-row table:style-name="ro1">
          <table:table-cell office:value-type="string" calcext:value-type="string">
            <text:p>2019-11-24 12:00:00</text:p>
          </table:table-cell>
          <table:table-cell office:value-type="float" office:value="28.4241810199058" calcext:value-type="float">
            <text:p>28.4241810199</text:p>
          </table:table-cell>
        </table:table-row>
        <table:table-row table:style-name="ro1">
          <table:table-cell office:value-type="string" calcext:value-type="string">
            <text:p>2019-11-24 13:00:00</text:p>
          </table:table-cell>
          <table:table-cell office:value-type="float" office:value="7.090847686626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1-24 14:00:00</text:p>
          </table:table-cell>
          <table:table-cell office:value-type="float" office:value="63.090847686596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1-24 15:00:00</text:p>
          </table:table-cell>
          <table:table-cell office:value-type="float" office:value="14.201958797693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24 16:00:00</text:p>
          </table:table-cell>
          <table:table-cell office:value-type="float" office:value="36.8686254643853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24 17:00:00</text:p>
          </table:table-cell>
          <table:table-cell office:value-type="float" office:value="3.97973657550108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24 18:00:00</text:p>
          </table:table-cell>
          <table:table-cell office:value-type="float" office:value="-16.020263424572" calcext:value-type="float">
            <text:p>-16.0202634246</text:p>
          </table:table-cell>
        </table:table-row>
        <table:table-row table:style-name="ro1">
          <table:table-cell office:value-type="string" calcext:value-type="string">
            <text:p>2019-11-24 19:00:00</text:p>
          </table:table-cell>
          <table:table-cell office:value-type="float" office:value="-60.9091523134113" calcext:value-type="float">
            <text:p>-60.9091523134</text:p>
          </table:table-cell>
        </table:table-row>
        <table:table-row table:style-name="ro1">
          <table:table-cell office:value-type="string" calcext:value-type="string">
            <text:p>2019-11-24 20:00:00</text:p>
          </table:table-cell>
          <table:table-cell office:value-type="float" office:value="35.9797365755109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1-24 21:00:00</text:p>
          </table:table-cell>
          <table:table-cell office:value-type="float" office:value="21.3130699087648" calcext:value-type="float">
            <text:p>21.3130699088</text:p>
          </table:table-cell>
        </table:table-row>
        <table:table-row table:style-name="ro1">
          <table:table-cell office:value-type="string" calcext:value-type="string">
            <text:p>2019-11-24 22:00:00</text:p>
          </table:table-cell>
          <table:table-cell office:value-type="float" office:value="54.646403242153" calcext:value-type="float">
            <text:p>54.6464032422</text:p>
          </table:table-cell>
        </table:table-row>
        <table:table-row table:style-name="ro1">
          <table:table-cell office:value-type="string" calcext:value-type="string">
            <text:p>2019-11-24 23:00:00</text:p>
          </table:table-cell>
          <table:table-cell office:value-type="float" office:value="78.2019587977387" calcext:value-type="float">
            <text:p>78.2019587977</text:p>
          </table:table-cell>
        </table:table-row>
        <table:table-row table:style-name="ro1">
          <table:table-cell office:value-type="string" calcext:value-type="string">
            <text:p>2019-11-25 00:00:00</text:p>
          </table:table-cell>
          <table:table-cell office:value-type="float" office:value="68.8686254643552" calcext:value-type="float">
            <text:p>68.8686254644</text:p>
          </table:table-cell>
        </table:table-row>
        <table:table-row table:style-name="ro1">
          <table:table-cell office:value-type="string" calcext:value-type="string">
            <text:p>2019-11-25 01:00:00</text:p>
          </table:table-cell>
          <table:table-cell office:value-type="float" office:value="75.090847686573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25 02:00:00</text:p>
          </table:table-cell>
          <table:table-cell office:value-type="float" office:value="54.6464032421163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1-25 03:00:00</text:p>
          </table:table-cell>
          <table:table-cell office:value-type="float" office:value="75.0346504559439" calcext:value-type="float">
            <text:p>75.0346504559</text:p>
          </table:table-cell>
        </table:table-row>
        <table:table-row table:style-name="ro1">
          <table:table-cell office:value-type="string" calcext:value-type="string">
            <text:p>2019-11-25 04:00:00</text:p>
          </table:table-cell>
          <table:table-cell office:value-type="float" office:value="31.3982868195843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25 05:00:00</text:p>
          </table:table-cell>
          <table:table-cell office:value-type="float" office:value="91.1801050013329" calcext:value-type="float">
            <text:p>91.1801050013</text:p>
          </table:table-cell>
        </table:table-row>
        <table:table-row table:style-name="ro1">
          <table:table-cell office:value-type="string" calcext:value-type="string">
            <text:p>2019-11-25 06:00:00</text:p>
          </table:table-cell>
          <table:table-cell office:value-type="float" office:value="16.1255595468507" calcext:value-type="float">
            <text:p>16.1255595469</text:p>
          </table:table-cell>
        </table:table-row>
        <table:table-row table:style-name="ro1">
          <table:table-cell office:value-type="string" calcext:value-type="string">
            <text:p>2019-11-25 07:00:00</text:p>
          </table:table-cell>
          <table:table-cell office:value-type="float" office:value="72.4241810199348" calcext:value-type="float">
            <text:p>72.4241810199</text:p>
          </table:table-cell>
        </table:table-row>
        <table:table-row table:style-name="ro1">
          <table:table-cell office:value-type="string" calcext:value-type="string">
            <text:p>2019-11-25 08:00:00</text:p>
          </table:table-cell>
          <table:table-cell office:value-type="float" office:value="127.090847686602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25 09:00:00</text:p>
          </table:table-cell>
          <table:table-cell office:value-type="float" office:value="111.090847686596" calcext:value-type="float">
            <text:p>111.0908476866</text:p>
          </table:table-cell>
        </table:table-row>
        <table:table-row table:style-name="ro1">
          <table:table-cell office:value-type="string" calcext:value-type="string">
            <text:p>2019-11-25 10:00:00</text:p>
          </table:table-cell>
          <table:table-cell office:value-type="float" office:value="49.3130699088375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25 11:00:00</text:p>
          </table:table-cell>
          <table:table-cell office:value-type="float" office:value="64.8686254643257" calcext:value-type="float">
            <text:p>64.8686254643</text:p>
          </table:table-cell>
        </table:table-row>
        <table:table-row table:style-name="ro1">
          <table:table-cell office:value-type="string" calcext:value-type="string">
            <text:p>2019-11-25 12:00:00</text:p>
          </table:table-cell>
          <table:table-cell office:value-type="float" office:value="52.424181019903" calcext:value-type="float">
            <text:p>52.4241810199</text:p>
          </table:table-cell>
        </table:table-row>
        <table:table-row table:style-name="ro1">
          <table:table-cell office:value-type="string" calcext:value-type="string">
            <text:p>2019-11-25 13:00:00</text:p>
          </table:table-cell>
          <table:table-cell office:value-type="float" office:value="79.0908476866252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25 14:00:00</text:p>
          </table:table-cell>
          <table:table-cell office:value-type="float" office:value="87.0908476865786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25 15:00:00</text:p>
          </table:table-cell>
          <table:table-cell office:value-type="float" office:value="62.2019587976983" calcext:value-type="float">
            <text:p>62.2019587977</text:p>
          </table:table-cell>
        </table:table-row>
        <table:table-row table:style-name="ro1">
          <table:table-cell office:value-type="string" calcext:value-type="string">
            <text:p>2019-11-25 16:00:00</text:p>
          </table:table-cell>
          <table:table-cell office:value-type="float" office:value="60.8686254643851" calcext:value-type="float">
            <text:p>60.8686254644</text:p>
          </table:table-cell>
        </table:table-row>
        <table:table-row table:style-name="ro1">
          <table:table-cell office:value-type="string" calcext:value-type="string">
            <text:p>2019-11-25 17:00:00</text:p>
          </table:table-cell>
          <table:table-cell office:value-type="float" office:value="27.9797365755219" calcext:value-type="float">
            <text:p>27.9797365755</text:p>
          </table:table-cell>
        </table:table-row>
        <table:table-row table:style-name="ro1">
          <table:table-cell office:value-type="string" calcext:value-type="string">
            <text:p>2019-11-25 18:00:00</text:p>
          </table:table-cell>
          <table:table-cell office:value-type="float" office:value="55.9797365753967" calcext:value-type="float">
            <text:p>55.9797365754</text:p>
          </table:table-cell>
        </table:table-row>
        <table:table-row table:style-name="ro1">
          <table:table-cell office:value-type="string" calcext:value-type="string">
            <text:p>2019-11-25 19:00:00</text:p>
          </table:table-cell>
          <table:table-cell office:value-type="float" office:value="-36.9091523133743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25 20:00:00</text:p>
          </table:table-cell>
          <table:table-cell office:value-type="float" office:value="59.9797365754758" calcext:value-type="float">
            <text:p>59.9797365755</text:p>
          </table:table-cell>
        </table:table-row>
        <table:table-row table:style-name="ro1">
          <table:table-cell office:value-type="string" calcext:value-type="string">
            <text:p>2019-11-25 21:00:00</text:p>
          </table:table-cell>
          <table:table-cell office:value-type="float" office:value="45.3130699088005" calcext:value-type="float">
            <text:p>45.3130699088</text:p>
          </table:table-cell>
        </table:table-row>
        <table:table-row table:style-name="ro1">
          <table:table-cell office:value-type="string" calcext:value-type="string">
            <text:p>2019-11-25 22:00:00</text:p>
          </table:table-cell>
          <table:table-cell office:value-type="float" office:value="78.6464032421699" calcext:value-type="float">
            <text:p>78.6464032422</text:p>
          </table:table-cell>
        </table:table-row>
        <table:table-row table:style-name="ro1">
          <table:table-cell office:value-type="string" calcext:value-type="string">
            <text:p>2019-11-25 23:00:00</text:p>
          </table:table-cell>
          <table:table-cell office:value-type="float" office:value="174.201958797745" calcext:value-type="float">
            <text:p>174.2019587977</text:p>
          </table:table-cell>
        </table:table-row>
        <table:table-row table:style-name="ro1">
          <table:table-cell office:value-type="string" calcext:value-type="string">
            <text:p>2019-11-26 00:00:00</text:p>
          </table:table-cell>
          <table:table-cell office:value-type="float" office:value="140.868625464357" calcext:value-type="float">
            <text:p>140.8686254644</text:p>
          </table:table-cell>
        </table:table-row>
        <table:table-row table:style-name="ro1">
          <table:table-cell office:value-type="string" calcext:value-type="string">
            <text:p>2019-11-26 01:00:00</text:p>
          </table:table-cell>
          <table:table-cell office:value-type="float" office:value="195.090847686568" calcext:value-type="float">
            <text:p>195.0908476866</text:p>
          </table:table-cell>
        </table:table-row>
        <table:table-row table:style-name="ro1">
          <table:table-cell office:value-type="string" calcext:value-type="string">
            <text:p>2019-11-26 02:00:00</text:p>
          </table:table-cell>
          <table:table-cell office:value-type="float" office:value="126.646403242128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1-26 03:00:00</text:p>
          </table:table-cell>
          <table:table-cell office:value-type="float" office:value="171.034650455948" calcext:value-type="float">
            <text:p>171.0346504559</text:p>
          </table:table-cell>
        </table:table-row>
        <table:table-row table:style-name="ro1">
          <table:table-cell office:value-type="string" calcext:value-type="string">
            <text:p>2019-11-26 04:00:00</text:p>
          </table:table-cell>
          <table:table-cell office:value-type="float" office:value="127.398286819588" calcext:value-type="float">
            <text:p>127.3982868196</text:p>
          </table:table-cell>
        </table:table-row>
        <table:table-row table:style-name="ro1">
          <table:table-cell office:value-type="string" calcext:value-type="string">
            <text:p>2019-11-26 05:00:00</text:p>
          </table:table-cell>
          <table:table-cell office:value-type="float" office:value="163.180105001331" calcext:value-type="float">
            <text:p>163.1801050013</text:p>
          </table:table-cell>
        </table:table-row>
        <table:table-row table:style-name="ro1">
          <table:table-cell office:value-type="string" calcext:value-type="string">
            <text:p>2019-11-26 06:00:00</text:p>
          </table:table-cell>
          <table:table-cell office:value-type="float" office:value="88.1255595468378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1-26 07:00:00</text:p>
          </table:table-cell>
          <table:table-cell office:value-type="float" office:value="144.424181019961" calcext:value-type="float">
            <text:p>144.42418102</text:p>
          </table:table-cell>
        </table:table-row>
        <table:table-row table:style-name="ro1">
          <table:table-cell office:value-type="string" calcext:value-type="string">
            <text:p>2019-11-26 08:00:00</text:p>
          </table:table-cell>
          <table:table-cell office:value-type="float" office:value="151.090847686606" calcext:value-type="float">
            <text:p>151.0908476866</text:p>
          </table:table-cell>
        </table:table-row>
        <table:table-row table:style-name="ro1">
          <table:table-cell office:value-type="string" calcext:value-type="string">
            <text:p>2019-11-26 09:00:00</text:p>
          </table:table-cell>
          <table:table-cell office:value-type="float" office:value="159.090847686585" calcext:value-type="float">
            <text:p>159.0908476866</text:p>
          </table:table-cell>
        </table:table-row>
        <table:table-row table:style-name="ro1">
          <table:table-cell office:value-type="string" calcext:value-type="string">
            <text:p>2019-11-26 10:00:00</text:p>
          </table:table-cell>
          <table:table-cell office:value-type="float" office:value="97.3130699088327" calcext:value-type="float">
            <text:p>97.3130699088</text:p>
          </table:table-cell>
        </table:table-row>
        <table:table-row table:style-name="ro1">
          <table:table-cell office:value-type="string" calcext:value-type="string">
            <text:p>2019-11-26 11:00:00</text:p>
          </table:table-cell>
          <table:table-cell office:value-type="float" office:value="184.868625464346" calcext:value-type="float">
            <text:p>184.8686254643</text:p>
          </table:table-cell>
        </table:table-row>
        <table:table-row table:style-name="ro1">
          <table:table-cell office:value-type="string" calcext:value-type="string">
            <text:p>2019-11-26 12:00:00</text:p>
          </table:table-cell>
          <table:table-cell office:value-type="float" office:value="292.424181019903" calcext:value-type="float">
            <text:p>292.4241810199</text:p>
          </table:table-cell>
        </table:table-row>
        <table:table-row table:style-name="ro1">
          <table:table-cell office:value-type="string" calcext:value-type="string">
            <text:p>2019-11-26 13:00:00</text:p>
          </table:table-cell>
          <table:table-cell office:value-type="float" office:value="583.090847686619" calcext:value-type="float">
            <text:p>583.0908476866</text:p>
          </table:table-cell>
        </table:table-row>
        <table:table-row table:style-name="ro1">
          <table:table-cell office:value-type="string" calcext:value-type="string">
            <text:p>2019-11-26 14:00:00</text:p>
          </table:table-cell>
          <table:table-cell office:value-type="float" office:value="447.09084768659" calcext:value-type="float">
            <text:p>447.0908476866</text:p>
          </table:table-cell>
        </table:table-row>
        <table:table-row table:style-name="ro1">
          <table:table-cell office:value-type="string" calcext:value-type="string">
            <text:p>2019-11-26 15:00:00</text:p>
          </table:table-cell>
          <table:table-cell office:value-type="float" office:value="206.201958797714" calcext:value-type="float">
            <text:p>206.2019587977</text:p>
          </table:table-cell>
        </table:table-row>
        <table:table-row table:style-name="ro1">
          <table:table-cell office:value-type="string" calcext:value-type="string">
            <text:p>2019-11-26 16:00:00</text:p>
          </table:table-cell>
          <table:table-cell office:value-type="float" office:value="204.868625464348" calcext:value-type="float">
            <text:p>204.8686254643</text:p>
          </table:table-cell>
        </table:table-row>
        <table:table-row table:style-name="ro1">
          <table:table-cell office:value-type="string" calcext:value-type="string">
            <text:p>2019-11-26 17:00:00</text:p>
          </table:table-cell>
          <table:table-cell office:value-type="float" office:value="171.979736575519" calcext:value-type="float">
            <text:p>171.9797365755</text:p>
          </table:table-cell>
        </table:table-row>
        <table:table-row table:style-name="ro1">
          <table:table-cell office:value-type="string" calcext:value-type="string">
            <text:p>2019-11-26 18:00:00</text:p>
          </table:table-cell>
          <table:table-cell office:value-type="float" office:value="175.979736575418" calcext:value-type="float">
            <text:p>175.9797365754</text:p>
          </table:table-cell>
        </table:table-row>
        <table:table-row table:style-name="ro1">
          <table:table-cell office:value-type="string" calcext:value-type="string">
            <text:p>2019-11-26 19:00:00</text:p>
          </table:table-cell>
          <table:table-cell office:value-type="float" office:value="-36.9091523133977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1-26 20:00:00</text:p>
          </table:table-cell>
          <table:table-cell office:value-type="float" office:value="11.9797365754947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26 21:00:00</text:p>
          </table:table-cell>
          <table:table-cell office:value-type="float" office:value="-2.68693009120047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1-26 22:00:00</text:p>
          </table:table-cell>
          <table:table-cell office:value-type="float" office:value="-17.3535967578687" calcext:value-type="float">
            <text:p>-17.3535967579</text:p>
          </table:table-cell>
        </table:table-row>
        <table:table-row table:style-name="ro1">
          <table:table-cell office:value-type="string" calcext:value-type="string">
            <text:p>2019-11-26 23:00:00</text:p>
          </table:table-cell>
          <table:table-cell office:value-type="float" office:value="54.2019587977555" calcext:value-type="float">
            <text:p>54.2019587978</text:p>
          </table:table-cell>
        </table:table-row>
        <table:table-row table:style-name="ro1">
          <table:table-cell office:value-type="string" calcext:value-type="string">
            <text:p>2019-11-27 00:00:00</text:p>
          </table:table-cell>
          <table:table-cell office:value-type="float" office:value="20.8686254643774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1-27 01:00:00</text:p>
          </table:table-cell>
          <table:table-cell office:value-type="float" office:value="75.0908476865635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27 02:00:00</text:p>
          </table:table-cell>
          <table:table-cell office:value-type="float" office:value="-17.353596757877" calcext:value-type="float">
            <text:p>-17.3535967579</text:p>
          </table:table-cell>
        </table:table-row>
        <table:table-row table:style-name="ro1">
          <table:table-cell office:value-type="string" calcext:value-type="string">
            <text:p>2019-11-27 03:00:00</text:p>
          </table:table-cell>
          <table:table-cell office:value-type="float" office:value="51.0346504559492" calcext:value-type="float">
            <text:p>51.0346504559</text:p>
          </table:table-cell>
        </table:table-row>
        <table:table-row table:style-name="ro1">
          <table:table-cell office:value-type="string" calcext:value-type="string">
            <text:p>2019-11-27 04:00:00</text:p>
          </table:table-cell>
          <table:table-cell office:value-type="float" office:value="7.39828681960571" calcext:value-type="float">
            <text:p>7.3982868196</text:p>
          </table:table-cell>
        </table:table-row>
        <table:table-row table:style-name="ro1">
          <table:table-cell office:value-type="string" calcext:value-type="string">
            <text:p>2019-11-27 05:00:00</text:p>
          </table:table-cell>
          <table:table-cell office:value-type="float" office:value="43.1801050013271" calcext:value-type="float">
            <text:p>43.1801050013</text:p>
          </table:table-cell>
        </table:table-row>
        <table:table-row table:style-name="ro1">
          <table:table-cell office:value-type="string" calcext:value-type="string">
            <text:p>2019-11-27 06:00:00</text:p>
          </table:table-cell>
          <table:table-cell office:value-type="float" office:value="-7.87444045318236" calcext:value-type="float">
            <text:p>-7.8744404532</text:p>
          </table:table-cell>
        </table:table-row>
        <table:table-row table:style-name="ro1">
          <table:table-cell office:value-type="string" calcext:value-type="string">
            <text:p>2019-11-27 07:00:00</text:p>
          </table:table-cell>
          <table:table-cell office:value-type="float" office:value="24.4241810199751" calcext:value-type="float">
            <text:p>24.42418102</text:p>
          </table:table-cell>
        </table:table-row>
        <table:table-row table:style-name="ro1">
          <table:table-cell office:value-type="string" calcext:value-type="string">
            <text:p>2019-11-27 08:00:00</text:p>
          </table:table-cell>
          <table:table-cell office:value-type="float" office:value="79.0908476866034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1-27 09:00:00</text:p>
          </table:table-cell>
          <table:table-cell office:value-type="float" office:value="87.0908476865715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27 10:00:00</text:p>
          </table:table-cell>
          <table:table-cell office:value-type="float" office:value="49.3130699088345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1-27 11:00:00</text:p>
          </table:table-cell>
          <table:table-cell office:value-type="float" office:value="40.868625464356" calcext:value-type="float">
            <text:p>40.8686254644</text:p>
          </table:table-cell>
        </table:table-row>
        <table:table-row table:style-name="ro1">
          <table:table-cell office:value-type="string" calcext:value-type="string">
            <text:p>2019-11-27 12:00:00</text:p>
          </table:table-cell>
          <table:table-cell office:value-type="float" office:value="4.42418101990799" calcext:value-type="float">
            <text:p>4.4241810199</text:p>
          </table:table-cell>
        </table:table-row>
        <table:table-row table:style-name="ro1">
          <table:table-cell office:value-type="string" calcext:value-type="string">
            <text:p>2019-11-27 13:00:00</text:p>
          </table:table-cell>
          <table:table-cell office:value-type="float" office:value="7.09084768659844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1-27 14:00:00</text:p>
          </table:table-cell>
          <table:table-cell office:value-type="float" office:value="39.0908476865867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27 15:00:00</text:p>
          </table:table-cell>
          <table:table-cell office:value-type="float" office:value="14.2019587977226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27 16:00:00</text:p>
          </table:table-cell>
          <table:table-cell office:value-type="float" office:value="12.8686254643609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27 17:00:00</text:p>
          </table:table-cell>
          <table:table-cell office:value-type="float" office:value="-20.0202634244784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27 18:00:00</text:p>
          </table:table-cell>
          <table:table-cell office:value-type="float" office:value="-16.0202634246071" calcext:value-type="float">
            <text:p>-16.0202634246</text:p>
          </table:table-cell>
        </table:table-row>
        <table:table-row table:style-name="ro1">
          <table:table-cell office:value-type="string" calcext:value-type="string">
            <text:p>2019-11-27 19:00:00</text:p>
          </table:table-cell>
          <table:table-cell office:value-type="float" office:value="-108.909152313401" calcext:value-type="float">
            <text:p>-108.9091523134</text:p>
          </table:table-cell>
        </table:table-row>
        <table:table-row table:style-name="ro1">
          <table:table-cell office:value-type="string" calcext:value-type="string">
            <text:p>2019-11-27 20:00:00</text:p>
          </table:table-cell>
          <table:table-cell office:value-type="float" office:value="11.9797365754894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1-27 21:00:00</text:p>
          </table:table-cell>
          <table:table-cell office:value-type="float" office:value="-2.68693009123161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1-27 22:00:00</text:p>
          </table:table-cell>
          <table:table-cell office:value-type="float" office:value="6.64640324216286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1-27 23:00:00</text:p>
          </table:table-cell>
          <table:table-cell office:value-type="float" office:value="78.2019587977351" calcext:value-type="float">
            <text:p>78.2019587977</text:p>
          </table:table-cell>
        </table:table-row>
        <table:table-row table:style-name="ro1">
          <table:table-cell office:value-type="string" calcext:value-type="string">
            <text:p>2019-11-28 00:00:00</text:p>
          </table:table-cell>
          <table:table-cell office:value-type="float" office:value="20.8686254643923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1-28 01:00:00</text:p>
          </table:table-cell>
          <table:table-cell office:value-type="float" office:value="75.0908476865798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1-28 02:00:00</text:p>
          </table:table-cell>
          <table:table-cell office:value-type="float" office:value="6.64640324212054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1-28 03:00:00</text:p>
          </table:table-cell>
          <table:table-cell office:value-type="float" office:value="75.0346504559333" calcext:value-type="float">
            <text:p>75.0346504559</text:p>
          </table:table-cell>
        </table:table-row>
        <table:table-row table:style-name="ro1">
          <table:table-cell office:value-type="string" calcext:value-type="string">
            <text:p>2019-11-28 04:00:00</text:p>
          </table:table-cell>
          <table:table-cell office:value-type="float" office:value="31.3982868196207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28 05:00:00</text:p>
          </table:table-cell>
          <table:table-cell office:value-type="float" office:value="67.1801050013044" calcext:value-type="float">
            <text:p>67.1801050013</text:p>
          </table:table-cell>
        </table:table-row>
        <table:table-row table:style-name="ro1">
          <table:table-cell office:value-type="string" calcext:value-type="string">
            <text:p>2019-11-28 06:00:00</text:p>
          </table:table-cell>
          <table:table-cell office:value-type="float" office:value="16.1255595468429" calcext:value-type="float">
            <text:p>16.1255595468</text:p>
          </table:table-cell>
        </table:table-row>
        <table:table-row table:style-name="ro1">
          <table:table-cell office:value-type="string" calcext:value-type="string">
            <text:p>2019-11-28 07:00:00</text:p>
          </table:table-cell>
          <table:table-cell office:value-type="float" office:value="96.4241810199371" calcext:value-type="float">
            <text:p>96.4241810199</text:p>
          </table:table-cell>
        </table:table-row>
        <table:table-row table:style-name="ro1">
          <table:table-cell office:value-type="string" calcext:value-type="string">
            <text:p>2019-11-28 08:00:00</text:p>
          </table:table-cell>
          <table:table-cell office:value-type="float" office:value="127.090847686601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1-28 09:00:00</text:p>
          </table:table-cell>
          <table:table-cell office:value-type="float" office:value="183.090847686592" calcext:value-type="float">
            <text:p>183.0908476866</text:p>
          </table:table-cell>
        </table:table-row>
        <table:table-row table:style-name="ro1">
          <table:table-cell office:value-type="string" calcext:value-type="string">
            <text:p>2019-11-28 10:00:00</text:p>
          </table:table-cell>
          <table:table-cell office:value-type="float" office:value="97.3130699088351" calcext:value-type="float">
            <text:p>97.3130699088</text:p>
          </table:table-cell>
        </table:table-row>
        <table:table-row table:style-name="ro1">
          <table:table-cell office:value-type="string" calcext:value-type="string">
            <text:p>2019-11-28 11:00:00</text:p>
          </table:table-cell>
          <table:table-cell office:value-type="float" office:value="40.868625464372" calcext:value-type="float">
            <text:p>40.8686254644</text:p>
          </table:table-cell>
        </table:table-row>
        <table:table-row table:style-name="ro1">
          <table:table-cell office:value-type="string" calcext:value-type="string">
            <text:p>2019-11-28 12:00:00</text:p>
          </table:table-cell>
          <table:table-cell office:value-type="float" office:value="4.42418101989459" calcext:value-type="float">
            <text:p>4.4241810199</text:p>
          </table:table-cell>
        </table:table-row>
        <table:table-row table:style-name="ro1">
          <table:table-cell office:value-type="string" calcext:value-type="string">
            <text:p>2019-11-28 13:00:00</text:p>
          </table:table-cell>
          <table:table-cell office:value-type="float" office:value="7.09084768661861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1-28 14:00:00</text:p>
          </table:table-cell>
          <table:table-cell office:value-type="float" office:value="15.0908476866115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1-28 15:00:00</text:p>
          </table:table-cell>
          <table:table-cell office:value-type="float" office:value="14.2019587977178" calcext:value-type="float">
            <text:p>14.2019587977</text:p>
          </table:table-cell>
        </table:table-row>
        <table:table-row table:style-name="ro1">
          <table:table-cell office:value-type="string" calcext:value-type="string">
            <text:p>2019-11-28 16:00:00</text:p>
          </table:table-cell>
          <table:table-cell office:value-type="float" office:value="12.8686254643616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28 17:00:00</text:p>
          </table:table-cell>
          <table:table-cell office:value-type="float" office:value="-20.0202634244825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1-28 18:00:00</text:p>
          </table:table-cell>
          <table:table-cell office:value-type="float" office:value="-16.0202634245978" calcext:value-type="float">
            <text:p>-16.0202634246</text:p>
          </table:table-cell>
        </table:table-row>
        <table:table-row table:style-name="ro1">
          <table:table-cell office:value-type="string" calcext:value-type="string">
            <text:p>2019-11-28 19:00:00</text:p>
          </table:table-cell>
          <table:table-cell office:value-type="float" office:value="-84.9091523133959" calcext:value-type="float">
            <text:p>-84.9091523134</text:p>
          </table:table-cell>
        </table:table-row>
        <table:table-row table:style-name="ro1">
          <table:table-cell office:value-type="string" calcext:value-type="string">
            <text:p>2019-11-28 20:00:00</text:p>
          </table:table-cell>
          <table:table-cell office:value-type="float" office:value="35.9797365754769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1-28 21:00:00</text:p>
          </table:table-cell>
          <table:table-cell office:value-type="float" office:value="69.3130699087997" calcext:value-type="float">
            <text:p>69.3130699088</text:p>
          </table:table-cell>
        </table:table-row>
        <table:table-row table:style-name="ro1">
          <table:table-cell office:value-type="string" calcext:value-type="string">
            <text:p>2019-11-28 22:00:00</text:p>
          </table:table-cell>
          <table:table-cell office:value-type="float" office:value="294.646403242156" calcext:value-type="float">
            <text:p>294.6464032422</text:p>
          </table:table-cell>
        </table:table-row>
        <table:table-row table:style-name="ro1">
          <table:table-cell office:value-type="string" calcext:value-type="string">
            <text:p>2019-11-28 23:00:00</text:p>
          </table:table-cell>
          <table:table-cell office:value-type="float" office:value="294.201958797739" calcext:value-type="float">
            <text:p>294.2019587977</text:p>
          </table:table-cell>
        </table:table-row>
        <table:table-row table:style-name="ro1">
          <table:table-cell office:value-type="string" calcext:value-type="string">
            <text:p>2019-11-29 00:00:00</text:p>
          </table:table-cell>
          <table:table-cell office:value-type="float" office:value="188.86862546439" calcext:value-type="float">
            <text:p>188.8686254644</text:p>
          </table:table-cell>
        </table:table-row>
        <table:table-row table:style-name="ro1">
          <table:table-cell office:value-type="string" calcext:value-type="string">
            <text:p>2019-11-29 01:00:00</text:p>
          </table:table-cell>
          <table:table-cell office:value-type="float" office:value="363.090847686569" calcext:value-type="float">
            <text:p>363.0908476866</text:p>
          </table:table-cell>
        </table:table-row>
        <table:table-row table:style-name="ro1">
          <table:table-cell office:value-type="string" calcext:value-type="string">
            <text:p>2019-11-29 02:00:00</text:p>
          </table:table-cell>
          <table:table-cell office:value-type="float" office:value="246.646403242144" calcext:value-type="float">
            <text:p>246.6464032421</text:p>
          </table:table-cell>
        </table:table-row>
        <table:table-row table:style-name="ro1">
          <table:table-cell office:value-type="string" calcext:value-type="string">
            <text:p>2019-11-29 03:00:00</text:p>
          </table:table-cell>
          <table:table-cell office:value-type="float" office:value="339.034650455938" calcext:value-type="float">
            <text:p>339.0346504559</text:p>
          </table:table-cell>
        </table:table-row>
        <table:table-row table:style-name="ro1">
          <table:table-cell office:value-type="string" calcext:value-type="string">
            <text:p>2019-11-29 04:00:00</text:p>
          </table:table-cell>
          <table:table-cell office:value-type="float" office:value="247.398286819625" calcext:value-type="float">
            <text:p>247.3982868196</text:p>
          </table:table-cell>
        </table:table-row>
        <table:table-row table:style-name="ro1">
          <table:table-cell office:value-type="string" calcext:value-type="string">
            <text:p>2019-11-29 05:00:00</text:p>
          </table:table-cell>
          <table:table-cell office:value-type="float" office:value="283.18010500133" calcext:value-type="float">
            <text:p>283.1801050013</text:p>
          </table:table-cell>
        </table:table-row>
        <table:table-row table:style-name="ro1">
          <table:table-cell office:value-type="string" calcext:value-type="string">
            <text:p>2019-11-29 06:00:00</text:p>
          </table:table-cell>
          <table:table-cell office:value-type="float" office:value="208.125559546822" calcext:value-type="float">
            <text:p>208.1255595468</text:p>
          </table:table-cell>
        </table:table-row>
        <table:table-row table:style-name="ro1">
          <table:table-cell office:value-type="string" calcext:value-type="string">
            <text:p>2019-11-29 07:00:00</text:p>
          </table:table-cell>
          <table:table-cell office:value-type="float" office:value="336.424181019954" calcext:value-type="float">
            <text:p>336.42418102</text:p>
          </table:table-cell>
        </table:table-row>
        <table:table-row table:style-name="ro1">
          <table:table-cell office:value-type="string" calcext:value-type="string">
            <text:p>2019-11-29 08:00:00</text:p>
          </table:table-cell>
          <table:table-cell office:value-type="float" office:value="367.090847686596" calcext:value-type="float">
            <text:p>367.0908476866</text:p>
          </table:table-cell>
        </table:table-row>
        <table:table-row table:style-name="ro1">
          <table:table-cell office:value-type="string" calcext:value-type="string">
            <text:p>2019-11-29 09:00:00</text:p>
          </table:table-cell>
          <table:table-cell office:value-type="float" office:value="447.090847686572" calcext:value-type="float">
            <text:p>447.0908476866</text:p>
          </table:table-cell>
        </table:table-row>
        <table:table-row table:style-name="ro1">
          <table:table-cell office:value-type="string" calcext:value-type="string">
            <text:p>2019-11-29 10:00:00</text:p>
          </table:table-cell>
          <table:table-cell office:value-type="float" office:value="385.31306990881" calcext:value-type="float">
            <text:p>385.3130699088</text:p>
          </table:table-cell>
        </table:table-row>
        <table:table-row table:style-name="ro1">
          <table:table-cell office:value-type="string" calcext:value-type="string">
            <text:p>2019-11-29 11:00:00</text:p>
          </table:table-cell>
          <table:table-cell office:value-type="float" office:value="280.868625464378" calcext:value-type="float">
            <text:p>280.8686254644</text:p>
          </table:table-cell>
        </table:table-row>
        <table:table-row table:style-name="ro1">
          <table:table-cell office:value-type="string" calcext:value-type="string">
            <text:p>2019-11-29 12:00:00</text:p>
          </table:table-cell>
          <table:table-cell office:value-type="float" office:value="124.424181019912" calcext:value-type="float">
            <text:p>124.4241810199</text:p>
          </table:table-cell>
        </table:table-row>
        <table:table-row table:style-name="ro1">
          <table:table-cell office:value-type="string" calcext:value-type="string">
            <text:p>2019-11-29 13:00:00</text:p>
          </table:table-cell>
          <table:table-cell office:value-type="float" office:value="55.090847686608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1-29 14:00:00</text:p>
          </table:table-cell>
          <table:table-cell office:value-type="float" office:value="39.0908476865968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1-29 15:00:00</text:p>
          </table:table-cell>
          <table:table-cell office:value-type="float" office:value="62.2019587977174" calcext:value-type="float">
            <text:p>62.2019587977</text:p>
          </table:table-cell>
        </table:table-row>
        <table:table-row table:style-name="ro1">
          <table:table-cell office:value-type="string" calcext:value-type="string">
            <text:p>2019-11-29 16:00:00</text:p>
          </table:table-cell>
          <table:table-cell office:value-type="float" office:value="36.8686254643632" calcext:value-type="float">
            <text:p>36.8686254644</text:p>
          </table:table-cell>
        </table:table-row>
        <table:table-row table:style-name="ro1">
          <table:table-cell office:value-type="string" calcext:value-type="string">
            <text:p>2019-11-29 17:00:00</text:p>
          </table:table-cell>
          <table:table-cell office:value-type="float" office:value="3.97973657549908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29 18:00:00</text:p>
          </table:table-cell>
          <table:table-cell office:value-type="float" office:value="7.97973657543222" calcext:value-type="float">
            <text:p>7.9797365754</text:p>
          </table:table-cell>
        </table:table-row>
        <table:table-row table:style-name="ro1">
          <table:table-cell office:value-type="string" calcext:value-type="string">
            <text:p>2019-11-29 19:00:00</text:p>
          </table:table-cell>
          <table:table-cell office:value-type="float" office:value="-84.9091523134152" calcext:value-type="float">
            <text:p>-84.9091523134</text:p>
          </table:table-cell>
        </table:table-row>
        <table:table-row table:style-name="ro1">
          <table:table-cell office:value-type="string" calcext:value-type="string">
            <text:p>2019-11-29 20:00:00</text:p>
          </table:table-cell>
          <table:table-cell office:value-type="float" office:value="59.9797365754815" calcext:value-type="float">
            <text:p>59.9797365755</text:p>
          </table:table-cell>
        </table:table-row>
        <table:table-row table:style-name="ro1">
          <table:table-cell office:value-type="string" calcext:value-type="string">
            <text:p>2019-11-29 21:00:00</text:p>
          </table:table-cell>
          <table:table-cell office:value-type="float" office:value="-2.68693009121097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1-29 22:00:00</text:p>
          </table:table-cell>
          <table:table-cell office:value-type="float" office:value="54.6464032421909" calcext:value-type="float">
            <text:p>54.6464032422</text:p>
          </table:table-cell>
        </table:table-row>
        <table:table-row table:style-name="ro1">
          <table:table-cell office:value-type="string" calcext:value-type="string">
            <text:p>2019-11-29 23:00:00</text:p>
          </table:table-cell>
          <table:table-cell office:value-type="float" office:value="126.201958797687" calcext:value-type="float">
            <text:p>126.2019587977</text:p>
          </table:table-cell>
        </table:table-row>
        <table:table-row table:style-name="ro1">
          <table:table-cell office:value-type="string" calcext:value-type="string">
            <text:p>2019-11-30 00:00:00</text:p>
          </table:table-cell>
          <table:table-cell office:value-type="float" office:value="44.868625464416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1-30 01:00:00</text:p>
          </table:table-cell>
          <table:table-cell office:value-type="float" office:value="147.090847686575" calcext:value-type="float">
            <text:p>147.0908476866</text:p>
          </table:table-cell>
        </table:table-row>
        <table:table-row table:style-name="ro1">
          <table:table-cell office:value-type="string" calcext:value-type="string">
            <text:p>2019-11-30 02:00:00</text:p>
          </table:table-cell>
          <table:table-cell office:value-type="float" office:value="54.6464032421498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1-30 03:00:00</text:p>
          </table:table-cell>
          <table:table-cell office:value-type="float" office:value="123.03465045591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1-30 04:00:00</text:p>
          </table:table-cell>
          <table:table-cell office:value-type="float" office:value="31.3982868196475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1-30 05:00:00</text:p>
          </table:table-cell>
          <table:table-cell office:value-type="float" office:value="91.1801050012875" calcext:value-type="float">
            <text:p>91.1801050013</text:p>
          </table:table-cell>
        </table:table-row>
        <table:table-row table:style-name="ro1">
          <table:table-cell office:value-type="string" calcext:value-type="string">
            <text:p>2019-11-30 06:00:00</text:p>
          </table:table-cell>
          <table:table-cell office:value-type="float" office:value="-7.8744404531751" calcext:value-type="float">
            <text:p>-7.8744404532</text:p>
          </table:table-cell>
        </table:table-row>
        <table:table-row table:style-name="ro1">
          <table:table-cell office:value-type="string" calcext:value-type="string">
            <text:p>2019-11-30 07:00:00</text:p>
          </table:table-cell>
          <table:table-cell office:value-type="float" office:value="120.424181019941" calcext:value-type="float">
            <text:p>120.4241810199</text:p>
          </table:table-cell>
        </table:table-row>
        <table:table-row table:style-name="ro1">
          <table:table-cell office:value-type="string" calcext:value-type="string">
            <text:p>2019-11-30 08:00:00</text:p>
          </table:table-cell>
          <table:table-cell office:value-type="float" office:value="151.090847686628" calcext:value-type="float">
            <text:p>151.0908476866</text:p>
          </table:table-cell>
        </table:table-row>
        <table:table-row table:style-name="ro1">
          <table:table-cell office:value-type="string" calcext:value-type="string">
            <text:p>2019-11-30 09:00:00</text:p>
          </table:table-cell>
          <table:table-cell office:value-type="float" office:value="279.090847686544" calcext:value-type="float">
            <text:p>279.0908476865</text:p>
          </table:table-cell>
        </table:table-row>
        <table:table-row table:style-name="ro1">
          <table:table-cell office:value-type="string" calcext:value-type="string">
            <text:p>2019-11-30 10:00:00</text:p>
          </table:table-cell>
          <table:table-cell office:value-type="float" office:value="265.313069908805" calcext:value-type="float">
            <text:p>265.3130699088</text:p>
          </table:table-cell>
        </table:table-row>
        <table:table-row table:style-name="ro1">
          <table:table-cell office:value-type="string" calcext:value-type="string">
            <text:p>2019-11-30 11:00:00</text:p>
          </table:table-cell>
          <table:table-cell office:value-type="float" office:value="256.868625464388" calcext:value-type="float">
            <text:p>256.8686254644</text:p>
          </table:table-cell>
        </table:table-row>
        <table:table-row table:style-name="ro1">
          <table:table-cell office:value-type="string" calcext:value-type="string">
            <text:p>2019-11-30 12:00:00</text:p>
          </table:table-cell>
          <table:table-cell office:value-type="float" office:value="172.424181019897" calcext:value-type="float">
            <text:p>172.4241810199</text:p>
          </table:table-cell>
        </table:table-row>
        <table:table-row table:style-name="ro1">
          <table:table-cell office:value-type="string" calcext:value-type="string">
            <text:p>2019-11-30 13:00:00</text:p>
          </table:table-cell>
          <table:table-cell office:value-type="float" office:value="151.090847686621" calcext:value-type="float">
            <text:p>151.0908476866</text:p>
          </table:table-cell>
        </table:table-row>
        <table:table-row table:style-name="ro1">
          <table:table-cell office:value-type="string" calcext:value-type="string">
            <text:p>2019-11-30 14:00:00</text:p>
          </table:table-cell>
          <table:table-cell office:value-type="float" office:value="87.0908476865892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1-30 15:00:00</text:p>
          </table:table-cell>
          <table:table-cell office:value-type="float" office:value="62.2019587977166" calcext:value-type="float">
            <text:p>62.2019587977</text:p>
          </table:table-cell>
        </table:table-row>
        <table:table-row table:style-name="ro1">
          <table:table-cell office:value-type="string" calcext:value-type="string">
            <text:p>2019-11-30 16:00:00</text:p>
          </table:table-cell>
          <table:table-cell office:value-type="float" office:value="12.8686254643567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1-30 17:00:00</text:p>
          </table:table-cell>
          <table:table-cell office:value-type="float" office:value="3.97973657550222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1-30 18:00:00</text:p>
          </table:table-cell>
          <table:table-cell office:value-type="float" office:value="-16.0202634245639" calcext:value-type="float">
            <text:p>-16.0202634246</text:p>
          </table:table-cell>
        </table:table-row>
        <table:table-row table:style-name="ro1">
          <table:table-cell office:value-type="string" calcext:value-type="string">
            <text:p>2019-11-30 19:00:00</text:p>
          </table:table-cell>
          <table:table-cell office:value-type="float" office:value="-108.909152313376" calcext:value-type="float">
            <text:p>-108.9091523134</text:p>
          </table:table-cell>
        </table:table-row>
        <table:table-row table:style-name="ro1">
          <table:table-cell office:value-type="string" calcext:value-type="string">
            <text:p>2019-11-30 20:00:00</text:p>
          </table:table-cell>
          <table:table-cell office:value-type="float" office:value="35.9797365754615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1-30 21:00:00</text:p>
          </table:table-cell>
          <table:table-cell office:value-type="float" office:value="-26.6869300912125" calcext:value-type="float">
            <text:p>-26.6869300912</text:p>
          </table:table-cell>
        </table:table-row>
        <table:table-row table:style-name="ro1">
          <table:table-cell office:value-type="string" calcext:value-type="string">
            <text:p>2019-11-30 22:00:00</text:p>
          </table:table-cell>
          <table:table-cell office:value-type="float" office:value="30.6464032421784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1-30 23:00:00</text:p>
          </table:table-cell>
          <table:table-cell office:value-type="float" office:value="78.2019587976825" calcext:value-type="float">
            <text:p>78.2019587977</text:p>
          </table:table-cell>
        </table:table-row>
        <table:table-row table:style-name="ro1">
          <table:table-cell office:value-type="string" calcext:value-type="string">
            <text:p>2019-12-01 00:00:00</text:p>
          </table:table-cell>
          <table:table-cell office:value-type="float" office:value="20.8686254644222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2-01 01:00:00</text:p>
          </table:table-cell>
          <table:table-cell office:value-type="float" office:value="75.0908476865738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2-01 02:00:00</text:p>
          </table:table-cell>
          <table:table-cell office:value-type="float" office:value="198.64640324217" calcext:value-type="float">
            <text:p>198.6464032422</text:p>
          </table:table-cell>
        </table:table-row>
        <table:table-row table:style-name="ro1">
          <table:table-cell office:value-type="string" calcext:value-type="string">
            <text:p>2019-12-01 03:00:00</text:p>
          </table:table-cell>
          <table:table-cell office:value-type="float" office:value="315.034650455897" calcext:value-type="float">
            <text:p>315.0346504559</text:p>
          </table:table-cell>
        </table:table-row>
        <table:table-row table:style-name="ro1">
          <table:table-cell office:value-type="string" calcext:value-type="string">
            <text:p>2019-12-01 04:00:00</text:p>
          </table:table-cell>
          <table:table-cell office:value-type="float" office:value="151.398286819616" calcext:value-type="float">
            <text:p>151.3982868196</text:p>
          </table:table-cell>
        </table:table-row>
        <table:table-row table:style-name="ro1">
          <table:table-cell office:value-type="string" calcext:value-type="string">
            <text:p>2019-12-01 05:00:00</text:p>
          </table:table-cell>
          <table:table-cell office:value-type="float" office:value="115.180105001307" calcext:value-type="float">
            <text:p>115.1801050013</text:p>
          </table:table-cell>
        </table:table-row>
        <table:table-row table:style-name="ro1">
          <table:table-cell office:value-type="string" calcext:value-type="string">
            <text:p>2019-12-01 06:00:00</text:p>
          </table:table-cell>
          <table:table-cell office:value-type="float" office:value="40.1255595468645" calcext:value-type="float">
            <text:p>40.1255595469</text:p>
          </table:table-cell>
        </table:table-row>
        <table:table-row table:style-name="ro1">
          <table:table-cell office:value-type="string" calcext:value-type="string">
            <text:p>2019-12-01 07:00:00</text:p>
          </table:table-cell>
          <table:table-cell office:value-type="float" office:value="168.424181019923" calcext:value-type="float">
            <text:p>168.4241810199</text:p>
          </table:table-cell>
        </table:table-row>
        <table:table-row table:style-name="ro1">
          <table:table-cell office:value-type="string" calcext:value-type="string">
            <text:p>2019-12-01 08:00:00</text:p>
          </table:table-cell>
          <table:table-cell office:value-type="float" office:value="79.0908476865904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2-01 09:00:00</text:p>
          </table:table-cell>
          <table:table-cell office:value-type="float" office:value="15.0908476865442" calcext:value-type="float">
            <text:p>15.0908476865</text:p>
          </table:table-cell>
        </table:table-row>
        <table:table-row table:style-name="ro1">
          <table:table-cell office:value-type="string" calcext:value-type="string">
            <text:p>2019-12-01 10:00:00</text:p>
          </table:table-cell>
          <table:table-cell office:value-type="float" office:value="25.3130699088354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2-01 11:00:00</text:p>
          </table:table-cell>
          <table:table-cell office:value-type="float" office:value="88.868625464382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2-01 12:00:00</text:p>
          </table:table-cell>
          <table:table-cell office:value-type="float" office:value="52.4241810199062" calcext:value-type="float">
            <text:p>52.4241810199</text:p>
          </table:table-cell>
        </table:table-row>
        <table:table-row table:style-name="ro1">
          <table:table-cell office:value-type="string" calcext:value-type="string">
            <text:p>2019-12-01 13:00:00</text:p>
          </table:table-cell>
          <table:table-cell office:value-type="float" office:value="55.090847686606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01 14:00:00</text:p>
          </table:table-cell>
          <table:table-cell office:value-type="float" office:value="87.0908476866005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2-01 15:00:00</text:p>
          </table:table-cell>
          <table:table-cell office:value-type="float" office:value="86.2019587977123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1 16:00:00</text:p>
          </table:table-cell>
          <table:table-cell office:value-type="float" office:value="12.8686254643638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2-01 17:00:00</text:p>
          </table:table-cell>
          <table:table-cell office:value-type="float" office:value="3.97973657549531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1 18:00:00</text:p>
          </table:table-cell>
          <table:table-cell office:value-type="float" office:value="-40.0202634245433" calcext:value-type="float">
            <text:p>-40.0202634245</text:p>
          </table:table-cell>
        </table:table-row>
        <table:table-row table:style-name="ro1">
          <table:table-cell office:value-type="string" calcext:value-type="string">
            <text:p>2019-12-01 19:00:00</text:p>
          </table:table-cell>
          <table:table-cell office:value-type="float" office:value="-108.909152313375" calcext:value-type="float">
            <text:p>-108.9091523134</text:p>
          </table:table-cell>
        </table:table-row>
        <table:table-row table:style-name="ro1">
          <table:table-cell office:value-type="string" calcext:value-type="string">
            <text:p>2019-12-01 20:00:00</text:p>
          </table:table-cell>
          <table:table-cell office:value-type="float" office:value="11.979736575462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2-01 21:00:00</text:p>
          </table:table-cell>
          <table:table-cell office:value-type="float" office:value="-26.6869300911907" calcext:value-type="float">
            <text:p>-26.6869300912</text:p>
          </table:table-cell>
        </table:table-row>
        <table:table-row table:style-name="ro1">
          <table:table-cell office:value-type="string" calcext:value-type="string">
            <text:p>2019-12-01 22:00:00</text:p>
          </table:table-cell>
          <table:table-cell office:value-type="float" office:value="6.64640324217347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2-01 23:00:00</text:p>
          </table:table-cell>
          <table:table-cell office:value-type="float" office:value="30.2019587976727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2-02 00:00:00</text:p>
          </table:table-cell>
          <table:table-cell office:value-type="float" office:value="-3.13137453560154" calcext:value-type="float">
            <text:p>-3.1313745356</text:p>
          </table:table-cell>
        </table:table-row>
        <table:table-row table:style-name="ro1">
          <table:table-cell office:value-type="string" calcext:value-type="string">
            <text:p>2019-12-02 01:00:00</text:p>
          </table:table-cell>
          <table:table-cell office:value-type="float" office:value="27.0908476865652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2-02 02:00:00</text:p>
          </table:table-cell>
          <table:table-cell office:value-type="float" office:value="-17.3535967578469" calcext:value-type="float">
            <text:p>-17.3535967578</text:p>
          </table:table-cell>
        </table:table-row>
        <table:table-row table:style-name="ro1">
          <table:table-cell office:value-type="string" calcext:value-type="string">
            <text:p>2019-12-02 03:00:00</text:p>
          </table:table-cell>
          <table:table-cell office:value-type="float" office:value="51.0346504559289" calcext:value-type="float">
            <text:p>51.0346504559</text:p>
          </table:table-cell>
        </table:table-row>
        <table:table-row table:style-name="ro1">
          <table:table-cell office:value-type="string" calcext:value-type="string">
            <text:p>2019-12-02 04:00:00</text:p>
          </table:table-cell>
          <table:table-cell office:value-type="float" office:value="7.39828681961154" calcext:value-type="float">
            <text:p>7.3982868196</text:p>
          </table:table-cell>
        </table:table-row>
        <table:table-row table:style-name="ro1">
          <table:table-cell office:value-type="string" calcext:value-type="string">
            <text:p>2019-12-02 05:00:00</text:p>
          </table:table-cell>
          <table:table-cell office:value-type="float" office:value="19.1801050013488" calcext:value-type="float">
            <text:p>19.1801050013</text:p>
          </table:table-cell>
        </table:table-row>
        <table:table-row table:style-name="ro1">
          <table:table-cell office:value-type="string" calcext:value-type="string">
            <text:p>2019-12-02 06:00:00</text:p>
          </table:table-cell>
          <table:table-cell office:value-type="float" office:value="-55.874440453138" calcext:value-type="float">
            <text:p>-55.8744404531</text:p>
          </table:table-cell>
        </table:table-row>
        <table:table-row table:style-name="ro1">
          <table:table-cell office:value-type="string" calcext:value-type="string">
            <text:p>2019-12-02 07:00:00</text:p>
          </table:table-cell>
          <table:table-cell office:value-type="float" office:value="48.4241810199325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2-02 08:00:00</text:p>
          </table:table-cell>
          <table:table-cell office:value-type="float" office:value="-16.9091523134199" calcext:value-type="float">
            <text:p>-16.9091523134</text:p>
          </table:table-cell>
        </table:table-row>
        <table:table-row table:style-name="ro1">
          <table:table-cell office:value-type="string" calcext:value-type="string">
            <text:p>2019-12-02 09:00:00</text:p>
          </table:table-cell>
          <table:table-cell office:value-type="float" office:value="-8.90915231343803" calcext:value-type="float">
            <text:p>-8.9091523134</text:p>
          </table:table-cell>
        </table:table-row>
        <table:table-row table:style-name="ro1">
          <table:table-cell office:value-type="string" calcext:value-type="string">
            <text:p>2019-12-02 10:00:00</text:p>
          </table:table-cell>
          <table:table-cell office:value-type="float" office:value="25.3130699088213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2-02 11:00:00</text:p>
          </table:table-cell>
          <table:table-cell office:value-type="float" office:value="64.8686254643817" calcext:value-type="float">
            <text:p>64.8686254644</text:p>
          </table:table-cell>
        </table:table-row>
        <table:table-row table:style-name="ro1">
          <table:table-cell office:value-type="string" calcext:value-type="string">
            <text:p>2019-12-02 13:00:00</text:p>
          </table:table-cell>
          <table:table-cell office:value-type="float" office:value="52.4241810198823" calcext:value-type="float">
            <text:p>52.4241810199</text:p>
          </table:table-cell>
        </table:table-row>
        <table:table-row table:style-name="ro1">
          <table:table-cell office:value-type="string" calcext:value-type="string">
            <text:p>2019-12-02 14:00:00</text:p>
          </table:table-cell>
          <table:table-cell office:value-type="float" office:value="31.0908476866253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2-02 15:00:00</text:p>
          </table:table-cell>
          <table:table-cell office:value-type="float" office:value="39.0908476866089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02 16:00:00</text:p>
          </table:table-cell>
          <table:table-cell office:value-type="float" office:value="86.2019587976939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2 17:00:00</text:p>
          </table:table-cell>
          <table:table-cell office:value-type="float" office:value="-11.131374535606" calcext:value-type="float">
            <text:p>-11.1313745356</text:p>
          </table:table-cell>
        </table:table-row>
        <table:table-row table:style-name="ro1">
          <table:table-cell office:value-type="string" calcext:value-type="string">
            <text:p>2019-12-02 18:00:00</text:p>
          </table:table-cell>
          <table:table-cell office:value-type="float" office:value="3.97973657548281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2 19:00:00</text:p>
          </table:table-cell>
          <table:table-cell office:value-type="float" office:value="-16.0202634245252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2-02 20:00:00</text:p>
          </table:table-cell>
          <table:table-cell office:value-type="float" office:value="-84.9091523133828" calcext:value-type="float">
            <text:p>-84.9091523134</text:p>
          </table:table-cell>
        </table:table-row>
        <table:table-row table:style-name="ro1">
          <table:table-cell office:value-type="string" calcext:value-type="string">
            <text:p>2019-12-02 21:00:00</text:p>
          </table:table-cell>
          <table:table-cell office:value-type="float" office:value="-12.0202634245385" calcext:value-type="float">
            <text:p>-12.0202634245</text:p>
          </table:table-cell>
        </table:table-row>
        <table:table-row table:style-name="ro1">
          <table:table-cell office:value-type="string" calcext:value-type="string">
            <text:p>2019-12-02 22:00:00</text:p>
          </table:table-cell>
          <table:table-cell office:value-type="float" office:value="-2.6869300911964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2-02 23:00:00</text:p>
          </table:table-cell>
          <table:table-cell office:value-type="float" office:value="6.64640324214654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03 00:00:00</text:p>
          </table:table-cell>
          <table:table-cell office:value-type="float" office:value="54.2019587976955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2-03 01:00:00</text:p>
          </table:table-cell>
          <table:table-cell office:value-type="float" office:value="20.8686254644096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2-03 02:00:00</text:p>
          </table:table-cell>
          <table:table-cell office:value-type="float" office:value="51.0908476865777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2-03 03:00:00</text:p>
          </table:table-cell>
          <table:table-cell office:value-type="float" office:value="6.64640324213103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03 04:00:00</text:p>
          </table:table-cell>
          <table:table-cell office:value-type="float" office:value="51.0346504559066" calcext:value-type="float">
            <text:p>51.0346504559</text:p>
          </table:table-cell>
        </table:table-row>
        <table:table-row table:style-name="ro1">
          <table:table-cell office:value-type="string" calcext:value-type="string">
            <text:p>2019-12-03 05:00:00</text:p>
          </table:table-cell>
          <table:table-cell office:value-type="float" office:value="31.3982868196244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2-03 06:00:00</text:p>
          </table:table-cell>
          <table:table-cell office:value-type="float" office:value="19.1801050013433" calcext:value-type="float">
            <text:p>19.1801050013</text:p>
          </table:table-cell>
        </table:table-row>
        <table:table-row table:style-name="ro1">
          <table:table-cell office:value-type="string" calcext:value-type="string">
            <text:p>2019-12-03 07:00:00</text:p>
          </table:table-cell>
          <table:table-cell office:value-type="float" office:value="-31.8744404531513" calcext:value-type="float">
            <text:p>-31.8744404532</text:p>
          </table:table-cell>
        </table:table-row>
        <table:table-row table:style-name="ro1">
          <table:table-cell office:value-type="string" calcext:value-type="string">
            <text:p>2019-12-03 08:00:00</text:p>
          </table:table-cell>
          <table:table-cell office:value-type="float" office:value="48.4241810199212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2-03 10:00:00</text:p>
          </table:table-cell>
          <table:table-cell office:value-type="float" office:value="-40.9091523133708" calcext:value-type="float">
            <text:p>-40.9091523134</text:p>
          </table:table-cell>
        </table:table-row>
        <table:table-row table:style-name="ro1">
          <table:table-cell office:value-type="string" calcext:value-type="string">
            <text:p>2019-12-03 11:00:00</text:p>
          </table:table-cell>
          <table:table-cell office:value-type="float" office:value="-8.9091523134654" calcext:value-type="float">
            <text:p>-8.9091523135</text:p>
          </table:table-cell>
        </table:table-row>
        <table:table-row table:style-name="ro1">
          <table:table-cell office:value-type="string" calcext:value-type="string">
            <text:p>2019-12-03 12:00:00</text:p>
          </table:table-cell>
          <table:table-cell office:value-type="float" office:value="49.3130699088345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2-03 13:00:00</text:p>
          </table:table-cell>
          <table:table-cell office:value-type="float" office:value="88.8686254643914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2-03 14:00:00</text:p>
          </table:table-cell>
          <table:table-cell office:value-type="float" office:value="52.4241810198694" calcext:value-type="float">
            <text:p>52.4241810199</text:p>
          </table:table-cell>
        </table:table-row>
        <table:table-row table:style-name="ro1">
          <table:table-cell office:value-type="string" calcext:value-type="string">
            <text:p>2019-12-03 15:00:00</text:p>
          </table:table-cell>
          <table:table-cell office:value-type="float" office:value="55.0908476866236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03 16:00:00</text:p>
          </table:table-cell>
          <table:table-cell office:value-type="float" office:value="39.09084768662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03 17:00:00</text:p>
          </table:table-cell>
          <table:table-cell office:value-type="float" office:value="86.2019587977179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3 18:00:00</text:p>
          </table:table-cell>
          <table:table-cell office:value-type="float" office:value="-11.1313745356377" calcext:value-type="float">
            <text:p>-11.1313745356</text:p>
          </table:table-cell>
        </table:table-row>
        <table:table-row table:style-name="ro1">
          <table:table-cell office:value-type="string" calcext:value-type="string">
            <text:p>2019-12-03 19:00:00</text:p>
          </table:table-cell>
          <table:table-cell office:value-type="float" office:value="3.97973657551238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3 20:00:00</text:p>
          </table:table-cell>
          <table:table-cell office:value-type="float" office:value="-16.020263424529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2-03 21:00:00</text:p>
          </table:table-cell>
          <table:table-cell office:value-type="float" office:value="-84.9091523134152" calcext:value-type="float">
            <text:p>-84.9091523134</text:p>
          </table:table-cell>
        </table:table-row>
        <table:table-row table:style-name="ro1">
          <table:table-cell office:value-type="string" calcext:value-type="string">
            <text:p>2019-12-03 22:00:00</text:p>
          </table:table-cell>
          <table:table-cell office:value-type="float" office:value="11.979736575481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2-03 23:00:00</text:p>
          </table:table-cell>
          <table:table-cell office:value-type="float" office:value="-2.68693009121679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2-04 00:00:00</text:p>
          </table:table-cell>
          <table:table-cell office:value-type="float" office:value="6.6464032421598" calcext:value-type="float">
            <text:p>6.6464032422</text:p>
          </table:table-cell>
        </table:table-row>
        <table:table-row table:style-name="ro1">
          <table:table-cell office:value-type="string" calcext:value-type="string">
            <text:p>2019-12-04 01:00:00</text:p>
          </table:table-cell>
          <table:table-cell office:value-type="float" office:value="54.2019587976796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2-04 02:00:00</text:p>
          </table:table-cell>
          <table:table-cell office:value-type="float" office:value="20.8686254644229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2-04 03:00:00</text:p>
          </table:table-cell>
          <table:table-cell office:value-type="float" office:value="51.0908476865747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2-04 04:00:00</text:p>
          </table:table-cell>
          <table:table-cell office:value-type="float" office:value="30.6464032421282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2-04 05:00:00</text:p>
          </table:table-cell>
          <table:table-cell office:value-type="float" office:value="27.0346504559112" calcext:value-type="float">
            <text:p>27.0346504559</text:p>
          </table:table-cell>
        </table:table-row>
        <table:table-row table:style-name="ro1">
          <table:table-cell office:value-type="string" calcext:value-type="string">
            <text:p>2019-12-04 06:00:00</text:p>
          </table:table-cell>
          <table:table-cell office:value-type="float" office:value="55.3982868196285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2-04 07:00:00</text:p>
          </table:table-cell>
          <table:table-cell office:value-type="float" office:value="19.1801050013678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2-04 08:00:00</text:p>
          </table:table-cell>
          <table:table-cell office:value-type="float" office:value="-7.87444045314652" calcext:value-type="float">
            <text:p>-7.8744404531</text:p>
          </table:table-cell>
        </table:table-row>
        <table:table-row table:style-name="ro1">
          <table:table-cell office:value-type="string" calcext:value-type="string">
            <text:p>2019-12-04 09:00:00</text:p>
          </table:table-cell>
          <table:table-cell office:value-type="float" office:value="48.4241810198838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2-04 10:00:00</text:p>
          </table:table-cell>
          <table:table-cell office:value-type="float" office:value="-16.909152313393" calcext:value-type="float">
            <text:p>-16.9091523134</text:p>
          </table:table-cell>
        </table:table-row>
        <table:table-row table:style-name="ro1">
          <table:table-cell office:value-type="string" calcext:value-type="string">
            <text:p>2019-12-04 12:00:00</text:p>
          </table:table-cell>
          <table:table-cell office:value-type="float" office:value="15.0908476865653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04 13:00:00</text:p>
          </table:table-cell>
          <table:table-cell office:value-type="float" office:value="25.313069908807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2-04 14:00:00</text:p>
          </table:table-cell>
          <table:table-cell office:value-type="float" office:value="88.8686254643825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2-04 15:00:00</text:p>
          </table:table-cell>
          <table:table-cell office:value-type="float" office:value="76.4241810198886" calcext:value-type="float">
            <text:p>76.4241810199</text:p>
          </table:table-cell>
        </table:table-row>
        <table:table-row table:style-name="ro1">
          <table:table-cell office:value-type="string" calcext:value-type="string">
            <text:p>2019-12-04 16:00:00</text:p>
          </table:table-cell>
          <table:table-cell office:value-type="float" office:value="55.0908476866058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04 17:00:00</text:p>
          </table:table-cell>
          <table:table-cell office:value-type="float" office:value="39.0908476866202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04 18:00:00</text:p>
          </table:table-cell>
          <table:table-cell office:value-type="float" office:value="86.2019587977109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4 19:00:00</text:p>
          </table:table-cell>
          <table:table-cell office:value-type="float" office:value="-11.1313745356356" calcext:value-type="float">
            <text:p>-11.1313745356</text:p>
          </table:table-cell>
        </table:table-row>
        <table:table-row table:style-name="ro1">
          <table:table-cell office:value-type="string" calcext:value-type="string">
            <text:p>2019-12-04 20:00:00</text:p>
          </table:table-cell>
          <table:table-cell office:value-type="float" office:value="3.97973657547785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4 21:00:00</text:p>
          </table:table-cell>
          <table:table-cell office:value-type="float" office:value="-16.020263424514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2-04 22:00:00</text:p>
          </table:table-cell>
          <table:table-cell office:value-type="float" office:value="-60.9091523134145" calcext:value-type="float">
            <text:p>-60.9091523134</text:p>
          </table:table-cell>
        </table:table-row>
        <table:table-row table:style-name="ro1">
          <table:table-cell office:value-type="string" calcext:value-type="string">
            <text:p>2019-12-04 23:00:00</text:p>
          </table:table-cell>
          <table:table-cell office:value-type="float" office:value="11.9797365755214" calcext:value-type="float">
            <text:p>11.9797365755</text:p>
          </table:table-cell>
        </table:table-row>
        <table:table-row table:style-name="ro1">
          <table:table-cell office:value-type="string" calcext:value-type="string">
            <text:p>2019-12-05 00:00:00</text:p>
          </table:table-cell>
          <table:table-cell office:value-type="float" office:value="-2.68693009124122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2-05 01:00:00</text:p>
          </table:table-cell>
          <table:table-cell office:value-type="float" office:value="30.6464032421706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2-05 02:00:00</text:p>
          </table:table-cell>
          <table:table-cell office:value-type="float" office:value="54.2019587976755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2-05 03:00:00</text:p>
          </table:table-cell>
          <table:table-cell office:value-type="float" office:value="20.8686254644473" calcext:value-type="float">
            <text:p>20.8686254644</text:p>
          </table:table-cell>
        </table:table-row>
        <table:table-row table:style-name="ro1">
          <table:table-cell office:value-type="string" calcext:value-type="string">
            <text:p>2019-12-05 04:00:00</text:p>
          </table:table-cell>
          <table:table-cell office:value-type="float" office:value="51.0908476865611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2-05 05:00:00</text:p>
          </table:table-cell>
          <table:table-cell office:value-type="float" office:value="30.6464032421392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2-05 06:00:00</text:p>
          </table:table-cell>
          <table:table-cell office:value-type="float" office:value="27.034650455889" calcext:value-type="float">
            <text:p>27.0346504559</text:p>
          </table:table-cell>
        </table:table-row>
        <table:table-row table:style-name="ro1">
          <table:table-cell office:value-type="string" calcext:value-type="string">
            <text:p>2019-12-05 07:00:00</text:p>
          </table:table-cell>
          <table:table-cell office:value-type="float" office:value="55.3982868196214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2-05 08:00:00</text:p>
          </table:table-cell>
          <table:table-cell office:value-type="float" office:value="19.180105001381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2-05 09:00:00</text:p>
          </table:table-cell>
          <table:table-cell office:value-type="float" office:value="16.1255595468548" calcext:value-type="float">
            <text:p>16.1255595469</text:p>
          </table:table-cell>
        </table:table-row>
        <table:table-row table:style-name="ro1">
          <table:table-cell office:value-type="string" calcext:value-type="string">
            <text:p>2019-12-05 10:00:00</text:p>
          </table:table-cell>
          <table:table-cell office:value-type="float" office:value="48.4241810199166" calcext:value-type="float">
            <text:p>48.4241810199</text:p>
          </table:table-cell>
        </table:table-row>
        <table:table-row table:style-name="ro1">
          <table:table-cell office:value-type="string" calcext:value-type="string">
            <text:p>2019-12-05 11:00:00</text:p>
          </table:table-cell>
          <table:table-cell office:value-type="float" office:value="-16.9091523134082" calcext:value-type="float">
            <text:p>-16.9091523134</text:p>
          </table:table-cell>
        </table:table-row>
        <table:table-row table:style-name="ro1">
          <table:table-cell office:value-type="string" calcext:value-type="string">
            <text:p>2019-12-05 12:00:00</text:p>
          </table:table-cell>
          <table:table-cell office:value-type="float" office:value="39.0908476865752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05 13:00:00</text:p>
          </table:table-cell>
          <table:table-cell office:value-type="float" office:value="49.3130699088244" calcext:value-type="float">
            <text:p>49.3130699088</text:p>
          </table:table-cell>
        </table:table-row>
        <table:table-row table:style-name="ro1">
          <table:table-cell office:value-type="string" calcext:value-type="string">
            <text:p>2019-12-05 14:00:00</text:p>
          </table:table-cell>
          <table:table-cell office:value-type="float" office:value="88.8686254644065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2-05 15:00:00</text:p>
          </table:table-cell>
          <table:table-cell office:value-type="float" office:value="100.424181019856" calcext:value-type="float">
            <text:p>100.4241810199</text:p>
          </table:table-cell>
        </table:table-row>
        <table:table-row table:style-name="ro1">
          <table:table-cell office:value-type="string" calcext:value-type="string">
            <text:p>2019-12-05 16:00:00</text:p>
          </table:table-cell>
          <table:table-cell office:value-type="float" office:value="79.0908476866092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2-05 17:00:00</text:p>
          </table:table-cell>
          <table:table-cell office:value-type="float" office:value="39.0908476866175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05 18:00:00</text:p>
          </table:table-cell>
          <table:table-cell office:value-type="float" office:value="110.201958797704" calcext:value-type="float">
            <text:p>110.2019587977</text:p>
          </table:table-cell>
        </table:table-row>
        <table:table-row table:style-name="ro1">
          <table:table-cell office:value-type="string" calcext:value-type="string">
            <text:p>2019-12-05 19:00:00</text:p>
          </table:table-cell>
          <table:table-cell office:value-type="float" office:value="12.8686254643752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2-05 20:00:00</text:p>
          </table:table-cell>
          <table:table-cell office:value-type="float" office:value="3.97973657548054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5 21:00:00</text:p>
          </table:table-cell>
          <table:table-cell office:value-type="float" office:value="-16.0202634244997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2-05 22:00:00</text:p>
          </table:table-cell>
          <table:table-cell office:value-type="float" office:value="-36.9091523134342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2-05 23:00:00</text:p>
          </table:table-cell>
          <table:table-cell office:value-type="float" office:value="-12.0202634244737" calcext:value-type="float">
            <text:p>-12.0202634245</text:p>
          </table:table-cell>
        </table:table-row>
        <table:table-row table:style-name="ro1">
          <table:table-cell office:value-type="string" calcext:value-type="string">
            <text:p>2019-12-06 00:00:00</text:p>
          </table:table-cell>
          <table:table-cell office:value-type="float" office:value="-2.68693009122378" calcext:value-type="float">
            <text:p>-2.6869300912</text:p>
          </table:table-cell>
        </table:table-row>
        <table:table-row table:style-name="ro1">
          <table:table-cell office:value-type="string" calcext:value-type="string">
            <text:p>2019-12-06 01:00:00</text:p>
          </table:table-cell>
          <table:table-cell office:value-type="float" office:value="30.6464032421779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2-06 02:00:00</text:p>
          </table:table-cell>
          <table:table-cell office:value-type="float" office:value="54.2019587976558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2-06 03:00:00</text:p>
          </table:table-cell>
          <table:table-cell office:value-type="float" office:value="44.8686254644272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2-06 04:00:00</text:p>
          </table:table-cell>
          <table:table-cell office:value-type="float" office:value="51.0908476865555" calcext:value-type="float">
            <text:p>51.0908476866</text:p>
          </table:table-cell>
        </table:table-row>
        <table:table-row table:style-name="ro1">
          <table:table-cell office:value-type="string" calcext:value-type="string">
            <text:p>2019-12-06 05:00:00</text:p>
          </table:table-cell>
          <table:table-cell office:value-type="float" office:value="30.6464032421523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2-06 06:00:00</text:p>
          </table:table-cell>
          <table:table-cell office:value-type="float" office:value="51.0346504559174" calcext:value-type="float">
            <text:p>51.0346504559</text:p>
          </table:table-cell>
        </table:table-row>
        <table:table-row table:style-name="ro1">
          <table:table-cell office:value-type="string" calcext:value-type="string">
            <text:p>2019-12-06 07:00:00</text:p>
          </table:table-cell>
          <table:table-cell office:value-type="float" office:value="55.3982868196224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2-06 08:00:00</text:p>
          </table:table-cell>
          <table:table-cell office:value-type="float" office:value="43.1801050013692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2-06 09:00:00</text:p>
          </table:table-cell>
          <table:table-cell office:value-type="float" office:value="16.1255595468399" calcext:value-type="float">
            <text:p>16.1255595468</text:p>
          </table:table-cell>
        </table:table-row>
        <table:table-row table:style-name="ro1">
          <table:table-cell office:value-type="string" calcext:value-type="string">
            <text:p>2019-12-06 10:00:00</text:p>
          </table:table-cell>
          <table:table-cell office:value-type="float" office:value="24.4241810199045" calcext:value-type="float">
            <text:p>24.4241810199</text:p>
          </table:table-cell>
        </table:table-row>
        <table:table-row table:style-name="ro1">
          <table:table-cell office:value-type="string" calcext:value-type="string">
            <text:p>2019-12-06 11:00:00</text:p>
          </table:table-cell>
          <table:table-cell office:value-type="float" office:value="-16.9091523134203" calcext:value-type="float">
            <text:p>-16.9091523134</text:p>
          </table:table-cell>
        </table:table-row>
        <table:table-row table:style-name="ro1">
          <table:table-cell office:value-type="string" calcext:value-type="string">
            <text:p>2019-12-06 12:00:00</text:p>
          </table:table-cell>
          <table:table-cell office:value-type="float" office:value="15.0908476865636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06 13:00:00</text:p>
          </table:table-cell>
          <table:table-cell office:value-type="float" office:value="25.3130699088158" calcext:value-type="float">
            <text:p>25.3130699088</text:p>
          </table:table-cell>
        </table:table-row>
        <table:table-row table:style-name="ro1">
          <table:table-cell office:value-type="string" calcext:value-type="string">
            <text:p>2019-12-06 14:00:00</text:p>
          </table:table-cell>
          <table:table-cell office:value-type="float" office:value="64.8686254644191" calcext:value-type="float">
            <text:p>64.8686254644</text:p>
          </table:table-cell>
        </table:table-row>
        <table:table-row table:style-name="ro1">
          <table:table-cell office:value-type="string" calcext:value-type="string">
            <text:p>2019-12-06 15:00:00</text:p>
          </table:table-cell>
          <table:table-cell office:value-type="float" office:value="76.4241810198326" calcext:value-type="float">
            <text:p>76.4241810198</text:p>
          </table:table-cell>
        </table:table-row>
        <table:table-row table:style-name="ro1">
          <table:table-cell office:value-type="string" calcext:value-type="string">
            <text:p>2019-12-06 16:00:00</text:p>
          </table:table-cell>
          <table:table-cell office:value-type="float" office:value="55.0908476866081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06 17:00:00</text:p>
          </table:table-cell>
          <table:table-cell office:value-type="float" office:value="15.0908476866227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06 18:00:00</text:p>
          </table:table-cell>
          <table:table-cell office:value-type="float" office:value="86.201958797702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6 19:00:00</text:p>
          </table:table-cell>
          <table:table-cell office:value-type="float" office:value="12.8686254643704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2-06 20:00:00</text:p>
          </table:table-cell>
          <table:table-cell office:value-type="float" office:value="-20.0202634245232" calcext:value-type="float">
            <text:p>-20.0202634245</text:p>
          </table:table-cell>
        </table:table-row>
        <table:table-row table:style-name="ro1">
          <table:table-cell office:value-type="string" calcext:value-type="string">
            <text:p>2019-12-06 21:00:00</text:p>
          </table:table-cell>
          <table:table-cell office:value-type="float" office:value="-16.020263424505" calcext:value-type="float">
            <text:p>-16.0202634245</text:p>
          </table:table-cell>
        </table:table-row>
        <table:table-row table:style-name="ro1">
          <table:table-cell office:value-type="string" calcext:value-type="string">
            <text:p>2019-12-06 22:00:00</text:p>
          </table:table-cell>
          <table:table-cell office:value-type="float" office:value="-36.9091523134322" calcext:value-type="float">
            <text:p>-36.9091523134</text:p>
          </table:table-cell>
        </table:table-row>
        <table:table-row table:style-name="ro1">
          <table:table-cell office:value-type="string" calcext:value-type="string">
            <text:p>2019-12-06 23:00:00</text:p>
          </table:table-cell>
          <table:table-cell office:value-type="float" office:value="-12.0202634244763" calcext:value-type="float">
            <text:p>-12.0202634245</text:p>
          </table:table-cell>
        </table:table-row>
        <table:table-row table:style-name="ro1">
          <table:table-cell office:value-type="string" calcext:value-type="string">
            <text:p>2019-12-07 00:00:00</text:p>
          </table:table-cell>
          <table:table-cell office:value-type="float" office:value="21.3130699087731" calcext:value-type="float">
            <text:p>21.3130699088</text:p>
          </table:table-cell>
        </table:table-row>
        <table:table-row table:style-name="ro1">
          <table:table-cell office:value-type="string" calcext:value-type="string">
            <text:p>2019-12-07 01:00:00</text:p>
          </table:table-cell>
          <table:table-cell office:value-type="float" office:value="30.6464032421713" calcext:value-type="float">
            <text:p>30.6464032422</text:p>
          </table:table-cell>
        </table:table-row>
        <table:table-row table:style-name="ro1">
          <table:table-cell office:value-type="string" calcext:value-type="string">
            <text:p>2019-12-07 02:00:00</text:p>
          </table:table-cell>
          <table:table-cell office:value-type="float" office:value="30.2019587976668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2-07 03:00:00</text:p>
          </table:table-cell>
          <table:table-cell office:value-type="float" office:value="44.8686254644016" calcext:value-type="float">
            <text:p>44.8686254644</text:p>
          </table:table-cell>
        </table:table-row>
        <table:table-row table:style-name="ro1">
          <table:table-cell office:value-type="string" calcext:value-type="string">
            <text:p>2019-12-07 04:00:00</text:p>
          </table:table-cell>
          <table:table-cell office:value-type="float" office:value="27.0908476865584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2-07 05:00:00</text:p>
          </table:table-cell>
          <table:table-cell office:value-type="float" office:value="30.6464032421386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2-07 06:00:00</text:p>
          </table:table-cell>
          <table:table-cell office:value-type="float" office:value="51.0346504559096" calcext:value-type="float">
            <text:p>51.0346504559</text:p>
          </table:table-cell>
        </table:table-row>
        <table:table-row table:style-name="ro1">
          <table:table-cell office:value-type="string" calcext:value-type="string">
            <text:p>2019-12-07 07:00:00</text:p>
          </table:table-cell>
          <table:table-cell office:value-type="float" office:value="31.3982868196312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2-07 08:00:00</text:p>
          </table:table-cell>
          <table:table-cell office:value-type="float" office:value="19.180105001389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2-07 09:00:00</text:p>
          </table:table-cell>
          <table:table-cell office:value-type="float" office:value="-7.87444045315037" calcext:value-type="float">
            <text:p>-7.8744404532</text:p>
          </table:table-cell>
        </table:table-row>
        <table:table-row table:style-name="ro1">
          <table:table-cell office:value-type="string" calcext:value-type="string">
            <text:p>2019-12-07 10:00:00</text:p>
          </table:table-cell>
          <table:table-cell office:value-type="float" office:value="0.424181019906497" calcext:value-type="float">
            <text:p>0.4241810199</text:p>
          </table:table-cell>
        </table:table-row>
        <table:table-row table:style-name="ro1">
          <table:table-cell office:value-type="string" calcext:value-type="string">
            <text:p>2019-12-07 11:00:00</text:p>
          </table:table-cell>
          <table:table-cell office:value-type="float" office:value="-16.9091523134183" calcext:value-type="float">
            <text:p>-16.9091523134</text:p>
          </table:table-cell>
        </table:table-row>
        <table:table-row table:style-name="ro1">
          <table:table-cell office:value-type="string" calcext:value-type="string">
            <text:p>2019-12-07 12:00:00</text:p>
          </table:table-cell>
          <table:table-cell office:value-type="float" office:value="-8.90915231343217" calcext:value-type="float">
            <text:p>-8.9091523134</text:p>
          </table:table-cell>
        </table:table-row>
        <table:table-row table:style-name="ro1">
          <table:table-cell office:value-type="string" calcext:value-type="string">
            <text:p>2019-12-07 13:00:00</text:p>
          </table:table-cell>
          <table:table-cell office:value-type="float" office:value="1.31306990883684" calcext:value-type="float">
            <text:p>1.3130699088</text:p>
          </table:table-cell>
        </table:table-row>
        <table:table-row table:style-name="ro1">
          <table:table-cell office:value-type="string" calcext:value-type="string">
            <text:p>2019-12-07 14:00:00</text:p>
          </table:table-cell>
          <table:table-cell office:value-type="float" office:value="40.8686254644222" calcext:value-type="float">
            <text:p>40.8686254644</text:p>
          </table:table-cell>
        </table:table-row>
        <table:table-row table:style-name="ro1">
          <table:table-cell office:value-type="string" calcext:value-type="string">
            <text:p>2019-12-07 15:00:00</text:p>
          </table:table-cell>
          <table:table-cell office:value-type="float" office:value="76.4241810198484" calcext:value-type="float">
            <text:p>76.4241810198</text:p>
          </table:table-cell>
        </table:table-row>
        <table:table-row table:style-name="ro1">
          <table:table-cell office:value-type="string" calcext:value-type="string">
            <text:p>2019-12-07 16:00:00</text:p>
          </table:table-cell>
          <table:table-cell office:value-type="float" office:value="55.0908476866247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07 17:00:00</text:p>
          </table:table-cell>
          <table:table-cell office:value-type="float" office:value="15.0908476866181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07 18:00:00</text:p>
          </table:table-cell>
          <table:table-cell office:value-type="float" office:value="86.2019587976855" calcext:value-type="float">
            <text:p>86.2019587977</text:p>
          </table:table-cell>
        </table:table-row>
        <table:table-row table:style-name="ro1">
          <table:table-cell office:value-type="string" calcext:value-type="string">
            <text:p>2019-12-07 19:00:00</text:p>
          </table:table-cell>
          <table:table-cell office:value-type="float" office:value="12.8686254643756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2-07 20:00:00</text:p>
          </table:table-cell>
          <table:table-cell office:value-type="float" office:value="3.97973657546406" calcext:value-type="float">
            <text:p>3.9797365755</text:p>
          </table:table-cell>
        </table:table-row>
        <table:table-row table:style-name="ro1">
          <table:table-cell office:value-type="string" calcext:value-type="string">
            <text:p>2019-12-07 21:00:00</text:p>
          </table:table-cell>
          <table:table-cell office:value-type="float" office:value="559.979736575499" calcext:value-type="float">
            <text:p>559.9797365755</text:p>
          </table:table-cell>
        </table:table-row>
        <table:table-row table:style-name="ro1">
          <table:table-cell office:value-type="string" calcext:value-type="string">
            <text:p>2019-12-07 22:00:00</text:p>
          </table:table-cell>
          <table:table-cell office:value-type="float" office:value="515.090847686573" calcext:value-type="float">
            <text:p>515.0908476866</text:p>
          </table:table-cell>
        </table:table-row>
        <table:table-row table:style-name="ro1">
          <table:table-cell office:value-type="string" calcext:value-type="string">
            <text:p>2019-12-07 23:00:00</text:p>
          </table:table-cell>
          <table:table-cell office:value-type="float" office:value="443.979736575528" calcext:value-type="float">
            <text:p>443.9797365755</text:p>
          </table:table-cell>
        </table:table-row>
        <table:table-row table:style-name="ro1">
          <table:table-cell office:value-type="string" calcext:value-type="string">
            <text:p>2019-12-08 00:00:00</text:p>
          </table:table-cell>
          <table:table-cell office:value-type="float" office:value="309.313069908774" calcext:value-type="float">
            <text:p>309.3130699088</text:p>
          </table:table-cell>
        </table:table-row>
        <table:table-row table:style-name="ro1">
          <table:table-cell office:value-type="string" calcext:value-type="string">
            <text:p>2019-12-08 01:00:00</text:p>
          </table:table-cell>
          <table:table-cell office:value-type="float" office:value="174.646403242152" calcext:value-type="float">
            <text:p>174.6464032422</text:p>
          </table:table-cell>
        </table:table-row>
        <table:table-row table:style-name="ro1">
          <table:table-cell office:value-type="string" calcext:value-type="string">
            <text:p>2019-12-08 02:00:00</text:p>
          </table:table-cell>
          <table:table-cell office:value-type="float" office:value="126.201958797661" calcext:value-type="float">
            <text:p>126.2019587977</text:p>
          </table:table-cell>
        </table:table-row>
        <table:table-row table:style-name="ro1">
          <table:table-cell office:value-type="string" calcext:value-type="string">
            <text:p>2019-12-08 03:00:00</text:p>
          </table:table-cell>
          <table:table-cell office:value-type="float" office:value="116.868625464405" calcext:value-type="float">
            <text:p>116.8686254644</text:p>
          </table:table-cell>
        </table:table-row>
        <table:table-row table:style-name="ro1">
          <table:table-cell office:value-type="string" calcext:value-type="string">
            <text:p>2019-12-08 04:00:00</text:p>
          </table:table-cell>
          <table:table-cell office:value-type="float" office:value="75.0908476866105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2-08 05:00:00</text:p>
          </table:table-cell>
          <table:table-cell office:value-type="float" office:value="54.646403242136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2-08 06:00:00</text:p>
          </table:table-cell>
          <table:table-cell office:value-type="float" office:value="99.0346504559104" calcext:value-type="float">
            <text:p>99.0346504559</text:p>
          </table:table-cell>
        </table:table-row>
        <table:table-row table:style-name="ro1">
          <table:table-cell office:value-type="string" calcext:value-type="string">
            <text:p>2019-12-08 07:00:00</text:p>
          </table:table-cell>
          <table:table-cell office:value-type="float" office:value="79.3982868196287" calcext:value-type="float">
            <text:p>79.3982868196</text:p>
          </table:table-cell>
        </table:table-row>
        <table:table-row table:style-name="ro1">
          <table:table-cell office:value-type="string" calcext:value-type="string">
            <text:p>2019-12-08 08:00:00</text:p>
          </table:table-cell>
          <table:table-cell office:value-type="float" office:value="115.180105001379" calcext:value-type="float">
            <text:p>115.1801050014</text:p>
          </table:table-cell>
        </table:table-row>
        <table:table-row table:style-name="ro1">
          <table:table-cell office:value-type="string" calcext:value-type="string">
            <text:p>2019-12-08 09:00:00</text:p>
          </table:table-cell>
          <table:table-cell office:value-type="float" office:value="184.125559546853" calcext:value-type="float">
            <text:p>184.1255595469</text:p>
          </table:table-cell>
        </table:table-row>
        <table:table-row table:style-name="ro1">
          <table:table-cell office:value-type="string" calcext:value-type="string">
            <text:p>2019-12-08 10:00:00</text:p>
          </table:table-cell>
          <table:table-cell office:value-type="float" office:value="312.424181019925" calcext:value-type="float">
            <text:p>312.4241810199</text:p>
          </table:table-cell>
        </table:table-row>
        <table:table-row table:style-name="ro1">
          <table:table-cell office:value-type="string" calcext:value-type="string">
            <text:p>2019-12-08 11:00:00</text:p>
          </table:table-cell>
          <table:table-cell office:value-type="float" office:value="367.090847686576" calcext:value-type="float">
            <text:p>367.0908476866</text:p>
          </table:table-cell>
        </table:table-row>
        <table:table-row table:style-name="ro1">
          <table:table-cell office:value-type="string" calcext:value-type="string">
            <text:p>2019-12-08 12:00:00</text:p>
          </table:table-cell>
          <table:table-cell office:value-type="float" office:value="327.090847686559" calcext:value-type="float">
            <text:p>327.0908476866</text:p>
          </table:table-cell>
        </table:table-row>
        <table:table-row table:style-name="ro1">
          <table:table-cell office:value-type="string" calcext:value-type="string">
            <text:p>2019-12-08 13:00:00</text:p>
          </table:table-cell>
          <table:table-cell office:value-type="float" office:value="313.313069908809" calcext:value-type="float">
            <text:p>313.3130699088</text:p>
          </table:table-cell>
        </table:table-row>
        <table:table-row table:style-name="ro1">
          <table:table-cell office:value-type="string" calcext:value-type="string">
            <text:p>2019-12-08 14:00:00</text:p>
          </table:table-cell>
          <table:table-cell office:value-type="float" office:value="280.868625464416" calcext:value-type="float">
            <text:p>280.8686254644</text:p>
          </table:table-cell>
        </table:table-row>
        <table:table-row table:style-name="ro1">
          <table:table-cell office:value-type="string" calcext:value-type="string">
            <text:p>2019-12-08 15:00:00</text:p>
          </table:table-cell>
          <table:table-cell office:value-type="float" office:value="316.424181019875" calcext:value-type="float">
            <text:p>316.4241810199</text:p>
          </table:table-cell>
        </table:table-row>
        <table:table-row table:style-name="ro1">
          <table:table-cell office:value-type="string" calcext:value-type="string">
            <text:p>2019-12-08 16:00:00</text:p>
          </table:table-cell>
          <table:table-cell office:value-type="float" office:value="247.090847686589" calcext:value-type="float">
            <text:p>247.0908476866</text:p>
          </table:table-cell>
        </table:table-row>
        <table:table-row table:style-name="ro1">
          <table:table-cell office:value-type="string" calcext:value-type="string">
            <text:p>2019-12-08 17:00:00</text:p>
          </table:table-cell>
          <table:table-cell office:value-type="float" office:value="351.09084768662" calcext:value-type="float">
            <text:p>351.0908476866</text:p>
          </table:table-cell>
        </table:table-row>
        <table:table-row table:style-name="ro1">
          <table:table-cell office:value-type="string" calcext:value-type="string">
            <text:p>2019-12-08 18:00:00</text:p>
          </table:table-cell>
          <table:table-cell office:value-type="float" office:value="350.201958797706" calcext:value-type="float">
            <text:p>350.2019587977</text:p>
          </table:table-cell>
        </table:table-row>
        <table:table-row table:style-name="ro1">
          <table:table-cell office:value-type="string" calcext:value-type="string">
            <text:p>2019-12-08 19:00:00</text:p>
          </table:table-cell>
          <table:table-cell office:value-type="float" office:value="348.868625464375" calcext:value-type="float">
            <text:p>348.8686254644</text:p>
          </table:table-cell>
        </table:table-row>
        <table:table-row table:style-name="ro1">
          <table:table-cell office:value-type="string" calcext:value-type="string">
            <text:p>2019-12-08 20:00:00</text:p>
          </table:table-cell>
          <table:table-cell office:value-type="float" office:value="387.979736575484" calcext:value-type="float">
            <text:p>387.9797365755</text:p>
          </table:table-cell>
        </table:table-row>
        <table:table-row table:style-name="ro1">
          <table:table-cell office:value-type="string" calcext:value-type="string">
            <text:p>2019-12-08 21:00:00</text:p>
          </table:table-cell>
          <table:table-cell office:value-type="float" office:value="271.979736575475" calcext:value-type="float">
            <text:p>271.9797365755</text:p>
          </table:table-cell>
        </table:table-row>
        <table:table-row table:style-name="ro1">
          <table:table-cell office:value-type="string" calcext:value-type="string">
            <text:p>2019-12-08 22:00:00</text:p>
          </table:table-cell>
          <table:table-cell office:value-type="float" office:value="155.090847686572" calcext:value-type="float">
            <text:p>155.0908476866</text:p>
          </table:table-cell>
        </table:table-row>
        <table:table-row table:style-name="ro1">
          <table:table-cell office:value-type="string" calcext:value-type="string">
            <text:p>2019-12-08 23:00:00</text:p>
          </table:table-cell>
          <table:table-cell office:value-type="float" office:value="131.97973657555" calcext:value-type="float">
            <text:p>131.9797365756</text:p>
          </table:table-cell>
        </table:table-row>
        <table:table-row table:style-name="ro1">
          <table:table-cell office:value-type="string" calcext:value-type="string">
            <text:p>2019-12-09 00:00:00</text:p>
          </table:table-cell>
          <table:table-cell office:value-type="float" office:value="117.313069908759" calcext:value-type="float">
            <text:p>117.3130699088</text:p>
          </table:table-cell>
        </table:table-row>
        <table:table-row table:style-name="ro1">
          <table:table-cell office:value-type="string" calcext:value-type="string">
            <text:p>2019-12-09 01:00:00</text:p>
          </table:table-cell>
          <table:table-cell office:value-type="float" office:value="126.646403242168" calcext:value-type="float">
            <text:p>126.6464032422</text:p>
          </table:table-cell>
        </table:table-row>
        <table:table-row table:style-name="ro1">
          <table:table-cell office:value-type="string" calcext:value-type="string">
            <text:p>2019-12-09 02:00:00</text:p>
          </table:table-cell>
          <table:table-cell office:value-type="float" office:value="150.201958797661" calcext:value-type="float">
            <text:p>150.2019587977</text:p>
          </table:table-cell>
        </table:table-row>
        <table:table-row table:style-name="ro1">
          <table:table-cell office:value-type="string" calcext:value-type="string">
            <text:p>2019-12-09 03:00:00</text:p>
          </table:table-cell>
          <table:table-cell office:value-type="float" office:value="164.868625464386" calcext:value-type="float">
            <text:p>164.8686254644</text:p>
          </table:table-cell>
        </table:table-row>
        <table:table-row table:style-name="ro1">
          <table:table-cell office:value-type="string" calcext:value-type="string">
            <text:p>2019-12-09 04:00:00</text:p>
          </table:table-cell>
          <table:table-cell office:value-type="float" office:value="147.090847686619" calcext:value-type="float">
            <text:p>147.0908476866</text:p>
          </table:table-cell>
        </table:table-row>
        <table:table-row table:style-name="ro1">
          <table:table-cell office:value-type="string" calcext:value-type="string">
            <text:p>2019-12-09 05:00:00</text:p>
          </table:table-cell>
          <table:table-cell office:value-type="float" office:value="126.646403242114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2-09 06:00:00</text:p>
          </table:table-cell>
          <table:table-cell office:value-type="float" office:value="171.034650455905" calcext:value-type="float">
            <text:p>171.0346504559</text:p>
          </table:table-cell>
        </table:table-row>
        <table:table-row table:style-name="ro1">
          <table:table-cell office:value-type="string" calcext:value-type="string">
            <text:p>2019-12-09 07:00:00</text:p>
          </table:table-cell>
          <table:table-cell office:value-type="float" office:value="199.398286819619" calcext:value-type="float">
            <text:p>199.3982868196</text:p>
          </table:table-cell>
        </table:table-row>
        <table:table-row table:style-name="ro1">
          <table:table-cell office:value-type="string" calcext:value-type="string">
            <text:p>2019-12-09 08:00:00</text:p>
          </table:table-cell>
          <table:table-cell office:value-type="float" office:value="259.18010500138" calcext:value-type="float">
            <text:p>259.1801050014</text:p>
          </table:table-cell>
        </table:table-row>
        <table:table-row table:style-name="ro1">
          <table:table-cell office:value-type="string" calcext:value-type="string">
            <text:p>2019-12-09 09:00:00</text:p>
          </table:table-cell>
          <table:table-cell office:value-type="float" office:value="256.125559546842" calcext:value-type="float">
            <text:p>256.1255595468</text:p>
          </table:table-cell>
        </table:table-row>
        <table:table-row table:style-name="ro1">
          <table:table-cell office:value-type="string" calcext:value-type="string">
            <text:p>2019-12-09 10:00:00</text:p>
          </table:table-cell>
          <table:table-cell office:value-type="float" office:value="312.424181019931" calcext:value-type="float">
            <text:p>312.4241810199</text:p>
          </table:table-cell>
        </table:table-row>
        <table:table-row table:style-name="ro1">
          <table:table-cell office:value-type="string" calcext:value-type="string">
            <text:p>2019-12-09 11:00:00</text:p>
          </table:table-cell>
          <table:table-cell office:value-type="float" office:value="463.090847686582" calcext:value-type="float">
            <text:p>463.0908476866</text:p>
          </table:table-cell>
        </table:table-row>
        <table:table-row table:style-name="ro1">
          <table:table-cell office:value-type="string" calcext:value-type="string">
            <text:p>2019-12-09 12:00:00</text:p>
          </table:table-cell>
          <table:table-cell office:value-type="float" office:value="447.090847686564" calcext:value-type="float">
            <text:p>447.0908476866</text:p>
          </table:table-cell>
        </table:table-row>
        <table:table-row table:style-name="ro1">
          <table:table-cell office:value-type="string" calcext:value-type="string">
            <text:p>2019-12-09 13:00:00</text:p>
          </table:table-cell>
          <table:table-cell office:value-type="float" office:value="385.313069908802" calcext:value-type="float">
            <text:p>385.3130699088</text:p>
          </table:table-cell>
        </table:table-row>
        <table:table-row table:style-name="ro1">
          <table:table-cell office:value-type="string" calcext:value-type="string">
            <text:p>2019-12-09 14:00:00</text:p>
          </table:table-cell>
          <table:table-cell office:value-type="float" office:value="328.868625464416" calcext:value-type="float">
            <text:p>328.8686254644</text:p>
          </table:table-cell>
        </table:table-row>
        <table:table-row table:style-name="ro1">
          <table:table-cell office:value-type="string" calcext:value-type="string">
            <text:p>2019-12-09 15:00:00</text:p>
          </table:table-cell>
          <table:table-cell office:value-type="float" office:value="340.424181019846" calcext:value-type="float">
            <text:p>340.4241810198</text:p>
          </table:table-cell>
        </table:table-row>
        <table:table-row table:style-name="ro1">
          <table:table-cell office:value-type="string" calcext:value-type="string">
            <text:p>2019-12-09 16:00:00</text:p>
          </table:table-cell>
          <table:table-cell office:value-type="float" office:value="199.090847686625" calcext:value-type="float">
            <text:p>199.0908476866</text:p>
          </table:table-cell>
        </table:table-row>
        <table:table-row table:style-name="ro1">
          <table:table-cell office:value-type="string" calcext:value-type="string">
            <text:p>2019-12-09 17:00:00</text:p>
          </table:table-cell>
          <table:table-cell office:value-type="float" office:value="159.090847686608" calcext:value-type="float">
            <text:p>159.0908476866</text:p>
          </table:table-cell>
        </table:table-row>
        <table:table-row table:style-name="ro1">
          <table:table-cell office:value-type="string" calcext:value-type="string">
            <text:p>2019-12-09 18:00:00</text:p>
          </table:table-cell>
          <table:table-cell office:value-type="float" office:value="230.201958797703" calcext:value-type="float">
            <text:p>230.2019587977</text:p>
          </table:table-cell>
        </table:table-row>
        <table:table-row table:style-name="ro1">
          <table:table-cell office:value-type="string" calcext:value-type="string">
            <text:p>2019-12-09 19:00:00</text:p>
          </table:table-cell>
          <table:table-cell office:value-type="float" office:value="156.868625464355" calcext:value-type="float">
            <text:p>156.8686254644</text:p>
          </table:table-cell>
        </table:table-row>
        <table:table-row table:style-name="ro1">
          <table:table-cell office:value-type="string" calcext:value-type="string">
            <text:p>2019-12-09 20:00:00</text:p>
          </table:table-cell>
          <table:table-cell office:value-type="float" office:value="171.979736575491" calcext:value-type="float">
            <text:p>171.9797365755</text:p>
          </table:table-cell>
        </table:table-row>
        <table:table-row table:style-name="ro1">
          <table:table-cell office:value-type="string" calcext:value-type="string">
            <text:p>2019-12-09 21:00:00</text:p>
          </table:table-cell>
          <table:table-cell office:value-type="float" office:value="151.979736575489" calcext:value-type="float">
            <text:p>151.9797365755</text:p>
          </table:table-cell>
        </table:table-row>
        <table:table-row table:style-name="ro1">
          <table:table-cell office:value-type="string" calcext:value-type="string">
            <text:p>2019-12-09 22:00:00</text:p>
          </table:table-cell>
          <table:table-cell office:value-type="float" office:value="131.090847686573" calcext:value-type="float">
            <text:p>131.0908476866</text:p>
          </table:table-cell>
        </table:table-row>
        <table:table-row table:style-name="ro1">
          <table:table-cell office:value-type="string" calcext:value-type="string">
            <text:p>2019-12-09 23:00:00</text:p>
          </table:table-cell>
          <table:table-cell office:value-type="float" office:value="131.97973657555" calcext:value-type="float">
            <text:p>131.9797365756</text:p>
          </table:table-cell>
        </table:table-row>
        <table:table-row table:style-name="ro1">
          <table:table-cell office:value-type="string" calcext:value-type="string">
            <text:p>2019-12-10 00:00:00</text:p>
          </table:table-cell>
          <table:table-cell office:value-type="float" office:value="189.313069908763" calcext:value-type="float">
            <text:p>189.3130699088</text:p>
          </table:table-cell>
        </table:table-row>
        <table:table-row table:style-name="ro1">
          <table:table-cell office:value-type="string" calcext:value-type="string">
            <text:p>2019-12-10 01:00:00</text:p>
          </table:table-cell>
          <table:table-cell office:value-type="float" office:value="222.646403242169" calcext:value-type="float">
            <text:p>222.6464032422</text:p>
          </table:table-cell>
        </table:table-row>
        <table:table-row table:style-name="ro1">
          <table:table-cell office:value-type="string" calcext:value-type="string">
            <text:p>2019-12-10 02:00:00</text:p>
          </table:table-cell>
          <table:table-cell office:value-type="float" office:value="198.201958797684" calcext:value-type="float">
            <text:p>198.2019587977</text:p>
          </table:table-cell>
        </table:table-row>
        <table:table-row table:style-name="ro1">
          <table:table-cell office:value-type="string" calcext:value-type="string">
            <text:p>2019-12-10 03:00:00</text:p>
          </table:table-cell>
          <table:table-cell office:value-type="float" office:value="212.868625464349" calcext:value-type="float">
            <text:p>212.8686254643</text:p>
          </table:table-cell>
        </table:table-row>
        <table:table-row table:style-name="ro1">
          <table:table-cell office:value-type="string" calcext:value-type="string">
            <text:p>2019-12-10 04:00:00</text:p>
          </table:table-cell>
          <table:table-cell office:value-type="float" office:value="195.090847686628" calcext:value-type="float">
            <text:p>195.0908476866</text:p>
          </table:table-cell>
        </table:table-row>
        <table:table-row table:style-name="ro1">
          <table:table-cell office:value-type="string" calcext:value-type="string">
            <text:p>2019-12-10 05:00:00</text:p>
          </table:table-cell>
          <table:table-cell office:value-type="float" office:value="150.646403242091" calcext:value-type="float">
            <text:p>150.6464032421</text:p>
          </table:table-cell>
        </table:table-row>
        <table:table-row table:style-name="ro1">
          <table:table-cell office:value-type="string" calcext:value-type="string">
            <text:p>2019-12-10 06:00:00</text:p>
          </table:table-cell>
          <table:table-cell office:value-type="float" office:value="171.03465045595" calcext:value-type="float">
            <text:p>171.034650456</text:p>
          </table:table-cell>
        </table:table-row>
        <table:table-row table:style-name="ro1">
          <table:table-cell office:value-type="string" calcext:value-type="string">
            <text:p>2019-12-10 07:00:00</text:p>
          </table:table-cell>
          <table:table-cell office:value-type="float" office:value="199.398286819594" calcext:value-type="float">
            <text:p>199.3982868196</text:p>
          </table:table-cell>
        </table:table-row>
        <table:table-row table:style-name="ro1">
          <table:table-cell office:value-type="string" calcext:value-type="string">
            <text:p>2019-12-10 08:00:00</text:p>
          </table:table-cell>
          <table:table-cell office:value-type="float" office:value="187.180105001421" calcext:value-type="float">
            <text:p>187.1801050014</text:p>
          </table:table-cell>
        </table:table-row>
        <table:table-row table:style-name="ro1">
          <table:table-cell office:value-type="string" calcext:value-type="string">
            <text:p>2019-12-10 09:00:00</text:p>
          </table:table-cell>
          <table:table-cell office:value-type="float" office:value="256.125559546835" calcext:value-type="float">
            <text:p>256.1255595468</text:p>
          </table:table-cell>
        </table:table-row>
        <table:table-row table:style-name="ro1">
          <table:table-cell office:value-type="string" calcext:value-type="string">
            <text:p>2019-12-10 10:00:00</text:p>
          </table:table-cell>
          <table:table-cell office:value-type="float" office:value="168.424181019939" calcext:value-type="float">
            <text:p>168.4241810199</text:p>
          </table:table-cell>
        </table:table-row>
        <table:table-row table:style-name="ro1">
          <table:table-cell office:value-type="string" calcext:value-type="string">
            <text:p>2019-12-10 11:00:00</text:p>
          </table:table-cell>
          <table:table-cell office:value-type="float" office:value="103.090847686574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2-10 12:00:00</text:p>
          </table:table-cell>
          <table:table-cell office:value-type="float" office:value="63.090847686583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2-10 13:00:00</text:p>
          </table:table-cell>
          <table:table-cell office:value-type="float" office:value="121.313069908809" calcext:value-type="float">
            <text:p>121.3130699088</text:p>
          </table:table-cell>
        </table:table-row>
        <table:table-row table:style-name="ro1">
          <table:table-cell office:value-type="string" calcext:value-type="string">
            <text:p>2019-12-10 14:00:00</text:p>
          </table:table-cell>
          <table:table-cell office:value-type="float" office:value="88.8686254643978" calcext:value-type="float">
            <text:p>88.8686254644</text:p>
          </table:table-cell>
        </table:table-row>
        <table:table-row table:style-name="ro1">
          <table:table-cell office:value-type="string" calcext:value-type="string">
            <text:p>2019-12-10 15:00:00</text:p>
          </table:table-cell>
          <table:table-cell office:value-type="float" office:value="148.42418101987" calcext:value-type="float">
            <text:p>148.4241810199</text:p>
          </table:table-cell>
        </table:table-row>
        <table:table-row table:style-name="ro1">
          <table:table-cell office:value-type="string" calcext:value-type="string">
            <text:p>2019-12-10 16:00:00</text:p>
          </table:table-cell>
          <table:table-cell office:value-type="float" office:value="127.090847686611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2-10 17:00:00</text:p>
          </table:table-cell>
          <table:table-cell office:value-type="float" office:value="111.090847686604" calcext:value-type="float">
            <text:p>111.0908476866</text:p>
          </table:table-cell>
        </table:table-row>
        <table:table-row table:style-name="ro1">
          <table:table-cell office:value-type="string" calcext:value-type="string">
            <text:p>2019-12-10 18:00:00</text:p>
          </table:table-cell>
          <table:table-cell office:value-type="float" office:value="158.201958797695" calcext:value-type="float">
            <text:p>158.2019587977</text:p>
          </table:table-cell>
        </table:table-row>
        <table:table-row table:style-name="ro1">
          <table:table-cell office:value-type="string" calcext:value-type="string">
            <text:p>2019-12-10 19:00:00</text:p>
          </table:table-cell>
          <table:table-cell office:value-type="float" office:value="156.868625464366" calcext:value-type="float">
            <text:p>156.8686254644</text:p>
          </table:table-cell>
        </table:table-row>
        <table:table-row table:style-name="ro1">
          <table:table-cell office:value-type="string" calcext:value-type="string">
            <text:p>2019-12-10 20:00:00</text:p>
          </table:table-cell>
          <table:table-cell office:value-type="float" office:value="579.979736575489" calcext:value-type="float">
            <text:p>579.9797365755</text:p>
          </table:table-cell>
        </table:table-row>
        <table:table-row table:style-name="ro1">
          <table:table-cell office:value-type="string" calcext:value-type="string">
            <text:p>2019-12-10 21:00:00</text:p>
          </table:table-cell>
          <table:table-cell office:value-type="float" office:value="295.979736575456" calcext:value-type="float">
            <text:p>295.9797365755</text:p>
          </table:table-cell>
        </table:table-row>
        <table:table-row table:style-name="ro1">
          <table:table-cell office:value-type="string" calcext:value-type="string">
            <text:p>2019-12-10 22:00:00</text:p>
          </table:table-cell>
          <table:table-cell office:value-type="float" office:value="131.090847686548" calcext:value-type="float">
            <text:p>131.0908476865</text:p>
          </table:table-cell>
        </table:table-row>
        <table:table-row table:style-name="ro1">
          <table:table-cell office:value-type="string" calcext:value-type="string">
            <text:p>2019-12-10 23:00:00</text:p>
          </table:table-cell>
          <table:table-cell office:value-type="float" office:value="83.9797365755875" calcext:value-type="float">
            <text:p>83.9797365756</text:p>
          </table:table-cell>
        </table:table-row>
        <table:table-row table:style-name="ro1">
          <table:table-cell office:value-type="string" calcext:value-type="string">
            <text:p>2019-12-11 00:00:00</text:p>
          </table:table-cell>
          <table:table-cell office:value-type="float" office:value="69.3130699087328" calcext:value-type="float">
            <text:p>69.3130699087</text:p>
          </table:table-cell>
        </table:table-row>
        <table:table-row table:style-name="ro1">
          <table:table-cell office:value-type="string" calcext:value-type="string">
            <text:p>2019-12-11 01:00:00</text:p>
          </table:table-cell>
          <table:table-cell office:value-type="float" office:value="54.6464032421632" calcext:value-type="float">
            <text:p>54.6464032422</text:p>
          </table:table-cell>
        </table:table-row>
        <table:table-row table:style-name="ro1">
          <table:table-cell office:value-type="string" calcext:value-type="string">
            <text:p>2019-12-11 02:00:00</text:p>
          </table:table-cell>
          <table:table-cell office:value-type="float" office:value="30.2019587977131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2-11 03:00:00</text:p>
          </table:table-cell>
          <table:table-cell office:value-type="float" office:value="92.8686254643455" calcext:value-type="float">
            <text:p>92.8686254643</text:p>
          </table:table-cell>
        </table:table-row>
        <table:table-row table:style-name="ro1">
          <table:table-cell office:value-type="string" calcext:value-type="string">
            <text:p>2019-12-11 04:00:00</text:p>
          </table:table-cell>
          <table:table-cell office:value-type="float" office:value="75.090847686621" calcext:value-type="float">
            <text:p>75.0908476866</text:p>
          </table:table-cell>
        </table:table-row>
        <table:table-row table:style-name="ro1">
          <table:table-cell office:value-type="string" calcext:value-type="string">
            <text:p>2019-12-11 05:00:00</text:p>
          </table:table-cell>
          <table:table-cell office:value-type="float" office:value="30.6464032421152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2-11 06:00:00</text:p>
          </table:table-cell>
          <table:table-cell office:value-type="float" office:value="75.0346504559238" calcext:value-type="float">
            <text:p>75.0346504559</text:p>
          </table:table-cell>
        </table:table-row>
        <table:table-row table:style-name="ro1">
          <table:table-cell office:value-type="string" calcext:value-type="string">
            <text:p>2019-12-11 07:00:00</text:p>
          </table:table-cell>
          <table:table-cell office:value-type="float" office:value="79.3982868195942" calcext:value-type="float">
            <text:p>79.3982868196</text:p>
          </table:table-cell>
        </table:table-row>
        <table:table-row table:style-name="ro1">
          <table:table-cell office:value-type="string" calcext:value-type="string">
            <text:p>2019-12-11 08:00:00</text:p>
          </table:table-cell>
          <table:table-cell office:value-type="float" office:value="43.1801050013913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2-11 09:00:00</text:p>
          </table:table-cell>
          <table:table-cell office:value-type="float" office:value="112.125559546841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2-11 10:00:00</text:p>
          </table:table-cell>
          <table:table-cell office:value-type="float" office:value="96.4241810199376" calcext:value-type="float">
            <text:p>96.4241810199</text:p>
          </table:table-cell>
        </table:table-row>
        <table:table-row table:style-name="ro1">
          <table:table-cell office:value-type="string" calcext:value-type="string">
            <text:p>2019-12-11 11:00:00</text:p>
          </table:table-cell>
          <table:table-cell office:value-type="float" office:value="151.090847686547" calcext:value-type="float">
            <text:p>151.0908476865</text:p>
          </table:table-cell>
        </table:table-row>
        <table:table-row table:style-name="ro1">
          <table:table-cell office:value-type="string" calcext:value-type="string">
            <text:p>2019-12-11 12:00:00</text:p>
          </table:table-cell>
          <table:table-cell office:value-type="float" office:value="207.090847686616" calcext:value-type="float">
            <text:p>207.0908476866</text:p>
          </table:table-cell>
        </table:table-row>
        <table:table-row table:style-name="ro1">
          <table:table-cell office:value-type="string" calcext:value-type="string">
            <text:p>2019-12-11 13:00:00</text:p>
          </table:table-cell>
          <table:table-cell office:value-type="float" office:value="289.313069908797" calcext:value-type="float">
            <text:p>289.3130699088</text:p>
          </table:table-cell>
        </table:table-row>
        <table:table-row table:style-name="ro1">
          <table:table-cell office:value-type="string" calcext:value-type="string">
            <text:p>2019-12-11 14:00:00</text:p>
          </table:table-cell>
          <table:table-cell office:value-type="float" office:value="256.868625464423" calcext:value-type="float">
            <text:p>256.8686254644</text:p>
          </table:table-cell>
        </table:table-row>
        <table:table-row table:style-name="ro1">
          <table:table-cell office:value-type="string" calcext:value-type="string">
            <text:p>2019-12-11 15:00:00</text:p>
          </table:table-cell>
          <table:table-cell office:value-type="float" office:value="220.424181019857" calcext:value-type="float">
            <text:p>220.4241810199</text:p>
          </table:table-cell>
        </table:table-row>
        <table:table-row table:style-name="ro1">
          <table:table-cell office:value-type="string" calcext:value-type="string">
            <text:p>2019-12-11 16:00:00</text:p>
          </table:table-cell>
          <table:table-cell office:value-type="float" office:value="103.090847686567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2-11 17:00:00</text:p>
          </table:table-cell>
          <table:table-cell office:value-type="float" office:value="87.0908476866539" calcext:value-type="float">
            <text:p>87.0908476867</text:p>
          </table:table-cell>
        </table:table-row>
        <table:table-row table:style-name="ro1">
          <table:table-cell office:value-type="string" calcext:value-type="string">
            <text:p>2019-12-11 18:00:00</text:p>
          </table:table-cell>
          <table:table-cell office:value-type="float" office:value="158.201958797696" calcext:value-type="float">
            <text:p>158.2019587977</text:p>
          </table:table-cell>
        </table:table-row>
        <table:table-row table:style-name="ro1">
          <table:table-cell office:value-type="string" calcext:value-type="string">
            <text:p>2019-12-11 19:00:00</text:p>
          </table:table-cell>
          <table:table-cell office:value-type="float" office:value="132.86862546438" calcext:value-type="float">
            <text:p>132.8686254644</text:p>
          </table:table-cell>
        </table:table-row>
        <table:table-row table:style-name="ro1">
          <table:table-cell office:value-type="string" calcext:value-type="string">
            <text:p>2019-12-11 20:00:00</text:p>
          </table:table-cell>
          <table:table-cell office:value-type="float" office:value="243.979736575464" calcext:value-type="float">
            <text:p>243.9797365755</text:p>
          </table:table-cell>
        </table:table-row>
        <table:table-row table:style-name="ro1">
          <table:table-cell office:value-type="string" calcext:value-type="string">
            <text:p>2019-12-11 21:00:00</text:p>
          </table:table-cell>
          <table:table-cell office:value-type="float" office:value="55.9797365754919" calcext:value-type="float">
            <text:p>55.9797365755</text:p>
          </table:table-cell>
        </table:table-row>
        <table:table-row table:style-name="ro1">
          <table:table-cell office:value-type="string" calcext:value-type="string">
            <text:p>2019-12-11 22:00:00</text:p>
          </table:table-cell>
          <table:table-cell office:value-type="float" office:value="11.0908476865296" calcext:value-type="float">
            <text:p>11.0908476865</text:p>
          </table:table-cell>
        </table:table-row>
        <table:table-row table:style-name="ro1">
          <table:table-cell office:value-type="string" calcext:value-type="string">
            <text:p>2019-12-11 23:00:00</text:p>
          </table:table-cell>
          <table:table-cell office:value-type="float" office:value="-12.0202634244269" calcext:value-type="float">
            <text:p>-12.0202634244</text:p>
          </table:table-cell>
        </table:table-row>
        <table:table-row table:style-name="ro1">
          <table:table-cell office:value-type="string" calcext:value-type="string">
            <text:p>2019-12-12 00:00:00</text:p>
          </table:table-cell>
          <table:table-cell office:value-type="float" office:value="21.3130699087632" calcext:value-type="float">
            <text:p>21.3130699088</text:p>
          </table:table-cell>
        </table:table-row>
        <table:table-row table:style-name="ro1">
          <table:table-cell office:value-type="string" calcext:value-type="string">
            <text:p>2019-12-12 01:00:00</text:p>
          </table:table-cell>
          <table:table-cell office:value-type="float" office:value="30.6464032421443" calcext:value-type="float">
            <text:p>30.6464032421</text:p>
          </table:table-cell>
        </table:table-row>
        <table:table-row table:style-name="ro1">
          <table:table-cell office:value-type="string" calcext:value-type="string">
            <text:p>2019-12-12 02:00:00</text:p>
          </table:table-cell>
          <table:table-cell office:value-type="float" office:value="30.2019587977168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2-12 03:00:00</text:p>
          </table:table-cell>
          <table:table-cell office:value-type="float" office:value="68.8686254643311" calcext:value-type="float">
            <text:p>68.8686254643</text:p>
          </table:table-cell>
        </table:table-row>
        <table:table-row table:style-name="ro1">
          <table:table-cell office:value-type="string" calcext:value-type="string">
            <text:p>2019-12-12 04:00:00</text:p>
          </table:table-cell>
          <table:table-cell office:value-type="float" office:value="27.090847686634" calcext:value-type="float">
            <text:p>27.0908476866</text:p>
          </table:table-cell>
        </table:table-row>
        <table:table-row table:style-name="ro1">
          <table:table-cell office:value-type="string" calcext:value-type="string">
            <text:p>2019-12-12 05:00:00</text:p>
          </table:table-cell>
          <table:table-cell office:value-type="float" office:value="6.64640324210765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12 06:00:00</text:p>
          </table:table-cell>
          <table:table-cell office:value-type="float" office:value="75.0346504559295" calcext:value-type="float">
            <text:p>75.0346504559</text:p>
          </table:table-cell>
        </table:table-row>
        <table:table-row table:style-name="ro1">
          <table:table-cell office:value-type="string" calcext:value-type="string">
            <text:p>2019-12-12 07:00:00</text:p>
          </table:table-cell>
          <table:table-cell office:value-type="float" office:value="55.3982868196002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2-12 08:00:00</text:p>
          </table:table-cell>
          <table:table-cell office:value-type="float" office:value="19.1801050013969" calcext:value-type="float">
            <text:p>19.1801050014</text:p>
          </table:table-cell>
        </table:table-row>
        <table:table-row table:style-name="ro1">
          <table:table-cell office:value-type="string" calcext:value-type="string">
            <text:p>2019-12-12 09:00:00</text:p>
          </table:table-cell>
          <table:table-cell office:value-type="float" office:value="88.1255595468205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2-12 10:00:00</text:p>
          </table:table-cell>
          <table:table-cell office:value-type="float" office:value="96.4241810199582" calcext:value-type="float">
            <text:p>96.42418102</text:p>
          </table:table-cell>
        </table:table-row>
        <table:table-row table:style-name="ro1">
          <table:table-cell office:value-type="string" calcext:value-type="string">
            <text:p>2019-12-12 11:00:00</text:p>
          </table:table-cell>
          <table:table-cell office:value-type="float" office:value="31.0908476865444" calcext:value-type="float">
            <text:p>31.0908476865</text:p>
          </table:table-cell>
        </table:table-row>
        <table:table-row table:style-name="ro1">
          <table:table-cell office:value-type="string" calcext:value-type="string">
            <text:p>2019-12-12 12:00:00</text:p>
          </table:table-cell>
          <table:table-cell office:value-type="float" office:value="39.0908476865983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12 13:00:00</text:p>
          </table:table-cell>
          <table:table-cell office:value-type="float" office:value="73.3130699088041" calcext:value-type="float">
            <text:p>73.3130699088</text:p>
          </table:table-cell>
        </table:table-row>
        <table:table-row table:style-name="ro1">
          <table:table-cell office:value-type="string" calcext:value-type="string">
            <text:p>2019-12-12 14:00:00</text:p>
          </table:table-cell>
          <table:table-cell office:value-type="float" office:value="64.8686254644207" calcext:value-type="float">
            <text:p>64.8686254644</text:p>
          </table:table-cell>
        </table:table-row>
        <table:table-row table:style-name="ro1">
          <table:table-cell office:value-type="string" calcext:value-type="string">
            <text:p>2019-12-12 15:00:00</text:p>
          </table:table-cell>
          <table:table-cell office:value-type="float" office:value="148.424181019871" calcext:value-type="float">
            <text:p>148.4241810199</text:p>
          </table:table-cell>
        </table:table-row>
        <table:table-row table:style-name="ro1">
          <table:table-cell office:value-type="string" calcext:value-type="string">
            <text:p>2019-12-12 16:00:00</text:p>
          </table:table-cell>
          <table:table-cell office:value-type="float" office:value="79.0908476866021" calcext:value-type="float">
            <text:p>79.0908476866</text:p>
          </table:table-cell>
        </table:table-row>
        <table:table-row table:style-name="ro1">
          <table:table-cell office:value-type="string" calcext:value-type="string">
            <text:p>2019-12-12 17:00:00</text:p>
          </table:table-cell>
          <table:table-cell office:value-type="float" office:value="87.090847686649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2-12 18:00:00</text:p>
          </table:table-cell>
          <table:table-cell office:value-type="float" office:value="422.201958797657" calcext:value-type="float">
            <text:p>422.2019587977</text:p>
          </table:table-cell>
        </table:table-row>
        <table:table-row table:style-name="ro1">
          <table:table-cell office:value-type="string" calcext:value-type="string">
            <text:p>2019-12-12 19:00:00</text:p>
          </table:table-cell>
          <table:table-cell office:value-type="float" office:value="348.868625464372" calcext:value-type="float">
            <text:p>348.8686254644</text:p>
          </table:table-cell>
        </table:table-row>
        <table:table-row table:style-name="ro1">
          <table:table-cell office:value-type="string" calcext:value-type="string">
            <text:p>2019-12-12 20:00:00</text:p>
          </table:table-cell>
          <table:table-cell office:value-type="float" office:value="315.979736575471" calcext:value-type="float">
            <text:p>315.9797365755</text:p>
          </table:table-cell>
        </table:table-row>
        <table:table-row table:style-name="ro1">
          <table:table-cell office:value-type="string" calcext:value-type="string">
            <text:p>2019-12-12 21:00:00</text:p>
          </table:table-cell>
          <table:table-cell office:value-type="float" office:value="151.979736575484" calcext:value-type="float">
            <text:p>151.9797365755</text:p>
          </table:table-cell>
        </table:table-row>
        <table:table-row table:style-name="ro1">
          <table:table-cell office:value-type="string" calcext:value-type="string">
            <text:p>2019-12-12 22:00:00</text:p>
          </table:table-cell>
          <table:table-cell office:value-type="float" office:value="83.090847686534" calcext:value-type="float">
            <text:p>83.0908476865</text:p>
          </table:table-cell>
        </table:table-row>
        <table:table-row table:style-name="ro1">
          <table:table-cell office:value-type="string" calcext:value-type="string">
            <text:p>2019-12-12 23:00:00</text:p>
          </table:table-cell>
          <table:table-cell office:value-type="float" office:value="131.979736575556" calcext:value-type="float">
            <text:p>131.9797365756</text:p>
          </table:table-cell>
        </table:table-row>
        <table:table-row table:style-name="ro1">
          <table:table-cell office:value-type="string" calcext:value-type="string">
            <text:p>2019-12-13 00:00:00</text:p>
          </table:table-cell>
          <table:table-cell office:value-type="float" office:value="189.313069908764" calcext:value-type="float">
            <text:p>189.3130699088</text:p>
          </table:table-cell>
        </table:table-row>
        <table:table-row table:style-name="ro1">
          <table:table-cell office:value-type="string" calcext:value-type="string">
            <text:p>2019-12-13 01:00:00</text:p>
          </table:table-cell>
          <table:table-cell office:value-type="float" office:value="126.646403242152" calcext:value-type="float">
            <text:p>126.6464032422</text:p>
          </table:table-cell>
        </table:table-row>
        <table:table-row table:style-name="ro1">
          <table:table-cell office:value-type="string" calcext:value-type="string">
            <text:p>2019-12-13 02:00:00</text:p>
          </table:table-cell>
          <table:table-cell office:value-type="float" office:value="54.2019587977297" calcext:value-type="float">
            <text:p>54.2019587977</text:p>
          </table:table-cell>
        </table:table-row>
        <table:table-row table:style-name="ro1">
          <table:table-cell office:value-type="string" calcext:value-type="string">
            <text:p>2019-12-13 03:00:00</text:p>
          </table:table-cell>
          <table:table-cell office:value-type="float" office:value="68.8686254643301" calcext:value-type="float">
            <text:p>68.8686254643</text:p>
          </table:table-cell>
        </table:table-row>
        <table:table-row table:style-name="ro1">
          <table:table-cell office:value-type="string" calcext:value-type="string">
            <text:p>2019-12-13 04:00:00</text:p>
          </table:table-cell>
          <table:table-cell office:value-type="float" office:value="3.09084768662888" calcext:value-type="float">
            <text:p>3.0908476866</text:p>
          </table:table-cell>
        </table:table-row>
        <table:table-row table:style-name="ro1">
          <table:table-cell office:value-type="string" calcext:value-type="string">
            <text:p>2019-12-13 05:00:00</text:p>
          </table:table-cell>
          <table:table-cell office:value-type="float" office:value="6.64640324211734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13 06:00:00</text:p>
          </table:table-cell>
          <table:table-cell office:value-type="float" office:value="99.0346504559152" calcext:value-type="float">
            <text:p>99.0346504559</text:p>
          </table:table-cell>
        </table:table-row>
        <table:table-row table:style-name="ro1">
          <table:table-cell office:value-type="string" calcext:value-type="string">
            <text:p>2019-12-13 07:00:00</text:p>
          </table:table-cell>
          <table:table-cell office:value-type="float" office:value="31.3982868195641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2-13 08:00:00</text:p>
          </table:table-cell>
          <table:table-cell office:value-type="float" office:value="43.1801050013955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2-13 09:00:00</text:p>
          </table:table-cell>
          <table:table-cell office:value-type="float" office:value="88.1255595468378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2-13 10:00:00</text:p>
          </table:table-cell>
          <table:table-cell office:value-type="float" office:value="72.4241810199319" calcext:value-type="float">
            <text:p>72.4241810199</text:p>
          </table:table-cell>
        </table:table-row>
        <table:table-row table:style-name="ro1">
          <table:table-cell office:value-type="string" calcext:value-type="string">
            <text:p>2019-12-13 11:00:00</text:p>
          </table:table-cell>
          <table:table-cell office:value-type="float" office:value="55.0908476865496" calcext:value-type="float">
            <text:p>55.0908476865</text:p>
          </table:table-cell>
        </table:table-row>
        <table:table-row table:style-name="ro1">
          <table:table-cell office:value-type="string" calcext:value-type="string">
            <text:p>2019-12-13 12:00:00</text:p>
          </table:table-cell>
          <table:table-cell office:value-type="float" office:value="63.090847686579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2-13 13:00:00</text:p>
          </table:table-cell>
          <table:table-cell office:value-type="float" office:value="145.313069908822" calcext:value-type="float">
            <text:p>145.3130699088</text:p>
          </table:table-cell>
        </table:table-row>
        <table:table-row table:style-name="ro1">
          <table:table-cell office:value-type="string" calcext:value-type="string">
            <text:p>2019-12-13 14:00:00</text:p>
          </table:table-cell>
          <table:table-cell office:value-type="float" office:value="136.86862546442" calcext:value-type="float">
            <text:p>136.8686254644</text:p>
          </table:table-cell>
        </table:table-row>
        <table:table-row table:style-name="ro1">
          <table:table-cell office:value-type="string" calcext:value-type="string">
            <text:p>2019-12-13 15:00:00</text:p>
          </table:table-cell>
          <table:table-cell office:value-type="float" office:value="220.424181019892" calcext:value-type="float">
            <text:p>220.4241810199</text:p>
          </table:table-cell>
        </table:table-row>
        <table:table-row table:style-name="ro1">
          <table:table-cell office:value-type="string" calcext:value-type="string">
            <text:p>2019-12-13 16:00:00</text:p>
          </table:table-cell>
          <table:table-cell office:value-type="float" office:value="103.090847686592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2-13 17:00:00</text:p>
          </table:table-cell>
          <table:table-cell office:value-type="float" office:value="87.0908476866391" calcext:value-type="float">
            <text:p>87.0908476866</text:p>
          </table:table-cell>
        </table:table-row>
        <table:table-row table:style-name="ro1">
          <table:table-cell office:value-type="string" calcext:value-type="string">
            <text:p>2019-12-13 18:00:00</text:p>
          </table:table-cell>
          <table:table-cell office:value-type="float" office:value="182.201958797642" calcext:value-type="float">
            <text:p>182.2019587976</text:p>
          </table:table-cell>
        </table:table-row>
        <table:table-row table:style-name="ro1">
          <table:table-cell office:value-type="string" calcext:value-type="string">
            <text:p>2019-12-13 19:00:00</text:p>
          </table:table-cell>
          <table:table-cell office:value-type="float" office:value="60.8686254644115" calcext:value-type="float">
            <text:p>60.8686254644</text:p>
          </table:table-cell>
        </table:table-row>
        <table:table-row table:style-name="ro1">
          <table:table-cell office:value-type="string" calcext:value-type="string">
            <text:p>2019-12-13 20:00:00</text:p>
          </table:table-cell>
          <table:table-cell office:value-type="float" office:value="75.9797365754836" calcext:value-type="float">
            <text:p>75.9797365755</text:p>
          </table:table-cell>
        </table:table-row>
        <table:table-row table:style-name="ro1">
          <table:table-cell office:value-type="string" calcext:value-type="string">
            <text:p>2019-12-13 21:00:00</text:p>
          </table:table-cell>
          <table:table-cell office:value-type="float" office:value="7.97973657545029" calcext:value-type="float">
            <text:p>7.9797365755</text:p>
          </table:table-cell>
        </table:table-row>
        <table:table-row table:style-name="ro1">
          <table:table-cell office:value-type="string" calcext:value-type="string">
            <text:p>2019-12-13 22:00:00</text:p>
          </table:table-cell>
          <table:table-cell office:value-type="float" office:value="35.0908476865553" calcext:value-type="float">
            <text:p>35.0908476866</text:p>
          </table:table-cell>
        </table:table-row>
        <table:table-row table:style-name="ro1">
          <table:table-cell office:value-type="string" calcext:value-type="string">
            <text:p>2019-12-13 23:00:00</text:p>
          </table:table-cell>
          <table:table-cell office:value-type="float" office:value="-12.0202634244445" calcext:value-type="float">
            <text:p>-12.0202634244</text:p>
          </table:table-cell>
        </table:table-row>
        <table:table-row table:style-name="ro1">
          <table:table-cell office:value-type="string" calcext:value-type="string">
            <text:p>2019-12-14 00:00:00</text:p>
          </table:table-cell>
          <table:table-cell office:value-type="float" office:value="45.3130699088005" calcext:value-type="float">
            <text:p>45.3130699088</text:p>
          </table:table-cell>
        </table:table-row>
        <table:table-row table:style-name="ro1">
          <table:table-cell office:value-type="string" calcext:value-type="string">
            <text:p>2019-12-14 01:00:00</text:p>
          </table:table-cell>
          <table:table-cell office:value-type="float" office:value="54.6464032421117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2-14 02:00:00</text:p>
          </table:table-cell>
          <table:table-cell office:value-type="float" office:value="78.2019587977207" calcext:value-type="float">
            <text:p>78.2019587977</text:p>
          </table:table-cell>
        </table:table-row>
        <table:table-row table:style-name="ro1">
          <table:table-cell office:value-type="string" calcext:value-type="string">
            <text:p>2019-12-14 03:00:00</text:p>
          </table:table-cell>
          <table:table-cell office:value-type="float" office:value="116.868625464296" calcext:value-type="float">
            <text:p>116.8686254643</text:p>
          </table:table-cell>
        </table:table-row>
        <table:table-row table:style-name="ro1">
          <table:table-cell office:value-type="string" calcext:value-type="string">
            <text:p>2019-12-14 04:00:00</text:p>
          </table:table-cell>
          <table:table-cell office:value-type="float" office:value="51.0908476866716" calcext:value-type="float">
            <text:p>51.0908476867</text:p>
          </table:table-cell>
        </table:table-row>
        <table:table-row table:style-name="ro1">
          <table:table-cell office:value-type="string" calcext:value-type="string">
            <text:p>2019-12-14 05:00:00</text:p>
          </table:table-cell>
          <table:table-cell office:value-type="float" office:value="54.6464032420972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2-14 06:00:00</text:p>
          </table:table-cell>
          <table:table-cell office:value-type="float" office:value="123.034650455942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2-14 07:00:00</text:p>
          </table:table-cell>
          <table:table-cell office:value-type="float" office:value="55.3982868195802" calcext:value-type="float">
            <text:p>55.3982868196</text:p>
          </table:table-cell>
        </table:table-row>
        <table:table-row table:style-name="ro1">
          <table:table-cell office:value-type="string" calcext:value-type="string">
            <text:p>2019-12-14 08:00:00</text:p>
          </table:table-cell>
          <table:table-cell office:value-type="float" office:value="67.1801050013849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2-14 09:00:00</text:p>
          </table:table-cell>
          <table:table-cell office:value-type="float" office:value="112.125559546822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2-14 10:00:00</text:p>
          </table:table-cell>
          <table:table-cell office:value-type="float" office:value="48.4241810199637" calcext:value-type="float">
            <text:p>48.42418102</text:p>
          </table:table-cell>
        </table:table-row>
        <table:table-row table:style-name="ro1">
          <table:table-cell office:value-type="string" calcext:value-type="string">
            <text:p>2019-12-14 11:00:00</text:p>
          </table:table-cell>
          <table:table-cell office:value-type="float" office:value="7.09084768656213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2-14 12:00:00</text:p>
          </table:table-cell>
          <table:table-cell office:value-type="float" office:value="15.0908476865713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14 13:00:00</text:p>
          </table:table-cell>
          <table:table-cell office:value-type="float" office:value="73.3130699088508" calcext:value-type="float">
            <text:p>73.3130699089</text:p>
          </table:table-cell>
        </table:table-row>
        <table:table-row table:style-name="ro1">
          <table:table-cell office:value-type="string" calcext:value-type="string">
            <text:p>2019-12-14 14:00:00</text:p>
          </table:table-cell>
          <table:table-cell office:value-type="float" office:value="40.8686254644406" calcext:value-type="float">
            <text:p>40.8686254644</text:p>
          </table:table-cell>
        </table:table-row>
        <table:table-row table:style-name="ro1">
          <table:table-cell office:value-type="string" calcext:value-type="string">
            <text:p>2019-12-14 15:00:00</text:p>
          </table:table-cell>
          <table:table-cell office:value-type="float" office:value="124.424181019853" calcext:value-type="float">
            <text:p>124.4241810199</text:p>
          </table:table-cell>
        </table:table-row>
        <table:table-row table:style-name="ro1">
          <table:table-cell office:value-type="string" calcext:value-type="string">
            <text:p>2019-12-14 16:00:00</text:p>
          </table:table-cell>
          <table:table-cell office:value-type="float" office:value="7.09084768659534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2-14 17:00:00</text:p>
          </table:table-cell>
          <table:table-cell office:value-type="float" office:value="39.0908476866365" calcext:value-type="float">
            <text:p>39.0908476866</text:p>
          </table:table-cell>
        </table:table-row>
        <table:table-row table:style-name="ro1">
          <table:table-cell office:value-type="string" calcext:value-type="string">
            <text:p>2019-12-14 18:00:00</text:p>
          </table:table-cell>
          <table:table-cell office:value-type="float" office:value="110.201958797641" calcext:value-type="float">
            <text:p>110.2019587976</text:p>
          </table:table-cell>
        </table:table-row>
        <table:table-row table:style-name="ro1">
          <table:table-cell office:value-type="string" calcext:value-type="string">
            <text:p>2019-12-14 19:00:00</text:p>
          </table:table-cell>
          <table:table-cell office:value-type="float" office:value="-11.1313745356005" calcext:value-type="float">
            <text:p>-11.1313745356</text:p>
          </table:table-cell>
        </table:table-row>
        <table:table-row table:style-name="ro1">
          <table:table-cell office:value-type="string" calcext:value-type="string">
            <text:p>2019-12-14 20:00:00</text:p>
          </table:table-cell>
          <table:table-cell office:value-type="float" office:value="123.979736575496" calcext:value-type="float">
            <text:p>123.9797365755</text:p>
          </table:table-cell>
        </table:table-row>
        <table:table-row table:style-name="ro1">
          <table:table-cell office:value-type="string" calcext:value-type="string">
            <text:p>2019-12-14 21:00:00</text:p>
          </table:table-cell>
          <table:table-cell office:value-type="float" office:value="199.979736575464" calcext:value-type="float">
            <text:p>199.9797365755</text:p>
          </table:table-cell>
        </table:table-row>
        <table:table-row table:style-name="ro1">
          <table:table-cell office:value-type="string" calcext:value-type="string">
            <text:p>2019-12-14 22:00:00</text:p>
          </table:table-cell>
          <table:table-cell office:value-type="float" office:value="251.090847686558" calcext:value-type="float">
            <text:p>251.0908476866</text:p>
          </table:table-cell>
        </table:table-row>
        <table:table-row table:style-name="ro1">
          <table:table-cell office:value-type="string" calcext:value-type="string">
            <text:p>2019-12-14 23:00:00</text:p>
          </table:table-cell>
          <table:table-cell office:value-type="float" office:value="131.979736575581" calcext:value-type="float">
            <text:p>131.9797365756</text:p>
          </table:table-cell>
        </table:table-row>
        <table:table-row table:style-name="ro1">
          <table:table-cell office:value-type="string" calcext:value-type="string">
            <text:p>2019-12-15 00:00:00</text:p>
          </table:table-cell>
          <table:table-cell office:value-type="float" office:value="141.313069908799" calcext:value-type="float">
            <text:p>141.3130699088</text:p>
          </table:table-cell>
        </table:table-row>
        <table:table-row table:style-name="ro1">
          <table:table-cell office:value-type="string" calcext:value-type="string">
            <text:p>2019-12-15 01:00:00</text:p>
          </table:table-cell>
          <table:table-cell office:value-type="float" office:value="78.646403242106" calcext:value-type="float">
            <text:p>78.6464032421</text:p>
          </table:table-cell>
        </table:table-row>
        <table:table-row table:style-name="ro1">
          <table:table-cell office:value-type="string" calcext:value-type="string">
            <text:p>2019-12-15 02:00:00</text:p>
          </table:table-cell>
          <table:table-cell office:value-type="float" office:value="78.2019587977134" calcext:value-type="float">
            <text:p>78.2019587977</text:p>
          </table:table-cell>
        </table:table-row>
        <table:table-row table:style-name="ro1">
          <table:table-cell office:value-type="string" calcext:value-type="string">
            <text:p>2019-12-15 03:00:00</text:p>
          </table:table-cell>
          <table:table-cell office:value-type="float" office:value="116.868625464343" calcext:value-type="float">
            <text:p>116.8686254643</text:p>
          </table:table-cell>
        </table:table-row>
        <table:table-row table:style-name="ro1">
          <table:table-cell office:value-type="string" calcext:value-type="string">
            <text:p>2019-12-15 04:00:00</text:p>
          </table:table-cell>
          <table:table-cell office:value-type="float" office:value="27.0908476866651" calcext:value-type="float">
            <text:p>27.0908476867</text:p>
          </table:table-cell>
        </table:table-row>
        <table:table-row table:style-name="ro1">
          <table:table-cell office:value-type="string" calcext:value-type="string">
            <text:p>2019-12-15 05:00:00</text:p>
          </table:table-cell>
          <table:table-cell office:value-type="float" office:value="54.646403242129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2-15 06:00:00</text:p>
          </table:table-cell>
          <table:table-cell office:value-type="float" office:value="123.034650455916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2-15 07:00:00</text:p>
          </table:table-cell>
          <table:table-cell office:value-type="float" office:value="79.3982868195482" calcext:value-type="float">
            <text:p>79.3982868195</text:p>
          </table:table-cell>
        </table:table-row>
        <table:table-row table:style-name="ro1">
          <table:table-cell office:value-type="string" calcext:value-type="string">
            <text:p>2019-12-15 08:00:00</text:p>
          </table:table-cell>
          <table:table-cell office:value-type="float" office:value="91.1801050014378" calcext:value-type="float">
            <text:p>91.1801050014</text:p>
          </table:table-cell>
        </table:table-row>
        <table:table-row table:style-name="ro1">
          <table:table-cell office:value-type="string" calcext:value-type="string">
            <text:p>2019-12-15 09:00:00</text:p>
          </table:table-cell>
          <table:table-cell office:value-type="float" office:value="136.125559546809" calcext:value-type="float">
            <text:p>136.1255595468</text:p>
          </table:table-cell>
        </table:table-row>
        <table:table-row table:style-name="ro1">
          <table:table-cell office:value-type="string" calcext:value-type="string">
            <text:p>2019-12-15 10:00:00</text:p>
          </table:table-cell>
          <table:table-cell office:value-type="float" office:value="72.424181019976" calcext:value-type="float">
            <text:p>72.42418102</text:p>
          </table:table-cell>
        </table:table-row>
        <table:table-row table:style-name="ro1">
          <table:table-cell office:value-type="string" calcext:value-type="string">
            <text:p>2019-12-15 11:00:00</text:p>
          </table:table-cell>
          <table:table-cell office:value-type="float" office:value="7.09084768656016" calcext:value-type="float">
            <text:p>7.0908476866</text:p>
          </table:table-cell>
        </table:table-row>
        <table:table-row table:style-name="ro1">
          <table:table-cell office:value-type="string" calcext:value-type="string">
            <text:p>2019-12-15 12:00:00</text:p>
          </table:table-cell>
          <table:table-cell office:value-type="float" office:value="15.0908476865859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15 13:00:00</text:p>
          </table:table-cell>
          <table:table-cell office:value-type="float" office:value="73.3130699088257" calcext:value-type="float">
            <text:p>73.3130699088</text:p>
          </table:table-cell>
        </table:table-row>
        <table:table-row table:style-name="ro1">
          <table:table-cell office:value-type="string" calcext:value-type="string">
            <text:p>2019-12-15 14:00:00</text:p>
          </table:table-cell>
          <table:table-cell office:value-type="float" office:value="16.8686254644406" calcext:value-type="float">
            <text:p>16.8686254644</text:p>
          </table:table-cell>
        </table:table-row>
        <table:table-row table:style-name="ro1">
          <table:table-cell office:value-type="string" calcext:value-type="string">
            <text:p>2019-12-15 15:00:00</text:p>
          </table:table-cell>
          <table:table-cell office:value-type="float" office:value="124.424181019867" calcext:value-type="float">
            <text:p>124.4241810199</text:p>
          </table:table-cell>
        </table:table-row>
        <table:table-row table:style-name="ro1">
          <table:table-cell office:value-type="string" calcext:value-type="string">
            <text:p>2019-12-15 16:00:00</text:p>
          </table:table-cell>
          <table:table-cell office:value-type="float" office:value="31.0908476865672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2-15 17:00:00</text:p>
          </table:table-cell>
          <table:table-cell office:value-type="float" office:value="63.0908476866623" calcext:value-type="float">
            <text:p>63.0908476867</text:p>
          </table:table-cell>
        </table:table-row>
        <table:table-row table:style-name="ro1">
          <table:table-cell office:value-type="string" calcext:value-type="string">
            <text:p>2019-12-15 18:00:00</text:p>
          </table:table-cell>
          <table:table-cell office:value-type="float" office:value="134.201958797658" calcext:value-type="float">
            <text:p>134.2019587977</text:p>
          </table:table-cell>
        </table:table-row>
        <table:table-row table:style-name="ro1">
          <table:table-cell office:value-type="string" calcext:value-type="string">
            <text:p>2019-12-15 19:00:00</text:p>
          </table:table-cell>
          <table:table-cell office:value-type="float" office:value="12.8686254643943" calcext:value-type="float">
            <text:p>12.8686254644</text:p>
          </table:table-cell>
        </table:table-row>
        <table:table-row table:style-name="ro1">
          <table:table-cell office:value-type="string" calcext:value-type="string">
            <text:p>2019-12-15 20:00:00</text:p>
          </table:table-cell>
          <table:table-cell office:value-type="float" office:value="27.9797365754826" calcext:value-type="float">
            <text:p>27.9797365755</text:p>
          </table:table-cell>
        </table:table-row>
        <table:table-row table:style-name="ro1">
          <table:table-cell office:value-type="string" calcext:value-type="string">
            <text:p>2019-12-15 21:00:00</text:p>
          </table:table-cell>
          <table:table-cell office:value-type="float" office:value="-40.0202634245042" calcext:value-type="float">
            <text:p>-40.0202634245</text:p>
          </table:table-cell>
        </table:table-row>
        <table:table-row table:style-name="ro1">
          <table:table-cell office:value-type="string" calcext:value-type="string">
            <text:p>2019-12-15 22:00:00</text:p>
          </table:table-cell>
          <table:table-cell office:value-type="float" office:value="-12.9091523134267" calcext:value-type="float">
            <text:p>-12.9091523134</text:p>
          </table:table-cell>
        </table:table-row>
        <table:table-row table:style-name="ro1">
          <table:table-cell office:value-type="string" calcext:value-type="string">
            <text:p>2019-12-15 23:00:00</text:p>
          </table:table-cell>
          <table:table-cell office:value-type="float" office:value="-60.0202634244507" calcext:value-type="float">
            <text:p>-60.0202634245</text:p>
          </table:table-cell>
        </table:table-row>
        <table:table-row table:style-name="ro1">
          <table:table-cell office:value-type="string" calcext:value-type="string">
            <text:p>2019-12-16 00:00:00</text:p>
          </table:table-cell>
          <table:table-cell office:value-type="float" office:value="21.3130699087793" calcext:value-type="float">
            <text:p>21.3130699088</text:p>
          </table:table-cell>
        </table:table-row>
        <table:table-row table:style-name="ro1">
          <table:table-cell office:value-type="string" calcext:value-type="string">
            <text:p>2019-12-16 01:00:00</text:p>
          </table:table-cell>
          <table:table-cell office:value-type="float" office:value="6.64640324212631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16 02:00:00</text:p>
          </table:table-cell>
          <table:table-cell office:value-type="float" office:value="30.2019587977034" calcext:value-type="float">
            <text:p>30.2019587977</text:p>
          </table:table-cell>
        </table:table-row>
        <table:table-row table:style-name="ro1">
          <table:table-cell office:value-type="string" calcext:value-type="string">
            <text:p>2019-12-16 03:00:00</text:p>
          </table:table-cell>
          <table:table-cell office:value-type="float" office:value="68.8686254643539" calcext:value-type="float">
            <text:p>68.8686254644</text:p>
          </table:table-cell>
        </table:table-row>
        <table:table-row table:style-name="ro1">
          <table:table-cell office:value-type="string" calcext:value-type="string">
            <text:p>2019-12-16 04:00:00</text:p>
          </table:table-cell>
          <table:table-cell office:value-type="float" office:value="-20.9091523133465" calcext:value-type="float">
            <text:p>-20.9091523133</text:p>
          </table:table-cell>
        </table:table-row>
        <table:table-row table:style-name="ro1">
          <table:table-cell office:value-type="string" calcext:value-type="string">
            <text:p>2019-12-16 05:00:00</text:p>
          </table:table-cell>
          <table:table-cell office:value-type="float" office:value="6.6464032421138" calcext:value-type="float">
            <text:p>6.6464032421</text:p>
          </table:table-cell>
        </table:table-row>
        <table:table-row table:style-name="ro1">
          <table:table-cell office:value-type="string" calcext:value-type="string">
            <text:p>2019-12-16 06:00:00</text:p>
          </table:table-cell>
          <table:table-cell office:value-type="float" office:value="99.0346504559147" calcext:value-type="float">
            <text:p>99.0346504559</text:p>
          </table:table-cell>
        </table:table-row>
        <table:table-row table:style-name="ro1">
          <table:table-cell office:value-type="string" calcext:value-type="string">
            <text:p>2019-12-16 07:00:00</text:p>
          </table:table-cell>
          <table:table-cell office:value-type="float" office:value="31.3982868195608" calcext:value-type="float">
            <text:p>31.3982868196</text:p>
          </table:table-cell>
        </table:table-row>
        <table:table-row table:style-name="ro1">
          <table:table-cell office:value-type="string" calcext:value-type="string">
            <text:p>2019-12-16 08:00:00</text:p>
          </table:table-cell>
          <table:table-cell office:value-type="float" office:value="43.1801050014167" calcext:value-type="float">
            <text:p>43.1801050014</text:p>
          </table:table-cell>
        </table:table-row>
        <table:table-row table:style-name="ro1">
          <table:table-cell office:value-type="string" calcext:value-type="string">
            <text:p>2019-12-16 09:00:00</text:p>
          </table:table-cell>
          <table:table-cell office:value-type="float" office:value="64.1255595467999" calcext:value-type="float">
            <text:p>64.1255595468</text:p>
          </table:table-cell>
        </table:table-row>
        <table:table-row table:style-name="ro1">
          <table:table-cell office:value-type="string" calcext:value-type="string">
            <text:p>2019-12-16 10:00:00</text:p>
          </table:table-cell>
          <table:table-cell office:value-type="float" office:value="24.4241810199853" calcext:value-type="float">
            <text:p>24.42418102</text:p>
          </table:table-cell>
        </table:table-row>
        <table:table-row table:style-name="ro1">
          <table:table-cell office:value-type="string" calcext:value-type="string">
            <text:p>2019-12-16 11:00:00</text:p>
          </table:table-cell>
          <table:table-cell office:value-type="float" office:value="-16.9091523134702" calcext:value-type="float">
            <text:p>-16.9091523135</text:p>
          </table:table-cell>
        </table:table-row>
        <table:table-row table:style-name="ro1">
          <table:table-cell office:value-type="string" calcext:value-type="string">
            <text:p>2019-12-16 12:00:00</text:p>
          </table:table-cell>
          <table:table-cell office:value-type="float" office:value="-8.90915231338169" calcext:value-type="float">
            <text:p>-8.9091523134</text:p>
          </table:table-cell>
        </table:table-row>
        <table:table-row table:style-name="ro1">
          <table:table-cell office:value-type="string" calcext:value-type="string">
            <text:p>2019-12-16 13:00:00</text:p>
          </table:table-cell>
          <table:table-cell office:value-type="float" office:value="73.3130699088053" calcext:value-type="float">
            <text:p>73.3130699088</text:p>
          </table:table-cell>
        </table:table-row>
        <table:table-row table:style-name="ro1">
          <table:table-cell office:value-type="string" calcext:value-type="string">
            <text:p>2019-12-16 14:00:00</text:p>
          </table:table-cell>
          <table:table-cell office:value-type="float" office:value="40.8686254644176" calcext:value-type="float">
            <text:p>40.8686254644</text:p>
          </table:table-cell>
        </table:table-row>
        <table:table-row table:style-name="ro1">
          <table:table-cell office:value-type="string" calcext:value-type="string">
            <text:p>2019-12-16 15:00:00</text:p>
          </table:table-cell>
          <table:table-cell office:value-type="float" office:value="124.424181019863" calcext:value-type="float">
            <text:p>124.4241810199</text:p>
          </table:table-cell>
        </table:table-row>
        <table:table-row table:style-name="ro1">
          <table:table-cell office:value-type="string" calcext:value-type="string">
            <text:p>2019-12-16 16:00:00</text:p>
          </table:table-cell>
          <table:table-cell office:value-type="float" office:value="55.0908476865676" calcext:value-type="float">
            <text:p>55.0908476866</text:p>
          </table:table-cell>
        </table:table-row>
        <table:table-row table:style-name="ro1">
          <table:table-cell office:value-type="string" calcext:value-type="string">
            <text:p>2019-12-16 17:00:00</text:p>
          </table:table-cell>
          <table:table-cell office:value-type="float" office:value="351.090847686669" calcext:value-type="float">
            <text:p>351.0908476867</text:p>
          </table:table-cell>
        </table:table-row>
        <table:table-row table:style-name="ro1">
          <table:table-cell office:value-type="string" calcext:value-type="string">
            <text:p>2019-12-16 18:00:00</text:p>
          </table:table-cell>
          <table:table-cell office:value-type="float" office:value="398.201958797669" calcext:value-type="float">
            <text:p>398.2019587977</text:p>
          </table:table-cell>
        </table:table-row>
        <table:table-row table:style-name="ro1">
          <table:table-cell office:value-type="string" calcext:value-type="string">
            <text:p>2019-12-16 19:00:00</text:p>
          </table:table-cell>
          <table:table-cell office:value-type="float" office:value="228.868625464347" calcext:value-type="float">
            <text:p>228.8686254643</text:p>
          </table:table-cell>
        </table:table-row>
        <table:table-row table:style-name="ro1">
          <table:table-cell office:value-type="string" calcext:value-type="string">
            <text:p>2019-12-16 20:00:00</text:p>
          </table:table-cell>
          <table:table-cell office:value-type="float" office:value="243.979736575492" calcext:value-type="float">
            <text:p>243.9797365755</text:p>
          </table:table-cell>
        </table:table-row>
        <table:table-row table:style-name="ro1">
          <table:table-cell office:value-type="string" calcext:value-type="string">
            <text:p>2019-12-16 21:00:00</text:p>
          </table:table-cell>
          <table:table-cell office:value-type="float" office:value="127.979736575434" calcext:value-type="float">
            <text:p>127.9797365754</text:p>
          </table:table-cell>
        </table:table-row>
        <table:table-row table:style-name="ro1">
          <table:table-cell office:value-type="string" calcext:value-type="string">
            <text:p>2019-12-16 22:00:00</text:p>
          </table:table-cell>
          <table:table-cell office:value-type="float" office:value="131.090847686572" calcext:value-type="float">
            <text:p>131.0908476866</text:p>
          </table:table-cell>
        </table:table-row>
        <table:table-row table:style-name="ro1">
          <table:table-cell office:value-type="string" calcext:value-type="string">
            <text:p>2019-12-16 23:00:00</text:p>
          </table:table-cell>
          <table:table-cell office:value-type="float" office:value="35.9797365755287" calcext:value-type="float">
            <text:p>35.9797365755</text:p>
          </table:table-cell>
        </table:table-row>
        <table:table-row table:style-name="ro1">
          <table:table-cell office:value-type="string" calcext:value-type="string">
            <text:p>2019-12-17 00:00:00</text:p>
          </table:table-cell>
          <table:table-cell office:value-type="float" office:value="117.313069908812" calcext:value-type="float">
            <text:p>117.3130699088</text:p>
          </table:table-cell>
        </table:table-row>
        <table:table-row table:style-name="ro1">
          <table:table-cell office:value-type="string" calcext:value-type="string">
            <text:p>2019-12-17 01:00:00</text:p>
          </table:table-cell>
          <table:table-cell office:value-type="float" office:value="54.6464032421132" calcext:value-type="float">
            <text:p>54.6464032421</text:p>
          </table:table-cell>
        </table:table-row>
        <table:table-row table:style-name="ro1">
          <table:table-cell office:value-type="string" calcext:value-type="string">
            <text:p>2019-12-17 02:00:00</text:p>
          </table:table-cell>
          <table:table-cell office:value-type="float" office:value="102.201958797705" calcext:value-type="float">
            <text:p>102.2019587977</text:p>
          </table:table-cell>
        </table:table-row>
        <table:table-row table:style-name="ro1">
          <table:table-cell office:value-type="string" calcext:value-type="string">
            <text:p>2019-12-17 03:00:00</text:p>
          </table:table-cell>
          <table:table-cell office:value-type="float" office:value="164.868625464335" calcext:value-type="float">
            <text:p>164.8686254643</text:p>
          </table:table-cell>
        </table:table-row>
        <table:table-row table:style-name="ro1">
          <table:table-cell office:value-type="string" calcext:value-type="string">
            <text:p>2019-12-17 04:00:00</text:p>
          </table:table-cell>
          <table:table-cell office:value-type="float" office:value="123.090847686648" calcext:value-type="float">
            <text:p>123.0908476866</text:p>
          </table:table-cell>
        </table:table-row>
        <table:table-row table:style-name="ro1">
          <table:table-cell office:value-type="string" calcext:value-type="string">
            <text:p>2019-12-17 05:00:00</text:p>
          </table:table-cell>
          <table:table-cell office:value-type="float" office:value="174.64640324212" calcext:value-type="float">
            <text:p>174.6464032421</text:p>
          </table:table-cell>
        </table:table-row>
        <table:table-row table:style-name="ro1">
          <table:table-cell office:value-type="string" calcext:value-type="string">
            <text:p>2019-12-17 06:00:00</text:p>
          </table:table-cell>
          <table:table-cell office:value-type="float" office:value="291.03465045589" calcext:value-type="float">
            <text:p>291.0346504559</text:p>
          </table:table-cell>
        </table:table-row>
        <table:table-row table:style-name="ro1">
          <table:table-cell office:value-type="string" calcext:value-type="string">
            <text:p>2019-12-17 07:00:00</text:p>
          </table:table-cell>
          <table:table-cell office:value-type="float" office:value="199.398286819559" calcext:value-type="float">
            <text:p>199.3982868196</text:p>
          </table:table-cell>
        </table:table-row>
        <table:table-row table:style-name="ro1">
          <table:table-cell office:value-type="string" calcext:value-type="string">
            <text:p>2019-12-17 08:00:00</text:p>
          </table:table-cell>
          <table:table-cell office:value-type="float" office:value="91.1801050013846" calcext:value-type="float">
            <text:p>91.1801050014</text:p>
          </table:table-cell>
        </table:table-row>
        <table:table-row table:style-name="ro1">
          <table:table-cell office:value-type="string" calcext:value-type="string">
            <text:p>2019-12-17 09:00:00</text:p>
          </table:table-cell>
          <table:table-cell office:value-type="float" office:value="88.1255595468396" calcext:value-type="float">
            <text:p>88.1255595468</text:p>
          </table:table-cell>
        </table:table-row>
        <table:table-row table:style-name="ro1">
          <table:table-cell office:value-type="string" calcext:value-type="string">
            <text:p>2019-12-17 10:00:00</text:p>
          </table:table-cell>
          <table:table-cell office:value-type="float" office:value="24.4241810199761" calcext:value-type="float">
            <text:p>24.42418102</text:p>
          </table:table-cell>
        </table:table-row>
        <table:table-row table:style-name="ro1">
          <table:table-cell office:value-type="string" calcext:value-type="string">
            <text:p>2019-12-17 11:00:00</text:p>
          </table:table-cell>
          <table:table-cell office:value-type="float" office:value="31.0908476865572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2-17 12:00:00</text:p>
          </table:table-cell>
          <table:table-cell office:value-type="float" office:value="15.0908476865712" calcext:value-type="float">
            <text:p>15.0908476866</text:p>
          </table:table-cell>
        </table:table-row>
        <table:table-row table:style-name="ro1">
          <table:table-cell office:value-type="string" calcext:value-type="string">
            <text:p>2019-12-17 13:00:00</text:p>
          </table:table-cell>
          <table:table-cell office:value-type="float" office:value="73.3130699088026" calcext:value-type="float">
            <text:p>73.3130699088</text:p>
          </table:table-cell>
        </table:table-row>
        <table:table-row table:style-name="ro1">
          <table:table-cell office:value-type="string" calcext:value-type="string">
            <text:p>2019-12-17 14:00:00</text:p>
          </table:table-cell>
          <table:table-cell office:value-type="float" office:value="64.8686254644508" calcext:value-type="float">
            <text:p>64.8686254645</text:p>
          </table:table-cell>
        </table:table-row>
        <table:table-row table:style-name="ro1">
          <table:table-cell office:value-type="string" calcext:value-type="string">
            <text:p>2019-12-17 15:00:00</text:p>
          </table:table-cell>
          <table:table-cell office:value-type="float" office:value="148.42418101985" calcext:value-type="float">
            <text:p>148.4241810199</text:p>
          </table:table-cell>
        </table:table-row>
        <table:table-row table:style-name="ro1">
          <table:table-cell office:value-type="string" calcext:value-type="string">
            <text:p>2019-12-17 16:00:00</text:p>
          </table:table-cell>
          <table:table-cell office:value-type="float" office:value="31.0908476865684" calcext:value-type="float">
            <text:p>31.0908476866</text:p>
          </table:table-cell>
        </table:table-row>
        <table:table-row table:style-name="ro1">
          <table:table-cell office:value-type="string" calcext:value-type="string">
            <text:p>2019-12-17 17:00:00</text:p>
          </table:table-cell>
          <table:table-cell office:value-type="float" office:value="135.090847686684" calcext:value-type="float">
            <text:p>135.0908476867</text:p>
          </table:table-cell>
        </table:table-row>
        <table:table-row table:style-name="ro1">
          <table:table-cell office:value-type="string" calcext:value-type="string">
            <text:p>2019-12-17 18:00:00</text:p>
          </table:table-cell>
          <table:table-cell office:value-type="float" office:value="926.201958797658" calcext:value-type="float">
            <text:p>926.2019587977</text:p>
          </table:table-cell>
        </table:table-row>
        <table:table-row table:style-name="ro1">
          <table:table-cell office:value-type="string" calcext:value-type="string">
            <text:p>2019-12-17 19:00:00</text:p>
          </table:table-cell>
          <table:table-cell office:value-type="float" office:value="900.86862546438" calcext:value-type="float">
            <text:p>900.8686254644</text:p>
          </table:table-cell>
        </table:table-row>
        <table:table-row table:style-name="ro1">
          <table:table-cell office:value-type="string" calcext:value-type="string">
            <text:p>2019-12-17 20:00:00</text:p>
          </table:table-cell>
          <table:table-cell office:value-type="float" office:value="579.979736575505" calcext:value-type="float">
            <text:p>579.9797365755</text:p>
          </table:table-cell>
        </table:table-row>
        <table:table-row table:style-name="ro1">
          <table:table-cell office:value-type="string" calcext:value-type="string">
            <text:p>2019-12-17 21:00:00</text:p>
          </table:table-cell>
          <table:table-cell office:value-type="float" office:value="391.979736575436" calcext:value-type="float">
            <text:p>391.9797365754</text:p>
          </table:table-cell>
        </table:table-row>
        <table:table-row table:style-name="ro1">
          <table:table-cell office:value-type="string" calcext:value-type="string">
            <text:p>2019-12-17 22:00:00</text:p>
          </table:table-cell>
          <table:table-cell office:value-type="float" office:value="515.090847686559" calcext:value-type="float">
            <text:p>515.0908476866</text:p>
          </table:table-cell>
        </table:table-row>
        <table:table-row table:style-name="ro1">
          <table:table-cell office:value-type="string" calcext:value-type="string">
            <text:p>2019-12-17 23:00:00</text:p>
          </table:table-cell>
          <table:table-cell office:value-type="float" office:value="467.979736575528" calcext:value-type="float">
            <text:p>467.9797365755</text:p>
          </table:table-cell>
        </table:table-row>
        <table:table-row table:style-name="ro1">
          <table:table-cell office:value-type="string" calcext:value-type="string">
            <text:p>2019-12-18 00:00:00</text:p>
          </table:table-cell>
          <table:table-cell office:value-type="float" office:value="573.313069908817" calcext:value-type="float">
            <text:p>573.3130699088</text:p>
          </table:table-cell>
        </table:table-row>
        <table:table-row table:style-name="ro1">
          <table:table-cell office:value-type="string" calcext:value-type="string">
            <text:p>2019-12-18 01:00:00</text:p>
          </table:table-cell>
          <table:table-cell office:value-type="float" office:value="510.646403242109" calcext:value-type="float">
            <text:p>510.6464032421</text:p>
          </table:table-cell>
        </table:table-row>
        <table:table-row table:style-name="ro1">
          <table:table-cell office:value-type="string" calcext:value-type="string">
            <text:p>2019-12-18 02:00:00</text:p>
          </table:table-cell>
          <table:table-cell office:value-type="float" office:value="510.201958797731" calcext:value-type="float">
            <text:p>510.2019587977</text:p>
          </table:table-cell>
        </table:table-row>
        <table:table-row table:style-name="ro1">
          <table:table-cell office:value-type="string" calcext:value-type="string">
            <text:p>2019-12-18 03:00:00</text:p>
          </table:table-cell>
          <table:table-cell office:value-type="float" office:value="524.868625464326" calcext:value-type="float">
            <text:p>524.8686254643</text:p>
          </table:table-cell>
        </table:table-row>
        <table:table-row table:style-name="ro1">
          <table:table-cell office:value-type="string" calcext:value-type="string">
            <text:p>2019-12-18 04:00:00</text:p>
          </table:table-cell>
          <table:table-cell office:value-type="float" office:value="363.090847686643" calcext:value-type="float">
            <text:p>363.0908476866</text:p>
          </table:table-cell>
        </table:table-row>
        <table:table-row table:style-name="ro1">
          <table:table-cell office:value-type="string" calcext:value-type="string">
            <text:p>2019-12-18 05:00:00</text:p>
          </table:table-cell>
          <table:table-cell office:value-type="float" office:value="270.646403242169" calcext:value-type="float">
            <text:p>270.6464032422</text:p>
          </table:table-cell>
        </table:table-row>
        <table:table-row table:style-name="ro1">
          <table:table-cell office:value-type="string" calcext:value-type="string">
            <text:p>2019-12-18 06:00:00</text:p>
          </table:table-cell>
          <table:table-cell office:value-type="float" office:value="291.034650455891" calcext:value-type="float">
            <text:p>291.0346504559</text:p>
          </table:table-cell>
        </table:table-row>
        <table:table-row table:style-name="ro1">
          <table:table-cell office:value-type="string" calcext:value-type="string">
            <text:p>2019-12-18 07:00:00</text:p>
          </table:table-cell>
          <table:table-cell office:value-type="float" office:value="199.398286819545" calcext:value-type="float">
            <text:p>199.3982868195</text:p>
          </table:table-cell>
        </table:table-row>
        <table:table-row table:style-name="ro1">
          <table:table-cell office:value-type="string" calcext:value-type="string">
            <text:p>2019-12-18 08:00:00</text:p>
          </table:table-cell>
          <table:table-cell office:value-type="float" office:value="187.1801050014" calcext:value-type="float">
            <text:p>187.1801050014</text:p>
          </table:table-cell>
        </table:table-row>
        <table:table-row table:style-name="ro1">
          <table:table-cell office:value-type="string" calcext:value-type="string">
            <text:p>2019-12-18 09:00:00</text:p>
          </table:table-cell>
          <table:table-cell office:value-type="float" office:value="232.125559546815" calcext:value-type="float">
            <text:p>232.1255595468</text:p>
          </table:table-cell>
        </table:table-row>
        <table:table-row table:style-name="ro1">
          <table:table-cell office:value-type="string" calcext:value-type="string">
            <text:p>2019-12-18 10:00:00</text:p>
          </table:table-cell>
          <table:table-cell office:value-type="float" office:value="168.424181020014" calcext:value-type="float">
            <text:p>168.42418102</text:p>
          </table:table-cell>
        </table:table-row>
        <table:table-row table:style-name="ro1">
          <table:table-cell office:value-type="string" calcext:value-type="string">
            <text:p>2019-12-18 11:00:00</text:p>
          </table:table-cell>
          <table:table-cell office:value-type="float" office:value="79.0908476865375" calcext:value-type="float">
            <text:p>79.0908476865</text:p>
          </table:table-cell>
        </table:table-row>
        <table:table-row table:style-name="ro1">
          <table:table-cell office:value-type="string" calcext:value-type="string">
            <text:p>2019-12-18 12:00:00</text:p>
          </table:table-cell>
          <table:table-cell office:value-type="float" office:value="63.0908476866016" calcext:value-type="float">
            <text:p>63.0908476866</text:p>
          </table:table-cell>
        </table:table-row>
        <table:table-row table:style-name="ro1">
          <table:table-cell office:value-type="string" calcext:value-type="string">
            <text:p>2019-12-18 13:00:00</text:p>
          </table:table-cell>
          <table:table-cell office:value-type="float" office:value="169.313069908797" calcext:value-type="float">
            <text:p>169.3130699088</text:p>
          </table:table-cell>
        </table:table-row>
        <table:table-row table:style-name="ro1">
          <table:table-cell office:value-type="string" calcext:value-type="string">
            <text:p>2019-12-18 14:00:00</text:p>
          </table:table-cell>
          <table:table-cell office:value-type="float" office:value="160.868625464439" calcext:value-type="float">
            <text:p>160.8686254644</text:p>
          </table:table-cell>
        </table:table-row>
        <table:table-row table:style-name="ro1">
          <table:table-cell office:value-type="string" calcext:value-type="string">
            <text:p>2019-12-18 15:00:00</text:p>
          </table:table-cell>
          <table:table-cell office:value-type="float" office:value="244.424181019824" calcext:value-type="float">
            <text:p>244.4241810198</text:p>
          </table:table-cell>
        </table:table-row>
        <table:table-row table:style-name="ro1">
          <table:table-cell office:value-type="string" calcext:value-type="string">
            <text:p>2019-12-18 16:00:00</text:p>
          </table:table-cell>
          <table:table-cell office:value-type="float" office:value="103.09084768657" calcext:value-type="float">
            <text:p>103.0908476866</text:p>
          </table:table-cell>
        </table:table-row>
        <table:table-row table:style-name="ro1">
          <table:table-cell office:value-type="string" calcext:value-type="string">
            <text:p>2019-12-18 17:00:00</text:p>
          </table:table-cell>
          <table:table-cell office:value-type="float" office:value="159.090847686678" calcext:value-type="float">
            <text:p>159.0908476867</text:p>
          </table:table-cell>
        </table:table-row>
        <table:table-row table:style-name="ro1">
          <table:table-cell office:value-type="string" calcext:value-type="string">
            <text:p>2019-12-18 18:00:00</text:p>
          </table:table-cell>
          <table:table-cell office:value-type="float" office:value="206.201958797689" calcext:value-type="float">
            <text:p>206.2019587977</text:p>
          </table:table-cell>
        </table:table-row>
        <table:table-row table:style-name="ro1">
          <table:table-cell office:value-type="string" calcext:value-type="string">
            <text:p>2019-12-18 19:00:00</text:p>
          </table:table-cell>
          <table:table-cell office:value-type="float" office:value="108.868625464384" calcext:value-type="float">
            <text:p>108.8686254644</text:p>
          </table:table-cell>
        </table:table-row>
        <table:table-row table:style-name="ro1">
          <table:table-cell office:value-type="string" calcext:value-type="string">
            <text:p>2019-12-18 20:00:00</text:p>
          </table:table-cell>
          <table:table-cell office:value-type="float" office:value="123.979736575485" calcext:value-type="float">
            <text:p>123.9797365755</text:p>
          </table:table-cell>
        </table:table-row>
        <table:table-row table:style-name="ro1">
          <table:table-cell office:value-type="string" calcext:value-type="string">
            <text:p>2019-12-18 21:00:00</text:p>
          </table:table-cell>
          <table:table-cell office:value-type="float" office:value="31.9797365754477" calcext:value-type="float">
            <text:p>31.9797365754</text:p>
          </table:table-cell>
        </table:table-row>
        <table:table-row table:style-name="ro1">
          <table:table-cell office:value-type="string" calcext:value-type="string">
            <text:p>2019-12-18 22:00:00</text:p>
          </table:table-cell>
          <table:table-cell office:value-type="float" office:value="107.090847686567" calcext:value-type="float">
            <text:p>107.0908476866</text:p>
          </table:table-cell>
        </table:table-row>
        <table:table-row table:style-name="ro1">
          <table:table-cell office:value-type="string" calcext:value-type="string">
            <text:p>2019-12-18 23:00:00</text:p>
          </table:table-cell>
          <table:table-cell office:value-type="float" office:value="11.979736575554" calcext:value-type="float">
            <text:p>11.9797365756</text:p>
          </table:table-cell>
        </table:table-row>
        <table:table-row table:style-name="ro1">
          <table:table-cell office:value-type="string" calcext:value-type="string">
            <text:p>2019-12-19 00:00:00</text:p>
          </table:table-cell>
          <table:table-cell office:value-type="float" office:value="165.31306990879" calcext:value-type="float">
            <text:p>165.3130699088</text:p>
          </table:table-cell>
        </table:table-row>
        <table:table-row table:style-name="ro1">
          <table:table-cell office:value-type="string" calcext:value-type="string">
            <text:p>2019-12-19 01:00:00</text:p>
          </table:table-cell>
          <table:table-cell office:value-type="float" office:value="126.646403242105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2-19 02:00:00</text:p>
          </table:table-cell>
          <table:table-cell office:value-type="float" office:value="150.201958797755" calcext:value-type="float">
            <text:p>150.2019587978</text:p>
          </table:table-cell>
        </table:table-row>
        <table:table-row table:style-name="ro1">
          <table:table-cell office:value-type="string" calcext:value-type="string">
            <text:p>2019-12-19 03:00:00</text:p>
          </table:table-cell>
          <table:table-cell office:value-type="float" office:value="188.868625464373" calcext:value-type="float">
            <text:p>188.8686254644</text:p>
          </table:table-cell>
        </table:table-row>
        <table:table-row table:style-name="ro1">
          <table:table-cell office:value-type="string" calcext:value-type="string">
            <text:p>2019-12-19 04:00:00</text:p>
          </table:table-cell>
          <table:table-cell office:value-type="float" office:value="147.09084768665" calcext:value-type="float">
            <text:p>147.0908476867</text:p>
          </table:table-cell>
        </table:table-row>
        <table:table-row table:style-name="ro1">
          <table:table-cell office:value-type="string" calcext:value-type="string">
            <text:p>2019-12-19 05:00:00</text:p>
          </table:table-cell>
          <table:table-cell office:value-type="float" office:value="126.646403242128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2-19 06:00:00</text:p>
          </table:table-cell>
          <table:table-cell office:value-type="float" office:value="243.034650455923" calcext:value-type="float">
            <text:p>243.0346504559</text:p>
          </table:table-cell>
        </table:table-row>
        <table:table-row table:style-name="ro1">
          <table:table-cell office:value-type="string" calcext:value-type="string">
            <text:p>2019-12-19 07:00:00</text:p>
          </table:table-cell>
          <table:table-cell office:value-type="float" office:value="223.398286819538" calcext:value-type="float">
            <text:p>223.3982868195</text:p>
          </table:table-cell>
        </table:table-row>
        <table:table-row table:style-name="ro1">
          <table:table-cell office:value-type="string" calcext:value-type="string">
            <text:p>2019-12-19 08:00:00</text:p>
          </table:table-cell>
          <table:table-cell office:value-type="float" office:value="283.180105001393" calcext:value-type="float">
            <text:p>283.1801050014</text:p>
          </table:table-cell>
        </table:table-row>
        <table:table-row table:style-name="ro1">
          <table:table-cell office:value-type="string" calcext:value-type="string">
            <text:p>2019-12-19 09:00:00</text:p>
          </table:table-cell>
          <table:table-cell office:value-type="float" office:value="256.125559546823" calcext:value-type="float">
            <text:p>256.1255595468</text:p>
          </table:table-cell>
        </table:table-row>
        <table:table-row table:style-name="ro1">
          <table:table-cell office:value-type="string" calcext:value-type="string">
            <text:p>2019-12-19 10:00:00</text:p>
          </table:table-cell>
          <table:table-cell office:value-type="float" office:value="144.424181020023" calcext:value-type="float">
            <text:p>144.42418102</text:p>
          </table:table-cell>
        </table:table-row>
        <table:table-row table:style-name="ro1">
          <table:table-cell office:value-type="string" calcext:value-type="string">
            <text:p>2019-12-19 11:00:00</text:p>
          </table:table-cell>
          <table:table-cell office:value-type="float" office:value="127.090847686563" calcext:value-type="float">
            <text:p>127.0908476866</text:p>
          </table:table-cell>
        </table:table-row>
        <table:table-row table:style-name="ro1">
          <table:table-cell office:value-type="string" calcext:value-type="string">
            <text:p>2019-12-19 12:00:00</text:p>
          </table:table-cell>
          <table:table-cell office:value-type="float" office:value="135.090847686557" calcext:value-type="float">
            <text:p>135.0908476866</text:p>
          </table:table-cell>
        </table:table-row>
        <table:table-row table:style-name="ro1">
          <table:table-cell office:value-type="string" calcext:value-type="string">
            <text:p>2019-12-19 13:00:00</text:p>
          </table:table-cell>
          <table:table-cell office:value-type="float" office:value="193.313069908786" calcext:value-type="float">
            <text:p>193.3130699088</text:p>
          </table:table-cell>
        </table:table-row>
        <table:table-row table:style-name="ro1">
          <table:table-cell office:value-type="string" calcext:value-type="string">
            <text:p>2019-12-19 14:00:00</text:p>
          </table:table-cell>
          <table:table-cell office:value-type="float" office:value="184.868625464465" calcext:value-type="float">
            <text:p>184.8686254645</text:p>
          </table:table-cell>
        </table:table-row>
        <table:table-row table:style-name="ro1">
          <table:table-cell office:value-type="string" calcext:value-type="string">
            <text:p>2019-12-19 15:00:00</text:p>
          </table:table-cell>
          <table:table-cell office:value-type="float" office:value="244.424181019851" calcext:value-type="float">
            <text:p>244.4241810199</text:p>
          </table:table-cell>
        </table:table-row>
        <table:table-row table:style-name="ro1">
          <table:table-cell office:value-type="string" calcext:value-type="string">
            <text:p>2019-12-19 16:00:00</text:p>
          </table:table-cell>
          <table:table-cell office:value-type="float" office:value="103.090847686546" calcext:value-type="float">
            <text:p>103.0908476865</text:p>
          </table:table-cell>
        </table:table-row>
        <table:table-row table:style-name="ro1">
          <table:table-cell office:value-type="string" calcext:value-type="string">
            <text:p>2019-12-19 17:00:00</text:p>
          </table:table-cell>
          <table:table-cell office:value-type="float" office:value="159.090847686689" calcext:value-type="float">
            <text:p>159.0908476867</text:p>
          </table:table-cell>
        </table:table-row>
        <table:table-row table:style-name="ro1">
          <table:table-cell office:value-type="string" calcext:value-type="string">
            <text:p>2019-12-19 18:00:00</text:p>
          </table:table-cell>
          <table:table-cell office:value-type="float" office:value="158.20195879765" calcext:value-type="float">
            <text:p>158.2019587977</text:p>
          </table:table-cell>
        </table:table-row>
        <table:table-row table:style-name="ro1">
          <table:table-cell office:value-type="string" calcext:value-type="string">
            <text:p>2019-12-19 19:00:00</text:p>
          </table:table-cell>
          <table:table-cell office:value-type="float" office:value="420.868625464421" calcext:value-type="float">
            <text:p>420.8686254644</text:p>
          </table:table-cell>
        </table:table-row>
        <table:table-row table:style-name="ro1">
          <table:table-cell office:value-type="string" calcext:value-type="string">
            <text:p>2019-12-19 20:00:00</text:p>
          </table:table-cell>
          <table:table-cell office:value-type="float" office:value="1299.97973657549" calcext:value-type="float">
            <text:p>1299.9797365755</text:p>
          </table:table-cell>
        </table:table-row>
        <table:table-row table:style-name="ro1">
          <table:table-cell office:value-type="string" calcext:value-type="string">
            <text:p>2019-12-19 21:00:00</text:p>
          </table:table-cell>
          <table:table-cell office:value-type="float" office:value="1135.97973657545" calcext:value-type="float">
            <text:p>1135.9797365755</text:p>
          </table:table-cell>
        </table:table-row>
        <table:table-row table:style-name="ro1">
          <table:table-cell office:value-type="string" calcext:value-type="string">
            <text:p>2019-12-19 22:00:00</text:p>
          </table:table-cell>
          <table:table-cell office:value-type="float" office:value="779.090847686558" calcext:value-type="float">
            <text:p>779.0908476866</text:p>
          </table:table-cell>
        </table:table-row>
        <table:table-row table:style-name="ro1">
          <table:table-cell office:value-type="string" calcext:value-type="string">
            <text:p>2019-12-19 23:00:00</text:p>
          </table:table-cell>
          <table:table-cell office:value-type="float" office:value="467.979736575563" calcext:value-type="float">
            <text:p>467.9797365756</text:p>
          </table:table-cell>
        </table:table-row>
        <table:table-row table:style-name="ro1">
          <table:table-cell office:value-type="string" calcext:value-type="string">
            <text:p>2019-12-20 00:00:00</text:p>
          </table:table-cell>
          <table:table-cell office:value-type="float" office:value="429.313069908793" calcext:value-type="float">
            <text:p>429.3130699088</text:p>
          </table:table-cell>
        </table:table-row>
        <table:table-row table:style-name="ro1">
          <table:table-cell office:value-type="string" calcext:value-type="string">
            <text:p>2019-12-20 01:00:00</text:p>
          </table:table-cell>
          <table:table-cell office:value-type="float" office:value="390.646403242069" calcext:value-type="float">
            <text:p>390.6464032421</text:p>
          </table:table-cell>
        </table:table-row>
        <table:table-row table:style-name="ro1">
          <table:table-cell office:value-type="string" calcext:value-type="string">
            <text:p>2019-12-20 02:00:00</text:p>
          </table:table-cell>
          <table:table-cell office:value-type="float" office:value="366.201958797749" calcext:value-type="float">
            <text:p>366.2019587978</text:p>
          </table:table-cell>
        </table:table-row>
        <table:table-row table:style-name="ro1">
          <table:table-cell office:value-type="string" calcext:value-type="string">
            <text:p>2019-12-20 03:00:00</text:p>
          </table:table-cell>
          <table:table-cell office:value-type="float" office:value="500.868625464381" calcext:value-type="float">
            <text:p>500.8686254644</text:p>
          </table:table-cell>
        </table:table-row>
        <table:table-row table:style-name="ro1">
          <table:table-cell office:value-type="string" calcext:value-type="string">
            <text:p>2019-12-20 04:00:00</text:p>
          </table:table-cell>
          <table:table-cell office:value-type="float" office:value="315.090847686609" calcext:value-type="float">
            <text:p>315.0908476866</text:p>
          </table:table-cell>
        </table:table-row>
        <table:table-row table:style-name="ro1">
          <table:table-cell office:value-type="string" calcext:value-type="string">
            <text:p>2019-12-20 05:00:00</text:p>
          </table:table-cell>
          <table:table-cell office:value-type="float" office:value="438.64640324214" calcext:value-type="float">
            <text:p>438.6464032421</text:p>
          </table:table-cell>
        </table:table-row>
        <table:table-row table:style-name="ro1">
          <table:table-cell office:value-type="string" calcext:value-type="string">
            <text:p>2019-12-20 06:00:00</text:p>
          </table:table-cell>
          <table:table-cell office:value-type="float" office:value="627.034650455882" calcext:value-type="float">
            <text:p>627.0346504559</text:p>
          </table:table-cell>
        </table:table-row>
        <table:table-row table:style-name="ro1">
          <table:table-cell office:value-type="string" calcext:value-type="string">
            <text:p>2019-12-20 07:00:00</text:p>
          </table:table-cell>
          <table:table-cell office:value-type="float" office:value="487.398286819562" calcext:value-type="float">
            <text:p>487.3982868196</text:p>
          </table:table-cell>
        </table:table-row>
        <table:table-row table:style-name="ro1">
          <table:table-cell office:value-type="string" calcext:value-type="string">
            <text:p>2019-12-20 08:00:00</text:p>
          </table:table-cell>
          <table:table-cell office:value-type="float" office:value="451.180105001412" calcext:value-type="float">
            <text:p>451.1801050014</text:p>
          </table:table-cell>
        </table:table-row>
        <table:table-row table:style-name="ro1">
          <table:table-cell office:value-type="string" calcext:value-type="string">
            <text:p>2019-12-20 09:00:00</text:p>
          </table:table-cell>
          <table:table-cell office:value-type="float" office:value="664.125559546787" calcext:value-type="float">
            <text:p>664.1255595468</text:p>
          </table:table-cell>
        </table:table-row>
        <table:table-row table:style-name="ro1">
          <table:table-cell office:value-type="string" calcext:value-type="string">
            <text:p>2019-12-20 10:00:00</text:p>
          </table:table-cell>
          <table:table-cell office:value-type="float" office:value="480.424181020031" calcext:value-type="float">
            <text:p>480.42418102</text:p>
          </table:table-cell>
        </table:table-row>
        <table:table-row table:style-name="ro1">
          <table:table-cell office:value-type="string" calcext:value-type="string">
            <text:p>2019-12-20 11:00:00</text:p>
          </table:table-cell>
          <table:table-cell office:value-type="float" office:value="391.090847686541" calcext:value-type="float">
            <text:p>391.0908476865</text:p>
          </table:table-cell>
        </table:table-row>
        <table:table-row table:style-name="ro1">
          <table:table-cell office:value-type="string" calcext:value-type="string">
            <text:p>2019-12-20 12:00:00</text:p>
          </table:table-cell>
          <table:table-cell office:value-type="float" office:value="327.090847686584" calcext:value-type="float">
            <text:p>327.0908476866</text:p>
          </table:table-cell>
        </table:table-row>
        <table:table-row table:style-name="ro1">
          <table:table-cell office:value-type="string" calcext:value-type="string">
            <text:p>2019-12-20 13:00:00</text:p>
          </table:table-cell>
          <table:table-cell office:value-type="float" office:value="409.313069908801" calcext:value-type="float">
            <text:p>409.3130699088</text:p>
          </table:table-cell>
        </table:table-row>
        <table:table-row table:style-name="ro1">
          <table:table-cell office:value-type="string" calcext:value-type="string">
            <text:p>2019-12-20 14:00:00</text:p>
          </table:table-cell>
          <table:table-cell office:value-type="float" office:value="304.86862546442" calcext:value-type="float">
            <text:p>304.8686254644</text:p>
          </table:table-cell>
        </table:table-row>
        <table:table-row table:style-name="ro1">
          <table:table-cell office:value-type="string" calcext:value-type="string">
            <text:p>2019-12-20 15:00:00</text:p>
          </table:table-cell>
          <table:table-cell office:value-type="float" office:value="364.424181019846" calcext:value-type="float">
            <text:p>364.4241810198</text:p>
          </table:table-cell>
        </table:table-row>
        <table:table-row table:style-name="ro1">
          <table:table-cell office:value-type="string" calcext:value-type="string">
            <text:p>2019-12-20 16:00:00</text:p>
          </table:table-cell>
          <table:table-cell office:value-type="float" office:value="247.090847686573" calcext:value-type="float">
            <text:p>247.0908476866</text:p>
          </table:table-cell>
        </table:table-row>
        <table:table-row table:style-name="ro1">
          <table:table-cell office:value-type="string" calcext:value-type="string">
            <text:p>2019-12-20 17:00:00</text:p>
          </table:table-cell>
          <table:table-cell office:value-type="float" office:value="207.090847686685" calcext:value-type="float">
            <text:p>207.0908476867</text:p>
          </table:table-cell>
        </table:table-row>
        <table:table-row table:style-name="ro1">
          <table:table-cell office:value-type="string" calcext:value-type="string">
            <text:p>2019-12-20 18:00:00</text:p>
          </table:table-cell>
          <table:table-cell office:value-type="float" office:value="518.201958797721" calcext:value-type="float">
            <text:p>518.2019587977</text:p>
          </table:table-cell>
        </table:table-row>
        <table:table-row table:style-name="ro1">
          <table:table-cell office:value-type="string" calcext:value-type="string">
            <text:p>2019-12-20 19:00:00</text:p>
          </table:table-cell>
          <table:table-cell office:value-type="float" office:value="924.868625464377" calcext:value-type="float">
            <text:p>924.8686254644</text:p>
          </table:table-cell>
        </table:table-row>
        <table:table-row table:style-name="ro1">
          <table:table-cell office:value-type="string" calcext:value-type="string">
            <text:p>2019-12-20 20:00:00</text:p>
          </table:table-cell>
          <table:table-cell office:value-type="float" office:value="963.979736575506" calcext:value-type="float">
            <text:p>963.9797365755</text:p>
          </table:table-cell>
        </table:table-row>
        <table:table-row table:style-name="ro1">
          <table:table-cell office:value-type="string" calcext:value-type="string">
            <text:p>2019-12-20 21:00:00</text:p>
          </table:table-cell>
          <table:table-cell office:value-type="float" office:value="919.979736575401" calcext:value-type="float">
            <text:p>919.9797365754</text:p>
          </table:table-cell>
        </table:table-row>
        <table:table-row table:style-name="ro1">
          <table:table-cell office:value-type="string" calcext:value-type="string">
            <text:p>2019-12-20 22:00:00</text:p>
          </table:table-cell>
          <table:table-cell office:value-type="float" office:value="923.090847686598" calcext:value-type="float">
            <text:p>923.0908476866</text:p>
          </table:table-cell>
        </table:table-row>
        <table:table-row table:style-name="ro1">
          <table:table-cell office:value-type="string" calcext:value-type="string">
            <text:p>2019-12-20 23:00:00</text:p>
          </table:table-cell>
          <table:table-cell office:value-type="float" office:value="779.979736575522" calcext:value-type="float">
            <text:p>779.9797365755</text:p>
          </table:table-cell>
        </table:table-row>
        <table:table-row table:style-name="ro1">
          <table:table-cell office:value-type="string" calcext:value-type="string">
            <text:p>2019-12-21 00:00:00</text:p>
          </table:table-cell>
          <table:table-cell office:value-type="float" office:value="885.313069908756" calcext:value-type="float">
            <text:p>885.3130699088</text:p>
          </table:table-cell>
        </table:table-row>
        <table:table-row table:style-name="ro1">
          <table:table-cell office:value-type="string" calcext:value-type="string">
            <text:p>2019-12-21 01:00:00</text:p>
          </table:table-cell>
          <table:table-cell office:value-type="float" office:value="846.646403242109" calcext:value-type="float">
            <text:p>846.6464032421</text:p>
          </table:table-cell>
        </table:table-row>
        <table:table-row table:style-name="ro1">
          <table:table-cell office:value-type="string" calcext:value-type="string">
            <text:p>2019-12-21 02:00:00</text:p>
          </table:table-cell>
          <table:table-cell office:value-type="float" office:value="774.201958797773" calcext:value-type="float">
            <text:p>774.2019587978</text:p>
          </table:table-cell>
        </table:table-row>
        <table:table-row table:style-name="ro1">
          <table:table-cell office:value-type="string" calcext:value-type="string">
            <text:p>2019-12-21 03:00:00</text:p>
          </table:table-cell>
          <table:table-cell office:value-type="float" office:value="764.868625464333" calcext:value-type="float">
            <text:p>764.8686254643</text:p>
          </table:table-cell>
        </table:table-row>
        <table:table-row table:style-name="ro1">
          <table:table-cell office:value-type="string" calcext:value-type="string">
            <text:p>2019-12-21 04:00:00</text:p>
          </table:table-cell>
          <table:table-cell office:value-type="float" office:value="627.090847686633" calcext:value-type="float">
            <text:p>627.0908476866</text:p>
          </table:table-cell>
        </table:table-row>
        <table:table-row table:style-name="ro1">
          <table:table-cell office:value-type="string" calcext:value-type="string">
            <text:p>2019-12-21 05:00:00</text:p>
          </table:table-cell>
          <table:table-cell office:value-type="float" office:value="582.646403242126" calcext:value-type="float">
            <text:p>582.6464032421</text:p>
          </table:table-cell>
        </table:table-row>
        <table:table-row table:style-name="ro1">
          <table:table-cell office:value-type="string" calcext:value-type="string">
            <text:p>2019-12-21 06:00:00</text:p>
          </table:table-cell>
          <table:table-cell office:value-type="float" office:value="651.034650455908" calcext:value-type="float">
            <text:p>651.0346504559</text:p>
          </table:table-cell>
        </table:table-row>
        <table:table-row table:style-name="ro1">
          <table:table-cell office:value-type="string" calcext:value-type="string">
            <text:p>2019-12-21 07:00:00</text:p>
          </table:table-cell>
          <table:table-cell office:value-type="float" office:value="631.398286819601" calcext:value-type="float">
            <text:p>631.3982868196</text:p>
          </table:table-cell>
        </table:table-row>
        <table:table-row table:style-name="ro1">
          <table:table-cell office:value-type="string" calcext:value-type="string">
            <text:p>2019-12-21 08:00:00</text:p>
          </table:table-cell>
          <table:table-cell office:value-type="float" office:value="667.180105001361" calcext:value-type="float">
            <text:p>667.1801050014</text:p>
          </table:table-cell>
        </table:table-row>
        <table:table-row table:style-name="ro1">
          <table:table-cell office:value-type="string" calcext:value-type="string">
            <text:p>2019-12-21 09:00:00</text:p>
          </table:table-cell>
          <table:table-cell office:value-type="float" office:value="664.125559546862" calcext:value-type="float">
            <text:p>664.1255595469</text:p>
          </table:table-cell>
        </table:table-row>
        <table:table-row table:style-name="ro1">
          <table:table-cell office:value-type="string" calcext:value-type="string">
            <text:p>2019-12-21 10:00:00</text:p>
          </table:table-cell>
          <table:table-cell office:value-type="float" office:value="552.424181020056" calcext:value-type="float">
            <text:p>552.4241810201</text:p>
          </table:table-cell>
        </table:table-row>
        <table:table-row table:style-name="ro1">
          <table:table-cell office:value-type="string" calcext:value-type="string">
            <text:p>2019-12-21 11:00:00</text:p>
          </table:table-cell>
          <table:table-cell office:value-type="float" office:value="487.090847686505" calcext:value-type="float">
            <text:p>487.0908476865</text:p>
          </table:table-cell>
        </table:table-row>
        <table:table-row table:style-name="ro1">
          <table:table-cell office:value-type="string" calcext:value-type="string">
            <text:p>2019-12-21 12:00:00</text:p>
          </table:table-cell>
          <table:table-cell office:value-type="float" office:value="351.090847686625" calcext:value-type="float">
            <text:p>351.0908476866</text:p>
          </table:table-cell>
        </table:table-row>
        <table:table-row table:style-name="ro1">
          <table:table-cell office:value-type="string" calcext:value-type="string">
            <text:p>2019-12-21 13:00:00</text:p>
          </table:table-cell>
          <table:table-cell office:value-type="float" office:value="409.313069908766" calcext:value-type="float">
            <text:p>409.3130699088</text:p>
          </table:table-cell>
        </table:table-row>
        <table:table-row table:style-name="ro1">
          <table:table-cell office:value-type="string" calcext:value-type="string">
            <text:p>2019-12-21 14:00:00</text:p>
          </table:table-cell>
          <table:table-cell office:value-type="float" office:value="352.86862546444" calcext:value-type="float">
            <text:p>352.8686254644</text:p>
          </table:table-cell>
        </table:table-row>
        <table:table-row table:style-name="ro1">
          <table:table-cell office:value-type="string" calcext:value-type="string">
            <text:p>2019-12-21 15:00:00</text:p>
          </table:table-cell>
          <table:table-cell office:value-type="float" office:value="412.424181019851" calcext:value-type="float">
            <text:p>412.4241810199</text:p>
          </table:table-cell>
        </table:table-row>
        <table:table-row table:style-name="ro1">
          <table:table-cell office:value-type="string" calcext:value-type="string">
            <text:p>2019-12-21 16:00:00</text:p>
          </table:table-cell>
          <table:table-cell office:value-type="float" office:value="223.090847686531" calcext:value-type="float">
            <text:p>223.0908476865</text:p>
          </table:table-cell>
        </table:table-row>
        <table:table-row table:style-name="ro1">
          <table:table-cell office:value-type="string" calcext:value-type="string">
            <text:p>2019-12-21 17:00:00</text:p>
          </table:table-cell>
          <table:table-cell office:value-type="float" office:value="207.090847686694" calcext:value-type="float">
            <text:p>207.0908476867</text:p>
          </table:table-cell>
        </table:table-row>
        <table:table-row table:style-name="ro1">
          <table:table-cell office:value-type="string" calcext:value-type="string">
            <text:p>2019-12-21 18:00:00</text:p>
          </table:table-cell>
          <table:table-cell office:value-type="float" office:value="206.201958797622" calcext:value-type="float">
            <text:p>206.2019587976</text:p>
          </table:table-cell>
        </table:table-row>
        <table:table-row table:style-name="ro1">
          <table:table-cell office:value-type="string" calcext:value-type="string">
            <text:p>2019-12-21 19:00:00</text:p>
          </table:table-cell>
          <table:table-cell office:value-type="float" office:value="156.868625464372" calcext:value-type="float">
            <text:p>156.8686254644</text:p>
          </table:table-cell>
        </table:table-row>
        <table:table-row table:style-name="ro1">
          <table:table-cell office:value-type="string" calcext:value-type="string">
            <text:p>2019-12-21 20:00:00</text:p>
          </table:table-cell>
          <table:table-cell office:value-type="float" office:value="435.979736575522" calcext:value-type="float">
            <text:p>435.9797365755</text:p>
          </table:table-cell>
        </table:table-row>
        <table:table-row table:style-name="ro1">
          <table:table-cell office:value-type="string" calcext:value-type="string">
            <text:p>2019-12-21 21:00:00</text:p>
          </table:table-cell>
          <table:table-cell office:value-type="float" office:value="1111.97973657544" calcext:value-type="float">
            <text:p>1111.9797365755</text:p>
          </table:table-cell>
        </table:table-row>
        <table:table-row table:style-name="ro1">
          <table:table-cell office:value-type="string" calcext:value-type="string">
            <text:p>2019-12-21 22:00:00</text:p>
          </table:table-cell>
          <table:table-cell office:value-type="float" office:value="1163.09084768658" calcext:value-type="float">
            <text:p>1163.0908476866</text:p>
          </table:table-cell>
        </table:table-row>
        <table:table-row table:style-name="ro1">
          <table:table-cell office:value-type="string" calcext:value-type="string">
            <text:p>2019-12-21 23:00:00</text:p>
          </table:table-cell>
          <table:table-cell office:value-type="float" office:value="851.979736575565" calcext:value-type="float">
            <text:p>851.9797365756</text:p>
          </table:table-cell>
        </table:table-row>
        <table:table-row table:style-name="ro1">
          <table:table-cell office:value-type="string" calcext:value-type="string">
            <text:p>2019-12-22 00:00:00</text:p>
          </table:table-cell>
          <table:table-cell office:value-type="float" office:value="885.313069908717" calcext:value-type="float">
            <text:p>885.3130699087</text:p>
          </table:table-cell>
        </table:table-row>
        <table:table-row table:style-name="ro1">
          <table:table-cell office:value-type="string" calcext:value-type="string">
            <text:p>2019-12-22 01:00:00</text:p>
          </table:table-cell>
          <table:table-cell office:value-type="float" office:value="630.646403242117" calcext:value-type="float">
            <text:p>630.6464032421</text:p>
          </table:table-cell>
        </table:table-row>
        <table:table-row table:style-name="ro1">
          <table:table-cell office:value-type="string" calcext:value-type="string">
            <text:p>2019-12-22 02:00:00</text:p>
          </table:table-cell>
          <table:table-cell office:value-type="float" office:value="366.201958797749" calcext:value-type="float">
            <text:p>366.2019587977</text:p>
          </table:table-cell>
        </table:table-row>
        <table:table-row table:style-name="ro1">
          <table:table-cell office:value-type="string" calcext:value-type="string">
            <text:p>2019-12-22 03:00:00</text:p>
          </table:table-cell>
          <table:table-cell office:value-type="float" office:value="212.868625464335" calcext:value-type="float">
            <text:p>212.8686254643</text:p>
          </table:table-cell>
        </table:table-row>
        <table:table-row table:style-name="ro1">
          <table:table-cell office:value-type="string" calcext:value-type="string">
            <text:p>2019-12-22 04:00:00</text:p>
          </table:table-cell>
          <table:table-cell office:value-type="float" office:value="99.0908476866672" calcext:value-type="float">
            <text:p>99.0908476867</text:p>
          </table:table-cell>
        </table:table-row>
        <table:table-row table:style-name="ro1">
          <table:table-cell office:value-type="string" calcext:value-type="string">
            <text:p>2019-12-22 05:00:00</text:p>
          </table:table-cell>
          <table:table-cell office:value-type="float" office:value="126.646403242148" calcext:value-type="float">
            <text:p>126.6464032421</text:p>
          </table:table-cell>
        </table:table-row>
        <table:table-row table:style-name="ro1">
          <table:table-cell office:value-type="string" calcext:value-type="string">
            <text:p>2019-12-22 06:00:00</text:p>
          </table:table-cell>
          <table:table-cell office:value-type="float" office:value="123.034650455879" calcext:value-type="float">
            <text:p>123.0346504559</text:p>
          </table:table-cell>
        </table:table-row>
        <table:table-row table:style-name="ro1">
          <table:table-cell office:value-type="string" calcext:value-type="string">
            <text:p>2019-12-22 07:00:00</text:p>
          </table:table-cell>
          <table:table-cell office:value-type="float" office:value="103.398286819584" calcext:value-type="float">
            <text:p>103.3982868196</text:p>
          </table:table-cell>
        </table:table-row>
        <table:table-row table:style-name="ro1">
          <table:table-cell office:value-type="string" calcext:value-type="string">
            <text:p>2019-12-22 08:00:00</text:p>
          </table:table-cell>
          <table:table-cell office:value-type="float" office:value="91.1801050013581" calcext:value-type="float">
            <text:p>91.1801050014</text:p>
          </table:table-cell>
        </table:table-row>
        <table:table-row table:style-name="ro1">
          <table:table-cell office:value-type="string" calcext:value-type="string">
            <text:p>2019-12-22 09:00:00</text:p>
          </table:table-cell>
          <table:table-cell office:value-type="float" office:value="112.125559546838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2-22 10:00:00</text:p>
          </table:table-cell>
          <table:table-cell office:value-type="float" office:value="72.4241810200096" calcext:value-type="float">
            <text:p>72.42418102</text:p>
          </table:table-cell>
        </table:table-row>
        <table:table-row table:style-name="ro1">
          <table:table-cell office:value-type="string" calcext:value-type="string">
            <text:p>2019-12-22 12:00:00</text:p>
          </table:table-cell>
          <table:table-cell office:value-type="float" office:value="-208.90915231341" calcext:value-type="float">
            <text:p>-208.9091523134</text:p>
          </table:table-cell>
        </table:table-row>
        <table:table-row table:style-name="ro1">
          <table:table-cell office:value-type="string" calcext:value-type="string">
            <text:p>2019-12-22 13:00:00</text:p>
          </table:table-cell>
          <table:table-cell office:value-type="float" office:value="159.090847686581" calcext:value-type="float">
            <text:p>159.0908476866</text:p>
          </table:table-cell>
        </table:table-row>
        <table:table-row table:style-name="ro1">
          <table:table-cell office:value-type="string" calcext:value-type="string">
            <text:p>2019-12-22 14:00:00</text:p>
          </table:table-cell>
          <table:table-cell office:value-type="float" office:value="193.313069908804" calcext:value-type="float">
            <text:p>193.3130699088</text:p>
          </table:table-cell>
        </table:table-row>
        <table:table-row table:style-name="ro1">
          <table:table-cell office:value-type="string" calcext:value-type="string">
            <text:p>2019-12-22 15:00:00</text:p>
          </table:table-cell>
          <table:table-cell office:value-type="float" office:value="184.868625464426" calcext:value-type="float">
            <text:p>184.8686254644</text:p>
          </table:table-cell>
        </table:table-row>
        <table:table-row table:style-name="ro1">
          <table:table-cell office:value-type="string" calcext:value-type="string">
            <text:p>2019-12-22 16:00:00</text:p>
          </table:table-cell>
          <table:table-cell office:value-type="float" office:value="316.424181019911" calcext:value-type="float">
            <text:p>316.4241810199</text:p>
          </table:table-cell>
        </table:table-row>
        <table:table-row table:style-name="ro1">
          <table:table-cell office:value-type="string" calcext:value-type="string">
            <text:p>2019-12-22 17:00:00</text:p>
          </table:table-cell>
          <table:table-cell office:value-type="float" office:value="175.090847686511" calcext:value-type="float">
            <text:p>175.0908476865</text:p>
          </table:table-cell>
        </table:table-row>
        <table:table-row table:style-name="ro1">
          <table:table-cell office:value-type="string" calcext:value-type="string">
            <text:p>2019-12-22 18:00:00</text:p>
          </table:table-cell>
          <table:table-cell office:value-type="float" office:value="159.090847686676" calcext:value-type="float">
            <text:p>159.0908476867</text:p>
          </table:table-cell>
        </table:table-row>
        <table:table-row table:style-name="ro1">
          <table:table-cell office:value-type="string" calcext:value-type="string">
            <text:p>2019-12-22 19:00:00</text:p>
          </table:table-cell>
          <table:table-cell office:value-type="float" office:value="158.201958797678" calcext:value-type="float">
            <text:p>158.2019587977</text:p>
          </table:table-cell>
        </table:table-row>
        <table:table-row table:style-name="ro1">
          <table:table-cell office:value-type="string" calcext:value-type="string">
            <text:p>2019-12-22 20:00:00</text:p>
          </table:table-cell>
          <table:table-cell office:value-type="float" office:value="-179.131374535631" calcext:value-type="float">
            <text:p>-179.1313745356</text:p>
          </table:table-cell>
        </table:table-row>
        <table:table-row table:style-name="ro1">
          <table:table-cell office:value-type="string" calcext:value-type="string">
            <text:p>2019-12-22 21:00:00</text:p>
          </table:table-cell>
          <table:table-cell office:value-type="float" office:value="-668.020263424528" calcext:value-type="float">
            <text:p>-668.0202634245</text:p>
          </table:table-cell>
        </table:table-row>
        <table:table-row table:style-name="ro1">
          <table:table-cell office:value-type="string" calcext:value-type="string">
            <text:p>2019-12-22 22:00:00</text:p>
          </table:table-cell>
          <table:table-cell office:value-type="float" office:value="7.97973657541005" calcext:value-type="float">
            <text:p>7.9797365754</text:p>
          </table:table-cell>
        </table:table-row>
        <table:table-row table:style-name="ro1">
          <table:table-cell office:value-type="string" calcext:value-type="string">
            <text:p>2019-12-22 23:00:00</text:p>
          </table:table-cell>
          <table:table-cell office:value-type="float" office:value="227.090847686527" calcext:value-type="float">
            <text:p>227.0908476865</text:p>
          </table:table-cell>
        </table:table-row>
        <table:table-row table:style-name="ro1">
          <table:table-cell office:value-type="string" calcext:value-type="string">
            <text:p>2019-12-23 00:00:00</text:p>
          </table:table-cell>
          <table:table-cell office:value-type="float" office:value="59.9797365755715" calcext:value-type="float">
            <text:p>59.9797365756</text:p>
          </table:table-cell>
        </table:table-row>
        <table:table-row table:style-name="ro1">
          <table:table-cell office:value-type="string" calcext:value-type="string">
            <text:p>2019-12-23 01:00:00</text:p>
          </table:table-cell>
          <table:table-cell office:value-type="float" office:value="333.313069908755" calcext:value-type="float">
            <text:p>333.3130699088</text:p>
          </table:table-cell>
        </table:table-row>
        <table:table-row table:style-name="ro1">
          <table:table-cell office:value-type="string" calcext:value-type="string">
            <text:p>2019-12-23 02:00:00</text:p>
          </table:table-cell>
          <table:table-cell office:value-type="float" office:value="342.646403242117" calcext:value-type="float">
            <text:p>342.6464032421</text:p>
          </table:table-cell>
        </table:table-row>
        <table:table-row table:style-name="ro1">
          <table:table-cell office:value-type="string" calcext:value-type="string">
            <text:p>2019-12-23 03:00:00</text:p>
          </table:table-cell>
          <table:table-cell office:value-type="float" office:value="294.201958797739" calcext:value-type="float">
            <text:p>294.2019587977</text:p>
          </table:table-cell>
        </table:table-row>
        <table:table-row table:style-name="ro1">
          <table:table-cell office:value-type="string" calcext:value-type="string">
            <text:p>2019-12-23 04:00:00</text:p>
          </table:table-cell>
          <table:table-cell office:value-type="float" office:value="212.868625464376" calcext:value-type="float">
            <text:p>212.8686254644</text:p>
          </table:table-cell>
        </table:table-row>
        <table:table-row table:style-name="ro1">
          <table:table-cell office:value-type="string" calcext:value-type="string">
            <text:p>2019-12-23 05:00:00</text:p>
          </table:table-cell>
          <table:table-cell office:value-type="float" office:value="99.0908476866055" calcext:value-type="float">
            <text:p>99.0908476866</text:p>
          </table:table-cell>
        </table:table-row>
        <table:table-row table:style-name="ro1">
          <table:table-cell office:value-type="string" calcext:value-type="string">
            <text:p>2019-12-23 06:00:00</text:p>
          </table:table-cell>
          <table:table-cell office:value-type="float" office:value="102.646403242137" calcext:value-type="float">
            <text:p>102.6464032421</text:p>
          </table:table-cell>
        </table:table-row>
        <table:table-row table:style-name="ro1">
          <table:table-cell office:value-type="string" calcext:value-type="string">
            <text:p>2019-12-23 07:00:00</text:p>
          </table:table-cell>
          <table:table-cell office:value-type="float" office:value="99.0346504559324" calcext:value-type="float">
            <text:p>99.0346504559</text:p>
          </table:table-cell>
        </table:table-row>
        <table:table-row table:style-name="ro1">
          <table:table-cell office:value-type="string" calcext:value-type="string">
            <text:p>2019-12-23 08:00:00</text:p>
          </table:table-cell>
          <table:table-cell office:value-type="float" office:value="127.398286819531" calcext:value-type="float">
            <text:p>127.3982868195</text:p>
          </table:table-cell>
        </table:table-row>
        <table:table-row table:style-name="ro1">
          <table:table-cell office:value-type="string" calcext:value-type="string">
            <text:p>2019-12-23 09:00:00</text:p>
          </table:table-cell>
          <table:table-cell office:value-type="float" office:value="67.1801050014092" calcext:value-type="float">
            <text:p>67.1801050014</text:p>
          </table:table-cell>
        </table:table-row>
        <table:table-row table:style-name="ro1">
          <table:table-cell office:value-type="string" calcext:value-type="string">
            <text:p>2019-12-23 10:00:00</text:p>
          </table:table-cell>
          <table:table-cell office:value-type="float" office:value="112.125559546802" calcext:value-type="float">
            <text:p>112.1255595468</text:p>
          </table:table-cell>
        </table:table-row>
        <table:table-row table:style-name="ro1">
          <table:table-cell office:value-type="string" calcext:value-type="string">
            <text:p>2019-12-23 11:00:00</text:p>
          </table:table-cell>
          <table:table-cell office:value-type="float" office:value="72.4241810199876" calcext:value-type="float">
            <text:p>72.42418102</text:p>
          </table:table-cell>
        </table:table-row>
        <table:table-row table:style-name="ro1">
          <table:table-cell office:value-type="string" calcext:value-type="string">
            <text:p>2019-12-23 12:00:00</text:p>
          </table:table-cell>
          <table:table-cell office:value-type="float" office:value="-184.909152313447" calcext:value-type="float">
            <text:p>-184.9091523134</text:p>
          </table:table-cell>
        </table:table-row>
        <table:table-row table:style-name="ro1">
          <table:table-cell office:value-type="string" calcext:value-type="string">
            <text:p>2019-12-23 13:00:00</text:p>
          </table:table-cell>
          <table:table-cell office:value-type="float" office:value="207.090847686619" calcext:value-type="float">
            <text:p>207.0908476866</text:p>
          </table:table-cell>
        </table:table-row>
        <table:table-row table:style-name="ro1">
          <table:table-cell office:value-type="string" calcext:value-type="string">
            <text:p>2019-12-23 14:00:00</text:p>
          </table:table-cell>
          <table:table-cell office:value-type="float" office:value="217.313069908768" calcext:value-type="float">
            <text:p>217.3130699088</text:p>
          </table:table-cell>
        </table:table-row>
        <table:table-row table:style-name="ro1">
          <table:table-cell office:value-type="string" calcext:value-type="string">
            <text:p>2019-12-23 15:00:00</text:p>
          </table:table-cell>
          <table:table-cell office:value-type="float" office:value="208.868625464412" calcext:value-type="float">
            <text:p>208.8686254644</text:p>
          </table:table-cell>
        </table:table-row>
        <table:table-row table:style-name="ro1">
          <table:table-cell office:value-type="string" calcext:value-type="string">
            <text:p>2019-12-23 16:00:00</text:p>
          </table:table-cell>
          <table:table-cell office:value-type="float" office:value="364.424181019897" calcext:value-type="float">
            <text:p>364.4241810199</text:p>
          </table:table-cell>
        </table:table-row>
        <table:table-row table:style-name="ro1">
          <table:table-cell office:value-type="string" calcext:value-type="string">
            <text:p>2019-12-23 17:00:00</text:p>
          </table:table-cell>
          <table:table-cell office:value-type="float" office:value="199.090847686538" calcext:value-type="float">
            <text:p>199.0908476865</text:p>
          </table:table-cell>
        </table:table-row>
        <table:table-row table:style-name="ro1">
          <table:table-cell office:value-type="string" calcext:value-type="string">
            <text:p>2019-12-23 18:00:00</text:p>
          </table:table-cell>
          <table:table-cell office:value-type="float" office:value="231.090847686698" calcext:value-type="float">
            <text:p>231.0908476867</text:p>
          </table:table-cell>
        </table:table-row>
        <table:table-row table:style-name="ro1">
          <table:table-cell office:value-type="string" calcext:value-type="string">
            <text:p>2019-12-23 19:00:00</text:p>
          </table:table-cell>
          <table:table-cell office:value-type="float" office:value="206.20195879767" calcext:value-type="float">
            <text:p>206.2019587977</text:p>
          </table:table-cell>
        </table:table-row>
        <table:table-row table:style-name="ro1">
          <table:table-cell office:value-type="string" calcext:value-type="string">
            <text:p>2019-12-23 20:00:00</text:p>
          </table:table-cell>
          <table:table-cell office:value-type="float" office:value="-107.131374535655" calcext:value-type="float">
            <text:p>-107.1313745357</text:p>
          </table:table-cell>
        </table:table-row>
        <table:table-row table:style-name="ro1">
          <table:table-cell office:value-type="string" calcext:value-type="string">
            <text:p>2019-12-23 21:00:00</text:p>
          </table:table-cell>
          <table:table-cell office:value-type="float" office:value="-236.020263424501" calcext:value-type="float">
            <text:p>-236.0202634245</text:p>
          </table:table-cell>
        </table:table-row>
        <table:table-row table:style-name="ro1">
          <table:table-cell office:value-type="string" calcext:value-type="string">
            <text:p>2019-12-23 22:00:00</text:p>
          </table:table-cell>
          <table:table-cell office:value-type="float" office:value="751.979736575469" calcext:value-type="float">
            <text:p>751.9797365755</text:p>
          </table:table-cell>
        </table:table-row>
        <table:table-row table:style-name="ro1">
          <table:table-cell office:value-type="string" calcext:value-type="string">
            <text:p>2019-12-23 23:00:00</text:p>
          </table:table-cell>
          <table:table-cell office:value-type="float" office:value="899.090847686562" calcext:value-type="float">
            <text:p>899.0908476866</text:p>
          </table:table-cell>
        </table:table-row>
        <table:table-row table:style-name="ro1">
          <table:table-cell office:value-type="string" calcext:value-type="string">
            <text:p>2019-12-24 00:00:00</text:p>
          </table:table-cell>
          <table:table-cell office:value-type="float" office:value="443.979736575525" calcext:value-type="float">
            <text:p>443.9797365755</text:p>
          </table:table-cell>
        </table:table-row>
        <table:table-row table:style-name="ro1">
          <table:table-cell office:value-type="string" calcext:value-type="string">
            <text:p>2019-12-24 01:00:00</text:p>
          </table:table-cell>
          <table:table-cell office:value-type="float" office:value="573.313069908795" calcext:value-type="float">
            <text:p>573.3130699088</text:p>
          </table:table-cell>
        </table:table-row>
        <table:table-row table:style-name="ro1">
          <table:table-cell office:value-type="string" calcext:value-type="string">
            <text:p>2019-12-24 02:00:00</text:p>
          </table:table-cell>
          <table:table-cell office:value-type="float" office:value="510.64640324208" calcext:value-type="float">
            <text:p>510.6464032421</text:p>
          </table:table-cell>
        </table:table-row>
        <table:table-row table:style-name="ro1">
          <table:table-cell office:value-type="string" calcext:value-type="string">
            <text:p>2019-12-24 03:00:00</text:p>
          </table:table-cell>
          <table:table-cell office:value-type="float" office:value="390.201958797799" calcext:value-type="float">
            <text:p>390.2019587978</text:p>
          </table:table-cell>
        </table:table-row>
        <table:table-row table:style-name="ro1">
          <table:table-cell office:value-type="string" calcext:value-type="string">
            <text:p>2019-12-24 04:00:00</text:p>
          </table:table-cell>
          <table:table-cell office:value-type="float" office:value="284.868625464349" calcext:value-type="float">
            <text:p>284.8686254644</text:p>
          </table:table-cell>
        </table:table-row>
        <table:table-row table:style-name="ro1">
          <table:table-cell office:value-type="string" calcext:value-type="string">
            <text:p>2019-12-24 05:00:00</text:p>
          </table:table-cell>
          <table:table-cell office:value-type="float" office:value="171.090847686578" calcext:value-type="float">
            <text:p>171.0908476866</text:p>
          </table:table-cell>
        </table:table-row>
        <table:table-row table:style-name="ro1">
          <table:table-cell office:value-type="string" calcext:value-type="string">
            <text:p>2019-12-24 06:00:00</text:p>
          </table:table-cell>
          <table:table-cell office:value-type="float" office:value="246.646403242184" calcext:value-type="float">
            <text:p>246.6464032422</text:p>
          </table:table-cell>
        </table:table-row>
        <table:table-row table:style-name="ro1">
          <table:table-cell office:value-type="string" calcext:value-type="string">
            <text:p>2019-12-24 07:00:00</text:p>
          </table:table-cell>
          <table:table-cell office:value-type="float" office:value="267.034650455861" calcext:value-type="float">
            <text:p>267.0346504559</text:p>
          </table:table-cell>
        </table:table-row>
        <table:table-row table:style-name="ro1">
          <table:table-cell office:value-type="string" calcext:value-type="string">
            <text:p>2019-12-24 08:00:00</text:p>
          </table:table-cell>
          <table:table-cell office:value-type="float" office:value="295.398286819571" calcext:value-type="float">
            <text:p>295.3982868196</text:p>
          </table:table-cell>
        </table:table-row>
        <table:table-row table:style-name="ro1">
          <table:table-cell office:value-type="string" calcext:value-type="string">
            <text:p>2019-12-24 09:00:00</text:p>
          </table:table-cell>
          <table:table-cell office:value-type="float" office:value="163.180105001379" calcext:value-type="float">
            <text:p>163.1801050014</text:p>
          </table:table-cell>
        </table:table-row>
        <table:table-row table:style-name="ro1">
          <table:table-cell office:value-type="string" calcext:value-type="string">
            <text:p>2019-12-24 10:00:00</text:p>
          </table:table-cell>
          <table:table-cell office:value-type="float" office:value="184.125559546822" calcext:value-type="float">
            <text:p>184.1255595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23:24:15.773599307</dc:date>
    <dc:creator>Dave Moten</dc:creator>
    <meta:editing-duration>PT1H34M24S</meta:editing-duration>
    <meta:editing-cycles>1</meta:editing-cycles>
    <meta:document-statistic meta:table-count="1" meta:cell-count="255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386cm" svg:height="23.455cm" xlink:href=".." xlink:type="simple" chart:class="chart:bar" chart:style-name="ch1">
        <chart:title svg:x="20.805cm" svg:y="0.605cm" chart:style-name="ch2">
          <text:p>Extracted Hourly AQI PM2.5</text:p>
        </chart:title>
        <chart:subtitle svg:x="23.186cm" svg:y="1.853cm" chart:style-name="ch3">
          <text:p>Civic</text:p>
        </chart:subtitle>
        <chart:plot-area chart:style-name="ch4" table:cell-range-address="'air-extracted-excel-compatible'.A1100:'air-extracted-excel-compatible'.B1277" chart:data-source-has-labels="column" svg:x="-0.276cm" svg:y="2.738cm" svg:width="45.083cm" svg:height="19.98cm">
          <chartooo:coordinate-region svg:x="1.953cm" svg:y="2.937cm" svg:width="42.835cm" svg:height="19.582cm"/>
          <chart:axis chart:dimension="x" chart:name="primary-x" chart:style-name="ch5" chartooo:axis-type="auto">
            <chartooo:date-scale/>
            <chart:categories table:cell-range-address="'air-extracted-excel-compatible'.A1100:'air-extracted-excel-compatible'.A12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ir-extracted-excel-compatible'.B1100:'air-extracted-excel-compatible'.B1277" chart:class="chart:bar">
            <chart:data-point chart:repeated="1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9-12-17 00:00:00</text:p>
                <draw:g>
                  <svg:desc>'air-extracted-excel-compatible'.A1100:'air-extracted-excel-compatible'.A1277</svg:desc>
                </draw:g>
              </table:table-cell>
              <table:table-cell office:value-type="float" office:value="117.313069908812">
                <text:p>117.313069908812</text:p>
                <draw:g>
                  <svg:desc>'air-extracted-excel-compatible'.B1100:'air-extracted-excel-compatible'.B1277</svg:desc>
                </draw:g>
              </table:table-cell>
            </table:table-row>
            <table:table-row>
              <table:table-cell office:value-type="string">
                <text:p>2019-12-17 01:00:00</text:p>
              </table:table-cell>
              <table:table-cell office:value-type="float" office:value="54.6464032421132">
                <text:p>54.6464032421132</text:p>
              </table:table-cell>
            </table:table-row>
            <table:table-row>
              <table:table-cell office:value-type="string">
                <text:p>2019-12-17 02:00:00</text:p>
              </table:table-cell>
              <table:table-cell office:value-type="float" office:value="102.201958797705">
                <text:p>102.201958797705</text:p>
              </table:table-cell>
            </table:table-row>
            <table:table-row>
              <table:table-cell office:value-type="string">
                <text:p>2019-12-17 03:00:00</text:p>
              </table:table-cell>
              <table:table-cell office:value-type="float" office:value="164.868625464335">
                <text:p>164.868625464335</text:p>
              </table:table-cell>
            </table:table-row>
            <table:table-row>
              <table:table-cell office:value-type="string">
                <text:p>2019-12-17 04:00:00</text:p>
              </table:table-cell>
              <table:table-cell office:value-type="float" office:value="123.090847686648">
                <text:p>123.090847686648</text:p>
              </table:table-cell>
            </table:table-row>
            <table:table-row>
              <table:table-cell office:value-type="string">
                <text:p>2019-12-17 05:00:00</text:p>
              </table:table-cell>
              <table:table-cell office:value-type="float" office:value="174.64640324212">
                <text:p>174.64640324212</text:p>
              </table:table-cell>
            </table:table-row>
            <table:table-row>
              <table:table-cell office:value-type="string">
                <text:p>2019-12-17 06:00:00</text:p>
              </table:table-cell>
              <table:table-cell office:value-type="float" office:value="291.03465045589">
                <text:p>291.03465045589</text:p>
              </table:table-cell>
            </table:table-row>
            <table:table-row>
              <table:table-cell office:value-type="string">
                <text:p>2019-12-17 07:00:00</text:p>
              </table:table-cell>
              <table:table-cell office:value-type="float" office:value="199.398286819559">
                <text:p>199.398286819559</text:p>
              </table:table-cell>
            </table:table-row>
            <table:table-row>
              <table:table-cell office:value-type="string">
                <text:p>2019-12-17 08:00:00</text:p>
              </table:table-cell>
              <table:table-cell office:value-type="float" office:value="91.1801050013846">
                <text:p>91.1801050013846</text:p>
              </table:table-cell>
            </table:table-row>
            <table:table-row>
              <table:table-cell office:value-type="string">
                <text:p>2019-12-17 09:00:00</text:p>
              </table:table-cell>
              <table:table-cell office:value-type="float" office:value="88.1255595468396">
                <text:p>88.1255595468396</text:p>
              </table:table-cell>
            </table:table-row>
            <table:table-row>
              <table:table-cell office:value-type="string">
                <text:p>2019-12-17 10:00:00</text:p>
              </table:table-cell>
              <table:table-cell office:value-type="float" office:value="24.4241810199761">
                <text:p>24.4241810199761</text:p>
              </table:table-cell>
            </table:table-row>
            <table:table-row>
              <table:table-cell office:value-type="string">
                <text:p>2019-12-17 11:00:00</text:p>
              </table:table-cell>
              <table:table-cell office:value-type="float" office:value="31.0908476865572">
                <text:p>31.0908476865572</text:p>
              </table:table-cell>
            </table:table-row>
            <table:table-row>
              <table:table-cell office:value-type="string">
                <text:p>2019-12-17 12:00:00</text:p>
              </table:table-cell>
              <table:table-cell office:value-type="float" office:value="15.0908476865712">
                <text:p>15.0908476865712</text:p>
              </table:table-cell>
            </table:table-row>
            <table:table-row>
              <table:table-cell office:value-type="string">
                <text:p>2019-12-17 13:00:00</text:p>
              </table:table-cell>
              <table:table-cell office:value-type="float" office:value="73.3130699088026">
                <text:p>73.3130699088026</text:p>
              </table:table-cell>
            </table:table-row>
            <table:table-row>
              <table:table-cell office:value-type="string">
                <text:p>2019-12-17 14:00:00</text:p>
              </table:table-cell>
              <table:table-cell office:value-type="float" office:value="64.8686254644508">
                <text:p>64.8686254644508</text:p>
              </table:table-cell>
            </table:table-row>
            <table:table-row>
              <table:table-cell office:value-type="string">
                <text:p>2019-12-17 15:00:00</text:p>
              </table:table-cell>
              <table:table-cell office:value-type="float" office:value="148.42418101985">
                <text:p>148.42418101985</text:p>
              </table:table-cell>
            </table:table-row>
            <table:table-row>
              <table:table-cell office:value-type="string">
                <text:p>2019-12-17 16:00:00</text:p>
              </table:table-cell>
              <table:table-cell office:value-type="float" office:value="31.0908476865684">
                <text:p>31.0908476865684</text:p>
              </table:table-cell>
            </table:table-row>
            <table:table-row>
              <table:table-cell office:value-type="string">
                <text:p>2019-12-17 17:00:00</text:p>
              </table:table-cell>
              <table:table-cell office:value-type="float" office:value="135.090847686684">
                <text:p>135.090847686684</text:p>
              </table:table-cell>
            </table:table-row>
            <table:table-row>
              <table:table-cell office:value-type="string">
                <text:p>2019-12-17 18:00:00</text:p>
              </table:table-cell>
              <table:table-cell office:value-type="float" office:value="926.201958797658">
                <text:p>926.201958797658</text:p>
              </table:table-cell>
            </table:table-row>
            <table:table-row>
              <table:table-cell office:value-type="string">
                <text:p>2019-12-17 19:00:00</text:p>
              </table:table-cell>
              <table:table-cell office:value-type="float" office:value="900.86862546438">
                <text:p>900.86862546438</text:p>
              </table:table-cell>
            </table:table-row>
            <table:table-row>
              <table:table-cell office:value-type="string">
                <text:p>2019-12-17 20:00:00</text:p>
              </table:table-cell>
              <table:table-cell office:value-type="float" office:value="579.979736575505">
                <text:p>579.979736575505</text:p>
              </table:table-cell>
            </table:table-row>
            <table:table-row>
              <table:table-cell office:value-type="string">
                <text:p>2019-12-17 21:00:00</text:p>
              </table:table-cell>
              <table:table-cell office:value-type="float" office:value="391.979736575436">
                <text:p>391.979736575436</text:p>
              </table:table-cell>
            </table:table-row>
            <table:table-row>
              <table:table-cell office:value-type="string">
                <text:p>2019-12-17 22:00:00</text:p>
              </table:table-cell>
              <table:table-cell office:value-type="float" office:value="515.090847686559">
                <text:p>515.090847686559</text:p>
              </table:table-cell>
            </table:table-row>
            <table:table-row>
              <table:table-cell office:value-type="string">
                <text:p>2019-12-17 23:00:00</text:p>
              </table:table-cell>
              <table:table-cell office:value-type="float" office:value="467.979736575528">
                <text:p>467.979736575528</text:p>
              </table:table-cell>
            </table:table-row>
            <table:table-row>
              <table:table-cell office:value-type="string">
                <text:p>2019-12-18 00:00:00</text:p>
              </table:table-cell>
              <table:table-cell office:value-type="float" office:value="573.313069908817">
                <text:p>573.313069908817</text:p>
              </table:table-cell>
            </table:table-row>
            <table:table-row>
              <table:table-cell office:value-type="string">
                <text:p>2019-12-18 01:00:00</text:p>
              </table:table-cell>
              <table:table-cell office:value-type="float" office:value="510.646403242109">
                <text:p>510.646403242109</text:p>
              </table:table-cell>
            </table:table-row>
            <table:table-row>
              <table:table-cell office:value-type="string">
                <text:p>2019-12-18 02:00:00</text:p>
              </table:table-cell>
              <table:table-cell office:value-type="float" office:value="510.201958797731">
                <text:p>510.201958797731</text:p>
              </table:table-cell>
            </table:table-row>
            <table:table-row>
              <table:table-cell office:value-type="string">
                <text:p>2019-12-18 03:00:00</text:p>
              </table:table-cell>
              <table:table-cell office:value-type="float" office:value="524.868625464326">
                <text:p>524.868625464326</text:p>
              </table:table-cell>
            </table:table-row>
            <table:table-row>
              <table:table-cell office:value-type="string">
                <text:p>2019-12-18 04:00:00</text:p>
              </table:table-cell>
              <table:table-cell office:value-type="float" office:value="363.090847686643">
                <text:p>363.090847686643</text:p>
              </table:table-cell>
            </table:table-row>
            <table:table-row>
              <table:table-cell office:value-type="string">
                <text:p>2019-12-18 05:00:00</text:p>
              </table:table-cell>
              <table:table-cell office:value-type="float" office:value="270.646403242169">
                <text:p>270.646403242169</text:p>
              </table:table-cell>
            </table:table-row>
            <table:table-row>
              <table:table-cell office:value-type="string">
                <text:p>2019-12-18 06:00:00</text:p>
              </table:table-cell>
              <table:table-cell office:value-type="float" office:value="291.034650455891">
                <text:p>291.034650455891</text:p>
              </table:table-cell>
            </table:table-row>
            <table:table-row>
              <table:table-cell office:value-type="string">
                <text:p>2019-12-18 07:00:00</text:p>
              </table:table-cell>
              <table:table-cell office:value-type="float" office:value="199.398286819545">
                <text:p>199.398286819545</text:p>
              </table:table-cell>
            </table:table-row>
            <table:table-row>
              <table:table-cell office:value-type="string">
                <text:p>2019-12-18 08:00:00</text:p>
              </table:table-cell>
              <table:table-cell office:value-type="float" office:value="187.1801050014">
                <text:p>187.1801050014</text:p>
              </table:table-cell>
            </table:table-row>
            <table:table-row>
              <table:table-cell office:value-type="string">
                <text:p>2019-12-18 09:00:00</text:p>
              </table:table-cell>
              <table:table-cell office:value-type="float" office:value="232.125559546815">
                <text:p>232.125559546815</text:p>
              </table:table-cell>
            </table:table-row>
            <table:table-row>
              <table:table-cell office:value-type="string">
                <text:p>2019-12-18 10:00:00</text:p>
              </table:table-cell>
              <table:table-cell office:value-type="float" office:value="168.424181020014">
                <text:p>168.424181020014</text:p>
              </table:table-cell>
            </table:table-row>
            <table:table-row>
              <table:table-cell office:value-type="string">
                <text:p>2019-12-18 11:00:00</text:p>
              </table:table-cell>
              <table:table-cell office:value-type="float" office:value="79.0908476865375">
                <text:p>79.0908476865375</text:p>
              </table:table-cell>
            </table:table-row>
            <table:table-row>
              <table:table-cell office:value-type="string">
                <text:p>2019-12-18 12:00:00</text:p>
              </table:table-cell>
              <table:table-cell office:value-type="float" office:value="63.0908476866016">
                <text:p>63.0908476866016</text:p>
              </table:table-cell>
            </table:table-row>
            <table:table-row>
              <table:table-cell office:value-type="string">
                <text:p>2019-12-18 13:00:00</text:p>
              </table:table-cell>
              <table:table-cell office:value-type="float" office:value="169.313069908797">
                <text:p>169.313069908797</text:p>
              </table:table-cell>
            </table:table-row>
            <table:table-row>
              <table:table-cell office:value-type="string">
                <text:p>2019-12-18 14:00:00</text:p>
              </table:table-cell>
              <table:table-cell office:value-type="float" office:value="160.868625464439">
                <text:p>160.868625464439</text:p>
              </table:table-cell>
            </table:table-row>
            <table:table-row>
              <table:table-cell office:value-type="string">
                <text:p>2019-12-18 15:00:00</text:p>
              </table:table-cell>
              <table:table-cell office:value-type="float" office:value="244.424181019824">
                <text:p>244.424181019824</text:p>
              </table:table-cell>
            </table:table-row>
            <table:table-row>
              <table:table-cell office:value-type="string">
                <text:p>2019-12-18 16:00:00</text:p>
              </table:table-cell>
              <table:table-cell office:value-type="float" office:value="103.09084768657">
                <text:p>103.09084768657</text:p>
              </table:table-cell>
            </table:table-row>
            <table:table-row>
              <table:table-cell office:value-type="string">
                <text:p>2019-12-18 17:00:00</text:p>
              </table:table-cell>
              <table:table-cell office:value-type="float" office:value="159.090847686678">
                <text:p>159.090847686678</text:p>
              </table:table-cell>
            </table:table-row>
            <table:table-row>
              <table:table-cell office:value-type="string">
                <text:p>2019-12-18 18:00:00</text:p>
              </table:table-cell>
              <table:table-cell office:value-type="float" office:value="206.201958797689">
                <text:p>206.201958797689</text:p>
              </table:table-cell>
            </table:table-row>
            <table:table-row>
              <table:table-cell office:value-type="string">
                <text:p>2019-12-18 19:00:00</text:p>
              </table:table-cell>
              <table:table-cell office:value-type="float" office:value="108.868625464384">
                <text:p>108.868625464384</text:p>
              </table:table-cell>
            </table:table-row>
            <table:table-row>
              <table:table-cell office:value-type="string">
                <text:p>2019-12-18 20:00:00</text:p>
              </table:table-cell>
              <table:table-cell office:value-type="float" office:value="123.979736575485">
                <text:p>123.979736575485</text:p>
              </table:table-cell>
            </table:table-row>
            <table:table-row>
              <table:table-cell office:value-type="string">
                <text:p>2019-12-18 21:00:00</text:p>
              </table:table-cell>
              <table:table-cell office:value-type="float" office:value="31.9797365754477">
                <text:p>31.9797365754477</text:p>
              </table:table-cell>
            </table:table-row>
            <table:table-row>
              <table:table-cell office:value-type="string">
                <text:p>2019-12-18 22:00:00</text:p>
              </table:table-cell>
              <table:table-cell office:value-type="float" office:value="107.090847686567">
                <text:p>107.090847686567</text:p>
              </table:table-cell>
            </table:table-row>
            <table:table-row>
              <table:table-cell office:value-type="string">
                <text:p>2019-12-18 23:00:00</text:p>
              </table:table-cell>
              <table:table-cell office:value-type="float" office:value="11.979736575554">
                <text:p>11.979736575554</text:p>
              </table:table-cell>
            </table:table-row>
            <table:table-row>
              <table:table-cell office:value-type="string">
                <text:p>2019-12-19 00:00:00</text:p>
              </table:table-cell>
              <table:table-cell office:value-type="float" office:value="165.31306990879">
                <text:p>165.31306990879</text:p>
              </table:table-cell>
            </table:table-row>
            <table:table-row>
              <table:table-cell office:value-type="string">
                <text:p>2019-12-19 01:00:00</text:p>
              </table:table-cell>
              <table:table-cell office:value-type="float" office:value="126.646403242105">
                <text:p>126.646403242105</text:p>
              </table:table-cell>
            </table:table-row>
            <table:table-row>
              <table:table-cell office:value-type="string">
                <text:p>2019-12-19 02:00:00</text:p>
              </table:table-cell>
              <table:table-cell office:value-type="float" office:value="150.201958797755">
                <text:p>150.201958797755</text:p>
              </table:table-cell>
            </table:table-row>
            <table:table-row>
              <table:table-cell office:value-type="string">
                <text:p>2019-12-19 03:00:00</text:p>
              </table:table-cell>
              <table:table-cell office:value-type="float" office:value="188.868625464373">
                <text:p>188.868625464373</text:p>
              </table:table-cell>
            </table:table-row>
            <table:table-row>
              <table:table-cell office:value-type="string">
                <text:p>2019-12-19 04:00:00</text:p>
              </table:table-cell>
              <table:table-cell office:value-type="float" office:value="147.09084768665">
                <text:p>147.09084768665</text:p>
              </table:table-cell>
            </table:table-row>
            <table:table-row>
              <table:table-cell office:value-type="string">
                <text:p>2019-12-19 05:00:00</text:p>
              </table:table-cell>
              <table:table-cell office:value-type="float" office:value="126.646403242128">
                <text:p>126.646403242128</text:p>
              </table:table-cell>
            </table:table-row>
            <table:table-row>
              <table:table-cell office:value-type="string">
                <text:p>2019-12-19 06:00:00</text:p>
              </table:table-cell>
              <table:table-cell office:value-type="float" office:value="243.034650455923">
                <text:p>243.034650455923</text:p>
              </table:table-cell>
            </table:table-row>
            <table:table-row>
              <table:table-cell office:value-type="string">
                <text:p>2019-12-19 07:00:00</text:p>
              </table:table-cell>
              <table:table-cell office:value-type="float" office:value="223.398286819538">
                <text:p>223.398286819538</text:p>
              </table:table-cell>
            </table:table-row>
            <table:table-row>
              <table:table-cell office:value-type="string">
                <text:p>2019-12-19 08:00:00</text:p>
              </table:table-cell>
              <table:table-cell office:value-type="float" office:value="283.180105001393">
                <text:p>283.180105001393</text:p>
              </table:table-cell>
            </table:table-row>
            <table:table-row>
              <table:table-cell office:value-type="string">
                <text:p>2019-12-19 09:00:00</text:p>
              </table:table-cell>
              <table:table-cell office:value-type="float" office:value="256.125559546823">
                <text:p>256.125559546823</text:p>
              </table:table-cell>
            </table:table-row>
            <table:table-row>
              <table:table-cell office:value-type="string">
                <text:p>2019-12-19 10:00:00</text:p>
              </table:table-cell>
              <table:table-cell office:value-type="float" office:value="144.424181020023">
                <text:p>144.424181020023</text:p>
              </table:table-cell>
            </table:table-row>
            <table:table-row>
              <table:table-cell office:value-type="string">
                <text:p>2019-12-19 11:00:00</text:p>
              </table:table-cell>
              <table:table-cell office:value-type="float" office:value="127.090847686563">
                <text:p>127.090847686563</text:p>
              </table:table-cell>
            </table:table-row>
            <table:table-row>
              <table:table-cell office:value-type="string">
                <text:p>2019-12-19 12:00:00</text:p>
              </table:table-cell>
              <table:table-cell office:value-type="float" office:value="135.090847686557">
                <text:p>135.090847686557</text:p>
              </table:table-cell>
            </table:table-row>
            <table:table-row>
              <table:table-cell office:value-type="string">
                <text:p>2019-12-19 13:00:00</text:p>
              </table:table-cell>
              <table:table-cell office:value-type="float" office:value="193.313069908786">
                <text:p>193.313069908786</text:p>
              </table:table-cell>
            </table:table-row>
            <table:table-row>
              <table:table-cell office:value-type="string">
                <text:p>2019-12-19 14:00:00</text:p>
              </table:table-cell>
              <table:table-cell office:value-type="float" office:value="184.868625464465">
                <text:p>184.868625464465</text:p>
              </table:table-cell>
            </table:table-row>
            <table:table-row>
              <table:table-cell office:value-type="string">
                <text:p>2019-12-19 15:00:00</text:p>
              </table:table-cell>
              <table:table-cell office:value-type="float" office:value="244.424181019851">
                <text:p>244.424181019851</text:p>
              </table:table-cell>
            </table:table-row>
            <table:table-row>
              <table:table-cell office:value-type="string">
                <text:p>2019-12-19 16:00:00</text:p>
              </table:table-cell>
              <table:table-cell office:value-type="float" office:value="103.090847686546">
                <text:p>103.090847686546</text:p>
              </table:table-cell>
            </table:table-row>
            <table:table-row>
              <table:table-cell office:value-type="string">
                <text:p>2019-12-19 17:00:00</text:p>
              </table:table-cell>
              <table:table-cell office:value-type="float" office:value="159.090847686689">
                <text:p>159.090847686689</text:p>
              </table:table-cell>
            </table:table-row>
            <table:table-row>
              <table:table-cell office:value-type="string">
                <text:p>2019-12-19 18:00:00</text:p>
              </table:table-cell>
              <table:table-cell office:value-type="float" office:value="158.20195879765">
                <text:p>158.20195879765</text:p>
              </table:table-cell>
            </table:table-row>
            <table:table-row>
              <table:table-cell office:value-type="string">
                <text:p>2019-12-19 19:00:00</text:p>
              </table:table-cell>
              <table:table-cell office:value-type="float" office:value="420.868625464421">
                <text:p>420.868625464421</text:p>
              </table:table-cell>
            </table:table-row>
            <table:table-row>
              <table:table-cell office:value-type="string">
                <text:p>2019-12-19 20:00:00</text:p>
              </table:table-cell>
              <table:table-cell office:value-type="float" office:value="1299.97973657549">
                <text:p>1299.97973657549</text:p>
              </table:table-cell>
            </table:table-row>
            <table:table-row>
              <table:table-cell office:value-type="string">
                <text:p>2019-12-19 21:00:00</text:p>
              </table:table-cell>
              <table:table-cell office:value-type="float" office:value="1135.97973657545">
                <text:p>1135.97973657545</text:p>
              </table:table-cell>
            </table:table-row>
            <table:table-row>
              <table:table-cell office:value-type="string">
                <text:p>2019-12-19 22:00:00</text:p>
              </table:table-cell>
              <table:table-cell office:value-type="float" office:value="779.090847686558">
                <text:p>779.090847686558</text:p>
              </table:table-cell>
            </table:table-row>
            <table:table-row>
              <table:table-cell office:value-type="string">
                <text:p>2019-12-19 23:00:00</text:p>
              </table:table-cell>
              <table:table-cell office:value-type="float" office:value="467.979736575563">
                <text:p>467.979736575563</text:p>
              </table:table-cell>
            </table:table-row>
            <table:table-row>
              <table:table-cell office:value-type="string">
                <text:p>2019-12-20 00:00:00</text:p>
              </table:table-cell>
              <table:table-cell office:value-type="float" office:value="429.313069908793">
                <text:p>429.313069908793</text:p>
              </table:table-cell>
            </table:table-row>
            <table:table-row>
              <table:table-cell office:value-type="string">
                <text:p>2019-12-20 01:00:00</text:p>
              </table:table-cell>
              <table:table-cell office:value-type="float" office:value="390.646403242069">
                <text:p>390.646403242069</text:p>
              </table:table-cell>
            </table:table-row>
            <table:table-row>
              <table:table-cell office:value-type="string">
                <text:p>2019-12-20 02:00:00</text:p>
              </table:table-cell>
              <table:table-cell office:value-type="float" office:value="366.201958797749">
                <text:p>366.201958797749</text:p>
              </table:table-cell>
            </table:table-row>
            <table:table-row>
              <table:table-cell office:value-type="string">
                <text:p>2019-12-20 03:00:00</text:p>
              </table:table-cell>
              <table:table-cell office:value-type="float" office:value="500.868625464381">
                <text:p>500.868625464381</text:p>
              </table:table-cell>
            </table:table-row>
            <table:table-row>
              <table:table-cell office:value-type="string">
                <text:p>2019-12-20 04:00:00</text:p>
              </table:table-cell>
              <table:table-cell office:value-type="float" office:value="315.090847686609">
                <text:p>315.090847686609</text:p>
              </table:table-cell>
            </table:table-row>
            <table:table-row>
              <table:table-cell office:value-type="string">
                <text:p>2019-12-20 05:00:00</text:p>
              </table:table-cell>
              <table:table-cell office:value-type="float" office:value="438.64640324214">
                <text:p>438.64640324214</text:p>
              </table:table-cell>
            </table:table-row>
            <table:table-row>
              <table:table-cell office:value-type="string">
                <text:p>2019-12-20 06:00:00</text:p>
              </table:table-cell>
              <table:table-cell office:value-type="float" office:value="627.034650455882">
                <text:p>627.034650455882</text:p>
              </table:table-cell>
            </table:table-row>
            <table:table-row>
              <table:table-cell office:value-type="string">
                <text:p>2019-12-20 07:00:00</text:p>
              </table:table-cell>
              <table:table-cell office:value-type="float" office:value="487.398286819562">
                <text:p>487.398286819562</text:p>
              </table:table-cell>
            </table:table-row>
            <table:table-row>
              <table:table-cell office:value-type="string">
                <text:p>2019-12-20 08:00:00</text:p>
              </table:table-cell>
              <table:table-cell office:value-type="float" office:value="451.180105001412">
                <text:p>451.180105001412</text:p>
              </table:table-cell>
            </table:table-row>
            <table:table-row>
              <table:table-cell office:value-type="string">
                <text:p>2019-12-20 09:00:00</text:p>
              </table:table-cell>
              <table:table-cell office:value-type="float" office:value="664.125559546787">
                <text:p>664.125559546787</text:p>
              </table:table-cell>
            </table:table-row>
            <table:table-row>
              <table:table-cell office:value-type="string">
                <text:p>2019-12-20 10:00:00</text:p>
              </table:table-cell>
              <table:table-cell office:value-type="float" office:value="480.424181020031">
                <text:p>480.424181020031</text:p>
              </table:table-cell>
            </table:table-row>
            <table:table-row>
              <table:table-cell office:value-type="string">
                <text:p>2019-12-20 11:00:00</text:p>
              </table:table-cell>
              <table:table-cell office:value-type="float" office:value="391.090847686541">
                <text:p>391.090847686541</text:p>
              </table:table-cell>
            </table:table-row>
            <table:table-row>
              <table:table-cell office:value-type="string">
                <text:p>2019-12-20 12:00:00</text:p>
              </table:table-cell>
              <table:table-cell office:value-type="float" office:value="327.090847686584">
                <text:p>327.090847686584</text:p>
              </table:table-cell>
            </table:table-row>
            <table:table-row>
              <table:table-cell office:value-type="string">
                <text:p>2019-12-20 13:00:00</text:p>
              </table:table-cell>
              <table:table-cell office:value-type="float" office:value="409.313069908801">
                <text:p>409.313069908801</text:p>
              </table:table-cell>
            </table:table-row>
            <table:table-row>
              <table:table-cell office:value-type="string">
                <text:p>2019-12-20 14:00:00</text:p>
              </table:table-cell>
              <table:table-cell office:value-type="float" office:value="304.86862546442">
                <text:p>304.86862546442</text:p>
              </table:table-cell>
            </table:table-row>
            <table:table-row>
              <table:table-cell office:value-type="string">
                <text:p>2019-12-20 15:00:00</text:p>
              </table:table-cell>
              <table:table-cell office:value-type="float" office:value="364.424181019846">
                <text:p>364.424181019846</text:p>
              </table:table-cell>
            </table:table-row>
            <table:table-row>
              <table:table-cell office:value-type="string">
                <text:p>2019-12-20 16:00:00</text:p>
              </table:table-cell>
              <table:table-cell office:value-type="float" office:value="247.090847686573">
                <text:p>247.090847686573</text:p>
              </table:table-cell>
            </table:table-row>
            <table:table-row>
              <table:table-cell office:value-type="string">
                <text:p>2019-12-20 17:00:00</text:p>
              </table:table-cell>
              <table:table-cell office:value-type="float" office:value="207.090847686685">
                <text:p>207.090847686685</text:p>
              </table:table-cell>
            </table:table-row>
            <table:table-row>
              <table:table-cell office:value-type="string">
                <text:p>2019-12-20 18:00:00</text:p>
              </table:table-cell>
              <table:table-cell office:value-type="float" office:value="518.201958797721">
                <text:p>518.201958797721</text:p>
              </table:table-cell>
            </table:table-row>
            <table:table-row>
              <table:table-cell office:value-type="string">
                <text:p>2019-12-20 19:00:00</text:p>
              </table:table-cell>
              <table:table-cell office:value-type="float" office:value="924.868625464377">
                <text:p>924.868625464377</text:p>
              </table:table-cell>
            </table:table-row>
            <table:table-row>
              <table:table-cell office:value-type="string">
                <text:p>2019-12-20 20:00:00</text:p>
              </table:table-cell>
              <table:table-cell office:value-type="float" office:value="963.979736575506">
                <text:p>963.979736575506</text:p>
              </table:table-cell>
            </table:table-row>
            <table:table-row>
              <table:table-cell office:value-type="string">
                <text:p>2019-12-20 21:00:00</text:p>
              </table:table-cell>
              <table:table-cell office:value-type="float" office:value="919.979736575401">
                <text:p>919.979736575401</text:p>
              </table:table-cell>
            </table:table-row>
            <table:table-row>
              <table:table-cell office:value-type="string">
                <text:p>2019-12-20 22:00:00</text:p>
              </table:table-cell>
              <table:table-cell office:value-type="float" office:value="923.090847686598">
                <text:p>923.090847686598</text:p>
              </table:table-cell>
            </table:table-row>
            <table:table-row>
              <table:table-cell office:value-type="string">
                <text:p>2019-12-20 23:00:00</text:p>
              </table:table-cell>
              <table:table-cell office:value-type="float" office:value="779.979736575522">
                <text:p>779.979736575522</text:p>
              </table:table-cell>
            </table:table-row>
            <table:table-row>
              <table:table-cell office:value-type="string">
                <text:p>2019-12-21 00:00:00</text:p>
              </table:table-cell>
              <table:table-cell office:value-type="float" office:value="885.313069908756">
                <text:p>885.313069908756</text:p>
              </table:table-cell>
            </table:table-row>
            <table:table-row>
              <table:table-cell office:value-type="string">
                <text:p>2019-12-21 01:00:00</text:p>
              </table:table-cell>
              <table:table-cell office:value-type="float" office:value="846.646403242109">
                <text:p>846.646403242109</text:p>
              </table:table-cell>
            </table:table-row>
            <table:table-row>
              <table:table-cell office:value-type="string">
                <text:p>2019-12-21 02:00:00</text:p>
              </table:table-cell>
              <table:table-cell office:value-type="float" office:value="774.201958797773">
                <text:p>774.201958797773</text:p>
              </table:table-cell>
            </table:table-row>
            <table:table-row>
              <table:table-cell office:value-type="string">
                <text:p>2019-12-21 03:00:00</text:p>
              </table:table-cell>
              <table:table-cell office:value-type="float" office:value="764.868625464333">
                <text:p>764.868625464333</text:p>
              </table:table-cell>
            </table:table-row>
            <table:table-row>
              <table:table-cell office:value-type="string">
                <text:p>2019-12-21 04:00:00</text:p>
              </table:table-cell>
              <table:table-cell office:value-type="float" office:value="627.090847686633">
                <text:p>627.090847686633</text:p>
              </table:table-cell>
            </table:table-row>
            <table:table-row>
              <table:table-cell office:value-type="string">
                <text:p>2019-12-21 05:00:00</text:p>
              </table:table-cell>
              <table:table-cell office:value-type="float" office:value="582.646403242126">
                <text:p>582.646403242126</text:p>
              </table:table-cell>
            </table:table-row>
            <table:table-row>
              <table:table-cell office:value-type="string">
                <text:p>2019-12-21 06:00:00</text:p>
              </table:table-cell>
              <table:table-cell office:value-type="float" office:value="651.034650455908">
                <text:p>651.034650455908</text:p>
              </table:table-cell>
            </table:table-row>
            <table:table-row>
              <table:table-cell office:value-type="string">
                <text:p>2019-12-21 07:00:00</text:p>
              </table:table-cell>
              <table:table-cell office:value-type="float" office:value="631.398286819601">
                <text:p>631.398286819601</text:p>
              </table:table-cell>
            </table:table-row>
            <table:table-row>
              <table:table-cell office:value-type="string">
                <text:p>2019-12-21 08:00:00</text:p>
              </table:table-cell>
              <table:table-cell office:value-type="float" office:value="667.180105001361">
                <text:p>667.180105001361</text:p>
              </table:table-cell>
            </table:table-row>
            <table:table-row>
              <table:table-cell office:value-type="string">
                <text:p>2019-12-21 09:00:00</text:p>
              </table:table-cell>
              <table:table-cell office:value-type="float" office:value="664.125559546862">
                <text:p>664.125559546862</text:p>
              </table:table-cell>
            </table:table-row>
            <table:table-row>
              <table:table-cell office:value-type="string">
                <text:p>2019-12-21 10:00:00</text:p>
              </table:table-cell>
              <table:table-cell office:value-type="float" office:value="552.424181020056">
                <text:p>552.424181020056</text:p>
              </table:table-cell>
            </table:table-row>
            <table:table-row>
              <table:table-cell office:value-type="string">
                <text:p>2019-12-21 11:00:00</text:p>
              </table:table-cell>
              <table:table-cell office:value-type="float" office:value="487.090847686505">
                <text:p>487.090847686505</text:p>
              </table:table-cell>
            </table:table-row>
            <table:table-row>
              <table:table-cell office:value-type="string">
                <text:p>2019-12-21 12:00:00</text:p>
              </table:table-cell>
              <table:table-cell office:value-type="float" office:value="351.090847686625">
                <text:p>351.090847686625</text:p>
              </table:table-cell>
            </table:table-row>
            <table:table-row>
              <table:table-cell office:value-type="string">
                <text:p>2019-12-21 13:00:00</text:p>
              </table:table-cell>
              <table:table-cell office:value-type="float" office:value="409.313069908766">
                <text:p>409.313069908766</text:p>
              </table:table-cell>
            </table:table-row>
            <table:table-row>
              <table:table-cell office:value-type="string">
                <text:p>2019-12-21 14:00:00</text:p>
              </table:table-cell>
              <table:table-cell office:value-type="float" office:value="352.86862546444">
                <text:p>352.86862546444</text:p>
              </table:table-cell>
            </table:table-row>
            <table:table-row>
              <table:table-cell office:value-type="string">
                <text:p>2019-12-21 15:00:00</text:p>
              </table:table-cell>
              <table:table-cell office:value-type="float" office:value="412.424181019851">
                <text:p>412.424181019851</text:p>
              </table:table-cell>
            </table:table-row>
            <table:table-row>
              <table:table-cell office:value-type="string">
                <text:p>2019-12-21 16:00:00</text:p>
              </table:table-cell>
              <table:table-cell office:value-type="float" office:value="223.090847686531">
                <text:p>223.090847686531</text:p>
              </table:table-cell>
            </table:table-row>
            <table:table-row>
              <table:table-cell office:value-type="string">
                <text:p>2019-12-21 17:00:00</text:p>
              </table:table-cell>
              <table:table-cell office:value-type="float" office:value="207.090847686694">
                <text:p>207.090847686694</text:p>
              </table:table-cell>
            </table:table-row>
            <table:table-row>
              <table:table-cell office:value-type="string">
                <text:p>2019-12-21 18:00:00</text:p>
              </table:table-cell>
              <table:table-cell office:value-type="float" office:value="206.201958797622">
                <text:p>206.201958797622</text:p>
              </table:table-cell>
            </table:table-row>
            <table:table-row>
              <table:table-cell office:value-type="string">
                <text:p>2019-12-21 19:00:00</text:p>
              </table:table-cell>
              <table:table-cell office:value-type="float" office:value="156.868625464372">
                <text:p>156.868625464372</text:p>
              </table:table-cell>
            </table:table-row>
            <table:table-row>
              <table:table-cell office:value-type="string">
                <text:p>2019-12-21 20:00:00</text:p>
              </table:table-cell>
              <table:table-cell office:value-type="float" office:value="435.979736575522">
                <text:p>435.979736575522</text:p>
              </table:table-cell>
            </table:table-row>
            <table:table-row>
              <table:table-cell office:value-type="string">
                <text:p>2019-12-21 21:00:00</text:p>
              </table:table-cell>
              <table:table-cell office:value-type="float" office:value="1111.97973657544">
                <text:p>1111.97973657544</text:p>
              </table:table-cell>
            </table:table-row>
            <table:table-row>
              <table:table-cell office:value-type="string">
                <text:p>2019-12-21 22:00:00</text:p>
              </table:table-cell>
              <table:table-cell office:value-type="float" office:value="1163.09084768658">
                <text:p>1163.09084768658</text:p>
              </table:table-cell>
            </table:table-row>
            <table:table-row>
              <table:table-cell office:value-type="string">
                <text:p>2019-12-21 23:00:00</text:p>
              </table:table-cell>
              <table:table-cell office:value-type="float" office:value="851.979736575565">
                <text:p>851.979736575565</text:p>
              </table:table-cell>
            </table:table-row>
            <table:table-row>
              <table:table-cell office:value-type="string">
                <text:p>2019-12-22 00:00:00</text:p>
              </table:table-cell>
              <table:table-cell office:value-type="float" office:value="885.313069908717">
                <text:p>885.313069908717</text:p>
              </table:table-cell>
            </table:table-row>
            <table:table-row>
              <table:table-cell office:value-type="string">
                <text:p>2019-12-22 01:00:00</text:p>
              </table:table-cell>
              <table:table-cell office:value-type="float" office:value="630.646403242117">
                <text:p>630.646403242117</text:p>
              </table:table-cell>
            </table:table-row>
            <table:table-row>
              <table:table-cell office:value-type="string">
                <text:p>2019-12-22 02:00:00</text:p>
              </table:table-cell>
              <table:table-cell office:value-type="float" office:value="366.201958797749">
                <text:p>366.201958797749</text:p>
              </table:table-cell>
            </table:table-row>
            <table:table-row>
              <table:table-cell office:value-type="string">
                <text:p>2019-12-22 03:00:00</text:p>
              </table:table-cell>
              <table:table-cell office:value-type="float" office:value="212.868625464335">
                <text:p>212.868625464335</text:p>
              </table:table-cell>
            </table:table-row>
            <table:table-row>
              <table:table-cell office:value-type="string">
                <text:p>2019-12-22 04:00:00</text:p>
              </table:table-cell>
              <table:table-cell office:value-type="float" office:value="99.0908476866672">
                <text:p>99.0908476866672</text:p>
              </table:table-cell>
            </table:table-row>
            <table:table-row>
              <table:table-cell office:value-type="string">
                <text:p>2019-12-22 05:00:00</text:p>
              </table:table-cell>
              <table:table-cell office:value-type="float" office:value="126.646403242148">
                <text:p>126.646403242148</text:p>
              </table:table-cell>
            </table:table-row>
            <table:table-row>
              <table:table-cell office:value-type="string">
                <text:p>2019-12-22 06:00:00</text:p>
              </table:table-cell>
              <table:table-cell office:value-type="float" office:value="123.034650455879">
                <text:p>123.034650455879</text:p>
              </table:table-cell>
            </table:table-row>
            <table:table-row>
              <table:table-cell office:value-type="string">
                <text:p>2019-12-22 07:00:00</text:p>
              </table:table-cell>
              <table:table-cell office:value-type="float" office:value="103.398286819584">
                <text:p>103.398286819584</text:p>
              </table:table-cell>
            </table:table-row>
            <table:table-row>
              <table:table-cell office:value-type="string">
                <text:p>2019-12-22 08:00:00</text:p>
              </table:table-cell>
              <table:table-cell office:value-type="float" office:value="91.1801050013581">
                <text:p>91.1801050013581</text:p>
              </table:table-cell>
            </table:table-row>
            <table:table-row>
              <table:table-cell office:value-type="string">
                <text:p>2019-12-22 09:00:00</text:p>
              </table:table-cell>
              <table:table-cell office:value-type="float" office:value="112.125559546838">
                <text:p>112.125559546838</text:p>
              </table:table-cell>
            </table:table-row>
            <table:table-row>
              <table:table-cell office:value-type="string">
                <text:p>2019-12-22 10:00:00</text:p>
              </table:table-cell>
              <table:table-cell office:value-type="float" office:value="72.4241810200096">
                <text:p>72.4241810200096</text:p>
              </table:table-cell>
            </table:table-row>
            <table:table-row>
              <table:table-cell office:value-type="string">
                <text:p>2019-12-22 12:00:00</text:p>
              </table:table-cell>
              <table:table-cell office:value-type="float" office:value="-208.90915231341">
                <text:p>-208.90915231341</text:p>
              </table:table-cell>
            </table:table-row>
            <table:table-row>
              <table:table-cell office:value-type="string">
                <text:p>2019-12-22 13:00:00</text:p>
              </table:table-cell>
              <table:table-cell office:value-type="float" office:value="159.090847686581">
                <text:p>159.090847686581</text:p>
              </table:table-cell>
            </table:table-row>
            <table:table-row>
              <table:table-cell office:value-type="string">
                <text:p>2019-12-22 14:00:00</text:p>
              </table:table-cell>
              <table:table-cell office:value-type="float" office:value="193.313069908804">
                <text:p>193.313069908804</text:p>
              </table:table-cell>
            </table:table-row>
            <table:table-row>
              <table:table-cell office:value-type="string">
                <text:p>2019-12-22 15:00:00</text:p>
              </table:table-cell>
              <table:table-cell office:value-type="float" office:value="184.868625464426">
                <text:p>184.868625464426</text:p>
              </table:table-cell>
            </table:table-row>
            <table:table-row>
              <table:table-cell office:value-type="string">
                <text:p>2019-12-22 16:00:00</text:p>
              </table:table-cell>
              <table:table-cell office:value-type="float" office:value="316.424181019911">
                <text:p>316.424181019911</text:p>
              </table:table-cell>
            </table:table-row>
            <table:table-row>
              <table:table-cell office:value-type="string">
                <text:p>2019-12-22 17:00:00</text:p>
              </table:table-cell>
              <table:table-cell office:value-type="float" office:value="175.090847686511">
                <text:p>175.090847686511</text:p>
              </table:table-cell>
            </table:table-row>
            <table:table-row>
              <table:table-cell office:value-type="string">
                <text:p>2019-12-22 18:00:00</text:p>
              </table:table-cell>
              <table:table-cell office:value-type="float" office:value="159.090847686676">
                <text:p>159.090847686676</text:p>
              </table:table-cell>
            </table:table-row>
            <table:table-row>
              <table:table-cell office:value-type="string">
                <text:p>2019-12-22 19:00:00</text:p>
              </table:table-cell>
              <table:table-cell office:value-type="float" office:value="158.201958797678">
                <text:p>158.201958797678</text:p>
              </table:table-cell>
            </table:table-row>
            <table:table-row>
              <table:table-cell office:value-type="string">
                <text:p>2019-12-22 20:00:00</text:p>
              </table:table-cell>
              <table:table-cell office:value-type="float" office:value="-179.131374535631">
                <text:p>-179.131374535631</text:p>
              </table:table-cell>
            </table:table-row>
            <table:table-row>
              <table:table-cell office:value-type="string">
                <text:p>2019-12-22 21:00:00</text:p>
              </table:table-cell>
              <table:table-cell office:value-type="float" office:value="-668.020263424528">
                <text:p>-668.020263424528</text:p>
              </table:table-cell>
            </table:table-row>
            <table:table-row>
              <table:table-cell office:value-type="string">
                <text:p>2019-12-22 22:00:00</text:p>
              </table:table-cell>
              <table:table-cell office:value-type="float" office:value="7.97973657541005">
                <text:p>7.97973657541005</text:p>
              </table:table-cell>
            </table:table-row>
            <table:table-row>
              <table:table-cell office:value-type="string">
                <text:p>2019-12-22 23:00:00</text:p>
              </table:table-cell>
              <table:table-cell office:value-type="float" office:value="227.090847686527">
                <text:p>227.090847686527</text:p>
              </table:table-cell>
            </table:table-row>
            <table:table-row>
              <table:table-cell office:value-type="string">
                <text:p>2019-12-23 00:00:00</text:p>
              </table:table-cell>
              <table:table-cell office:value-type="float" office:value="59.9797365755715">
                <text:p>59.9797365755715</text:p>
              </table:table-cell>
            </table:table-row>
            <table:table-row>
              <table:table-cell office:value-type="string">
                <text:p>2019-12-23 01:00:00</text:p>
              </table:table-cell>
              <table:table-cell office:value-type="float" office:value="333.313069908755">
                <text:p>333.313069908755</text:p>
              </table:table-cell>
            </table:table-row>
            <table:table-row>
              <table:table-cell office:value-type="string">
                <text:p>2019-12-23 02:00:00</text:p>
              </table:table-cell>
              <table:table-cell office:value-type="float" office:value="342.646403242117">
                <text:p>342.646403242117</text:p>
              </table:table-cell>
            </table:table-row>
            <table:table-row>
              <table:table-cell office:value-type="string">
                <text:p>2019-12-23 03:00:00</text:p>
              </table:table-cell>
              <table:table-cell office:value-type="float" office:value="294.201958797739">
                <text:p>294.201958797739</text:p>
              </table:table-cell>
            </table:table-row>
            <table:table-row>
              <table:table-cell office:value-type="string">
                <text:p>2019-12-23 04:00:00</text:p>
              </table:table-cell>
              <table:table-cell office:value-type="float" office:value="212.868625464376">
                <text:p>212.868625464376</text:p>
              </table:table-cell>
            </table:table-row>
            <table:table-row>
              <table:table-cell office:value-type="string">
                <text:p>2019-12-23 05:00:00</text:p>
              </table:table-cell>
              <table:table-cell office:value-type="float" office:value="99.0908476866055">
                <text:p>99.0908476866055</text:p>
              </table:table-cell>
            </table:table-row>
            <table:table-row>
              <table:table-cell office:value-type="string">
                <text:p>2019-12-23 06:00:00</text:p>
              </table:table-cell>
              <table:table-cell office:value-type="float" office:value="102.646403242137">
                <text:p>102.646403242137</text:p>
              </table:table-cell>
            </table:table-row>
            <table:table-row>
              <table:table-cell office:value-type="string">
                <text:p>2019-12-23 07:00:00</text:p>
              </table:table-cell>
              <table:table-cell office:value-type="float" office:value="99.0346504559324">
                <text:p>99.0346504559324</text:p>
              </table:table-cell>
            </table:table-row>
            <table:table-row>
              <table:table-cell office:value-type="string">
                <text:p>2019-12-23 08:00:00</text:p>
              </table:table-cell>
              <table:table-cell office:value-type="float" office:value="127.398286819531">
                <text:p>127.398286819531</text:p>
              </table:table-cell>
            </table:table-row>
            <table:table-row>
              <table:table-cell office:value-type="string">
                <text:p>2019-12-23 09:00:00</text:p>
              </table:table-cell>
              <table:table-cell office:value-type="float" office:value="67.1801050014092">
                <text:p>67.1801050014092</text:p>
              </table:table-cell>
            </table:table-row>
            <table:table-row>
              <table:table-cell office:value-type="string">
                <text:p>2019-12-23 10:00:00</text:p>
              </table:table-cell>
              <table:table-cell office:value-type="float" office:value="112.125559546802">
                <text:p>112.125559546802</text:p>
              </table:table-cell>
            </table:table-row>
            <table:table-row>
              <table:table-cell office:value-type="string">
                <text:p>2019-12-23 11:00:00</text:p>
              </table:table-cell>
              <table:table-cell office:value-type="float" office:value="72.4241810199876">
                <text:p>72.4241810199876</text:p>
              </table:table-cell>
            </table:table-row>
            <table:table-row>
              <table:table-cell office:value-type="string">
                <text:p>2019-12-23 12:00:00</text:p>
              </table:table-cell>
              <table:table-cell office:value-type="float" office:value="-184.909152313447">
                <text:p>-184.909152313447</text:p>
              </table:table-cell>
            </table:table-row>
            <table:table-row>
              <table:table-cell office:value-type="string">
                <text:p>2019-12-23 13:00:00</text:p>
              </table:table-cell>
              <table:table-cell office:value-type="float" office:value="207.090847686619">
                <text:p>207.090847686619</text:p>
              </table:table-cell>
            </table:table-row>
            <table:table-row>
              <table:table-cell office:value-type="string">
                <text:p>2019-12-23 14:00:00</text:p>
              </table:table-cell>
              <table:table-cell office:value-type="float" office:value="217.313069908768">
                <text:p>217.313069908768</text:p>
              </table:table-cell>
            </table:table-row>
            <table:table-row>
              <table:table-cell office:value-type="string">
                <text:p>2019-12-23 15:00:00</text:p>
              </table:table-cell>
              <table:table-cell office:value-type="float" office:value="208.868625464412">
                <text:p>208.868625464412</text:p>
              </table:table-cell>
            </table:table-row>
            <table:table-row>
              <table:table-cell office:value-type="string">
                <text:p>2019-12-23 16:00:00</text:p>
              </table:table-cell>
              <table:table-cell office:value-type="float" office:value="364.424181019897">
                <text:p>364.424181019897</text:p>
              </table:table-cell>
            </table:table-row>
            <table:table-row>
              <table:table-cell office:value-type="string">
                <text:p>2019-12-23 17:00:00</text:p>
              </table:table-cell>
              <table:table-cell office:value-type="float" office:value="199.090847686538">
                <text:p>199.090847686538</text:p>
              </table:table-cell>
            </table:table-row>
            <table:table-row>
              <table:table-cell office:value-type="string">
                <text:p>2019-12-23 18:00:00</text:p>
              </table:table-cell>
              <table:table-cell office:value-type="float" office:value="231.090847686698">
                <text:p>231.090847686698</text:p>
              </table:table-cell>
            </table:table-row>
            <table:table-row>
              <table:table-cell office:value-type="string">
                <text:p>2019-12-23 19:00:00</text:p>
              </table:table-cell>
              <table:table-cell office:value-type="float" office:value="206.20195879767">
                <text:p>206.20195879767</text:p>
              </table:table-cell>
            </table:table-row>
            <table:table-row>
              <table:table-cell office:value-type="string">
                <text:p>2019-12-23 20:00:00</text:p>
              </table:table-cell>
              <table:table-cell office:value-type="float" office:value="-107.131374535655">
                <text:p>-107.131374535655</text:p>
              </table:table-cell>
            </table:table-row>
            <table:table-row>
              <table:table-cell office:value-type="string">
                <text:p>2019-12-23 21:00:00</text:p>
              </table:table-cell>
              <table:table-cell office:value-type="float" office:value="-236.020263424501">
                <text:p>-236.020263424501</text:p>
              </table:table-cell>
            </table:table-row>
            <table:table-row>
              <table:table-cell office:value-type="string">
                <text:p>2019-12-23 22:00:00</text:p>
              </table:table-cell>
              <table:table-cell office:value-type="float" office:value="751.979736575469">
                <text:p>751.979736575469</text:p>
              </table:table-cell>
            </table:table-row>
            <table:table-row>
              <table:table-cell office:value-type="string">
                <text:p>2019-12-23 23:00:00</text:p>
              </table:table-cell>
              <table:table-cell office:value-type="float" office:value="899.090847686562">
                <text:p>899.090847686562</text:p>
              </table:table-cell>
            </table:table-row>
            <table:table-row>
              <table:table-cell office:value-type="string">
                <text:p>2019-12-24 00:00:00</text:p>
              </table:table-cell>
              <table:table-cell office:value-type="float" office:value="443.979736575525">
                <text:p>443.979736575525</text:p>
              </table:table-cell>
            </table:table-row>
            <table:table-row>
              <table:table-cell office:value-type="string">
                <text:p>2019-12-24 01:00:00</text:p>
              </table:table-cell>
              <table:table-cell office:value-type="float" office:value="573.313069908795">
                <text:p>573.313069908795</text:p>
              </table:table-cell>
            </table:table-row>
            <table:table-row>
              <table:table-cell office:value-type="string">
                <text:p>2019-12-24 02:00:00</text:p>
              </table:table-cell>
              <table:table-cell office:value-type="float" office:value="510.64640324208">
                <text:p>510.64640324208</text:p>
              </table:table-cell>
            </table:table-row>
            <table:table-row>
              <table:table-cell office:value-type="string">
                <text:p>2019-12-24 03:00:00</text:p>
              </table:table-cell>
              <table:table-cell office:value-type="float" office:value="390.201958797799">
                <text:p>390.201958797799</text:p>
              </table:table-cell>
            </table:table-row>
            <table:table-row>
              <table:table-cell office:value-type="string">
                <text:p>2019-12-24 04:00:00</text:p>
              </table:table-cell>
              <table:table-cell office:value-type="float" office:value="284.868625464349">
                <text:p>284.868625464349</text:p>
              </table:table-cell>
            </table:table-row>
            <table:table-row>
              <table:table-cell office:value-type="string">
                <text:p>2019-12-24 05:00:00</text:p>
              </table:table-cell>
              <table:table-cell office:value-type="float" office:value="171.090847686578">
                <text:p>171.090847686578</text:p>
              </table:table-cell>
            </table:table-row>
            <table:table-row>
              <table:table-cell office:value-type="string">
                <text:p>2019-12-24 06:00:00</text:p>
              </table:table-cell>
              <table:table-cell office:value-type="float" office:value="246.646403242184">
                <text:p>246.646403242184</text:p>
              </table:table-cell>
            </table:table-row>
            <table:table-row>
              <table:table-cell office:value-type="string">
                <text:p>2019-12-24 07:00:00</text:p>
              </table:table-cell>
              <table:table-cell office:value-type="float" office:value="267.034650455861">
                <text:p>267.034650455861</text:p>
              </table:table-cell>
            </table:table-row>
            <table:table-row>
              <table:table-cell office:value-type="string">
                <text:p>2019-12-24 08:00:00</text:p>
              </table:table-cell>
              <table:table-cell office:value-type="float" office:value="295.398286819571">
                <text:p>295.398286819571</text:p>
              </table:table-cell>
            </table:table-row>
            <table:table-row>
              <table:table-cell office:value-type="string">
                <text:p>2019-12-24 09:00:00</text:p>
              </table:table-cell>
              <table:table-cell office:value-type="float" office:value="163.180105001379">
                <text:p>163.180105001379</text:p>
              </table:table-cell>
            </table:table-row>
            <table:table-row>
              <table:table-cell office:value-type="string">
                <text:p>2019-12-24 10:00:00</text:p>
              </table:table-cell>
              <table:table-cell office:value-type="float" office:value="184.125559546822">
                <text:p>184.125559546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